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beta">
        <table:table-row>
          <table:table-cell office:value-type="string">
            <text:p>file</text:p>
          </table:table-cell>
          <table:table-cell office:value-type="string">
            <text:p>patient_id</text:p>
          </table:table-cell>
          <table:table-cell office:value-type="string">
            <text:p>target</text:p>
          </table:table-cell>
          <table:table-cell office:value-type="string">
            <text:p>disease</text:p>
          </table:table-cell>
          <table:table-cell office:value-type="string">
            <text:p>tremor</text:p>
          </table:table-cell>
          <table:table-cell office:value-type="string">
            <text:p>rigidity</text:p>
          </table:table-cell>
          <table:table-cell office:value-type="string">
            <text:p>total_motor_updrs</text:p>
          </table:table-cell>
          <table:table-cell office:value-type="string">
            <text:p>lf auto</text:p>
          </table:table-cell>
          <table:table-cell office:value-type="string">
            <text:p>hf auto</text:p>
          </table:table-cell>
          <table:table-cell office:value-type="string">
            <text:p>burst auto</text:p>
          </table:table-cell>
          <table:table-cell office:value-type="string">
            <text:p>non burst auto</text:p>
          </table:table-cell>
          <table:table-cell office:value-type="string">
            <text:p>lf manual</text:p>
          </table:table-cell>
          <table:table-cell office:value-type="string">
            <text:p>hf manual</text:p>
          </table:table-cell>
          <table:table-cell office:value-type="string">
            <text:p>lf</text:p>
          </table:table-cell>
          <table:table-cell office:value-type="string">
            <text:p>hf</text:p>
          </table:table-cell>
          <table:table-cell office:value-type="string">
            <text:p>beta</text:p>
          </table:table-cell>
          <table:table-cell office:value-type="string">
            <text:p>trial</text:p>
          </table:table-cell>
          <table:table-cell office:value-type="string">
            <text:p>fade in fade out</text:p>
          </table:table-cell>
          <table:table-cell office:value-type="string">
            <text:p>lf f min</text:p>
          </table:table-cell>
          <table:table-cell office:value-type="string">
            <text:p>lf f max</text:p>
          </table:table-cell>
          <table:table-cell office:value-type="string">
            <text:p>lf f width</text:p>
          </table:table-cell>
          <table:table-cell office:value-type="string">
            <text:p>hf f min</text:p>
          </table:table-cell>
          <table:table-cell office:value-type="string">
            <text:p>hf f max</text:p>
          </table:table-cell>
          <table:table-cell office:value-type="string">
            <text:p>hf f width</text:p>
          </table:table-cell>
          <table:table-cell office:value-type="string">
            <text:p>peak_thresh</text:p>
          </table:table-cell>
          <table:table-cell office:value-type="string">
            <text:p>height-checked</text:p>
          </table:table-cell>
          <table:table-cell office:value-type="string">
            <text:p>peak_spread</text:p>
          </table:table-cell>
          <table:table-cell office:value-type="string">
            <text:p>spread_checked</text:p>
          </table:table-cell>
          <table:table-cell office:value-type="string">
            <text:p>pac_thresh</text:p>
          </table:table-cell>
          <table:table-cell office:value-type="string">
            <text:p>lf_1</text:p>
          </table:table-cell>
          <table:table-cell office:value-type="string">
            <text:p>hf_1</text:p>
          </table:table-cell>
          <table:table-cell office:value-type="string">
            <text:p>peaks_align_1</text:p>
          </table:table-cell>
          <table:table-cell office:value-type="float" office:value="2">
            <text:p>2</text:p>
          </table:table-cell>
          <table:table-cell office:value-type="string">
            <text:p>lf_zoom_factor</text:p>
          </table:table-cell>
          <table:table-cell office:value-type="string">
            <text:p>lf_offset_factor</text:p>
          </table:table-cell>
          <table:table-cell office:value-type="string">
            <text:p>hf_zoom_factor</text:p>
          </table:table-cell>
          <table:table-cell office:value-type="string">
            <text:p>hf_offset_factor</text:p>
          </table:table-cell>
          <table:table-cell office:value-type="string">
            <text:p>lf_3</text:p>
          </table:table-cell>
          <table:table-cell office:value-type="string">
            <text:p>hf_3</text:p>
          </table:table-cell>
          <table:table-cell office:value-type="string">
            <text:p>lf_3 &amp; hf_3 overlap</text:p>
          </table:table-cell>
          <table:table-cell office:value-type="string">
            <text:p>pac_3</text:p>
          </table:table-cell>
          <table:table-cell office:value-type="string">
            <text:p>expecting pac</text:p>
          </table:table-cell>
          <table:table-cell office:value-type="string">
            <text:p>beta lfp strength 1</text:p>
          </table:table-cell>
          <table:table-cell office:value-type="string">
            <text:p>beta overall strength 1</text:p>
          </table:table-cell>
          <table:table-cell office:value-type="string">
            <text:p>beta burst strength 1</text:p>
          </table:table-cell>
          <table:table-cell office:value-type="string">
            <text:p>beta non burst strength 1</text:p>
          </table:table-cell>
          <table:table-cell office:value-type="string">
            <text:p>pac overall strength 2</text:p>
          </table:table-cell>
          <table:table-cell office:value-type="string">
            <text:p>pac burst strength 2</text:p>
          </table:table-cell>
          <table:table-cell office:value-type="string">
            <text:p>pac non burst strength 2</text:p>
          </table:table-cell>
          <table:table-cell office:value-type="string">
            <text:p>pac burst strength 3</text:p>
          </table:table-cell>
          <table:table-cell office:value-type="string">
            <text:p>pac non burst strength 3</text:p>
          </table:table-cell>
          <table:table-cell office:value-type="string">
            <text:p>pac burst specificity 3</text:p>
          </table:table-cell>
          <table:table-cell office:value-type="string">
            <text:p>pac burst specific strength 3</text:p>
          </table:table-cell>
          <table:table-cell office:value-type="string">
            <text:p>pac non burst specific strength 3</text:p>
          </table:table-cell>
          <table:table-cell office:value-type="string">
            <text:p>pac non burst specificity 3</text:p>
          </table:table-cell>
          <table:table-cell office:value-type="string">
            <text:p>pac random burst specific strength 3</text:p>
          </table:table-cell>
          <table:table-cell office:value-type="string">
            <text:p>pac burst specific strength norm 3</text:p>
          </table:table-cell>
          <table:table-cell office:value-type="string">
            <text:p>pac non burst specific strength norm 3</text:p>
          </table:table-cell>
          <table:table-cell office:value-type="string">
            <text:p>pac random burst specific strength norm 3</text:p>
          </table:table-cell>
          <table:table-cell office:value-type="string">
            <text:p>pac random non burst specific strength norm 3</text:p>
          </table:table-cell>
          <table:table-cell office:value-type="string">
            <text:p>pac random non burst specific strength 3</text:p>
          </table:table-cell>
          <table:table-cell office:value-type="string">
            <text:p>spikes_within</text:p>
          </table:table-cell>
          <table:table-cell office:value-type="string">
            <text:p>spikes_outside</text:p>
          </table:table-cell>
          <table:table-cell office:value-type="string">
            <text:p>spikes_within_per_second</text:p>
          </table:table-cell>
          <table:table-cell office:value-type="string">
            <text:p>spikes_outside_per_second</text:p>
          </table:table-cell>
          <table:table-cell office:value-type="string">
            <text:p>spikes_per_second</text:p>
          </table:table-cell>
          <table:table-cell office:value-type="string">
            <text:p>reverse lf pac score</text:p>
          </table:table-cell>
          <table:table-cell office:value-type="string">
            <text:p>reverse hf pac score</text:p>
          </table:table-cell>
          <table:table-cell office:value-type="string">
            <text:p>ratio_of_burst_time</text:p>
          </table:table-cell>
          <table:table-cell office:value-type="string">
            <text:p>result meets expectations</text:p>
          </table:table-cell>
          <table:table-cell office:value-type="string">
            <text:p>process data</text:p>
          </table:table-cell>
          <table:table-cell office:value-type="string">
            <text:p>artifact present</text:p>
          </table:table-cell>
          <table:table-cell office:value-type="string">
            <text:p>valid_data</text:p>
          </table:table-cell>
          <table:table-cell office:value-type="string">
            <text:p>valid_spikes</text:p>
          </table:table-cell>
          <table:table-cell office:value-type="string">
            <text:p>comments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1_195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395976305007935">
            <text:p>0.395976305007935</text:p>
          </table:table-cell>
          <table:table-cell office:value-type="float" office:value="0.203416548979322">
            <text:p>0.203416548979322</text:p>
          </table:table-cell>
          <table:table-cell office:value-type="float" office:value="0.324835054167375">
            <text:p>0.324835054167375</text:p>
          </table:table-cell>
          <table:table-cell office:value-type="float" office:value="0.148788520251583">
            <text:p>0.148788520251583</text:p>
          </table:table-cell>
          <table:table-cell office:value-type="float" office:value="0">
            <text:p/>
          </table:table-cell>
          <table:table-cell office:value-type="float" office:value="0.554655966949389">
            <text:p>0.554655966949389</text:p>
          </table:table-cell>
          <table:table-cell office:value-type="float" office:value="0.322704390527201">
            <text:p>0.322704390527201</text:p>
          </table:table-cell>
          <table:table-cell office:value-type="float" office:value="3.70999728085644">
            <text:p>3.70999728085644</text:p>
          </table:table-cell>
          <table:table-cell office:value-type="float" office:value="1.95405695984701">
            <text:p>1.95405695984701</text:p>
          </table:table-cell>
          <table:table-cell office:value-type="float" office:value="0.347826086956522">
            <text:p>0.347826086956522</text:p>
          </table:table-cell>
          <table:table-cell office:value-type="float" office:value="4.72572032729758">
            <text:p>4.725720327297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42770049942237">
            <text:p>1.427700499422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02112778696493">
            <text:p>0.3021127786964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5587734241908">
            <text:p>0.565587734241908</text:p>
          </table:table-cell>
          <table:table-cell office:value-type="float" office:value="0.434412265758092">
            <text:p>0.434412265758092</text:p>
          </table:table-cell>
          <table:table-cell office:value-type="float" office:value="173.715981099593">
            <text:p>173.715981099593</text:p>
          </table:table-cell>
          <table:table-cell office:value-type="float" office:value="23.8618274956274">
            <text:p>23.8618274956274</text:p>
          </table:table-cell>
          <table:table-cell office:value-type="float" office:value="46.5958445859589">
            <text:p>46.5958445859589</text:p>
          </table:table-cell>
          <table:table-cell office:value-type="float" office:value="0">
            <text:p/>
          </table:table-cell>
          <table:table-cell office:value-type="float" office:value="0.720513890857428">
            <text:p>0.720513890857428</text:p>
          </table:table-cell>
          <table:table-cell office:value-type="float" office:value="0.182969156740554">
            <text:p>0.18296915674055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15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02622020244598">
            <text:p>0.802622020244598</text:p>
          </table:table-cell>
          <table:table-cell office:value-type="float" office:value="0.952708961002243">
            <text:p>0.952708961002243</text:p>
          </table:table-cell>
          <table:table-cell office:value-type="float" office:value="0.604481480594507">
            <text:p>0.604481480594507</text:p>
          </table:table-cell>
          <table:table-cell office:value-type="float" office:value="0.240248126827922">
            <text:p>0.240248126827922</text:p>
          </table:table-cell>
          <table:table-cell office:value-type="float" office:value="0.958019191878193">
            <text:p>0.958019191878193</text:p>
          </table:table-cell>
          <table:table-cell office:value-type="float" office:value="0.96899239756642">
            <text:p>0.96899239756642</text:p>
          </table:table-cell>
          <table:table-cell office:value-type="float" office:value="0.732844990812351">
            <text:p>0.732844990812351</text:p>
          </table:table-cell>
          <table:table-cell office:value-type="float" office:value="6.60499791620862">
            <text:p>6.60499791620862</text:p>
          </table:table-cell>
          <table:table-cell office:value-type="float" office:value="3.27131533726035">
            <text:p>3.27131533726035</text:p>
          </table:table-cell>
          <table:table-cell office:value-type="float" office:value="0.891304347826087">
            <text:p>0.891304347826087</text:p>
          </table:table-cell>
          <table:table-cell office:value-type="float" office:value="41.8364064266629">
            <text:p>41.83640642666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.2669221625182">
            <text:p>18.266922162518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36627419100614">
            <text:p>0.4366274191006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93548387096774">
            <text:p>0.693548387096774</text:p>
          </table:table-cell>
          <table:table-cell office:value-type="float" office:value="0.306451612903226">
            <text:p>0.306451612903226</text:p>
          </table:table-cell>
          <table:table-cell office:value-type="float" office:value="199.637152938992">
            <text:p>199.637152938992</text:p>
          </table:table-cell>
          <table:table-cell office:value-type="float" office:value="19.946928019486">
            <text:p>19.946928019486</text:p>
          </table:table-cell>
          <table:table-cell office:value-type="float" office:value="53.0859007072766">
            <text:p>53.0859007072766</text:p>
          </table:table-cell>
          <table:table-cell office:value-type="float" office:value="0.49919403948297">
            <text:p>0.49919403948297</text:p>
          </table:table-cell>
          <table:table-cell office:value-type="float" office:value="0.491948393727495">
            <text:p>0.491948393727495</text:p>
          </table:table-cell>
          <table:table-cell office:value-type="float" office:value="0.234680932042119">
            <text:p>0.23468093204211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72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53909492492676">
            <text:p>0.853909492492676</text:p>
          </table:table-cell>
          <table:table-cell office:value-type="float" office:value="0.353009410411794">
            <text:p>0.353009410411794</text:p>
          </table:table-cell>
          <table:table-cell office:value-type="float" office:value="0.378361303298212">
            <text:p>0.378361303298212</text:p>
          </table:table-cell>
          <table:table-cell office:value-type="float" office:value="0.348051464768869">
            <text:p>0.348051464768869</text:p>
          </table:table-cell>
          <table:table-cell office:value-type="float" office:value="0.854598201540472">
            <text:p>0.854598201540472</text:p>
          </table:table-cell>
          <table:table-cell office:value-type="float" office:value="0.826319255241432">
            <text:p>0.826319255241432</text:p>
          </table:table-cell>
          <table:table-cell office:value-type="float" office:value="0">
            <text:p/>
          </table:table-cell>
          <table:table-cell office:value-type="float" office:value="7.6998931829683">
            <text:p>7.6998931829683</text:p>
          </table:table-cell>
          <table:table-cell office:value-type="float" office:value="4.86625556734235">
            <text:p>4.86625556734235</text:p>
          </table:table-cell>
          <table:table-cell office:value-type="float" office:value="0.626506024096386">
            <text:p>0.626506024096386</text:p>
          </table:table-cell>
          <table:table-cell office:value-type="float" office:value="20.5840905303124">
            <text:p>20.5840905303124</text:p>
          </table:table-cell>
          <table:table-cell office:value-type="float" office:value="2.30203334077532">
            <text:p>2.30203334077532</text:p>
          </table:table-cell>
          <table:table-cell office:value-type="float" office:value="0.176470588235294">
            <text:p>0.176470588235294</text:p>
          </table:table-cell>
          <table:table-cell office:value-type="float" office:value="14.9633791042901">
            <text:p>14.9633791042901</text:p>
          </table:table-cell>
          <table:table-cell office:value-type="float" office:value="1">
            <text:p>1</text:p>
          </table:table-cell>
          <table:table-cell office:value-type="float" office:value="0.111835562391514">
            <text:p>0.111835562391514</text:p>
          </table:table-cell>
          <table:table-cell office:value-type="float" office:value="0.726939044610927">
            <text:p>0.726939044610927</text:p>
          </table:table-cell>
          <table:table-cell office:value-type="float" office:value="0.0516441359334817">
            <text:p>0.0516441359334817</text:p>
          </table:table-cell>
          <table:table-cell office:value-type="float" office:value="1.06304756941455">
            <text:p>1.06304756941455</text:p>
          </table:table-cell>
          <table:table-cell office:value-type="float" office:value="0.636752136752137">
            <text:p>0.636752136752137</text:p>
          </table:table-cell>
          <table:table-cell office:value-type="float" office:value="0.363247863247863">
            <text:p>0.363247863247863</text:p>
          </table:table-cell>
          <table:table-cell office:value-type="float" office:value="203.466685785298">
            <text:p>203.466685785298</text:p>
          </table:table-cell>
          <table:table-cell office:value-type="float" office:value="13.5606991288809">
            <text:p>13.5606991288809</text:p>
          </table:table-cell>
          <table:table-cell office:value-type="float" office:value="33.4265657343427">
            <text:p>33.4265657343427</text:p>
          </table:table-cell>
          <table:table-cell office:value-type="float" office:value="0.874857102869626">
            <text:p>0.874857102869626</text:p>
          </table:table-cell>
          <table:table-cell office:value-type="float" office:value="0.086265796325197">
            <text:p>0.086265796325197</text:p>
          </table:table-cell>
          <table:table-cell office:value-type="float" office:value="0.137900821556178">
            <text:p>0.13790082155617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08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float" office:value="0">
            <text:p/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570220291614533">
            <text:p>0.570220291614533</text:p>
          </table:table-cell>
          <table:table-cell office:value-type="float" office:value="-0.103802428470422">
            <text:p>-0.103802428470422</text:p>
          </table:table-cell>
          <table:table-cell office:value-type="float" office:value="-0.00332643158846727">
            <text:p>-0.00332643158846727</text:p>
          </table:table-cell>
          <table:table-cell office:value-type="float" office:value="-0.00306223780356495">
            <text:p>-0.00306223780356495</text:p>
          </table:table-cell>
          <table:table-cell office:value-type="float" office:value="0">
            <text:p/>
          </table:table-cell>
          <table:table-cell office:value-type="float" office:value="0.0455436899997214">
            <text:p>0.0455436899997214</text:p>
          </table:table-cell>
          <table:table-cell office:value-type="float" office:value="0">
            <text:p/>
          </table:table-cell>
          <table:table-cell office:value-type="float" office:value="3.49538648182533">
            <text:p>3.49538648182533</text:p>
          </table:table-cell>
          <table:table-cell office:value-type="float" office:value="2.7891881091782">
            <text:p>2.78918810917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72443674176776">
            <text:p>0.672443674176776</text:p>
          </table:table-cell>
          <table:table-cell office:value-type="float" office:value="0.327556325823224">
            <text:p>0.327556325823224</text:p>
          </table:table-cell>
          <table:table-cell office:value-type="float" office:value="135.910840832741">
            <text:p>135.910840832741</text:p>
          </table:table-cell>
          <table:table-cell office:value-type="float" office:value="16.622942038444">
            <text:p>16.622942038444</text:p>
          </table:table-cell>
          <table:table-cell office:value-type="float" office:value="40.5634132057737">
            <text:p>40.5634132057737</text:p>
          </table:table-cell>
          <table:table-cell office:value-type="float" office:value="0.305066642598076">
            <text:p>0.305066642598076</text:p>
          </table:table-cell>
          <table:table-cell office:value-type="float" office:value="0.485212268417339">
            <text:p>0.485212268417339</text:p>
          </table:table-cell>
          <table:table-cell office:value-type="float" office:value="0.245687277007393">
            <text:p>0.24568727700739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highly-isolated-spike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27407467365265">
            <text:p>0.527407467365265</text:p>
          </table:table-cell>
          <table:table-cell office:value-type="float" office:value="1.22099205066534">
            <text:p>1.22099205066534</text:p>
          </table:table-cell>
          <table:table-cell office:value-type="float" office:value="0.93508037130972">
            <text:p>0.93508037130972</text:p>
          </table:table-cell>
          <table:table-cell office:value-type="float" office:value="0.513824926157845">
            <text:p>0.513824926157845</text:p>
          </table:table-cell>
          <table:table-cell office:value-type="float" office:value="0.203824668157235">
            <text:p>0.203824668157235</text:p>
          </table:table-cell>
          <table:table-cell office:value-type="float" office:value="0.481874782902188">
            <text:p>0.481874782902188</text:p>
          </table:table-cell>
          <table:table-cell office:value-type="float" office:value="0.0828309953596148">
            <text:p>0.0828309953596148</text:p>
          </table:table-cell>
          <table:table-cell office:value-type="float" office:value="5.04030035945075">
            <text:p>5.04030035945075</text:p>
          </table:table-cell>
          <table:table-cell office:value-type="float" office:value="3.71562247255624">
            <text:p>3.71562247255624</text:p>
          </table:table-cell>
          <table:table-cell office:value-type="float" office:value="0.933333333333333">
            <text:p>0.933333333333333</text:p>
          </table:table-cell>
          <table:table-cell office:value-type="float" office:value="12.3937990866484">
            <text:p>12.39379908664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31178765449525">
            <text:p>3.3117876544952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67213275876238">
            <text:p>0.267213275876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37837837837838">
            <text:p>0.837837837837838</text:p>
          </table:table-cell>
          <table:table-cell office:value-type="float" office:value="0.162162162162162">
            <text:p>0.162162162162162</text:p>
          </table:table-cell>
          <table:table-cell office:value-type="float" office:value="253.458933511399">
            <text:p>253.458933511399</text:p>
          </table:table-cell>
          <table:table-cell office:value-type="float" office:value="8.43491667760136">
            <text:p>8.43491667760136</text:p>
          </table:table-cell>
          <table:table-cell office:value-type="float" office:value="44.3838434731494">
            <text:p>44.3838434731494</text:p>
          </table:table-cell>
          <table:table-cell office:value-type="float" office:value="0.519092282964215">
            <text:p>0.519092282964215</text:p>
          </table:table-cell>
          <table:table-cell office:value-type="float" office:value="0.353065230356308">
            <text:p>0.353065230356308</text:p>
          </table:table-cell>
          <table:table-cell office:value-type="float" office:value="0.172288761279738">
            <text:p>0.17228876127973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in-out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51344811916351">
            <text:p>0.551344811916351</text:p>
          </table:table-cell>
          <table:table-cell office:value-type="float" office:value="0.548983784724419">
            <text:p>0.548983784724419</text:p>
          </table:table-cell>
          <table:table-cell office:value-type="float" office:value="0.349726084312465">
            <text:p>0.349726084312465</text:p>
          </table:table-cell>
          <table:table-cell office:value-type="float" office:value="0.180549833346065">
            <text:p>0.180549833346065</text:p>
          </table:table-cell>
          <table:table-cell office:value-type="float" office:value="0.913206538998345">
            <text:p>0.913206538998345</text:p>
          </table:table-cell>
          <table:table-cell office:value-type="float" office:value="0.911513901015207">
            <text:p>0.911513901015207</text:p>
          </table:table-cell>
          <table:table-cell office:value-type="float" office:value="0.208207076114208">
            <text:p>0.208207076114208</text:p>
          </table:table-cell>
          <table:table-cell office:value-type="float" office:value="4.53294153951577">
            <text:p>4.53294153951577</text:p>
          </table:table-cell>
          <table:table-cell office:value-type="float" office:value="2.35725671078259">
            <text:p>2.35725671078259</text:p>
          </table:table-cell>
          <table:table-cell office:value-type="float" office:value="0.824324324324324">
            <text:p>0.824324324324324</text:p>
          </table:table-cell>
          <table:table-cell office:value-type="float" office:value="23.8433292754597">
            <text:p>23.84332927545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15615127262166">
            <text:p>6.1561512726216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58191765147402">
            <text:p>0.2581917651474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53179190751445">
            <text:p>0.653179190751445</text:p>
          </table:table-cell>
          <table:table-cell office:value-type="float" office:value="0.346820809248555">
            <text:p>0.346820809248555</text:p>
          </table:table-cell>
          <table:table-cell office:value-type="float" office:value="214.978913255793">
            <text:p>214.978913255793</text:p>
          </table:table-cell>
          <table:table-cell office:value-type="float" office:value="18.9298624045703">
            <text:p>18.9298624045703</text:p>
          </table:table-cell>
          <table:table-cell office:value-type="float" office:value="46.8171370114739">
            <text:p>46.8171370114739</text:p>
          </table:table-cell>
          <table:table-cell office:value-type="float" office:value="0.440909139721058">
            <text:p>0.440909139721058</text:p>
          </table:table-cell>
          <table:table-cell office:value-type="float" office:value="0">
            <text:p/>
          </table:table-cell>
          <table:table-cell office:value-type="float" office:value="0.16583598978157">
            <text:p>0.1658359897815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two-units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129939511418343">
            <text:p>0.129939511418343</text:p>
          </table:table-cell>
          <table:table-cell office:value-type="float" office:value="0.295579925044917">
            <text:p>0.295579925044917</text:p>
          </table:table-cell>
          <table:table-cell office:value-type="float" office:value="-0.105230009897359">
            <text:p>-0.105230009897359</text:p>
          </table:table-cell>
          <table:table-cell office:value-type="float" office:value="-0.0912477149704194">
            <text:p>-0.0912477149704194</text:p>
          </table:table-cell>
          <table:table-cell office:value-type="float" office:value="0.671031172234201">
            <text:p>0.671031172234201</text:p>
          </table:table-cell>
          <table:table-cell office:value-type="float" office:value="0.700752641918932">
            <text:p>0.700752641918932</text:p>
          </table:table-cell>
          <table:table-cell office:value-type="float" office:value="0">
            <text:p/>
          </table:table-cell>
          <table:table-cell office:value-type="float" office:value="3.06029809904064">
            <text:p>3.06029809904064</text:p>
          </table:table-cell>
          <table:table-cell office:value-type="float" office:value="2.02607963359643">
            <text:p>2.02607963359643</text:p>
          </table:table-cell>
          <table:table-cell office:value-type="float" office:value="0.583333333333333">
            <text:p>0.583333333333333</text:p>
          </table:table-cell>
          <table:table-cell office:value-type="float" office:value="7.55364880260301">
            <text:p>7.55364880260301</text:p>
          </table:table-cell>
          <table:table-cell office:value-type="float" office:value="0.634967804051045">
            <text:p>0.634967804051045</text:p>
          </table:table-cell>
          <table:table-cell office:value-type="float" office:value="0.333333333333333">
            <text:p>0.333333333333333</text:p>
          </table:table-cell>
          <table:table-cell office:value-type="float" office:value="2.631986653918">
            <text:p>2.631986653918</text:p>
          </table:table-cell>
          <table:table-cell office:value-type="float" office:value="1">
            <text:p>1</text:p>
          </table:table-cell>
          <table:table-cell office:value-type="float" office:value="0.0840610704368773">
            <text:p>0.0840610704368773</text:p>
          </table:table-cell>
          <table:table-cell office:value-type="float" office:value="0.348439108396331">
            <text:p>0.3484391083963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27127659574468">
            <text:p>0.827127659574468</text:p>
          </table:table-cell>
          <table:table-cell office:value-type="float" office:value="0.172872340425532">
            <text:p>0.172872340425532</text:p>
          </table:table-cell>
          <table:table-cell office:value-type="float" office:value="147.255837849484">
            <text:p>147.255837849484</text:p>
          </table:table-cell>
          <table:table-cell office:value-type="float" office:value="6.69289210209539">
            <text:p>6.69289210209539</text:p>
          </table:table-cell>
          <table:table-cell office:value-type="float" office:value="31.8003581948165">
            <text:p>31.8003581948165</text:p>
          </table:table-cell>
          <table:table-cell office:value-type="float" office:value="0.627820365113733">
            <text:p>0.627820365113733</text:p>
          </table:table-cell>
          <table:table-cell office:value-type="float" office:value="0">
            <text:p/>
          </table:table-cell>
          <table:table-cell office:value-type="float" office:value="0.218672323415984">
            <text:p>0.21867232341598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float" office:value="0">
            <text:p/>
          </table:table-cell>
          <table:table-cell office:value-type="string">
            <text:p>19</text:p>
          </table:table-cell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67527902126312">
            <text:p>0.367527902126312</text:p>
          </table:table-cell>
          <table:table-cell office:value-type="float" office:value="-0.260527471088032">
            <text:p>-0.260527471088032</text:p>
          </table:table-cell>
          <table:table-cell office:value-type="float" office:value="0.0155569651945342">
            <text:p>0.0155569651945342</text:p>
          </table:table-cell>
          <table:table-cell office:value-type="float" office:value="0.0563896032865138">
            <text:p>0.0563896032865138</text:p>
          </table:table-cell>
          <table:table-cell office:value-type="float" office:value="0.17612816055019">
            <text:p>0.17612816055019</text:p>
          </table:table-cell>
          <table:table-cell office:value-type="float" office:value="0">
            <text:p/>
          </table:table-cell>
          <table:table-cell office:value-type="float" office:value="0.233549398262409">
            <text:p>0.233549398262409</text:p>
          </table:table-cell>
          <table:table-cell office:value-type="float" office:value="1.63240450096042">
            <text:p>1.63240450096042</text:p>
          </table:table-cell>
          <table:table-cell office:value-type="float" office:value="1.36529249271254">
            <text:p>1.365292492712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75675675675676">
            <text:p>0.675675675675676</text:p>
          </table:table-cell>
          <table:table-cell office:value-type="float" office:value="0.324324324324324">
            <text:p>0.324324324324324</text:p>
          </table:table-cell>
          <table:table-cell office:value-type="float" office:value="104.851732237228">
            <text:p>104.851732237228</text:p>
          </table:table-cell>
          <table:table-cell office:value-type="float" office:value="9.62492981471084">
            <text:p>9.62492981471084</text:p>
          </table:table-cell>
          <table:table-cell office:value-type="float" office:value="24.9125659879336">
            <text:p>24.9125659879336</text:p>
          </table:table-cell>
          <table:table-cell office:value-type="float" office:value="0.00999811256616379">
            <text:p>0.00999811256616379</text:p>
          </table:table-cell>
          <table:table-cell office:value-type="float" office:value="0">
            <text:p/>
          </table:table-cell>
          <table:table-cell office:value-type="float" office:value="0.191240875912409">
            <text:p>0.19124087591240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569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float" office:value="1">
            <text:p>1</text:p>
          </table:table-cell>
          <table:table-cell office:value-type="string">
            <text:p>23</text:p>
          </table:table-cell>
          <table:table-cell office:value-type="string">
            <text:p>2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791619181633">
            <text:p>0.4791619181633</text:p>
          </table:table-cell>
          <table:table-cell office:value-type="float" office:value="-0.0710666258516453">
            <text:p>-0.0710666258516453</text:p>
          </table:table-cell>
          <table:table-cell office:value-type="float" office:value="-0.239198759819999">
            <text:p>-0.239198759819999</text:p>
          </table:table-cell>
          <table:table-cell office:value-type="float" office:value="-0.327066594557578">
            <text:p>-0.327066594557578</text:p>
          </table:table-cell>
          <table:table-cell office:value-type="float" office:value="0.58547168467218">
            <text:p>0.58547168467218</text:p>
          </table:table-cell>
          <table:table-cell office:value-type="float" office:value="0.831755537791501">
            <text:p>0.831755537791501</text:p>
          </table:table-cell>
          <table:table-cell office:value-type="float" office:value="0.759134316740474">
            <text:p>0.759134316740474</text:p>
          </table:table-cell>
          <table:table-cell office:value-type="float" office:value="3.96740039688675">
            <text:p>3.96740039688675</text:p>
          </table:table-cell>
          <table:table-cell office:value-type="float" office:value="3.4635469067069">
            <text:p>3.4635469067069</text:p>
          </table:table-cell>
          <table:table-cell office:value-type="float" office:value="0.075">
            <text:p>0.075</text:p>
          </table:table-cell>
          <table:table-cell office:value-type="float" office:value="2.10059560955263">
            <text:p>2.100595609552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60773218766679">
            <text:p>0.16077321876667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765369679130764">
            <text:p>0.076536967913076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61581920903955">
            <text:p>0.861581920903955</text:p>
          </table:table-cell>
          <table:table-cell office:value-type="float" office:value="0.138418079096045">
            <text:p>0.138418079096045</text:p>
          </table:table-cell>
          <table:table-cell office:value-type="float" office:value="140.782118392142">
            <text:p>140.782118392142</text:p>
          </table:table-cell>
          <table:table-cell office:value-type="float" office:value="4.20604017570109">
            <text:p>4.20604017570109</text:p>
          </table:table-cell>
          <table:table-cell office:value-type="float" office:value="25.6217604766754">
            <text:p>25.6217604766754</text:p>
          </table:table-cell>
          <table:table-cell office:value-type="float" office:value="0.580987853033321">
            <text:p>0.580987853033321</text:p>
          </table:table-cell>
          <table:table-cell office:value-type="float" office:value="0.525230988812791">
            <text:p>0.525230988812791</text:p>
          </table:table-cell>
          <table:table-cell office:value-type="float" office:value="0.185964343013718">
            <text:p>0.18596434301371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only beta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45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04116439819336">
            <text:p>0.604116439819336</text:p>
          </table:table-cell>
          <table:table-cell office:value-type="float" office:value="0.629065423771631">
            <text:p>0.629065423771631</text:p>
          </table:table-cell>
          <table:table-cell office:value-type="float" office:value="0.25208921691735">
            <text:p>0.25208921691735</text:p>
          </table:table-cell>
          <table:table-cell office:value-type="float" office:value="-0.097967217609961">
            <text:p>-0.097967217609961</text:p>
          </table:table-cell>
          <table:table-cell office:value-type="float" office:value="0.933343325233392">
            <text:p>0.933343325233392</text:p>
          </table:table-cell>
          <table:table-cell office:value-type="float" office:value="0.962704331110961">
            <text:p>0.962704331110961</text:p>
          </table:table-cell>
          <table:table-cell office:value-type="float" office:value="0.937699034051817">
            <text:p>0.937699034051817</text:p>
          </table:table-cell>
          <table:table-cell office:value-type="float" office:value="6.91280463836663">
            <text:p>6.91280463836663</text:p>
          </table:table-cell>
          <table:table-cell office:value-type="float" office:value="3.84147991000714">
            <text:p>3.84147991000714</text:p>
          </table:table-cell>
          <table:table-cell office:value-type="float" office:value="0.875">
            <text:p>0.875</text:p>
          </table:table-cell>
          <table:table-cell office:value-type="float" office:value="36.8723642227186">
            <text:p>36.8723642227186</text:p>
          </table:table-cell>
          <table:table-cell office:value-type="float" office:value="0.699112861310778">
            <text:p>0.699112861310778</text:p>
          </table:table-cell>
          <table:table-cell office:value-type="float" office:value="0.125">
            <text:p>0.125</text:p>
          </table:table-cell>
          <table:table-cell office:value-type="float" office:value="18.1925491866212">
            <text:p>18.1925491866212</text:p>
          </table:table-cell>
          <table:table-cell office:value-type="float" office:value="1">
            <text:p>1</text:p>
          </table:table-cell>
          <table:table-cell office:value-type="float" office:value="0.0189603481102529">
            <text:p>0.0189603481102529</text:p>
          </table:table-cell>
          <table:table-cell office:value-type="float" office:value="0.493392533137652">
            <text:p>0.493392533137652</text:p>
          </table:table-cell>
          <table:table-cell office:value-type="float" office:value="0.00179088982420132">
            <text:p>0.00179088982420132</text:p>
          </table:table-cell>
          <table:table-cell office:value-type="float" office:value="0.0660343418807114">
            <text:p>0.0660343418807114</text:p>
          </table:table-cell>
          <table:table-cell office:value-type="float" office:value="0.654471544715447">
            <text:p>0.654471544715447</text:p>
          </table:table-cell>
          <table:table-cell office:value-type="float" office:value="0.345528455284553">
            <text:p>0.345528455284553</text:p>
          </table:table-cell>
          <table:table-cell office:value-type="float" office:value="297.45020693223">
            <text:p>297.45020693223</text:p>
          </table:table-cell>
          <table:table-cell office:value-type="float" office:value="35.5207921950649">
            <text:p>35.5207921950649</text:p>
          </table:table-cell>
          <table:table-cell office:value-type="float" office:value="83.8379597046439">
            <text:p>83.8379597046439</text:p>
          </table:table-cell>
          <table:table-cell office:value-type="float" office:value="0">
            <text:p/>
          </table:table-cell>
          <table:table-cell office:value-type="float" office:value="0.116263137397161">
            <text:p>0.116263137397161</text:p>
          </table:table-cell>
          <table:table-cell office:value-type="float" office:value="0.234842682064577">
            <text:p>0.23484268206457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2_75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float" office:value="0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486151784658432">
            <text:p>0.486151784658432</text:p>
          </table:table-cell>
          <table:table-cell office:value-type="float" office:value="-0.369849544481779">
            <text:p>-0.369849544481779</text:p>
          </table:table-cell>
          <table:table-cell office:value-type="float" office:value="0.276363906138693">
            <text:p>0.276363906138693</text:p>
          </table:table-cell>
          <table:table-cell office:value-type="float" office:value="0.436623215331248">
            <text:p>0.436623215331248</text:p>
          </table:table-cell>
          <table:table-cell office:value-type="float" office:value="0">
            <text:p/>
          </table:table-cell>
          <table:table-cell office:value-type="float" office:value="0.641849983537701">
            <text:p>0.641849983537701</text:p>
          </table:table-cell>
          <table:table-cell office:value-type="float" office:value="0.401950160627661">
            <text:p>0.401950160627661</text:p>
          </table:table-cell>
          <table:table-cell office:value-type="float" office:value="5.00333513543801">
            <text:p>5.00333513543801</text:p>
          </table:table-cell>
          <table:table-cell office:value-type="float" office:value="2.52145552890065">
            <text:p>2.521455528900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269.753794669535">
            <text:p>269.753794669535</text:p>
          </table:table-cell>
          <table:table-cell office:value-type="float" office:value="30.7225209283332">
            <text:p>30.7225209283332</text:p>
          </table:table-cell>
          <table:table-cell office:value-type="float" office:value="55.1625281063643">
            <text:p>55.1625281063643</text:p>
          </table:table-cell>
          <table:table-cell office:value-type="float" office:value="0.235894328016252">
            <text:p>0.235894328016252</text:p>
          </table:table-cell>
          <table:table-cell office:value-type="float" office:value="0">
            <text:p/>
          </table:table-cell>
          <table:table-cell office:value-type="float" office:value="0.11466477783529">
            <text:p>0.1146647778352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maybe some weak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7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float" office:value="0">
            <text:p/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159573897719383">
            <text:p>0.159573897719383</text:p>
          </table:table-cell>
          <table:table-cell office:value-type="float" office:value="-0.243530644204977">
            <text:p>-0.243530644204977</text:p>
          </table:table-cell>
          <table:table-cell office:value-type="float" office:value="-0.137075304109218">
            <text:p>-0.137075304109218</text:p>
          </table:table-cell>
          <table:table-cell office:value-type="float" office:value="0.021513525061172">
            <text:p>0.0215135250611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41233071910831">
            <text:p>0.341233071910831</text:p>
          </table:table-cell>
          <table:table-cell office:value-type="float" office:value="5.31165404239607">
            <text:p>5.31165404239607</text:p>
          </table:table-cell>
          <table:table-cell office:value-type="float" office:value="3.9856517092365">
            <text:p>3.9856517092365</text:p>
          </table:table-cell>
          <table:table-cell office:value-type="float" office:value="0.161290322580645">
            <text:p>0.161290322580645</text:p>
          </table:table-cell>
          <table:table-cell office:value-type="float" office:value="5.01475987294754">
            <text:p>5.01475987294754</text:p>
          </table:table-cell>
          <table:table-cell office:value-type="float" office:value="2.13035588455475">
            <text:p>2.13035588455475</text:p>
          </table:table-cell>
          <table:table-cell office:value-type="float" office:value="0.235294117647059">
            <text:p>0.235294117647059</text:p>
          </table:table-cell>
          <table:table-cell office:value-type="float" office:value="2.50884870655931">
            <text:p>2.50884870655931</text:p>
          </table:table-cell>
          <table:table-cell office:value-type="float" office:value="1">
            <text:p>1</text:p>
          </table:table-cell>
          <table:table-cell office:value-type="float" office:value="0.424817127545248">
            <text:p>0.424817127545248</text:p>
          </table:table-cell>
          <table:table-cell office:value-type="float" office:value="0.500292889414997">
            <text:p>0.500292889414997</text:p>
          </table:table-cell>
          <table:table-cell office:value-type="float" office:value="0.143519930365182">
            <text:p>0.143519930365182</text:p>
          </table:table-cell>
          <table:table-cell office:value-type="float" office:value="0.719717987763539">
            <text:p>0.719717987763539</text:p>
          </table:table-cell>
          <table:table-cell office:value-type="float" office:value="0.596153846153846">
            <text:p>0.596153846153846</text:p>
          </table:table-cell>
          <table:table-cell office:value-type="float" office:value="0.403846153846154">
            <text:p>0.403846153846154</text:p>
          </table:table-cell>
          <table:table-cell office:value-type="float" office:value="170.901781694218">
            <text:p>170.901781694218</text:p>
          </table:table-cell>
          <table:table-cell office:value-type="float" office:value="15.3686089005772">
            <text:p>15.3686089005772</text:p>
          </table:table-cell>
          <table:table-cell office:value-type="float" office:value="33.5958028990751">
            <text:p>33.5958028990751</text:p>
          </table:table-cell>
          <table:table-cell office:value-type="float" office:value="0">
            <text:p/>
          </table:table-cell>
          <table:table-cell office:value-type="float" office:value="0.508727523102654">
            <text:p>0.508727523102654</text:p>
          </table:table-cell>
          <table:table-cell office:value-type="float" office:value="0.127252797675189">
            <text:p>0.12725279767518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weak beta in lfp;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19-BETA-maybe-weak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float" office:value="0">
            <text:p/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6</text:p>
          </table:table-cell>
          <table:table-cell office:value-type="string">
            <text:p>12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731589376926422">
            <text:p>0.731589376926422</text:p>
          </table:table-cell>
          <table:table-cell office:value-type="float" office:value="-0.0847949343449981">
            <text:p>-0.0847949343449981</text:p>
          </table:table-cell>
          <table:table-cell office:value-type="float" office:value="0.0700254515637508">
            <text:p>0.0700254515637508</text:p>
          </table:table-cell>
          <table:table-cell office:value-type="float" office:value="0.02895952823012">
            <text:p>0.02895952823012</text:p>
          </table:table-cell>
          <table:table-cell office:value-type="float" office:value="0.517089814758911">
            <text:p>0.517089814758911</text:p>
          </table:table-cell>
          <table:table-cell office:value-type="float" office:value="0.738967780270114">
            <text:p>0.738967780270114</text:p>
          </table:table-cell>
          <table:table-cell office:value-type="float" office:value="0.0049863688974946">
            <text:p>0.0049863688974946</text:p>
          </table:table-cell>
          <table:table-cell office:value-type="float" office:value="5.38224085133625">
            <text:p>5.38224085133625</text:p>
          </table:table-cell>
          <table:table-cell office:value-type="float" office:value="3.29712879190187">
            <text:p>3.297128791901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9620253164557">
            <text:p>0.569620253164557</text:p>
          </table:table-cell>
          <table:table-cell office:value-type="float" office:value="0.430379746835443">
            <text:p>0.430379746835443</text:p>
          </table:table-cell>
          <table:table-cell office:value-type="float" office:value="282.353587115666">
            <text:p>282.353587115666</text:p>
          </table:table-cell>
          <table:table-cell office:value-type="float" office:value="31.4484589484589">
            <text:p>31.4484589484589</text:p>
          </table:table-cell>
          <table:table-cell office:value-type="float" office:value="63.6835521613182">
            <text:p>63.68355216131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76501831299171">
            <text:p>0.17650183129917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45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368090532720089">
            <text:p>0.0368090532720089</text:p>
          </table:table-cell>
          <table:table-cell office:value-type="float" office:value="0.183754886949354">
            <text:p>0.183754886949354</text:p>
          </table:table-cell>
          <table:table-cell office:value-type="float" office:value="-0.0462344027239532">
            <text:p>-0.0462344027239532</text:p>
          </table:table-cell>
          <table:table-cell office:value-type="float" office:value="0.103602597116663">
            <text:p>0.103602597116663</text:p>
          </table:table-cell>
          <table:table-cell office:value-type="float" office:value="0.379501471272924">
            <text:p>0.379501471272924</text:p>
          </table:table-cell>
          <table:table-cell office:value-type="float" office:value="0.0478774856688411">
            <text:p>0.0478774856688411</text:p>
          </table:table-cell>
          <table:table-cell office:value-type="float" office:value="0.758382880529521">
            <text:p>0.758382880529521</text:p>
          </table:table-cell>
          <table:table-cell office:value-type="float" office:value="0.947354517980513">
            <text:p>0.947354517980513</text:p>
          </table:table-cell>
          <table:table-cell office:value-type="float" office:value="0.847692279664174">
            <text:p>0.8476922796641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7109375">
            <text:p>0.87109375</text:p>
          </table:table-cell>
          <table:table-cell office:value-type="float" office:value="0.12890625">
            <text:p>0.12890625</text:p>
          </table:table-cell>
          <table:table-cell office:value-type="float" office:value="84.9594612615015">
            <text:p>84.9594612615015</text:p>
          </table:table-cell>
          <table:table-cell office:value-type="float" office:value="2.90086458878188">
            <text:p>2.90086458878188</text:p>
          </table:table-cell>
          <table:table-cell office:value-type="float" office:value="18.2848">
            <text:p>18.28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0776804780337">
            <text:p>0.23077680478033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056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06538140773773">
            <text:p>1.06538140773773</text:p>
          </table:table-cell>
          <table:table-cell office:value-type="float" office:value="0.527998424449509">
            <text:p>0.527998424449509</text:p>
          </table:table-cell>
          <table:table-cell office:value-type="float" office:value="0.0285128443738511">
            <text:p>0.0285128443738511</text:p>
          </table:table-cell>
          <table:table-cell office:value-type="float" office:value="0.0916789785171637">
            <text:p>0.0916789785171637</text:p>
          </table:table-cell>
          <table:table-cell office:value-type="float" office:value="0.944159900459643">
            <text:p>0.944159900459643</text:p>
          </table:table-cell>
          <table:table-cell office:value-type="float" office:value="0.65067007855347">
            <text:p>0.65067007855347</text:p>
          </table:table-cell>
          <table:table-cell office:value-type="float" office:value="0.902355424425495">
            <text:p>0.902355424425495</text:p>
          </table:table-cell>
          <table:table-cell office:value-type="float" office:value="4.27198333128846">
            <text:p>4.27198333128846</text:p>
          </table:table-cell>
          <table:table-cell office:value-type="float" office:value="2.25496930525619">
            <text:p>2.25496930525619</text:p>
          </table:table-cell>
          <table:table-cell office:value-type="float" office:value="0.375">
            <text:p>0.375</text:p>
          </table:table-cell>
          <table:table-cell office:value-type="float" office:value="4.23760801611139">
            <text:p>4.237608016111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13530209198063">
            <text:p>1.1353020919806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67911068618007">
            <text:p>0.267911068618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7532467532468">
            <text:p>0.467532467532468</text:p>
          </table:table-cell>
          <table:table-cell office:value-type="float" office:value="0.532467532467532">
            <text:p>0.532467532467532</text:p>
          </table:table-cell>
          <table:table-cell office:value-type="float" office:value="722.651191839284">
            <text:p>722.651191839284</text:p>
          </table:table-cell>
          <table:table-cell office:value-type="float" office:value="65.3377309143195">
            <text:p>65.3377309143195</text:p>
          </table:table-cell>
          <table:table-cell office:value-type="float" office:value="113.682442648742">
            <text:p>113.6824426487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794145962540441">
            <text:p>0.079414596254044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119-NOT-BETA-or-weak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float" office:value="0">
            <text:p/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34597343206406">
            <text:p>0.434597343206406</text:p>
          </table:table-cell>
          <table:table-cell office:value-type="float" office:value="0.797451196023723">
            <text:p>0.797451196023723</text:p>
          </table:table-cell>
          <table:table-cell office:value-type="float" office:value="0.23571126309319">
            <text:p>0.23571126309319</text:p>
          </table:table-cell>
          <table:table-cell office:value-type="float" office:value="-0.113175328102171">
            <text:p>-0.113175328102171</text:p>
          </table:table-cell>
          <table:table-cell office:value-type="float" office:value="0.937596432941805">
            <text:p>0.937596432941805</text:p>
          </table:table-cell>
          <table:table-cell office:value-type="float" office:value="0.922559577354488">
            <text:p>0.922559577354488</text:p>
          </table:table-cell>
          <table:table-cell office:value-type="float" office:value="0">
            <text:p/>
          </table:table-cell>
          <table:table-cell office:value-type="float" office:value="4.50716895487352">
            <text:p>4.50716895487352</text:p>
          </table:table-cell>
          <table:table-cell office:value-type="float" office:value="2.04280003795624">
            <text:p>2.04280003795624</text:p>
          </table:table-cell>
          <table:table-cell office:value-type="float" office:value="0.36">
            <text:p>0.36</text:p>
          </table:table-cell>
          <table:table-cell office:value-type="float" office:value="4.59200508370781">
            <text:p>4.592005083707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08465345734314">
            <text:p>0.2084653457343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453974553455827">
            <text:p>0.04539745534558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8057553956835">
            <text:p>0.428057553956835</text:p>
          </table:table-cell>
          <table:table-cell office:value-type="float" office:value="0.571942446043165">
            <text:p>0.571942446043165</text:p>
          </table:table-cell>
          <table:table-cell office:value-type="float" office:value="156.818726937269">
            <text:p>156.818726937269</text:p>
          </table:table-cell>
          <table:table-cell office:value-type="float" office:value="42.8245649318409">
            <text:p>42.8245649318409</text:p>
          </table:table-cell>
          <table:table-cell office:value-type="float" office:value="62.16930278188">
            <text:p>62.169302781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2466090925595">
            <text:p>0.24246609092559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700-1522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48337304592133">
            <text:p>0.648337304592133</text:p>
          </table:table-cell>
          <table:table-cell office:value-type="float" office:value="0.143786040966714">
            <text:p>0.143786040966714</text:p>
          </table:table-cell>
          <table:table-cell office:value-type="float" office:value="0.136352014726187">
            <text:p>0.136352014726187</text:p>
          </table:table-cell>
          <table:table-cell office:value-type="float" office:value="-0.0453593388047059">
            <text:p>-0.0453593388047059</text:p>
          </table:table-cell>
          <table:table-cell office:value-type="float" office:value="0.541092869935262">
            <text:p>0.541092869935262</text:p>
          </table:table-cell>
          <table:table-cell office:value-type="float" office:value="0.599587842308865">
            <text:p>0.599587842308865</text:p>
          </table:table-cell>
          <table:table-cell office:value-type="float" office:value="0.203174355162013">
            <text:p>0.203174355162013</text:p>
          </table:table-cell>
          <table:table-cell office:value-type="float" office:value="1.16052343158339">
            <text:p>1.16052343158339</text:p>
          </table:table-cell>
          <table:table-cell office:value-type="float" office:value="1.11060164519007">
            <text:p>1.11060164519007</text:p>
          </table:table-cell>
          <table:table-cell office:value-type="float" office:value="0.857142857142857">
            <text:p>0.857142857142857</text:p>
          </table:table-cell>
          <table:table-cell office:value-type="float" office:value="4.10738583024662">
            <text:p>4.107385830246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7776614161063">
            <text:p>0.7777661416106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89357945358625">
            <text:p>0.1893579453586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75055187637969">
            <text:p>0.575055187637969</text:p>
          </table:table-cell>
          <table:table-cell office:value-type="float" office:value="0.424944812362031">
            <text:p>0.424944812362031</text:p>
          </table:table-cell>
          <table:table-cell office:value-type="float" office:value="46.6587151822154">
            <text:p>46.6587151822154</text:p>
          </table:table-cell>
          <table:table-cell office:value-type="float" office:value="4.47694097305886">
            <text:p>4.47694097305886</text:p>
          </table:table-cell>
          <table:table-cell office:value-type="float" office:value="9.3245939198755">
            <text:p>9.32459391987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54781189238299">
            <text:p>0.15478118923829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953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19731706380844">
            <text:p>0.419731706380844</text:p>
          </table:table-cell>
          <table:table-cell office:value-type="float" office:value="0.207094502926628">
            <text:p>0.207094502926628</text:p>
          </table:table-cell>
          <table:table-cell office:value-type="float" office:value="0.242131750925983">
            <text:p>0.242131750925983</text:p>
          </table:table-cell>
          <table:table-cell office:value-type="float" office:value="0.131237896381346">
            <text:p>0.131237896381346</text:p>
          </table:table-cell>
          <table:table-cell office:value-type="float" office:value="0.974355384614956">
            <text:p>0.974355384614956</text:p>
          </table:table-cell>
          <table:table-cell office:value-type="float" office:value="0.970961514431109">
            <text:p>0.970961514431109</text:p>
          </table:table-cell>
          <table:table-cell office:value-type="float" office:value="0.905422226086876">
            <text:p>0.905422226086876</text:p>
          </table:table-cell>
          <table:table-cell office:value-type="float" office:value="8.07178368138766">
            <text:p>8.07178368138766</text:p>
          </table:table-cell>
          <table:table-cell office:value-type="float" office:value="3.5723372332076">
            <text:p>3.5723372332076</text:p>
          </table:table-cell>
          <table:table-cell office:value-type="float" office:value="0.755725190839695">
            <text:p>0.755725190839695</text:p>
          </table:table-cell>
          <table:table-cell office:value-type="float" office:value="42.3545298950642">
            <text:p>42.35452989506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.2956338135972">
            <text:p>28.295633813597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8066293822675">
            <text:p>0.6680662938226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72888015717092">
            <text:p>0.672888015717092</text:p>
          </table:table-cell>
          <table:table-cell office:value-type="float" office:value="0.327111984282908">
            <text:p>0.327111984282908</text:p>
          </table:table-cell>
          <table:table-cell office:value-type="float" office:value="298.066496085778">
            <text:p>298.066496085778</text:p>
          </table:table-cell>
          <table:table-cell office:value-type="float" office:value="43.9778211267866">
            <text:p>43.9778211267866</text:p>
          </table:table-cell>
          <table:table-cell office:value-type="float" office:value="103.139331181957">
            <text:p>103.1393311819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0367420882791">
            <text:p>0.33036742088279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307-NOT-BETA-maybe-super-weak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46113789081574">
            <text:p>0.546113789081574</text:p>
          </table:table-cell>
          <table:table-cell office:value-type="float" office:value="-0.248286749924715">
            <text:p>-0.248286749924715</text:p>
          </table:table-cell>
          <table:table-cell office:value-type="float" office:value="0.2870198167413">
            <text:p>0.2870198167413</text:p>
          </table:table-cell>
          <table:table-cell office:value-type="float" office:value="0.320108087672635">
            <text:p>0.320108087672635</text:p>
          </table:table-cell>
          <table:table-cell office:value-type="float" office:value="0">
            <text:p/>
          </table:table-cell>
          <table:table-cell office:value-type="float" office:value="0.74024880973918">
            <text:p>0.74024880973918</text:p>
          </table:table-cell>
          <table:table-cell office:value-type="float" office:value="0.301424954760439">
            <text:p>0.301424954760439</text:p>
          </table:table-cell>
          <table:table-cell office:value-type="float" office:value="5.23340007821673">
            <text:p>5.23340007821673</text:p>
          </table:table-cell>
          <table:table-cell office:value-type="float" office:value="2.05678238161529">
            <text:p>2.05678238161529</text:p>
          </table:table-cell>
          <table:table-cell office:value-type="float" office:value="0.9">
            <text:p>0.9</text:p>
          </table:table-cell>
          <table:table-cell office:value-type="float" office:value="21.8483753932464">
            <text:p>21.8483753932464</text:p>
          </table:table-cell>
          <table:table-cell office:value-type="float" office:value="0.691536921299317">
            <text:p>0.691536921299317</text:p>
          </table:table-cell>
          <table:table-cell office:value-type="float" office:value="0.5">
            <text:p>0.5</text:p>
          </table:table-cell>
          <table:table-cell office:value-type="float" office:value="10.7485253090872">
            <text:p>10.7485253090872</text:p>
          </table:table-cell>
          <table:table-cell office:value-type="float" office:value="1">
            <text:p>1</text:p>
          </table:table-cell>
          <table:table-cell office:value-type="float" office:value="0.0316516404012849">
            <text:p>0.0316516404012849</text:p>
          </table:table-cell>
          <table:table-cell office:value-type="float" office:value="0.491959933662146">
            <text:p>0.491959933662146</text:p>
          </table:table-cell>
          <table:table-cell office:value-type="float" office:value="0.000451412517875797">
            <text:p>0.000451412517875797</text:p>
          </table:table-cell>
          <table:table-cell office:value-type="float" office:value="0.00986263014776097">
            <text:p>0.00986263014776097</text:p>
          </table:table-cell>
          <table:table-cell office:value-type="float" office:value="0.422818791946309">
            <text:p>0.422818791946309</text:p>
          </table:table-cell>
          <table:table-cell office:value-type="float" office:value="0.577181208053691">
            <text:p>0.577181208053691</text:p>
          </table:table-cell>
          <table:table-cell office:value-type="float" office:value="124.898341544653">
            <text:p>124.898341544653</text:p>
          </table:table-cell>
          <table:table-cell office:value-type="float" office:value="16.4359058404854">
            <text:p>16.4359058404854</text:p>
          </table:table-cell>
          <table:table-cell office:value-type="float" office:value="25.9724103427658">
            <text:p>25.97241034276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899841059778814">
            <text:p>0.089984105977881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491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27661085128784">
            <text:p>0.527661085128784</text:p>
          </table:table-cell>
          <table:table-cell office:value-type="float" office:value="0.798692393356675">
            <text:p>0.798692393356675</text:p>
          </table:table-cell>
          <table:table-cell office:value-type="float" office:value="0.735876370946571">
            <text:p>0.735876370946571</text:p>
          </table:table-cell>
          <table:table-cell office:value-type="float" office:value="0.453173193197987">
            <text:p>0.453173193197987</text:p>
          </table:table-cell>
          <table:table-cell office:value-type="float" office:value="0.578563437783387">
            <text:p>0.578563437783387</text:p>
          </table:table-cell>
          <table:table-cell office:value-type="float" office:value="0.863111337527952">
            <text:p>0.863111337527952</text:p>
          </table:table-cell>
          <table:table-cell office:value-type="float" office:value="0.900081517241789">
            <text:p>0.900081517241789</text:p>
          </table:table-cell>
          <table:table-cell office:value-type="float" office:value="5.83644672685401">
            <text:p>5.83644672685401</text:p>
          </table:table-cell>
          <table:table-cell office:value-type="float" office:value="4.4749868768558">
            <text:p>4.4749868768558</text:p>
          </table:table-cell>
          <table:table-cell office:value-type="float" office:value="0.792452830188679">
            <text:p>0.792452830188679</text:p>
          </table:table-cell>
          <table:table-cell office:value-type="float" office:value="18.8801971112313">
            <text:p>18.8801971112313</text:p>
          </table:table-cell>
          <table:table-cell office:value-type="float" office:value="3.35134406646588">
            <text:p>3.35134406646588</text:p>
          </table:table-cell>
          <table:table-cell office:value-type="float" office:value="0.121951219512195">
            <text:p>0.121951219512195</text:p>
          </table:table-cell>
          <table:table-cell office:value-type="float" office:value="9.25731113594839">
            <text:p>9.25731113594839</text:p>
          </table:table-cell>
          <table:table-cell office:value-type="float" office:value="1">
            <text:p>1</text:p>
          </table:table-cell>
          <table:table-cell office:value-type="float" office:value="0.177505777440864">
            <text:p>0.177505777440864</text:p>
          </table:table-cell>
          <table:table-cell office:value-type="float" office:value="0.490318564017611">
            <text:p>0.490318564017611</text:p>
          </table:table-cell>
          <table:table-cell office:value-type="float" office:value="0.0168139333949882">
            <text:p>0.0168139333949882</text:p>
          </table:table-cell>
          <table:table-cell office:value-type="float" office:value="0.317450376712492">
            <text:p>0.317450376712492</text:p>
          </table:table-cell>
          <table:table-cell office:value-type="float" office:value="0.851282051282051">
            <text:p>0.851282051282051</text:p>
          </table:table-cell>
          <table:table-cell office:value-type="float" office:value="0.148717948717949">
            <text:p>0.148717948717949</text:p>
          </table:table-cell>
          <table:table-cell office:value-type="float" office:value="228.97933565083">
            <text:p>228.97933565083</text:p>
          </table:table-cell>
          <table:table-cell office:value-type="float" office:value="9.53286619953287">
            <text:p>9.53286619953287</text:p>
          </table:table-cell>
          <table:table-cell office:value-type="float" office:value="51.7644599303136">
            <text:p>51.7644599303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4217497505763">
            <text:p>0.23421749750576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02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408461838960648">
            <text:p>0.408461838960648</text:p>
          </table:table-cell>
          <table:table-cell office:value-type="float" office:value="0.314048528264002">
            <text:p>0.314048528264002</text:p>
          </table:table-cell>
          <table:table-cell office:value-type="float" office:value="0.125580499696445">
            <text:p>0.125580499696445</text:p>
          </table:table-cell>
          <table:table-cell office:value-type="float" office:value="0.153262023324152">
            <text:p>0.153262023324152</text:p>
          </table:table-cell>
          <table:table-cell office:value-type="float" office:value="0.977574024310603">
            <text:p>0.977574024310603</text:p>
          </table:table-cell>
          <table:table-cell office:value-type="float" office:value="0.954118045324566">
            <text:p>0.954118045324566</text:p>
          </table:table-cell>
          <table:table-cell office:value-type="float" office:value="0.917510382052106">
            <text:p>0.917510382052106</text:p>
          </table:table-cell>
          <table:table-cell office:value-type="float" office:value="5.0215590148346">
            <text:p>5.0215590148346</text:p>
          </table:table-cell>
          <table:table-cell office:value-type="float" office:value="3.31291444589704">
            <text:p>3.31291444589704</text:p>
          </table:table-cell>
          <table:table-cell office:value-type="float" office:value="0.314540059347181">
            <text:p>0.314540059347181</text:p>
          </table:table-cell>
          <table:table-cell office:value-type="float" office:value="35.104976855128">
            <text:p>35.104976855128</text:p>
          </table:table-cell>
          <table:table-cell office:value-type="float" office:value="2.3230970900616">
            <text:p>2.3230970900616</text:p>
          </table:table-cell>
          <table:table-cell office:value-type="float" office:value="0.153846153846154">
            <text:p>0.153846153846154</text:p>
          </table:table-cell>
          <table:table-cell office:value-type="float" office:value="16.5132510187525">
            <text:p>16.5132510187525</text:p>
          </table:table-cell>
          <table:table-cell office:value-type="float" office:value="1">
            <text:p>1</text:p>
          </table:table-cell>
          <table:table-cell office:value-type="float" office:value="0.0661757191764748">
            <text:p>0.0661757191764748</text:p>
          </table:table-cell>
          <table:table-cell office:value-type="float" office:value="0.470396294146546">
            <text:p>0.470396294146546</text:p>
          </table:table-cell>
          <table:table-cell office:value-type="float" office:value="0.0221966602206639">
            <text:p>0.0221966602206639</text:p>
          </table:table-cell>
          <table:table-cell office:value-type="float" office:value="0.779213243307545">
            <text:p>0.779213243307545</text:p>
          </table:table-cell>
          <table:table-cell office:value-type="float" office:value="0.324324324324324">
            <text:p>0.324324324324324</text:p>
          </table:table-cell>
          <table:table-cell office:value-type="float" office:value="0.675675675675676">
            <text:p>0.675675675675676</text:p>
          </table:table-cell>
          <table:table-cell office:value-type="float" office:value="101.492007104796">
            <text:p>101.492007104796</text:p>
          </table:table-cell>
          <table:table-cell office:value-type="float" office:value="15.6203462058365">
            <text:p>15.6203462058365</text:p>
          </table:table-cell>
          <table:table-cell office:value-type="float" office:value="21.5277411421523">
            <text:p>21.52774114215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21155451951847">
            <text:p>0.12115545195184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BETA-not-as-strong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984370589256287">
            <text:p>0.984370589256287</text:p>
          </table:table-cell>
          <table:table-cell office:value-type="float" office:value="0.685128062440191">
            <text:p>0.685128062440191</text:p>
          </table:table-cell>
          <table:table-cell office:value-type="float" office:value="0.613580016115545">
            <text:p>0.613580016115545</text:p>
          </table:table-cell>
          <table:table-cell office:value-type="float" office:value="0.362931055776725">
            <text:p>0.362931055776725</text:p>
          </table:table-cell>
          <table:table-cell office:value-type="float" office:value="0.884339656574153">
            <text:p>0.884339656574153</text:p>
          </table:table-cell>
          <table:table-cell office:value-type="float" office:value="0.900798244766468">
            <text:p>0.900798244766468</text:p>
          </table:table-cell>
          <table:table-cell office:value-type="float" office:value="0.89146837792455">
            <text:p>0.89146837792455</text:p>
          </table:table-cell>
          <table:table-cell office:value-type="float" office:value="7.7303353611054">
            <text:p>7.7303353611054</text:p>
          </table:table-cell>
          <table:table-cell office:value-type="float" office:value="5.60113538857608">
            <text:p>5.60113538857608</text:p>
          </table:table-cell>
          <table:table-cell office:value-type="float" office:value="0.445714285714286">
            <text:p>0.445714285714286</text:p>
          </table:table-cell>
          <table:table-cell office:value-type="float" office:value="31.1838718246524">
            <text:p>31.18387182465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.5251614943637">
            <text:p>17.52516149436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1994405085682">
            <text:p>0.5619944050856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78753292361721">
            <text:p>0.778753292361721</text:p>
          </table:table-cell>
          <table:table-cell office:value-type="float" office:value="0.221246707638279">
            <text:p>0.221246707638279</text:p>
          </table:table-cell>
          <table:table-cell office:value-type="float" office:value="427.41760836566">
            <text:p>427.41760836566</text:p>
          </table:table-cell>
          <table:table-cell office:value-type="float" office:value="34.7014083692414">
            <text:p>34.7014083692414</text:p>
          </table:table-cell>
          <table:table-cell office:value-type="float" office:value="121.985087942901">
            <text:p>121.9850879429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0254165706826">
            <text:p>0.28025416570682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NOT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259805649518967">
            <text:p>0.259805649518967</text:p>
          </table:table-cell>
          <table:table-cell office:value-type="float" office:value="-0.208103383546785">
            <text:p>-0.208103383546785</text:p>
          </table:table-cell>
          <table:table-cell office:value-type="float" office:value="-0.127700901582549">
            <text:p>-0.127700901582549</text:p>
          </table:table-cell>
          <table:table-cell office:value-type="float" office:value="-0.0814644662330659">
            <text:p>-0.0814644662330659</text:p>
          </table:table-cell>
          <table:table-cell office:value-type="float" office:value="0">
            <text:p/>
          </table:table-cell>
          <table:table-cell office:value-type="float" office:value="0.53450950878183">
            <text:p>0.53450950878183</text:p>
          </table:table-cell>
          <table:table-cell office:value-type="float" office:value="0.706641841210523">
            <text:p>0.706641841210523</text:p>
          </table:table-cell>
          <table:table-cell office:value-type="float" office:value="6.21940241856813">
            <text:p>6.21940241856813</text:p>
          </table:table-cell>
          <table:table-cell office:value-type="float" office:value="3.2975614079004">
            <text:p>3.2975614079004</text:p>
          </table:table-cell>
          <table:table-cell office:value-type="float" office:value="0.253424657534247">
            <text:p>0.253424657534247</text:p>
          </table:table-cell>
          <table:table-cell office:value-type="float" office:value="11.5322830409061">
            <text:p>11.5322830409061</text:p>
          </table:table-cell>
          <table:table-cell office:value-type="float" office:value="0.794312236248885">
            <text:p>0.794312236248885</text:p>
          </table:table-cell>
          <table:table-cell office:value-type="float" office:value="0.25">
            <text:p>0.25</text:p>
          </table:table-cell>
          <table:table-cell office:value-type="float" office:value="5.61165283239968">
            <text:p>5.61165283239968</text:p>
          </table:table-cell>
          <table:table-cell office:value-type="float" office:value="1">
            <text:p>1</text:p>
          </table:table-cell>
          <table:table-cell office:value-type="float" office:value="0.0688772755083605">
            <text:p>0.0688772755083605</text:p>
          </table:table-cell>
          <table:table-cell office:value-type="float" office:value="0.486603807112139">
            <text:p>0.486603807112139</text:p>
          </table:table-cell>
          <table:table-cell office:value-type="float" office:value="0.00781177304114357">
            <text:p>0.00781177304114357</text:p>
          </table:table-cell>
          <table:table-cell office:value-type="float" office:value="0.0900875777617877">
            <text:p>0.0900875777617877</text:p>
          </table:table-cell>
          <table:table-cell office:value-type="float" office:value="0.366795366795367">
            <text:p>0.366795366795367</text:p>
          </table:table-cell>
          <table:table-cell office:value-type="float" office:value="0.633204633204633">
            <text:p>0.633204633204633</text:p>
          </table:table-cell>
          <table:table-cell office:value-type="float" office:value="242.768336314848">
            <text:p>242.768336314848</text:p>
          </table:table-cell>
          <table:table-cell office:value-type="float" office:value="42.7525502910708">
            <text:p>42.7525502910708</text:p>
          </table:table-cell>
          <table:table-cell office:value-type="float" office:value="61.2677257497392">
            <text:p>61.26772574973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842889633708403">
            <text:p>0.084288963370840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025-NOT-BETA-or-very-weak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float" office:value="1">
            <text:p>1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00181019306183">
            <text:p>1.00181019306183</text:p>
          </table:table-cell>
          <table:table-cell office:value-type="float" office:value="-0.145501000362115">
            <text:p>-0.145501000362115</text:p>
          </table:table-cell>
          <table:table-cell office:value-type="float" office:value="0.0178610129473193">
            <text:p>0.0178610129473193</text:p>
          </table:table-cell>
          <table:table-cell office:value-type="float" office:value="0.00608804105654683">
            <text:p>0.00608804105654683</text:p>
          </table:table-cell>
          <table:table-cell office:value-type="float" office:value="0.116044433029975">
            <text:p>0.116044433029975</text:p>
          </table:table-cell>
          <table:table-cell office:value-type="float" office:value="0.492060172810353">
            <text:p>0.492060172810353</text:p>
          </table:table-cell>
          <table:table-cell office:value-type="float" office:value="0">
            <text:p/>
          </table:table-cell>
          <table:table-cell office:value-type="float" office:value="3.51564559350177">
            <text:p>3.51564559350177</text:p>
          </table:table-cell>
          <table:table-cell office:value-type="float" office:value="1.45652062163573">
            <text:p>1.45652062163573</text:p>
          </table:table-cell>
          <table:table-cell office:value-type="float" office:value="0.0833333333333333">
            <text:p>0.0833333333333333</text:p>
          </table:table-cell>
          <table:table-cell office:value-type="float" office:value="0.651471769741251">
            <text:p>0.6514717697412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44444444444444">
            <text:p>0.644444444444444</text:p>
          </table:table-cell>
          <table:table-cell office:value-type="float" office:value="0.355555555555556">
            <text:p>0.355555555555556</text:p>
          </table:table-cell>
          <table:table-cell office:value-type="float" office:value="197.070933981712">
            <text:p>197.070933981712</text:p>
          </table:table-cell>
          <table:table-cell office:value-type="float" office:value="12.6628377255351">
            <text:p>12.6628377255351</text:p>
          </table:table-cell>
          <table:table-cell office:value-type="float" office:value="31.8991707376245">
            <text:p>31.89917073762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20643100326864">
            <text:p>0.12064310032686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453-NOT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375438071787357">
            <text:p>0.0375438071787357</text:p>
          </table:table-cell>
          <table:table-cell office:value-type="float" office:value="-0.194204026582329">
            <text:p>-0.194204026582329</text:p>
          </table:table-cell>
          <table:table-cell office:value-type="float" office:value="0.0362219636783084">
            <text:p>0.0362219636783084</text:p>
          </table:table-cell>
          <table:table-cell office:value-type="float" office:value="0.192719536585667">
            <text:p>0.192719536585667</text:p>
          </table:table-cell>
          <table:table-cell office:value-type="float" office:value="0.340653595907158">
            <text:p>0.340653595907158</text:p>
          </table:table-cell>
          <table:table-cell office:value-type="float" office:value="0.768901147151343">
            <text:p>0.768901147151343</text:p>
          </table:table-cell>
          <table:table-cell office:value-type="float" office:value="0.432369871775602">
            <text:p>0.432369871775602</text:p>
          </table:table-cell>
          <table:table-cell office:value-type="float" office:value="2.81639438092953">
            <text:p>2.81639438092953</text:p>
          </table:table-cell>
          <table:table-cell office:value-type="float" office:value="2.31964070757611">
            <text:p>2.31964070757611</text:p>
          </table:table-cell>
          <table:table-cell office:value-type="float" office:value="0.75">
            <text:p>0.75</text:p>
          </table:table-cell>
          <table:table-cell office:value-type="float" office:value="1.86897913893696">
            <text:p>1.86897913893696</text:p>
          </table:table-cell>
          <table:table-cell office:value-type="float" office:value="2.04377644763895">
            <text:p>2.04377644763895</text:p>
          </table:table-cell>
          <table:table-cell office:value-type="float" office:value="0.6">
            <text:p>0.6</text:p>
          </table:table-cell>
          <table:table-cell office:value-type="float" office:value="0.132649605379943">
            <text:p>0.132649605379943</text:p>
          </table:table-cell>
          <table:table-cell office:value-type="float" office:value="0.914473371633224">
            <text:p>0.914473371633224</text:p>
          </table:table-cell>
          <table:table-cell office:value-type="float" office:value="1">
            <text:p>1</text:p>
          </table:table-cell>
          <table:table-cell office:value-type="float" office:value="0.0649041657825076">
            <text:p>0.0649041657825076</text:p>
          </table:table-cell>
          <table:table-cell office:value-type="float" office:value="0.0291586085051857">
            <text:p>0.0291586085051857</text:p>
          </table:table-cell>
          <table:table-cell office:value-type="float" office:value="0.0595936773088232">
            <text:p>0.0595936773088232</text:p>
          </table:table-cell>
          <table:table-cell office:value-type="float" office:value="0.71007371007371">
            <text:p>0.71007371007371</text:p>
          </table:table-cell>
          <table:table-cell office:value-type="float" office:value="0.28992628992629">
            <text:p>0.28992628992629</text:p>
          </table:table-cell>
          <table:table-cell office:value-type="float" office:value="151.861872356079">
            <text:p>151.861872356079</text:p>
          </table:table-cell>
          <table:table-cell office:value-type="float" office:value="14.5051588086981">
            <text:p>14.5051588086981</text:p>
          </table:table-cell>
          <table:table-cell office:value-type="float" office:value="40.5455946552854">
            <text:p>40.54559465528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3931967403557">
            <text:p>0.23393196740355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664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float" office:value="1">
            <text:p>1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708322525024414">
            <text:p>0.708322525024414</text:p>
          </table:table-cell>
          <table:table-cell office:value-type="float" office:value="0.558221918827401">
            <text:p>0.558221918827401</text:p>
          </table:table-cell>
          <table:table-cell office:value-type="float" office:value="0.62670846334462">
            <text:p>0.62670846334462</text:p>
          </table:table-cell>
          <table:table-cell office:value-type="float" office:value="0.367901427130321">
            <text:p>0.367901427130321</text:p>
          </table:table-cell>
          <table:table-cell office:value-type="float" office:value="0.0387856505971496">
            <text:p>0.0387856505971496</text:p>
          </table:table-cell>
          <table:table-cell office:value-type="float" office:value="0.287528428358692">
            <text:p>0.287528428358692</text:p>
          </table:table-cell>
          <table:table-cell office:value-type="float" office:value="0">
            <text:p/>
          </table:table-cell>
          <table:table-cell office:value-type="float" office:value="4.97937901143484">
            <text:p>4.97937901143484</text:p>
          </table:table-cell>
          <table:table-cell office:value-type="float" office:value="4.4442301270194">
            <text:p>4.4442301270194</text:p>
          </table:table-cell>
          <table:table-cell office:value-type="float" office:value="0.368421052631579">
            <text:p>0.368421052631579</text:p>
          </table:table-cell>
          <table:table-cell office:value-type="float" office:value="12.8938002079579">
            <text:p>12.89380020795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5149138729446">
            <text:p>7.514913872944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82831574224836">
            <text:p>0.5828315742248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26086956521739">
            <text:p>0.826086956521739</text:p>
          </table:table-cell>
          <table:table-cell office:value-type="float" office:value="0.173913043478261">
            <text:p>0.173913043478261</text:p>
          </table:table-cell>
          <table:table-cell office:value-type="float" office:value="184.118352026049">
            <text:p>184.118352026049</text:p>
          </table:table-cell>
          <table:table-cell office:value-type="float" office:value="10.0798532299985">
            <text:p>10.0798532299985</text:p>
          </table:table-cell>
          <table:table-cell office:value-type="float" office:value="45.9976386698151">
            <text:p>45.99763866981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4731573728693">
            <text:p>0.26473157372869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740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float" office:value="1">
            <text:p>1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074632503092289">
            <text:p>-0.074632503092289</text:p>
          </table:table-cell>
          <table:table-cell office:value-type="float" office:value="0.814049111122946">
            <text:p>0.814049111122946</text:p>
          </table:table-cell>
          <table:table-cell office:value-type="float" office:value="0.471105848408822">
            <text:p>0.471105848408822</text:p>
          </table:table-cell>
          <table:table-cell office:value-type="float" office:value="0.295707627056479">
            <text:p>0.295707627056479</text:p>
          </table:table-cell>
          <table:table-cell office:value-type="float" office:value="0.529296909958655">
            <text:p>0.529296909958655</text:p>
          </table:table-cell>
          <table:table-cell office:value-type="float" office:value="0.31250366184915">
            <text:p>0.31250366184915</text:p>
          </table:table-cell>
          <table:table-cell office:value-type="float" office:value="0.683935148329326">
            <text:p>0.683935148329326</text:p>
          </table:table-cell>
          <table:table-cell office:value-type="float" office:value="3.84403438110499">
            <text:p>3.84403438110499</text:p>
          </table:table-cell>
          <table:table-cell office:value-type="float" office:value="2.96145376180529">
            <text:p>2.96145376180529</text:p>
          </table:table-cell>
          <table:table-cell office:value-type="float" office:value="0.548387096774194">
            <text:p>0.548387096774194</text:p>
          </table:table-cell>
          <table:table-cell office:value-type="float" office:value="7.08556232807408">
            <text:p>7.08556232807408</text:p>
          </table:table-cell>
          <table:table-cell office:value-type="float" office:value="0.63365677710986">
            <text:p>0.63365677710986</text:p>
          </table:table-cell>
          <table:table-cell office:value-type="float" office:value="0.125">
            <text:p>0.125</text:p>
          </table:table-cell>
          <table:table-cell office:value-type="float" office:value="3.30741130832776">
            <text:p>3.30741130832776</text:p>
          </table:table-cell>
          <table:table-cell office:value-type="float" office:value="1">
            <text:p>1</text:p>
          </table:table-cell>
          <table:table-cell office:value-type="float" office:value="0.0894292856050698">
            <text:p>0.0894292856050698</text:p>
          </table:table-cell>
          <table:table-cell office:value-type="float" office:value="0.466781767654953">
            <text:p>0.4667817676549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36486486486487">
            <text:p>0.736486486486487</text:p>
          </table:table-cell>
          <table:table-cell office:value-type="float" office:value="0.263513513513513">
            <text:p>0.263513513513513</text:p>
          </table:table-cell>
          <table:table-cell office:value-type="float" office:value="173.096976209887">
            <text:p>173.096976209887</text:p>
          </table:table-cell>
          <table:table-cell office:value-type="float" office:value="11.5709657096571">
            <text:p>11.5709657096571</text:p>
          </table:table-cell>
          <table:table-cell office:value-type="float" office:value="36.9980575048562">
            <text:p>36.9980575048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8813589864434">
            <text:p>0.1881358986443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-BETA-two-beta-neurons-synchronous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439312517642975">
            <text:p>-0.439312517642975</text:p>
          </table:table-cell>
          <table:table-cell office:value-type="float" office:value="1.1065753418072">
            <text:p>1.1065753418072</text:p>
          </table:table-cell>
          <table:table-cell office:value-type="float" office:value="1.05588517973499">
            <text:p>1.05588517973499</text:p>
          </table:table-cell>
          <table:table-cell office:value-type="float" office:value="0.743246502337603">
            <text:p>0.743246502337603</text:p>
          </table:table-cell>
          <table:table-cell office:value-type="float" office:value="0.423667628124332">
            <text:p>0.423667628124332</text:p>
          </table:table-cell>
          <table:table-cell office:value-type="float" office:value="0.476874190244757">
            <text:p>0.476874190244757</text:p>
          </table:table-cell>
          <table:table-cell office:value-type="float" office:value="0.0512999822451673">
            <text:p>0.0512999822451673</text:p>
          </table:table-cell>
          <table:table-cell office:value-type="float" office:value="5.2162040670061">
            <text:p>5.2162040670061</text:p>
          </table:table-cell>
          <table:table-cell office:value-type="float" office:value="4.71043385828857">
            <text:p>4.71043385828857</text:p>
          </table:table-cell>
          <table:table-cell office:value-type="float" office:value="0.666666666666667">
            <text:p>0.666666666666667</text:p>
          </table:table-cell>
          <table:table-cell office:value-type="float" office:value="68.6547517911258">
            <text:p>68.65475179112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.3716609438511">
            <text:p>18.37166094385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67594892772241">
            <text:p>0.2675948927722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10206663854914">
            <text:p>0.810206663854914</text:p>
          </table:table-cell>
          <table:table-cell office:value-type="float" office:value="0.189793336145086">
            <text:p>0.189793336145086</text:p>
          </table:table-cell>
          <table:table-cell office:value-type="float" office:value="322.844798174096">
            <text:p>322.844798174096</text:p>
          </table:table-cell>
          <table:table-cell office:value-type="float" office:value="23.3525266102372">
            <text:p>23.3525266102372</text:p>
          </table:table-cell>
          <table:table-cell office:value-type="float" office:value="94.0123491058071">
            <text:p>94.01234910580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02152006708304">
            <text:p>0.30215200670830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2248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78230184316635">
            <text:p>0.378230184316635</text:p>
          </table:table-cell>
          <table:table-cell office:value-type="float" office:value="-0.106740809613704">
            <text:p>-0.106740809613704</text:p>
          </table:table-cell>
          <table:table-cell office:value-type="float" office:value="0.250613176145352">
            <text:p>0.250613176145352</text:p>
          </table:table-cell>
          <table:table-cell office:value-type="float" office:value="0.282122844041352">
            <text:p>0.282122844041352</text:p>
          </table:table-cell>
          <table:table-cell office:value-type="float" office:value="0">
            <text:p/>
          </table:table-cell>
          <table:table-cell office:value-type="float" office:value="0.143147016101611">
            <text:p>0.143147016101611</text:p>
          </table:table-cell>
          <table:table-cell office:value-type="float" office:value="0">
            <text:p/>
          </table:table-cell>
          <table:table-cell office:value-type="float" office:value="4.13068408880687">
            <text:p>4.13068408880687</text:p>
          </table:table-cell>
          <table:table-cell office:value-type="float" office:value="2.27648778147158">
            <text:p>2.276487781471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47208121827411">
            <text:p>0.647208121827411</text:p>
          </table:table-cell>
          <table:table-cell office:value-type="float" office:value="0.352791878172589">
            <text:p>0.352791878172589</text:p>
          </table:table-cell>
          <table:table-cell office:value-type="float" office:value="243.89374309531">
            <text:p>243.89374309531</text:p>
          </table:table-cell>
          <table:table-cell office:value-type="float" office:value="24.9739332767349">
            <text:p>24.9739332767349</text:p>
          </table:table-cell>
          <table:table-cell office:value-type="float" office:value="59.5945702698983">
            <text:p>59.59457026989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8484738235331">
            <text:p>0.1848473823533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b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3126072883606">
            <text:p>0.53126072883606</text:p>
          </table:table-cell>
          <table:table-cell office:value-type="float" office:value="0.389341740669412">
            <text:p>0.389341740669412</text:p>
          </table:table-cell>
          <table:table-cell office:value-type="float" office:value="0.333280835854258">
            <text:p>0.333280835854258</text:p>
          </table:table-cell>
          <table:table-cell office:value-type="float" office:value="0.282635473355976">
            <text:p>0.282635473355976</text:p>
          </table:table-cell>
          <table:table-cell office:value-type="float" office:value="0.976453551576171">
            <text:p>0.976453551576171</text:p>
          </table:table-cell>
          <table:table-cell office:value-type="float" office:value="0.979430271203631">
            <text:p>0.979430271203631</text:p>
          </table:table-cell>
          <table:table-cell office:value-type="float" office:value="0.9928146342069">
            <text:p>0.9928146342069</text:p>
          </table:table-cell>
          <table:table-cell office:value-type="float" office:value="7.39941106929046">
            <text:p>7.39941106929046</text:p>
          </table:table-cell>
          <table:table-cell office:value-type="float" office:value="5.62923046704103">
            <text:p>5.62923046704103</text:p>
          </table:table-cell>
          <table:table-cell office:value-type="float" office:value="0.477982954545455">
            <text:p>0.477982954545455</text:p>
          </table:table-cell>
          <table:table-cell office:value-type="float" office:value="279.893555930734">
            <text:p>279.893555930734</text:p>
          </table:table-cell>
          <table:table-cell office:value-type="float" office:value="31.1303413727524">
            <text:p>31.1303413727524</text:p>
          </table:table-cell>
          <table:table-cell office:value-type="float" office:value="0.0906630581867388">
            <text:p>0.0906630581867388</text:p>
          </table:table-cell>
          <table:table-cell office:value-type="float" office:value="160.827040377181">
            <text:p>160.827040377181</text:p>
          </table:table-cell>
          <table:table-cell office:value-type="float" office:value="1">
            <text:p>1</text:p>
          </table:table-cell>
          <table:table-cell office:value-type="float" office:value="0.111222072509795">
            <text:p>0.111222072509795</text:p>
          </table:table-cell>
          <table:table-cell office:value-type="float" office:value="0.574600725773698">
            <text:p>0.574600725773698</text:p>
          </table:table-cell>
          <table:table-cell office:value-type="float" office:value="0.0351082626169413">
            <text:p>0.0351082626169413</text:p>
          </table:table-cell>
          <table:table-cell office:value-type="float" office:value="9.82657646640576">
            <text:p>9.82657646640576</text:p>
          </table:table-cell>
          <table:table-cell office:value-type="float" office:value="0.791714285714286">
            <text:p>0.791714285714286</text:p>
          </table:table-cell>
          <table:table-cell office:value-type="float" office:value="0.208285714285714">
            <text:p>0.208285714285714</text:p>
          </table:table-cell>
          <table:table-cell office:value-type="float" office:value="233.327252150027">
            <text:p>233.327252150027</text:p>
          </table:table-cell>
          <table:table-cell office:value-type="float" office:value="11.8464645798187">
            <text:p>11.8464645798187</text:p>
          </table:table-cell>
          <table:table-cell office:value-type="float" office:value="47.6752391032793">
            <text:p>47.67523910327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98609274475135">
            <text:p>0.19860927447513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763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550682365894318">
            <text:p>-0.550682365894318</text:p>
          </table:table-cell>
          <table:table-cell office:value-type="float" office:value="0.61575102745277">
            <text:p>0.61575102745277</text:p>
          </table:table-cell>
          <table:table-cell office:value-type="float" office:value="0.268566430577386">
            <text:p>0.268566430577386</text:p>
          </table:table-cell>
          <table:table-cell office:value-type="float" office:value="0.138680422402624">
            <text:p>0.138680422402624</text:p>
          </table:table-cell>
          <table:table-cell office:value-type="float" office:value="0.867677154711269">
            <text:p>0.867677154711269</text:p>
          </table:table-cell>
          <table:table-cell office:value-type="float" office:value="0.14116485407394">
            <text:p>0.14116485407394</text:p>
          </table:table-cell>
          <table:table-cell office:value-type="float" office:value="0">
            <text:p/>
          </table:table-cell>
          <table:table-cell office:value-type="float" office:value="5.31689320323725">
            <text:p>5.31689320323725</text:p>
          </table:table-cell>
          <table:table-cell office:value-type="float" office:value="3.45469534120877">
            <text:p>3.45469534120877</text:p>
          </table:table-cell>
          <table:table-cell office:value-type="float" office:value="0.309782608695652">
            <text:p>0.309782608695652</text:p>
          </table:table-cell>
          <table:table-cell office:value-type="float" office:value="40.3700736812596">
            <text:p>40.3700736812596</text:p>
          </table:table-cell>
          <table:table-cell office:value-type="float" office:value="2.4553494866385">
            <text:p>2.4553494866385</text:p>
          </table:table-cell>
          <table:table-cell office:value-type="float" office:value="0.0563380281690141">
            <text:p>0.0563380281690141</text:p>
          </table:table-cell>
          <table:table-cell office:value-type="float" office:value="23.3712948332617">
            <text:p>23.3712948332617</text:p>
          </table:table-cell>
          <table:table-cell office:value-type="float" office:value="1">
            <text:p>1</text:p>
          </table:table-cell>
          <table:table-cell office:value-type="float" office:value="0.060821030598671">
            <text:p>0.060821030598671</text:p>
          </table:table-cell>
          <table:table-cell office:value-type="float" office:value="0.578926236741326">
            <text:p>0.578926236741326</text:p>
          </table:table-cell>
          <table:table-cell office:value-type="float" office:value="0.00626927234574327">
            <text:p>0.00626927234574327</text:p>
          </table:table-cell>
          <table:table-cell office:value-type="float" office:value="0.253090986525539">
            <text:p>0.253090986525539</text:p>
          </table:table-cell>
          <table:table-cell office:value-type="float" office:value="0.594395957740009">
            <text:p>0.594395957740009</text:p>
          </table:table-cell>
          <table:table-cell office:value-type="float" office:value="0.405604042259991">
            <text:p>0.405604042259991</text:p>
          </table:table-cell>
          <table:table-cell office:value-type="float" office:value="596.559376916209">
            <text:p>596.559376916209</text:p>
          </table:table-cell>
          <table:table-cell office:value-type="float" office:value="52.6368746400781">
            <text:p>52.6368746400781</text:p>
          </table:table-cell>
          <table:table-cell office:value-type="float" office:value="114.915121147287">
            <text:p>114.9151211472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28237803734097">
            <text:p>0.12823780373409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882-NOT-BETA-or-weak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16689878702164">
            <text:p>0.316689878702164</text:p>
          </table:table-cell>
          <table:table-cell office:value-type="float" office:value="0.154001205245775">
            <text:p>0.154001205245775</text:p>
          </table:table-cell>
          <table:table-cell office:value-type="float" office:value="0.32887898381809">
            <text:p>0.32887898381809</text:p>
          </table:table-cell>
          <table:table-cell office:value-type="float" office:value="0.289527358305871">
            <text:p>0.289527358305871</text:p>
          </table:table-cell>
          <table:table-cell office:value-type="float" office:value="0.5871225403115">
            <text:p>0.5871225403115</text:p>
          </table:table-cell>
          <table:table-cell office:value-type="float" office:value="0.845448325495281">
            <text:p>0.845448325495281</text:p>
          </table:table-cell>
          <table:table-cell office:value-type="float" office:value="0.692574499363575">
            <text:p>0.692574499363575</text:p>
          </table:table-cell>
          <table:table-cell office:value-type="float" office:value="4.16999651018288">
            <text:p>4.16999651018288</text:p>
          </table:table-cell>
          <table:table-cell office:value-type="float" office:value="2.89463596623781">
            <text:p>2.89463596623781</text:p>
          </table:table-cell>
          <table:table-cell office:value-type="float" office:value="0.289473684210526">
            <text:p>0.289473684210526</text:p>
          </table:table-cell>
          <table:table-cell office:value-type="float" office:value="5.44539474466328">
            <text:p>5.445394744663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20369478975319">
            <text:p>0.92036947897531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69017954093653">
            <text:p>0.1690179540936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28534258456201">
            <text:p>0.728534258456201</text:p>
          </table:table-cell>
          <table:table-cell office:value-type="float" office:value="0.271465741543799">
            <text:p>0.271465741543799</text:p>
          </table:table-cell>
          <table:table-cell office:value-type="float" office:value="191.726584220113">
            <text:p>191.726584220113</text:p>
          </table:table-cell>
          <table:table-cell office:value-type="float" office:value="17.8170439647581">
            <text:p>17.8170439647581</text:p>
          </table:table-cell>
          <table:table-cell office:value-type="float" office:value="52.5316150884904">
            <text:p>52.53161508849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0292099166171">
            <text:p>0.25029209916617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22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775463044643402">
            <text:p>-0.775463044643402</text:p>
          </table:table-cell>
          <table:table-cell office:value-type="float" office:value="1.88605290579333">
            <text:p>1.88605290579333</text:p>
          </table:table-cell>
          <table:table-cell office:value-type="float" office:value="1.30361000821634">
            <text:p>1.30361000821634</text:p>
          </table:table-cell>
          <table:table-cell office:value-type="float" office:value="0.667036545274886">
            <text:p>0.667036545274886</text:p>
          </table:table-cell>
          <table:table-cell office:value-type="float" office:value="0.868519754826864">
            <text:p>0.868519754826864</text:p>
          </table:table-cell>
          <table:table-cell office:value-type="float" office:value="0.926822505805897">
            <text:p>0.926822505805897</text:p>
          </table:table-cell>
          <table:table-cell office:value-type="float" office:value="0.820036604754031">
            <text:p>0.820036604754031</text:p>
          </table:table-cell>
          <table:table-cell office:value-type="float" office:value="5.74068793002728">
            <text:p>5.74068793002728</text:p>
          </table:table-cell>
          <table:table-cell office:value-type="float" office:value="5.03175418287317">
            <text:p>5.03175418287317</text:p>
          </table:table-cell>
          <table:table-cell office:value-type="float" office:value="0.770833333333333">
            <text:p>0.770833333333333</text:p>
          </table:table-cell>
          <table:table-cell office:value-type="float" office:value="19.0275410571743">
            <text:p>19.02754105717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27207118266793">
            <text:p>6.2720711826679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29631199523968">
            <text:p>0.3296311995239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11557788944724">
            <text:p>0.811557788944724</text:p>
          </table:table-cell>
          <table:table-cell office:value-type="float" office:value="0.188442211055276">
            <text:p>0.188442211055276</text:p>
          </table:table-cell>
          <table:table-cell office:value-type="float" office:value="287.068686617309">
            <text:p>287.068686617309</text:p>
          </table:table-cell>
          <table:table-cell office:value-type="float" office:value="19.3542705397789">
            <text:p>19.3542705397789</text:p>
          </table:table-cell>
          <table:table-cell office:value-type="float" office:value="79.5955424267454">
            <text:p>79.59554242674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4777675059365">
            <text:p>0.29477767505936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63-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4056236743927">
            <text:p>0.44056236743927</text:p>
          </table:table-cell>
          <table:table-cell office:value-type="float" office:value="-0.0378264471684806">
            <text:p>-0.0378264471684806</text:p>
          </table:table-cell>
          <table:table-cell office:value-type="float" office:value="0.137555672143369">
            <text:p>0.137555672143369</text:p>
          </table:table-cell>
          <table:table-cell office:value-type="float" office:value="0.184119545029619">
            <text:p>0.184119545029619</text:p>
          </table:table-cell>
          <table:table-cell office:value-type="float" office:value="0.105943259156462">
            <text:p>0.105943259156462</text:p>
          </table:table-cell>
          <table:table-cell office:value-type="float" office:value="0.796202324357933">
            <text:p>0.796202324357933</text:p>
          </table:table-cell>
          <table:table-cell office:value-type="float" office:value="0.135040879316311">
            <text:p>0.135040879316311</text:p>
          </table:table-cell>
          <table:table-cell office:value-type="float" office:value="5.34391525492468">
            <text:p>5.34391525492468</text:p>
          </table:table-cell>
          <table:table-cell office:value-type="float" office:value="4.399113287894">
            <text:p>4.399113287894</text:p>
          </table:table-cell>
          <table:table-cell office:value-type="float" office:value="0.636363636363636">
            <text:p>0.636363636363636</text:p>
          </table:table-cell>
          <table:table-cell office:value-type="float" office:value="12.3151179666349">
            <text:p>12.3151179666349</text:p>
          </table:table-cell>
          <table:table-cell office:value-type="float" office:value="8.76536139098752">
            <text:p>8.76536139098752</text:p>
          </table:table-cell>
          <table:table-cell office:value-type="float" office:value="0.48936170212766">
            <text:p>0.48936170212766</text:p>
          </table:table-cell>
          <table:table-cell office:value-type="float" office:value="3.27878342381147">
            <text:p>3.27878342381147</text:p>
          </table:table-cell>
          <table:table-cell office:value-type="float" office:value="1">
            <text:p>1</text:p>
          </table:table-cell>
          <table:table-cell office:value-type="float" office:value="0.711756185749528">
            <text:p>0.711756185749528</text:p>
          </table:table-cell>
          <table:table-cell office:value-type="float" office:value="0.266240521016089">
            <text:p>0.266240521016089</text:p>
          </table:table-cell>
          <table:table-cell office:value-type="float" office:value="0.348467699283893">
            <text:p>0.348467699283893</text:p>
          </table:table-cell>
          <table:table-cell office:value-type="float" office:value="4.29142082424298">
            <text:p>4.29142082424298</text:p>
          </table:table-cell>
          <table:table-cell office:value-type="float" office:value="0.690807799442897">
            <text:p>0.690807799442897</text:p>
          </table:table-cell>
          <table:table-cell office:value-type="float" office:value="0.309192200557103">
            <text:p>0.309192200557103</text:p>
          </table:table-cell>
          <table:table-cell office:value-type="float" office:value="213.742797671121">
            <text:p>213.742797671121</text:p>
          </table:table-cell>
          <table:table-cell office:value-type="float" office:value="23.7239104089052">
            <text:p>23.7239104089052</text:p>
          </table:table-cell>
          <table:table-cell office:value-type="float" office:value="61.4821097810254">
            <text:p>61.48210978102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3912298371943">
            <text:p>0.25391229837194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1975-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2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718271136283875">
            <text:p>0.0718271136283875</text:p>
          </table:table-cell>
          <table:table-cell office:value-type="float" office:value="0.0313977852943189">
            <text:p>0.0313977852943189</text:p>
          </table:table-cell>
          <table:table-cell office:value-type="float" office:value="-0.0743268206024705">
            <text:p>-0.0743268206024705</text:p>
          </table:table-cell>
          <table:table-cell office:value-type="float" office:value="-0.172188933626226">
            <text:p>-0.172188933626226</text:p>
          </table:table-cell>
          <table:table-cell office:value-type="float" office:value="0.174441489563227">
            <text:p>0.174441489563227</text:p>
          </table:table-cell>
          <table:table-cell office:value-type="float" office:value="0.0549487075133258">
            <text:p>0.0549487075133258</text:p>
          </table:table-cell>
          <table:table-cell office:value-type="float" office:value="0.091308942784144">
            <text:p>0.091308942784144</text:p>
          </table:table-cell>
          <table:table-cell office:value-type="float" office:value="2.84846234134916">
            <text:p>2.84846234134916</text:p>
          </table:table-cell>
          <table:table-cell office:value-type="float" office:value="2.28751635722497">
            <text:p>2.28751635722497</text:p>
          </table:table-cell>
          <table:table-cell office:value-type="float" office:value="0.909090909090909">
            <text:p>0.909090909090909</text:p>
          </table:table-cell>
          <table:table-cell office:value-type="float" office:value="2.84081640561416">
            <text:p>2.840816405614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665829870223">
            <text:p>0.506658298702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78349539836839">
            <text:p>0.1783495398368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22064056939502">
            <text:p>0.822064056939502</text:p>
          </table:table-cell>
          <table:table-cell office:value-type="float" office:value="0.177935943060498">
            <text:p>0.177935943060498</text:p>
          </table:table-cell>
          <table:table-cell office:value-type="float" office:value="374.449361702128">
            <text:p>374.449361702128</text:p>
          </table:table-cell>
          <table:table-cell office:value-type="float" office:value="18.9876782794784">
            <text:p>18.9876782794784</text:p>
          </table:table-cell>
          <table:table-cell office:value-type="float" office:value="86.4564173253785">
            <text:p>86.45641732537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8317576004689">
            <text:p>0.1831757600468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lfp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98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233602732419968">
            <text:p>0.233602732419968</text:p>
          </table:table-cell>
          <table:table-cell office:value-type="float" office:value="-0.0589789726853817">
            <text:p>-0.0589789726853817</text:p>
          </table:table-cell>
          <table:table-cell office:value-type="float" office:value="0.131754795830282">
            <text:p>0.131754795830282</text:p>
          </table:table-cell>
          <table:table-cell office:value-type="float" office:value="0.20954249653735">
            <text:p>0.20954249653735</text:p>
          </table:table-cell>
          <table:table-cell office:value-type="float" office:value="0.995093193104047">
            <text:p>0.995093193104047</text:p>
          </table:table-cell>
          <table:table-cell office:value-type="float" office:value="0.991036761598535">
            <text:p>0.991036761598535</text:p>
          </table:table-cell>
          <table:table-cell office:value-type="float" office:value="0.985223102809181">
            <text:p>0.985223102809181</text:p>
          </table:table-cell>
          <table:table-cell office:value-type="float" office:value="8.58458762196588">
            <text:p>8.58458762196588</text:p>
          </table:table-cell>
          <table:table-cell office:value-type="float" office:value="4.70283895953711">
            <text:p>4.70283895953711</text:p>
          </table:table-cell>
          <table:table-cell office:value-type="float" office:value="0.534780463739516">
            <text:p>0.534780463739516</text:p>
          </table:table-cell>
          <table:table-cell office:value-type="float" office:value="450.61035419558">
            <text:p>450.61035419558</text:p>
          </table:table-cell>
          <table:table-cell office:value-type="float" office:value="8.92761170396318">
            <text:p>8.92761170396318</text:p>
          </table:table-cell>
          <table:table-cell office:value-type="float" office:value="0.0527704485488127">
            <text:p>0.0527704485488127</text:p>
          </table:table-cell>
          <table:table-cell office:value-type="float" office:value="275.037906714648">
            <text:p>275.037906714648</text:p>
          </table:table-cell>
          <table:table-cell office:value-type="float" office:value="1">
            <text:p>1</text:p>
          </table:table-cell>
          <table:table-cell office:value-type="float" office:value="0.0198122648999057">
            <text:p>0.0198122648999057</text:p>
          </table:table-cell>
          <table:table-cell office:value-type="float" office:value="0.610367480804207">
            <text:p>0.610367480804207</text:p>
          </table:table-cell>
          <table:table-cell office:value-type="float" office:value="0.00551165192771745">
            <text:p>0.00551165192771745</text:p>
          </table:table-cell>
          <table:table-cell office:value-type="float" office:value="2.48360742735151">
            <text:p>2.48360742735151</text:p>
          </table:table-cell>
          <table:table-cell office:value-type="float" office:value="0.859302006045617">
            <text:p>0.859302006045617</text:p>
          </table:table-cell>
          <table:table-cell office:value-type="float" office:value="0.140697993954383">
            <text:p>0.140697993954383</text:p>
          </table:table-cell>
          <table:table-cell office:value-type="float" office:value="289.493878847188">
            <text:p>289.493878847188</text:p>
          </table:table-cell>
          <table:table-cell office:value-type="float" office:value="8.82940850524954">
            <text:p>8.82940850524954</text:p>
          </table:table-cell>
          <table:table-cell office:value-type="float" office:value="52.9004080760385">
            <text:p>52.90040807603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91829685250522">
            <text:p>0.19182968525052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612-BETA-noisy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36502969264984">
            <text:p>0.836502969264984</text:p>
          </table:table-cell>
          <table:table-cell office:value-type="float" office:value="0.624055441628898">
            <text:p>0.624055441628898</text:p>
          </table:table-cell>
          <table:table-cell office:value-type="float" office:value="0.412467291396167">
            <text:p>0.412467291396167</text:p>
          </table:table-cell>
          <table:table-cell office:value-type="float" office:value="0.387685871071674">
            <text:p>0.387685871071674</text:p>
          </table:table-cell>
          <table:table-cell office:value-type="float" office:value="0.977747600109991">
            <text:p>0.977747600109991</text:p>
          </table:table-cell>
          <table:table-cell office:value-type="float" office:value="0.96468102744352">
            <text:p>0.96468102744352</text:p>
          </table:table-cell>
          <table:table-cell office:value-type="float" office:value="0.964458958504265">
            <text:p>0.964458958504265</text:p>
          </table:table-cell>
          <table:table-cell office:value-type="float" office:value="7.87550221260061">
            <text:p>7.87550221260061</text:p>
          </table:table-cell>
          <table:table-cell office:value-type="float" office:value="5.81311279097425">
            <text:p>5.81311279097425</text:p>
          </table:table-cell>
          <table:table-cell office:value-type="float" office:value="0.493055555555556">
            <text:p>0.493055555555556</text:p>
          </table:table-cell>
          <table:table-cell office:value-type="float" office:value="79.5676880492663">
            <text:p>79.56768804926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.9901416383922">
            <text:p>42.99014163839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40296478286183">
            <text:p>0.5402964782861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13545816733068">
            <text:p>0.613545816733068</text:p>
          </table:table-cell>
          <table:table-cell office:value-type="float" office:value="0.386454183266932">
            <text:p>0.386454183266932</text:p>
          </table:table-cell>
          <table:table-cell office:value-type="float" office:value="409.408808933002">
            <text:p>409.408808933002</text:p>
          </table:table-cell>
          <table:table-cell office:value-type="float" office:value="50.6798051777844">
            <text:p>50.6798051777844</text:p>
          </table:table-cell>
          <table:table-cell office:value-type="float" office:value="109.600788641122">
            <text:p>109.6007886411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6717859796879">
            <text:p>0.24671785979687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1-130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668435096740723">
            <text:p>0.0668435096740723</text:p>
          </table:table-cell>
          <table:table-cell office:value-type="float" office:value="0.0609155982888273">
            <text:p>0.0609155982888273</text:p>
          </table:table-cell>
          <table:table-cell office:value-type="float" office:value="-0.560296397755999">
            <text:p>-0.560296397755999</text:p>
          </table:table-cell>
          <table:table-cell office:value-type="float" office:value="0.0792577885167981">
            <text:p>0.0792577885167981</text:p>
          </table:table-cell>
          <table:table-cell office:value-type="float" office:value="0.314387218857862">
            <text:p>0.314387218857862</text:p>
          </table:table-cell>
          <table:table-cell office:value-type="float" office:value="0.250333131499696">
            <text:p>0.250333131499696</text:p>
          </table:table-cell>
          <table:table-cell office:value-type="float" office:value="0">
            <text:p/>
          </table:table-cell>
          <table:table-cell office:value-type="float" office:value="1.35814556603885">
            <text:p>1.35814556603885</text:p>
          </table:table-cell>
          <table:table-cell office:value-type="float" office:value="1.27145924588949">
            <text:p>1.271459245889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15891472868217">
            <text:p>0.815891472868217</text:p>
          </table:table-cell>
          <table:table-cell office:value-type="float" office:value="0.184108527131783">
            <text:p>0.184108527131783</text:p>
          </table:table-cell>
          <table:table-cell office:value-type="float" office:value="54.6780587149624">
            <text:p>54.6780587149624</text:p>
          </table:table-cell>
          <table:table-cell office:value-type="float" office:value="7.74307754631611">
            <text:p>7.74307754631611</text:p>
          </table:table-cell>
          <table:table-cell office:value-type="float" office:value="25.8405199612974">
            <text:p>25.84051996129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27565430239126">
            <text:p>0.627565430239126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385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82666778564453">
            <text:p>0.682666778564453</text:p>
          </table:table-cell>
          <table:table-cell office:value-type="float" office:value="0.182009284306678">
            <text:p>0.182009284306678</text:p>
          </table:table-cell>
          <table:table-cell office:value-type="float" office:value="0.244809860176455">
            <text:p>0.244809860176455</text:p>
          </table:table-cell>
          <table:table-cell office:value-type="float" office:value="0.216554715862886">
            <text:p>0.216554715862886</text:p>
          </table:table-cell>
          <table:table-cell office:value-type="float" office:value="0.679517919581961">
            <text:p>0.679517919581961</text:p>
          </table:table-cell>
          <table:table-cell office:value-type="float" office:value="0.684314180862797">
            <text:p>0.684314180862797</text:p>
          </table:table-cell>
          <table:table-cell office:value-type="float" office:value="0.179844240628378">
            <text:p>0.179844240628378</text:p>
          </table:table-cell>
          <table:table-cell office:value-type="float" office:value="4.77996201909569">
            <text:p>4.77996201909569</text:p>
          </table:table-cell>
          <table:table-cell office:value-type="float" office:value="2.48313812070176">
            <text:p>2.483138120701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6019417475728">
            <text:p>0.466019417475728</text:p>
          </table:table-cell>
          <table:table-cell office:value-type="float" office:value="0.533980582524272">
            <text:p>0.533980582524272</text:p>
          </table:table-cell>
          <table:table-cell office:value-type="float" office:value="461.581958936385">
            <text:p>461.581958936385</text:p>
          </table:table-cell>
          <table:table-cell office:value-type="float" office:value="45.8520571928801">
            <text:p>45.8520571928801</text:p>
          </table:table-cell>
          <table:table-cell office:value-type="float" office:value="79.018017776107">
            <text:p>79.018017776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884301385343803">
            <text:p>0.0884301385343803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slight pac, needs rescaling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623-s3-508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07326900959015">
            <text:p>1.07326900959015</text:p>
          </table:table-cell>
          <table:table-cell office:value-type="float" office:value="1.4113922119069">
            <text:p>1.4113922119069</text:p>
          </table:table-cell>
          <table:table-cell office:value-type="float" office:value="0.915528405768374">
            <text:p>0.915528405768374</text:p>
          </table:table-cell>
          <table:table-cell office:value-type="float" office:value="0.111382042199426">
            <text:p>0.111382042199426</text:p>
          </table:table-cell>
          <table:table-cell office:value-type="float" office:value="0.928050125702436">
            <text:p>0.928050125702436</text:p>
          </table:table-cell>
          <table:table-cell office:value-type="float" office:value="0.855280828084383">
            <text:p>0.855280828084383</text:p>
          </table:table-cell>
          <table:table-cell office:value-type="float" office:value="0.734114797380785">
            <text:p>0.734114797380785</text:p>
          </table:table-cell>
          <table:table-cell office:value-type="float" office:value="5.85525590611899">
            <text:p>5.85525590611899</text:p>
          </table:table-cell>
          <table:table-cell office:value-type="float" office:value="2.20093159307354">
            <text:p>2.20093159307354</text:p>
          </table:table-cell>
          <table:table-cell office:value-type="float" office:value="0.933333333333333">
            <text:p>0.933333333333333</text:p>
          </table:table-cell>
          <table:table-cell office:value-type="float" office:value="20.6438961346388">
            <text:p>20.64389613463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4922472524866">
            <text:p>12.492247252486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05130309269753">
            <text:p>0.6051303092697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39344262295082">
            <text:p>0.839344262295082</text:p>
          </table:table-cell>
          <table:table-cell office:value-type="float" office:value="0.160655737704918">
            <text:p>0.160655737704918</text:p>
          </table:table-cell>
          <table:table-cell office:value-type="float" office:value="227.833779826802">
            <text:p>227.833779826802</text:p>
          </table:table-cell>
          <table:table-cell office:value-type="float" office:value="12.0864918066755">
            <text:p>12.0864918066755</text:p>
          </table:table-cell>
          <table:table-cell office:value-type="float" office:value="58.9060218484668">
            <text:p>58.90602184846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6782323493872">
            <text:p>0.276782323493872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666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23</text:p>
          </table:table-cell>
          <table:table-cell office:value-type="string">
            <text:p>7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562246799468994">
            <text:p>0.562246799468994</text:p>
          </table:table-cell>
          <table:table-cell office:value-type="float" office:value="-0.0654664665749947">
            <text:p>-0.0654664665749947</text:p>
          </table:table-cell>
          <table:table-cell office:value-type="float" office:value="0.169669794589272">
            <text:p>0.169669794589272</text:p>
          </table:table-cell>
          <table:table-cell office:value-type="float" office:value="0.134961615496087">
            <text:p>0.134961615496087</text:p>
          </table:table-cell>
          <table:table-cell office:value-type="float" office:value="0">
            <text:p/>
          </table:table-cell>
          <table:table-cell office:value-type="float" office:value="0.105964239125081">
            <text:p>0.105964239125081</text:p>
          </table:table-cell>
          <table:table-cell office:value-type="float" office:value="0">
            <text:p/>
          </table:table-cell>
          <table:table-cell office:value-type="float" office:value="4.47083157866143">
            <text:p>4.47083157866143</text:p>
          </table:table-cell>
          <table:table-cell office:value-type="float" office:value="1.78817827568056">
            <text:p>1.788178275680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2559523809524">
            <text:p>0.492559523809524</text:p>
          </table:table-cell>
          <table:table-cell office:value-type="float" office:value="0.507440476190476">
            <text:p>0.507440476190476</text:p>
          </table:table-cell>
          <table:table-cell office:value-type="float" office:value="287.611618004866">
            <text:p>287.611618004866</text:p>
          </table:table-cell>
          <table:table-cell office:value-type="float" office:value="32.2729681920271">
            <text:p>32.2729681920271</text:p>
          </table:table-cell>
          <table:table-cell office:value-type="float" office:value="57.3526828656267">
            <text:p>57.35268286562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07122541043246">
            <text:p>0.107122541043246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4-280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21395111083984">
            <text:p>0.621395111083984</text:p>
          </table:table-cell>
          <table:table-cell office:value-type="float" office:value="0.126332148048793">
            <text:p>0.126332148048793</text:p>
          </table:table-cell>
          <table:table-cell office:value-type="float" office:value="-0.250484480047412">
            <text:p>-0.250484480047412</text:p>
          </table:table-cell>
          <table:table-cell office:value-type="float" office:value="0.069144467568299">
            <text:p>0.069144467568299</text:p>
          </table:table-cell>
          <table:table-cell office:value-type="float" office:value="0.26937400637591">
            <text:p>0.26937400637591</text:p>
          </table:table-cell>
          <table:table-cell office:value-type="float" office:value="0.75007479230593">
            <text:p>0.75007479230593</text:p>
          </table:table-cell>
          <table:table-cell office:value-type="float" office:value="0.257688662772627">
            <text:p>0.257688662772627</text:p>
          </table:table-cell>
          <table:table-cell office:value-type="float" office:value="2.21631289493151">
            <text:p>2.21631289493151</text:p>
          </table:table-cell>
          <table:table-cell office:value-type="float" office:value="1.36236638298746">
            <text:p>1.362366382987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0902255639098">
            <text:p>0.560902255639098</text:p>
          </table:table-cell>
          <table:table-cell office:value-type="float" office:value="0.439097744360902">
            <text:p>0.439097744360902</text:p>
          </table:table-cell>
          <table:table-cell office:value-type="float" office:value="81.1746648385131">
            <text:p>81.1746648385131</text:p>
          </table:table-cell>
          <table:table-cell office:value-type="float" office:value="8.26075762856871">
            <text:p>8.26075762856871</text:p>
          </table:table-cell>
          <table:table-cell office:value-type="float" office:value="16.6487756403965">
            <text:p>16.64877564039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30744794484442">
            <text:p>0.130744794484442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085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24846538901329">
            <text:p>0.24846538901329</text:p>
          </table:table-cell>
          <table:table-cell office:value-type="float" office:value="0.0658072142839163">
            <text:p>0.0658072142839163</text:p>
          </table:table-cell>
          <table:table-cell office:value-type="float" office:value="0.0101589612126973">
            <text:p>0.0101589612126973</text:p>
          </table:table-cell>
          <table:table-cell office:value-type="float" office:value="-0.147893527620245">
            <text:p>-0.147893527620245</text:p>
          </table:table-cell>
          <table:table-cell office:value-type="float" office:value="0">
            <text:p/>
          </table:table-cell>
          <table:table-cell office:value-type="float" office:value="0.551545590020635">
            <text:p>0.551545590020635</text:p>
          </table:table-cell>
          <table:table-cell office:value-type="float" office:value="0.303211332969354">
            <text:p>0.303211332969354</text:p>
          </table:table-cell>
          <table:table-cell office:value-type="float" office:value="5.19305849984097">
            <text:p>5.19305849984097</text:p>
          </table:table-cell>
          <table:table-cell office:value-type="float" office:value="3.04834533525468">
            <text:p>3.04834533525468</text:p>
          </table:table-cell>
          <table:table-cell office:value-type="float" office:value="0.113207547169811">
            <text:p>0.113207547169811</text:p>
          </table:table-cell>
          <table:table-cell office:value-type="float" office:value="3.53798459388767">
            <text:p>3.537984593887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64153380619948">
            <text:p>1.6415338061994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63974266319711">
            <text:p>0.4639742663197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49645390070922">
            <text:p>0.549645390070922</text:p>
          </table:table-cell>
          <table:table-cell office:value-type="float" office:value="0.450354609929078">
            <text:p>0.450354609929078</text:p>
          </table:table-cell>
          <table:table-cell office:value-type="float" office:value="142.02989191443">
            <text:p>142.02989191443</text:p>
          </table:table-cell>
          <table:table-cell office:value-type="float" office:value="26.7050614930558">
            <text:p>26.7050614930558</text:p>
          </table:table-cell>
          <table:table-cell office:value-type="float" office:value="48.2300895550979">
            <text:p>48.2300895550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046875913262">
            <text:p>0.22046875913262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340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18208944797516">
            <text:p>0.618208944797516</text:p>
          </table:table-cell>
          <table:table-cell office:value-type="float" office:value="0.313887120815382">
            <text:p>0.313887120815382</text:p>
          </table:table-cell>
          <table:table-cell office:value-type="float" office:value="-0.00892015295210332">
            <text:p>-0.00892015295210332</text:p>
          </table:table-cell>
          <table:table-cell office:value-type="float" office:value="0.361598968092804">
            <text:p>0.361598968092804</text:p>
          </table:table-cell>
          <table:table-cell office:value-type="float" office:value="0.644547551758369">
            <text:p>0.644547551758369</text:p>
          </table:table-cell>
          <table:table-cell office:value-type="float" office:value="0.768361582738042">
            <text:p>0.768361582738042</text:p>
          </table:table-cell>
          <table:table-cell office:value-type="float" office:value="0">
            <text:p/>
          </table:table-cell>
          <table:table-cell office:value-type="float" office:value="3.89921012358785">
            <text:p>3.89921012358785</text:p>
          </table:table-cell>
          <table:table-cell office:value-type="float" office:value="1.95357243449823">
            <text:p>1.95357243449823</text:p>
          </table:table-cell>
          <table:table-cell office:value-type="float" office:value="0.5">
            <text:p>0.5</text:p>
          </table:table-cell>
          <table:table-cell office:value-type="float" office:value="0.606897181042922">
            <text:p>0.6068971810429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991708365514733">
            <text:p>0.09917083655147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63406322601554">
            <text:p>0.1634063226015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7757847533632">
            <text:p>0.497757847533632</text:p>
          </table:table-cell>
          <table:table-cell office:value-type="float" office:value="0.502242152466368">
            <text:p>0.502242152466368</text:p>
          </table:table-cell>
          <table:table-cell office:value-type="float" office:value="283.554184549356">
            <text:p>283.554184549356</text:p>
          </table:table-cell>
          <table:table-cell office:value-type="float" office:value="22.792181890706">
            <text:p>22.792181890706</text:p>
          </table:table-cell>
          <table:table-cell office:value-type="float" office:value="42.0324457697789">
            <text:p>42.03244576977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838004804942226">
            <text:p>0.0838004804942226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665-a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</text:p>
          </table:table-cell>
          <table:table-cell office:value-type="string">
            <text:p>1.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361791998147964">
            <text:p>0.0361791998147964</text:p>
          </table:table-cell>
          <table:table-cell office:value-type="float" office:value="0.246016974820807">
            <text:p>0.246016974820807</text:p>
          </table:table-cell>
          <table:table-cell office:value-type="float" office:value="0.195469245332302">
            <text:p>0.195469245332302</text:p>
          </table:table-cell>
          <table:table-cell office:value-type="float" office:value="-0.0574458943819523">
            <text:p>-0.0574458943819523</text:p>
          </table:table-cell>
          <table:table-cell office:value-type="float" office:value="0.86167186351706">
            <text:p>0.86167186351706</text:p>
          </table:table-cell>
          <table:table-cell office:value-type="float" office:value="0.938091945125439">
            <text:p>0.938091945125439</text:p>
          </table:table-cell>
          <table:table-cell office:value-type="float" office:value="0.564566686593283">
            <text:p>0.564566686593283</text:p>
          </table:table-cell>
          <table:table-cell office:value-type="float" office:value="5.34222970509179">
            <text:p>5.34222970509179</text:p>
          </table:table-cell>
          <table:table-cell office:value-type="float" office:value="1.56778781635739">
            <text:p>1.56778781635739</text:p>
          </table:table-cell>
          <table:table-cell office:value-type="float" office:value="0.1">
            <text:p>0.1</text:p>
          </table:table-cell>
          <table:table-cell office:value-type="float" office:value="2.52273552535313">
            <text:p>2.522735525353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27407157383928">
            <text:p>1.274071573839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05035728491966">
            <text:p>0.5050357284919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46428571428571">
            <text:p>0.446428571428571</text:p>
          </table:table-cell>
          <table:table-cell office:value-type="float" office:value="0.553571428571429">
            <text:p>0.553571428571429</text:p>
          </table:table-cell>
          <table:table-cell office:value-type="float" office:value="267.009345794392">
            <text:p>267.009345794392</text:p>
          </table:table-cell>
          <table:table-cell office:value-type="float" office:value="45.1672729745351">
            <text:p>45.1672729745351</text:p>
          </table:table-cell>
          <table:table-cell office:value-type="float" office:value="71.7978788649384">
            <text:p>71.79787886493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44277840539523">
            <text:p>0.144277840539523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557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5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100373506546021">
            <text:p>0.100373506546021</text:p>
          </table:table-cell>
          <table:table-cell office:value-type="float" office:value="0.282409043495307">
            <text:p>0.282409043495307</text:p>
          </table:table-cell>
          <table:table-cell office:value-type="float" office:value="-1.28674190105273">
            <text:p>-1.28674190105273</text:p>
          </table:table-cell>
          <table:table-cell office:value-type="float" office:value="-1.30401933749502">
            <text:p>-1.30401933749502</text:p>
          </table:table-cell>
          <table:table-cell office:value-type="float" office:value="0.340283061363901">
            <text:p>0.3402830613639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04768006109199">
            <text:p>2.04768006109199</text:p>
          </table:table-cell>
          <table:table-cell office:value-type="float" office:value="1.39796437533979">
            <text:p>1.397964375339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31313131313131">
            <text:p>0.631313131313131</text:p>
          </table:table-cell>
          <table:table-cell office:value-type="float" office:value="0.368686868686869">
            <text:p>0.368686868686869</text:p>
          </table:table-cell>
          <table:table-cell office:value-type="float" office:value="42.5675836750262">
            <text:p>42.5675836750262</text:p>
          </table:table-cell>
          <table:table-cell office:value-type="float" office:value="5.94350053860578">
            <text:p>5.94350053860578</text:p>
          </table:table-cell>
          <table:table-cell office:value-type="float" office:value="13.0101977451806">
            <text:p>13.01019774518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6278993155114">
            <text:p>0.326278993155114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704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26861035823822">
            <text:p>0.626861035823822</text:p>
          </table:table-cell>
          <table:table-cell office:value-type="float" office:value="-0.041135851614659">
            <text:p>-0.041135851614659</text:p>
          </table:table-cell>
          <table:table-cell office:value-type="float" office:value="0.0113349789995992">
            <text:p>0.0113349789995992</text:p>
          </table:table-cell>
          <table:table-cell office:value-type="float" office:value="0.0188866537093817">
            <text:p>0.01888665370938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94140878470324">
            <text:p>3.94140878470324</text:p>
          </table:table-cell>
          <table:table-cell office:value-type="float" office:value="2.53974587457906">
            <text:p>2.53974587457906</text:p>
          </table:table-cell>
          <table:table-cell office:value-type="float" office:value="0.157894736842105">
            <text:p>0.157894736842105</text:p>
          </table:table-cell>
          <table:table-cell office:value-type="float" office:value="2.01918769965062">
            <text:p>2.01918769965062</text:p>
          </table:table-cell>
          <table:table-cell office:value-type="float" office:value="0.681289863300041">
            <text:p>0.681289863300041</text:p>
          </table:table-cell>
          <table:table-cell office:value-type="float" office:value="0.142857142857143">
            <text:p>0.142857142857143</text:p>
          </table:table-cell>
          <table:table-cell office:value-type="float" office:value="0.110896418847833">
            <text:p>0.110896418847833</text:p>
          </table:table-cell>
          <table:table-cell office:value-type="float" office:value="1">
            <text:p>1</text:p>
          </table:table-cell>
          <table:table-cell office:value-type="float" office:value="0.337407891013759">
            <text:p>0.337407891013759</text:p>
          </table:table-cell>
          <table:table-cell office:value-type="float" office:value="0.0549213026936629">
            <text:p>0.05492130269366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47920433996383">
            <text:p>0.547920433996383</text:p>
          </table:table-cell>
          <table:table-cell office:value-type="float" office:value="0.452079566003617">
            <text:p>0.452079566003617</text:p>
          </table:table-cell>
          <table:table-cell office:value-type="float" office:value="188.854443911165">
            <text:p>188.854443911165</text:p>
          </table:table-cell>
          <table:table-cell office:value-type="float" office:value="30.1834885647154">
            <text:p>30.1834885647154</text:p>
          </table:table-cell>
          <table:table-cell office:value-type="float" office:value="55.9315547625622">
            <text:p>55.9315547625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8012199197861">
            <text:p>0.18012199197861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4-568-b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793148815631866">
            <text:p>0.793148815631866</text:p>
          </table:table-cell>
          <table:table-cell office:value-type="float" office:value="0.563645807422233">
            <text:p>0.563645807422233</text:p>
          </table:table-cell>
          <table:table-cell office:value-type="float" office:value="0.519575878025579">
            <text:p>0.519575878025579</text:p>
          </table:table-cell>
          <table:table-cell office:value-type="float" office:value="0.348384022427457">
            <text:p>0.348384022427457</text:p>
          </table:table-cell>
          <table:table-cell office:value-type="float" office:value="0.891010280007931">
            <text:p>0.891010280007931</text:p>
          </table:table-cell>
          <table:table-cell office:value-type="float" office:value="0.944591744555211">
            <text:p>0.944591744555211</text:p>
          </table:table-cell>
          <table:table-cell office:value-type="float" office:value="0.573781866563722">
            <text:p>0.573781866563722</text:p>
          </table:table-cell>
          <table:table-cell office:value-type="float" office:value="3.82872292610655">
            <text:p>3.82872292610655</text:p>
          </table:table-cell>
          <table:table-cell office:value-type="float" office:value="2.02614595633365">
            <text:p>2.02614595633365</text:p>
          </table:table-cell>
          <table:table-cell office:value-type="float" office:value="0.941176470588235">
            <text:p>0.941176470588235</text:p>
          </table:table-cell>
          <table:table-cell office:value-type="float" office:value="16.2181068129969">
            <text:p>16.21810681299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02143993515452">
            <text:p>7.0214399351545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32938321107101">
            <text:p>0.4329383211071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31517509727626">
            <text:p>0.731517509727626</text:p>
          </table:table-cell>
          <table:table-cell office:value-type="float" office:value="0.268482490272374">
            <text:p>0.268482490272374</text:p>
          </table:table-cell>
          <table:table-cell office:value-type="float" office:value="214.68324073704">
            <text:p>214.68324073704</text:p>
          </table:table-cell>
          <table:table-cell office:value-type="float" office:value="19.6561007468267">
            <text:p>19.6561007468267</text:p>
          </table:table-cell>
          <table:table-cell office:value-type="float" office:value="58.5946053786609">
            <text:p>58.59460537866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9269749594525">
            <text:p>0.239269749594525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1411-BETA-in-out-in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0592789389193058">
            <text:p>-0.0592789389193058</text:p>
          </table:table-cell>
          <table:table-cell office:value-type="float" office:value="0.00364044673412247">
            <text:p>0.00364044673412247</text:p>
          </table:table-cell>
          <table:table-cell office:value-type="float" office:value="0.0966649058204005">
            <text:p>0.0966649058204005</text:p>
          </table:table-cell>
          <table:table-cell office:value-type="float" office:value="0.0612211895641813">
            <text:p>0.0612211895641813</text:p>
          </table:table-cell>
          <table:table-cell office:value-type="float" office:value="0.861775788611905">
            <text:p>0.861775788611905</text:p>
          </table:table-cell>
          <table:table-cell office:value-type="float" office:value="0.964252178774189">
            <text:p>0.964252178774189</text:p>
          </table:table-cell>
          <table:table-cell office:value-type="float" office:value="0.71825844714836">
            <text:p>0.71825844714836</text:p>
          </table:table-cell>
          <table:table-cell office:value-type="float" office:value="8.9059925605475">
            <text:p>8.9059925605475</text:p>
          </table:table-cell>
          <table:table-cell office:value-type="float" office:value="6.33530244718243">
            <text:p>6.33530244718243</text:p>
          </table:table-cell>
          <table:table-cell office:value-type="float" office:value="0.624113475177305">
            <text:p>0.624113475177305</text:p>
          </table:table-cell>
          <table:table-cell office:value-type="float" office:value="82.2431572938302">
            <text:p>82.24315729383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.9622698335865">
            <text:p>52.962269833586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43971748851617">
            <text:p>0.6439717488516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97216699801193">
            <text:p>0.797216699801193</text:p>
          </table:table-cell>
          <table:table-cell office:value-type="float" office:value="0.202783300198807">
            <text:p>0.202783300198807</text:p>
          </table:table-cell>
          <table:table-cell office:value-type="float" office:value="382.766028532291">
            <text:p>382.766028532291</text:p>
          </table:table-cell>
          <table:table-cell office:value-type="float" office:value="25.6048571328155">
            <text:p>25.6048571328155</text:p>
          </table:table-cell>
          <table:table-cell office:value-type="float" office:value="99.9750248707763">
            <text:p>99.97502487077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1732895646164">
            <text:p>0.24173289564616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294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30</text:p>
          </table:table-cell>
          <table:table-cell office:value-type="string">
            <text:p>7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275364875793457">
            <text:p>0.275364875793457</text:p>
          </table:table-cell>
          <table:table-cell office:value-type="float" office:value="0.0804859942556659">
            <text:p>0.0804859942556659</text:p>
          </table:table-cell>
          <table:table-cell office:value-type="float" office:value="0.121633141699622">
            <text:p>0.121633141699622</text:p>
          </table:table-cell>
          <table:table-cell office:value-type="float" office:value="-0.0435957267344185">
            <text:p>-0.0435957267344185</text:p>
          </table:table-cell>
          <table:table-cell office:value-type="float" office:value="0.797771676150545">
            <text:p>0.797771676150545</text:p>
          </table:table-cell>
          <table:table-cell office:value-type="float" office:value="0.513149877766035">
            <text:p>0.513149877766035</text:p>
          </table:table-cell>
          <table:table-cell office:value-type="float" office:value="0.445161294219334">
            <text:p>0.445161294219334</text:p>
          </table:table-cell>
          <table:table-cell office:value-type="float" office:value="1.17687114587038">
            <text:p>1.17687114587038</text:p>
          </table:table-cell>
          <table:table-cell office:value-type="float" office:value="0.830389008752926">
            <text:p>0.8303890087529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52136752136752">
            <text:p>0.752136752136752</text:p>
          </table:table-cell>
          <table:table-cell office:value-type="float" office:value="0.247863247863248">
            <text:p>0.247863247863248</text:p>
          </table:table-cell>
          <table:table-cell office:value-type="float" office:value="54.098981494764">
            <text:p>54.098981494764</text:p>
          </table:table-cell>
          <table:table-cell office:value-type="float" office:value="3.16553405229724">
            <text:p>3.16553405229724</text:p>
          </table:table-cell>
          <table:table-cell office:value-type="float" office:value="10.8455653325027">
            <text:p>10.84556533250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7755895283264">
            <text:p>0.1775589528326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673-BETA-noisy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285660445690155">
            <text:p>0.285660445690155</text:p>
          </table:table-cell>
          <table:table-cell office:value-type="float" office:value="0.455029164882572">
            <text:p>0.455029164882572</text:p>
          </table:table-cell>
          <table:table-cell office:value-type="float" office:value="0.339451751930154">
            <text:p>0.339451751930154</text:p>
          </table:table-cell>
          <table:table-cell office:value-type="float" office:value="-0.0537756776267519">
            <text:p>-0.0537756776267519</text:p>
          </table:table-cell>
          <table:table-cell office:value-type="float" office:value="0.977205392185262">
            <text:p>0.977205392185262</text:p>
          </table:table-cell>
          <table:table-cell office:value-type="float" office:value="0.960485100712395">
            <text:p>0.960485100712395</text:p>
          </table:table-cell>
          <table:table-cell office:value-type="float" office:value="0.825075365676857">
            <text:p>0.825075365676857</text:p>
          </table:table-cell>
          <table:table-cell office:value-type="float" office:value="7.13028519918344">
            <text:p>7.13028519918344</text:p>
          </table:table-cell>
          <table:table-cell office:value-type="float" office:value="5.17883150723487">
            <text:p>5.17883150723487</text:p>
          </table:table-cell>
          <table:table-cell office:value-type="float" office:value="0.922535211267606">
            <text:p>0.922535211267606</text:p>
          </table:table-cell>
          <table:table-cell office:value-type="float" office:value="45.1932641032956">
            <text:p>45.1932641032956</text:p>
          </table:table-cell>
          <table:table-cell office:value-type="float" office:value="16.2248564968097">
            <text:p>16.2248564968097</text:p>
          </table:table-cell>
          <table:table-cell office:value-type="float" office:value="0.655172413793103">
            <text:p>0.655172413793103</text:p>
          </table:table-cell>
          <table:table-cell office:value-type="float" office:value="34.8556026316188">
            <text:p>34.8556026316188</text:p>
          </table:table-cell>
          <table:table-cell office:value-type="float" office:value="1">
            <text:p>1</text:p>
          </table:table-cell>
          <table:table-cell office:value-type="float" office:value="0.359010503417621">
            <text:p>0.359010503417621</text:p>
          </table:table-cell>
          <table:table-cell office:value-type="float" office:value="0.77125658708677">
            <text:p>0.77125658708677</text:p>
          </table:table-cell>
          <table:table-cell office:value-type="float" office:value="0.0967830460806886">
            <text:p>0.0967830460806886</text:p>
          </table:table-cell>
          <table:table-cell office:value-type="float" office:value="4.37394176224598">
            <text:p>4.37394176224598</text:p>
          </table:table-cell>
          <table:table-cell office:value-type="float" office:value="0.562352941176471">
            <text:p>0.562352941176471</text:p>
          </table:table-cell>
          <table:table-cell office:value-type="float" office:value="0.437647058823529">
            <text:p>0.437647058823529</text:p>
          </table:table-cell>
          <table:table-cell office:value-type="float" office:value="207.418894289186">
            <text:p>207.418894289186</text:p>
          </table:table-cell>
          <table:table-cell office:value-type="float" office:value="27.4450481345288">
            <text:p>27.4450481345288</text:p>
          </table:table-cell>
          <table:table-cell office:value-type="float" office:value="53.5977558443393">
            <text:p>53.5977558443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85485981014977">
            <text:p>0.18548598101497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709-BETA-weak-but-there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0443307310342789">
            <text:p>0.0443307310342789</text:p>
          </table:table-cell>
          <table:table-cell office:value-type="float" office:value="0.482355310156271">
            <text:p>0.482355310156271</text:p>
          </table:table-cell>
          <table:table-cell office:value-type="float" office:value="0.510052925286253">
            <text:p>0.510052925286253</text:p>
          </table:table-cell>
          <table:table-cell office:value-type="float" office:value="0.429301834138613">
            <text:p>0.429301834138613</text:p>
          </table:table-cell>
          <table:table-cell office:value-type="float" office:value="0.707590080895053">
            <text:p>0.707590080895053</text:p>
          </table:table-cell>
          <table:table-cell office:value-type="float" office:value="0.687372063658641">
            <text:p>0.687372063658641</text:p>
          </table:table-cell>
          <table:table-cell office:value-type="float" office:value="0.892365535205206">
            <text:p>0.892365535205206</text:p>
          </table:table-cell>
          <table:table-cell office:value-type="float" office:value="6.13613078953815">
            <text:p>6.13613078953815</text:p>
          </table:table-cell>
          <table:table-cell office:value-type="float" office:value="4.96492108771126">
            <text:p>4.96492108771126</text:p>
          </table:table-cell>
          <table:table-cell office:value-type="float" office:value="0.75">
            <text:p>0.75</text:p>
          </table:table-cell>
          <table:table-cell office:value-type="float" office:value="21.7797905705556">
            <text:p>21.7797905705556</text:p>
          </table:table-cell>
          <table:table-cell office:value-type="float" office:value="6.61855883547082">
            <text:p>6.61855883547082</text:p>
          </table:table-cell>
          <table:table-cell office:value-type="float" office:value="0.4">
            <text:p>0.4</text:p>
          </table:table-cell>
          <table:table-cell office:value-type="float" office:value="9.32695592031702">
            <text:p>9.32695592031702</text:p>
          </table:table-cell>
          <table:table-cell office:value-type="float" office:value="1">
            <text:p>1</text:p>
          </table:table-cell>
          <table:table-cell office:value-type="float" office:value="0.303885329568713">
            <text:p>0.303885329568713</text:p>
          </table:table-cell>
          <table:table-cell office:value-type="float" office:value="0.428239008547965">
            <text:p>0.428239008547965</text:p>
          </table:table-cell>
          <table:table-cell office:value-type="float" office:value="0.21100684164813">
            <text:p>0.21100684164813</text:p>
          </table:table-cell>
          <table:table-cell office:value-type="float" office:value="4.59568482005065">
            <text:p>4.59568482005065</text:p>
          </table:table-cell>
          <table:table-cell office:value-type="float" office:value="0.565916398713826">
            <text:p>0.565916398713826</text:p>
          </table:table-cell>
          <table:table-cell office:value-type="float" office:value="0.434083601286174">
            <text:p>0.434083601286174</text:p>
          </table:table-cell>
          <table:table-cell office:value-type="float" office:value="272.922275293096">
            <text:p>272.922275293096</text:p>
          </table:table-cell>
          <table:table-cell office:value-type="float" office:value="35.9709579944789">
            <text:p>35.9709579944789</text:p>
          </table:table-cell>
          <table:table-cell office:value-type="float" office:value="70.7155704826181">
            <text:p>70.71557048261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58152825145175">
            <text:p>0.15815282514517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super wide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205-BETA-in-out-in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725474953651428">
            <text:p>0.725474953651428</text:p>
          </table:table-cell>
          <table:table-cell office:value-type="float" office:value="0.573013056255731">
            <text:p>0.573013056255731</text:p>
          </table:table-cell>
          <table:table-cell office:value-type="float" office:value="0.491546874050932">
            <text:p>0.491546874050932</text:p>
          </table:table-cell>
          <table:table-cell office:value-type="float" office:value="0.254700355022821">
            <text:p>0.254700355022821</text:p>
          </table:table-cell>
          <table:table-cell office:value-type="float" office:value="0.960940237834699">
            <text:p>0.960940237834699</text:p>
          </table:table-cell>
          <table:table-cell office:value-type="float" office:value="0.985278402336568">
            <text:p>0.985278402336568</text:p>
          </table:table-cell>
          <table:table-cell office:value-type="float" office:value="0.861951305414812">
            <text:p>0.861951305414812</text:p>
          </table:table-cell>
          <table:table-cell office:value-type="float" office:value="8.12046010479178">
            <text:p>8.12046010479178</text:p>
          </table:table-cell>
          <table:table-cell office:value-type="float" office:value="3.50282707199588">
            <text:p>3.50282707199588</text:p>
          </table:table-cell>
          <table:table-cell office:value-type="float" office:value="0.863945578231292">
            <text:p>0.863945578231292</text:p>
          </table:table-cell>
          <table:table-cell office:value-type="float" office:value="55.2628102819759">
            <text:p>55.2628102819759</text:p>
          </table:table-cell>
          <table:table-cell office:value-type="float" office:value="4.19256338570325">
            <text:p>4.19256338570325</text:p>
          </table:table-cell>
          <table:table-cell office:value-type="float" office:value="0.75">
            <text:p>0.75</text:p>
          </table:table-cell>
          <table:table-cell office:value-type="float" office:value="33.9554677292083">
            <text:p>33.9554677292083</text:p>
          </table:table-cell>
          <table:table-cell office:value-type="float" office:value="1">
            <text:p>1</text:p>
          </table:table-cell>
          <table:table-cell office:value-type="float" office:value="0.0758659099005442">
            <text:p>0.0758659099005442</text:p>
          </table:table-cell>
          <table:table-cell office:value-type="float" office:value="0.61443613808187">
            <text:p>0.61443613808187</text:p>
          </table:table-cell>
          <table:table-cell office:value-type="float" office:value="0.0132112941347929">
            <text:p>0.0132112941347929</text:p>
          </table:table-cell>
          <table:table-cell office:value-type="float" office:value="0.730093241350442">
            <text:p>0.730093241350442</text:p>
          </table:table-cell>
          <table:table-cell office:value-type="float" office:value="0.562624254473161">
            <text:p>0.562624254473161</text:p>
          </table:table-cell>
          <table:table-cell office:value-type="float" office:value="0.437375745526839">
            <text:p>0.437375745526839</text:p>
          </table:table-cell>
          <table:table-cell office:value-type="float" office:value="312.560306169785">
            <text:p>312.560306169785</text:p>
          </table:table-cell>
          <table:table-cell office:value-type="float" office:value="30.707222699914">
            <text:p>30.707222699914</text:p>
          </table:table-cell>
          <table:table-cell office:value-type="float" office:value="62.330670205937">
            <text:p>62.3306702059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908936057460278">
            <text:p>0.090893605746027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662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6</text:p>
          </table:table-cell>
          <table:table-cell office:value-type="string">
            <text:p>31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39213275909424">
            <text:p>1.39213275909424</text:p>
          </table:table-cell>
          <table:table-cell office:value-type="float" office:value="0.0957856047154468">
            <text:p>0.0957856047154468</text:p>
          </table:table-cell>
          <table:table-cell office:value-type="float" office:value="-0.00712471361998321">
            <text:p>-0.00712471361998321</text:p>
          </table:table-cell>
          <table:table-cell office:value-type="float" office:value="-0.0978179216858494">
            <text:p>-0.0978179216858494</text:p>
          </table:table-cell>
          <table:table-cell office:value-type="float" office:value="0">
            <text:p/>
          </table:table-cell>
          <table:table-cell office:value-type="float" office:value="0.754333774414133">
            <text:p>0.754333774414133</text:p>
          </table:table-cell>
          <table:table-cell office:value-type="float" office:value="0.486366040456155">
            <text:p>0.486366040456155</text:p>
          </table:table-cell>
          <table:table-cell office:value-type="float" office:value="3.03922665971721">
            <text:p>3.03922665971721</text:p>
          </table:table-cell>
          <table:table-cell office:value-type="float" office:value="2.73939286220569">
            <text:p>2.739392862205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64331210191083">
            <text:p>0.764331210191083</text:p>
          </table:table-cell>
          <table:table-cell office:value-type="float" office:value="0.235668789808917">
            <text:p>0.235668789808917</text:p>
          </table:table-cell>
          <table:table-cell office:value-type="float" office:value="171.580141465368">
            <text:p>171.580141465368</text:p>
          </table:table-cell>
          <table:table-cell office:value-type="float" office:value="20.1235484485056">
            <text:p>20.1235484485056</text:p>
          </table:table-cell>
          <table:table-cell office:value-type="float" office:value="61.8591576489193">
            <text:p>61.85915764891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3117791426646">
            <text:p>0.38311779142664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621-BETA-MAYBE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934200346469879">
            <text:p>0.934200346469879</text:p>
          </table:table-cell>
          <table:table-cell office:value-type="float" office:value="0.505401195253169">
            <text:p>0.505401195253169</text:p>
          </table:table-cell>
          <table:table-cell office:value-type="float" office:value="0.228761439115665">
            <text:p>0.228761439115665</text:p>
          </table:table-cell>
          <table:table-cell office:value-type="float" office:value="0.0927112959258453">
            <text:p>0.0927112959258453</text:p>
          </table:table-cell>
          <table:table-cell office:value-type="float" office:value="0.881135006768345">
            <text:p>0.881135006768345</text:p>
          </table:table-cell>
          <table:table-cell office:value-type="float" office:value="0">
            <text:p/>
          </table:table-cell>
          <table:table-cell office:value-type="float" office:value="0.588784627394534">
            <text:p>0.588784627394534</text:p>
          </table:table-cell>
          <table:table-cell office:value-type="float" office:value="4.76074207978072">
            <text:p>4.76074207978072</text:p>
          </table:table-cell>
          <table:table-cell office:value-type="float" office:value="2.1244263727435">
            <text:p>2.1244263727435</text:p>
          </table:table-cell>
          <table:table-cell office:value-type="float" office:value="0.6">
            <text:p>0.6</text:p>
          </table:table-cell>
          <table:table-cell office:value-type="float" office:value="2.90649825638008">
            <text:p>2.906498256380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23625473758775">
            <text:p>1.2362547375877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25341640881443">
            <text:p>0.4253416408814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20626151012891">
            <text:p>0.620626151012891</text:p>
          </table:table-cell>
          <table:table-cell office:value-type="float" office:value="0.379373848987109">
            <text:p>0.379373848987109</text:p>
          </table:table-cell>
          <table:table-cell office:value-type="float" office:value="277.035449156932">
            <text:p>277.035449156932</text:p>
          </table:table-cell>
          <table:table-cell office:value-type="float" office:value="28.1731146662071">
            <text:p>28.1731146662071</text:p>
          </table:table-cell>
          <table:table-cell office:value-type="float" office:value="63.669722888006">
            <text:p>63.669722888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68972730238538">
            <text:p>0.16897273023853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803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114314876496792">
            <text:p>0.114314876496792</text:p>
          </table:table-cell>
          <table:table-cell office:value-type="float" office:value="0.124497844465205">
            <text:p>0.124497844465205</text:p>
          </table:table-cell>
          <table:table-cell office:value-type="float" office:value="0.188049675437575">
            <text:p>0.188049675437575</text:p>
          </table:table-cell>
          <table:table-cell office:value-type="float" office:value="0.317643992379529">
            <text:p>0.317643992379529</text:p>
          </table:table-cell>
          <table:table-cell office:value-type="float" office:value="0.546251102023345">
            <text:p>0.546251102023345</text:p>
          </table:table-cell>
          <table:table-cell office:value-type="float" office:value="0.497716072673144">
            <text:p>0.497716072673144</text:p>
          </table:table-cell>
          <table:table-cell office:value-type="float" office:value="0.429995542157409">
            <text:p>0.429995542157409</text:p>
          </table:table-cell>
          <table:table-cell office:value-type="float" office:value="6.41622154109485">
            <text:p>6.41622154109485</text:p>
          </table:table-cell>
          <table:table-cell office:value-type="float" office:value="2.77368632512321">
            <text:p>2.77368632512321</text:p>
          </table:table-cell>
          <table:table-cell office:value-type="float" office:value="0.475">
            <text:p>0.475</text:p>
          </table:table-cell>
          <table:table-cell office:value-type="float" office:value="17.5955203783147">
            <text:p>17.5955203783147</text:p>
          </table:table-cell>
          <table:table-cell office:value-type="float" office:value="0.854517164758836">
            <text:p>0.854517164758836</text:p>
          </table:table-cell>
          <table:table-cell office:value-type="float" office:value="0.363636363636364">
            <text:p>0.363636363636364</text:p>
          </table:table-cell>
          <table:table-cell office:value-type="float" office:value="9.47858361408979">
            <text:p>9.47858361408979</text:p>
          </table:table-cell>
          <table:table-cell office:value-type="float" office:value="1">
            <text:p>1</text:p>
          </table:table-cell>
          <table:table-cell office:value-type="float" office:value="0.04856447245584">
            <text:p>0.04856447245584</text:p>
          </table:table-cell>
          <table:table-cell office:value-type="float" office:value="0.538692997438798">
            <text:p>0.538692997438798</text:p>
          </table:table-cell>
          <table:table-cell office:value-type="float" office:value="0.0228810906144167">
            <text:p>0.0228810906144167</text:p>
          </table:table-cell>
          <table:table-cell office:value-type="float" office:value="0.402604696184035">
            <text:p>0.402604696184035</text:p>
          </table:table-cell>
          <table:table-cell office:value-type="float" office:value="0.766233766233766">
            <text:p>0.766233766233766</text:p>
          </table:table-cell>
          <table:table-cell office:value-type="float" office:value="0.233766233766234">
            <text:p>0.233766233766234</text:p>
          </table:table-cell>
          <table:table-cell office:value-type="float" office:value="220.335561697042">
            <text:p>220.335561697042</text:p>
          </table:table-cell>
          <table:table-cell office:value-type="float" office:value="16.8698333552027">
            <text:p>16.8698333552027</text:p>
          </table:table-cell>
          <table:table-cell office:value-type="float" office:value="57.6879823181239">
            <text:p>57.68798231812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0292340232664">
            <text:p>0.26029234023266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46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9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9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60440027713776">
            <text:p>0.660440027713776</text:p>
          </table:table-cell>
          <table:table-cell office:value-type="float" office:value="0.479602577417386">
            <text:p>0.479602577417386</text:p>
          </table:table-cell>
          <table:table-cell office:value-type="float" office:value="0.454859179969046">
            <text:p>0.454859179969046</text:p>
          </table:table-cell>
          <table:table-cell office:value-type="float" office:value="0.261643957885824">
            <text:p>0.261643957885824</text:p>
          </table:table-cell>
          <table:table-cell office:value-type="float" office:value="0.915774357207529">
            <text:p>0.915774357207529</text:p>
          </table:table-cell>
          <table:table-cell office:value-type="float" office:value="0.915624112679069">
            <text:p>0.915624112679069</text:p>
          </table:table-cell>
          <table:table-cell office:value-type="float" office:value="0.449325825936113">
            <text:p>0.449325825936113</text:p>
          </table:table-cell>
          <table:table-cell office:value-type="float" office:value="4.85188239697793">
            <text:p>4.85188239697793</text:p>
          </table:table-cell>
          <table:table-cell office:value-type="float" office:value="1.97909730239514">
            <text:p>1.97909730239514</text:p>
          </table:table-cell>
          <table:table-cell office:value-type="float" office:value="0.454545454545455">
            <text:p>0.454545454545455</text:p>
          </table:table-cell>
          <table:table-cell office:value-type="float" office:value="2.469541363387">
            <text:p>2.4695413633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01899158217254">
            <text:p>0.30189915821725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22249079401204">
            <text:p>0.1222490794012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02453987730061">
            <text:p>0.702453987730061</text:p>
          </table:table-cell>
          <table:table-cell office:value-type="float" office:value="0.297546012269939">
            <text:p>0.297546012269939</text:p>
          </table:table-cell>
          <table:table-cell office:value-type="float" office:value="145.706872745089">
            <text:p>145.706872745089</text:p>
          </table:table-cell>
          <table:table-cell office:value-type="float" office:value="19.603930279279">
            <text:p>19.603930279279</text:p>
          </table:table-cell>
          <table:table-cell office:value-type="float" office:value="50.0027917064843">
            <text:p>50.00279170648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17270569394">
            <text:p>0.331727056939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91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2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0871136859059334">
            <text:p>0.0871136859059334</text:p>
          </table:table-cell>
          <table:table-cell office:value-type="float" office:value="0.20915203033998">
            <text:p>0.20915203033998</text:p>
          </table:table-cell>
          <table:table-cell office:value-type="float" office:value="0.237540385386119">
            <text:p>0.237540385386119</text:p>
          </table:table-cell>
          <table:table-cell office:value-type="float" office:value="0.169307330215689">
            <text:p>0.169307330215689</text:p>
          </table:table-cell>
          <table:table-cell office:value-type="float" office:value="0.971961506267829">
            <text:p>0.971961506267829</text:p>
          </table:table-cell>
          <table:table-cell office:value-type="float" office:value="0.963266770040856">
            <text:p>0.963266770040856</text:p>
          </table:table-cell>
          <table:table-cell office:value-type="float" office:value="0.919943633551854">
            <text:p>0.919943633551854</text:p>
          </table:table-cell>
          <table:table-cell office:value-type="float" office:value="7.48978402708155">
            <text:p>7.48978402708155</text:p>
          </table:table-cell>
          <table:table-cell office:value-type="float" office:value="3.58215384846996">
            <text:p>3.58215384846996</text:p>
          </table:table-cell>
          <table:table-cell office:value-type="float" office:value="0.559440559440559">
            <text:p>0.559440559440559</text:p>
          </table:table-cell>
          <table:table-cell office:value-type="float" office:value="39.4173534530841">
            <text:p>39.41735345308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.3858283769244">
            <text:p>25.385828376924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44026707859509">
            <text:p>0.6440267078595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90005344735436">
            <text:p>0.690005344735436</text:p>
          </table:table-cell>
          <table:table-cell office:value-type="float" office:value="0.309994655264564">
            <text:p>0.309994655264564</text:p>
          </table:table-cell>
          <table:table-cell office:value-type="float" office:value="693.749200616936">
            <text:p>693.749200616936</text:p>
          </table:table-cell>
          <table:table-cell office:value-type="float" office:value="72.8756014108417">
            <text:p>72.8756014108417</text:p>
          </table:table-cell>
          <table:table-cell office:value-type="float" office:value="190.535915422673">
            <text:p>190.5359154226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2719071153997">
            <text:p>0.22271907115399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3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943089604377747">
            <text:p>0.943089604377747</text:p>
          </table:table-cell>
          <table:table-cell office:value-type="float" office:value="0.115479400121455">
            <text:p>0.115479400121455</text:p>
          </table:table-cell>
          <table:table-cell office:value-type="float" office:value="0.94012426683436">
            <text:p>0.94012426683436</text:p>
          </table:table-cell>
          <table:table-cell office:value-type="float" office:value="0.59775221823666">
            <text:p>0.59775221823666</text:p>
          </table:table-cell>
          <table:table-cell office:value-type="float" office:value="0">
            <text:p/>
          </table:table-cell>
          <table:table-cell office:value-type="float" office:value="0.196730575192546">
            <text:p>0.196730575192546</text:p>
          </table:table-cell>
          <table:table-cell office:value-type="float" office:value="0.439824159187744">
            <text:p>0.439824159187744</text:p>
          </table:table-cell>
          <table:table-cell office:value-type="float" office:value="5.83990953648995">
            <text:p>5.83990953648995</text:p>
          </table:table-cell>
          <table:table-cell office:value-type="float" office:value="2.91204736361007">
            <text:p>2.91204736361007</text:p>
          </table:table-cell>
          <table:table-cell office:value-type="float" office:value="0.8">
            <text:p>0.8</text:p>
          </table:table-cell>
          <table:table-cell office:value-type="float" office:value="17.7096796560094">
            <text:p>17.7096796560094</text:p>
          </table:table-cell>
          <table:table-cell office:value-type="float" office:value="2.88645867822403">
            <text:p>2.88645867822403</text:p>
          </table:table-cell>
          <table:table-cell office:value-type="float" office:value="0.8">
            <text:p>0.8</text:p>
          </table:table-cell>
          <table:table-cell office:value-type="float" office:value="7.70319286679604">
            <text:p>7.70319286679604</text:p>
          </table:table-cell>
          <table:table-cell office:value-type="float" office:value="1">
            <text:p>1</text:p>
          </table:table-cell>
          <table:table-cell office:value-type="float" office:value="0.162987627912545">
            <text:p>0.162987627912545</text:p>
          </table:table-cell>
          <table:table-cell office:value-type="float" office:value="0.434970762680179">
            <text:p>0.434970762680179</text:p>
          </table:table-cell>
          <table:table-cell office:value-type="float" office:value="0.0419953296811742">
            <text:p>0.0419953296811742</text:p>
          </table:table-cell>
          <table:table-cell office:value-type="float" office:value="0.743723835702097">
            <text:p>0.743723835702097</text:p>
          </table:table-cell>
          <table:table-cell office:value-type="float" office:value="0.333333333333333">
            <text:p>0.3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102.445496270797">
            <text:p>102.445496270797</text:p>
          </table:table-cell>
          <table:table-cell office:value-type="float" office:value="27.9102028056739">
            <text:p>27.9102028056739</text:p>
          </table:table-cell>
          <table:table-cell office:value-type="float" office:value="36.8461326821887">
            <text:p>36.84613268218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50698484308837">
            <text:p>0.15069848430883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827613711357117">
            <text:p>0.827613711357117</text:p>
          </table:table-cell>
          <table:table-cell office:value-type="float" office:value="0.221584495277683">
            <text:p>0.221584495277683</text:p>
          </table:table-cell>
          <table:table-cell office:value-type="float" office:value="0.0407212586883208">
            <text:p>0.0407212586883208</text:p>
          </table:table-cell>
          <table:table-cell office:value-type="float" office:value="-0.100332773399483">
            <text:p>-0.100332773399483</text:p>
          </table:table-cell>
          <table:table-cell office:value-type="float" office:value="0.682013565826862">
            <text:p>0.682013565826862</text:p>
          </table:table-cell>
          <table:table-cell office:value-type="float" office:value="0.894628659688322">
            <text:p>0.894628659688322</text:p>
          </table:table-cell>
          <table:table-cell office:value-type="float" office:value="0.453021596699853">
            <text:p>0.453021596699853</text:p>
          </table:table-cell>
          <table:table-cell office:value-type="float" office:value="1.8633866880777">
            <text:p>1.8633866880777</text:p>
          </table:table-cell>
          <table:table-cell office:value-type="float" office:value="1.89815352806735">
            <text:p>1.898153528067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07988980716254">
            <text:p>0.707988980716254</text:p>
          </table:table-cell>
          <table:table-cell office:value-type="float" office:value="0.292011019283747">
            <text:p>0.292011019283747</text:p>
          </table:table-cell>
          <table:table-cell office:value-type="float" office:value="120.250409433344">
            <text:p>120.250409433344</text:p>
          </table:table-cell>
          <table:table-cell office:value-type="float" office:value="20.8084486525856">
            <text:p>20.8084486525856</text:p>
          </table:table-cell>
          <table:table-cell office:value-type="float" office:value="50.1985014375744">
            <text:p>50.19850143757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1053587771661">
            <text:p>0.41105358777166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maybe some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465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0027186870575">
            <text:p>1.0027186870575</text:p>
          </table:table-cell>
          <table:table-cell office:value-type="float" office:value="0.191800296879722">
            <text:p>0.191800296879722</text:p>
          </table:table-cell>
          <table:table-cell office:value-type="float" office:value="0.311195036966432">
            <text:p>0.311195036966432</text:p>
          </table:table-cell>
          <table:table-cell office:value-type="float" office:value="0.140128857837818">
            <text:p>0.140128857837818</text:p>
          </table:table-cell>
          <table:table-cell office:value-type="float" office:value="0.578644280467392">
            <text:p>0.578644280467392</text:p>
          </table:table-cell>
          <table:table-cell office:value-type="float" office:value="0.737392061884456">
            <text:p>0.737392061884456</text:p>
          </table:table-cell>
          <table:table-cell office:value-type="float" office:value="0">
            <text:p/>
          </table:table-cell>
          <table:table-cell office:value-type="float" office:value="3.58647743220951">
            <text:p>3.58647743220951</text:p>
          </table:table-cell>
          <table:table-cell office:value-type="float" office:value="1.82939521442467">
            <text:p>1.829395214424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14213197969543">
            <text:p>0.614213197969543</text:p>
          </table:table-cell>
          <table:table-cell office:value-type="float" office:value="0.385786802030457">
            <text:p>0.385786802030457</text:p>
          </table:table-cell>
          <table:table-cell office:value-type="float" office:value="175.623348912823">
            <text:p>175.623348912823</text:p>
          </table:table-cell>
          <table:table-cell office:value-type="float" office:value="27.0555984748424">
            <text:p>27.0555984748424</text:p>
          </table:table-cell>
          <table:table-cell office:value-type="float" office:value="56.3178170465689">
            <text:p>56.31781704656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7928898798464">
            <text:p>0.23792889879846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maybe some weak hf beta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38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8855619430542">
            <text:p>1.8855619430542</text:p>
          </table:table-cell>
          <table:table-cell office:value-type="float" office:value="0.458450072142764">
            <text:p>0.458450072142764</text:p>
          </table:table-cell>
          <table:table-cell office:value-type="float" office:value="0.283295695033947">
            <text:p>0.283295695033947</text:p>
          </table:table-cell>
          <table:table-cell office:value-type="float" office:value="0.0659806941467317">
            <text:p>0.0659806941467317</text:p>
          </table:table-cell>
          <table:table-cell office:value-type="float" office:value="0.423623558401647">
            <text:p>0.423623558401647</text:p>
          </table:table-cell>
          <table:table-cell office:value-type="float" office:value="0">
            <text:p/>
          </table:table-cell>
          <table:table-cell office:value-type="float" office:value="0.195010189262599">
            <text:p>0.195010189262599</text:p>
          </table:table-cell>
          <table:table-cell office:value-type="float" office:value="4.0516521635937">
            <text:p>4.0516521635937</text:p>
          </table:table-cell>
          <table:table-cell office:value-type="float" office:value="2.6305431459052">
            <text:p>2.6305431459052</text:p>
          </table:table-cell>
          <table:table-cell office:value-type="float" office:value="0.641509433962264">
            <text:p>0.641509433962264</text:p>
          </table:table-cell>
          <table:table-cell office:value-type="float" office:value="13.2529707114736">
            <text:p>13.25297071147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78372071497785">
            <text:p>4.7837207149778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60954597963187">
            <text:p>0.3609545979631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87046632124352">
            <text:p>0.487046632124352</text:p>
          </table:table-cell>
          <table:table-cell office:value-type="float" office:value="0.512953367875648">
            <text:p>0.512953367875648</text:p>
          </table:table-cell>
          <table:table-cell office:value-type="float" office:value="94.5721615775442">
            <text:p>94.5721615775442</text:p>
          </table:table-cell>
          <table:table-cell office:value-type="float" office:value="28.6110629443385">
            <text:p>28.6110629443385</text:p>
          </table:table-cell>
          <table:table-cell office:value-type="float" office:value="43.330377288596">
            <text:p>43.3303772885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12514733616219">
            <text:p>0.31251473361621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47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2.28058314323425">
            <text:p>2.28058314323425</text:p>
          </table:table-cell>
          <table:table-cell office:value-type="float" office:value="1.01492482144742">
            <text:p>1.01492482144742</text:p>
          </table:table-cell>
          <table:table-cell office:value-type="float" office:value="1.03024937675073">
            <text:p>1.03024937675073</text:p>
          </table:table-cell>
          <table:table-cell office:value-type="float" office:value="0.485217380874626">
            <text:p>0.485217380874626</text:p>
          </table:table-cell>
          <table:table-cell office:value-type="float" office:value="0">
            <text:p/>
          </table:table-cell>
          <table:table-cell office:value-type="float" office:value="0.476293796793773">
            <text:p>0.476293796793773</text:p>
          </table:table-cell>
          <table:table-cell office:value-type="float" office:value="0.00873503517838647">
            <text:p>0.00873503517838647</text:p>
          </table:table-cell>
          <table:table-cell office:value-type="float" office:value="4.65832697598546">
            <text:p>4.65832697598546</text:p>
          </table:table-cell>
          <table:table-cell office:value-type="float" office:value="3.04864457096289">
            <text:p>3.04864457096289</text:p>
          </table:table-cell>
          <table:table-cell office:value-type="float" office:value="0.52">
            <text:p>0.52</text:p>
          </table:table-cell>
          <table:table-cell office:value-type="float" office:value="5.0859646791042">
            <text:p>5.08596467910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65766053864657">
            <text:p>1.6576605386465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25928440961673">
            <text:p>0.3259284409616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60403530895334">
            <text:p>0.760403530895334</text:p>
          </table:table-cell>
          <table:table-cell office:value-type="float" office:value="0.239596469104666">
            <text:p>0.239596469104666</text:p>
          </table:table-cell>
          <table:table-cell office:value-type="float" office:value="366.209158265517">
            <text:p>366.209158265517</text:p>
          </table:table-cell>
          <table:table-cell office:value-type="float" office:value="29.4008417925229">
            <text:p>29.4008417925229</text:p>
          </table:table-cell>
          <table:table-cell office:value-type="float" office:value="97.7925761499568">
            <text:p>97.79257614995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7677275265215">
            <text:p>0.25767727526521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551-BETA-maybe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2.18621230125427">
            <text:p>2.18621230125427</text:p>
          </table:table-cell>
          <table:table-cell office:value-type="float" office:value="1.45133237191737">
            <text:p>1.45133237191737</text:p>
          </table:table-cell>
          <table:table-cell office:value-type="float" office:value="1.03242274951146">
            <text:p>1.03242274951146</text:p>
          </table:table-cell>
          <table:table-cell office:value-type="float" office:value="0.514256507842653">
            <text:p>0.514256507842653</text:p>
          </table:table-cell>
          <table:table-cell office:value-type="float" office:value="0.81468226316625">
            <text:p>0.81468226316625</text:p>
          </table:table-cell>
          <table:table-cell office:value-type="float" office:value="0.948490696859624">
            <text:p>0.948490696859624</text:p>
          </table:table-cell>
          <table:table-cell office:value-type="float" office:value="0.93287759721671">
            <text:p>0.93287759721671</text:p>
          </table:table-cell>
          <table:table-cell office:value-type="float" office:value="4.73782523957284">
            <text:p>4.73782523957284</text:p>
          </table:table-cell>
          <table:table-cell office:value-type="float" office:value="3.67089803834179">
            <text:p>3.67089803834179</text:p>
          </table:table-cell>
          <table:table-cell office:value-type="float" office:value="0.843137254901961">
            <text:p>0.843137254901961</text:p>
          </table:table-cell>
          <table:table-cell office:value-type="float" office:value="18.2612522442285">
            <text:p>18.26125224422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894833759872">
            <text:p>6.989483375987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8274940198563">
            <text:p>0.382749401985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65171503957784">
            <text:p>0.765171503957784</text:p>
          </table:table-cell>
          <table:table-cell office:value-type="float" office:value="0.234828496042216">
            <text:p>0.234828496042216</text:p>
          </table:table-cell>
          <table:table-cell office:value-type="float" office:value="185.552498560369">
            <text:p>185.552498560369</text:p>
          </table:table-cell>
          <table:table-cell office:value-type="float" office:value="16.1847608656119">
            <text:p>16.1847608656119</text:p>
          </table:table-cell>
          <table:table-cell office:value-type="float" office:value="53.6682762429375">
            <text:p>53.66827624293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8982160644752">
            <text:p>0.27898216064475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601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9075620174408">
            <text:p>1.9075620174408</text:p>
          </table:table-cell>
          <table:table-cell office:value-type="float" office:value="0.0156817752340613">
            <text:p>0.0156817752340613</text:p>
          </table:table-cell>
          <table:table-cell office:value-type="float" office:value="0.0223229202755741">
            <text:p>0.0223229202755741</text:p>
          </table:table-cell>
          <table:table-cell office:value-type="float" office:value="-0.0577486591351688">
            <text:p>-0.05774865913516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78984760428369">
            <text:p>0.378984760428369</text:p>
          </table:table-cell>
          <table:table-cell office:value-type="float" office:value="3.75719636122581">
            <text:p>3.75719636122581</text:p>
          </table:table-cell>
          <table:table-cell office:value-type="float" office:value="1.9688381438589">
            <text:p>1.96883814385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80152671755725">
            <text:p>0.580152671755725</text:p>
          </table:table-cell>
          <table:table-cell office:value-type="float" office:value="0.419847328244275">
            <text:p>0.419847328244275</text:p>
          </table:table-cell>
          <table:table-cell office:value-type="float" office:value="259.208731241473">
            <text:p>259.208731241473</text:p>
          </table:table-cell>
          <table:table-cell office:value-type="float" office:value="52.8973310892041">
            <text:p>52.8973310892041</text:p>
          </table:table-cell>
          <table:table-cell office:value-type="float" office:value="98.278254998312">
            <text:p>98.2782549983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4028828145373">
            <text:p>0.26402882814537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808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52812469005585">
            <text:p>1.52812469005585</text:p>
          </table:table-cell>
          <table:table-cell office:value-type="float" office:value="0.235015135948671">
            <text:p>0.235015135948671</text:p>
          </table:table-cell>
          <table:table-cell office:value-type="float" office:value="0.633976811368121">
            <text:p>0.633976811368121</text:p>
          </table:table-cell>
          <table:table-cell office:value-type="float" office:value="0.699793307797701">
            <text:p>0.699793307797701</text:p>
          </table:table-cell>
          <table:table-cell office:value-type="float" office:value="0.0476137352048153">
            <text:p>0.0476137352048153</text:p>
          </table:table-cell>
          <table:table-cell office:value-type="float" office:value="0">
            <text:p/>
          </table:table-cell>
          <table:table-cell office:value-type="float" office:value="0.277533110730604">
            <text:p>0.277533110730604</text:p>
          </table:table-cell>
          <table:table-cell office:value-type="float" office:value="4.05184131016105">
            <text:p>4.05184131016105</text:p>
          </table:table-cell>
          <table:table-cell office:value-type="float" office:value="2.63948803462957">
            <text:p>2.63948803462957</text:p>
          </table:table-cell>
          <table:table-cell office:value-type="float" office:value="0.4">
            <text:p>0.4</text:p>
          </table:table-cell>
          <table:table-cell office:value-type="float" office:value="1.30370395886893">
            <text:p>1.30370395886893</text:p>
          </table:table-cell>
          <table:table-cell office:value-type="float" office:value="0.60773845019676">
            <text:p>0.60773845019676</text:p>
          </table:table-cell>
          <table:table-cell office:value-type="float" office:value="0.5">
            <text:p>0.5</text:p>
          </table:table-cell>
          <table:table-cell office:value-type="float" office:value="0.00255245039765788">
            <text:p>0.00255245039765788</text:p>
          </table:table-cell>
          <table:table-cell office:value-type="float" office:value="1">
            <text:p>1</text:p>
          </table:table-cell>
          <table:table-cell office:value-type="float" office:value="0.466162924536965">
            <text:p>0.466162924536965</text:p>
          </table:table-cell>
          <table:table-cell office:value-type="float" office:value="0.00195784509228026">
            <text:p>0.001957845092280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90142671854734">
            <text:p>0.590142671854734</text:p>
          </table:table-cell>
          <table:table-cell office:value-type="float" office:value="0.409857328145266">
            <text:p>0.409857328145266</text:p>
          </table:table-cell>
          <table:table-cell office:value-type="float" office:value="318.53822458695">
            <text:p>318.53822458695</text:p>
          </table:table-cell>
          <table:table-cell office:value-type="float" office:value="44.271344111631">
            <text:p>44.271344111631</text:p>
          </table:table-cell>
          <table:table-cell office:value-type="float" office:value="90.0049029908244">
            <text:p>90.00490299082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81724123660142">
            <text:p>0.18172412366014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1.19912683963776">
            <text:p>-1.19912683963776</text:p>
          </table:table-cell>
          <table:table-cell office:value-type="float" office:value="0.460530806039782">
            <text:p>0.460530806039782</text:p>
          </table:table-cell>
          <table:table-cell office:value-type="float" office:value="0.300191184815083">
            <text:p>0.300191184815083</text:p>
          </table:table-cell>
          <table:table-cell office:value-type="float" office:value="0.0203208939273824">
            <text:p>0.0203208939273824</text:p>
          </table:table-cell>
          <table:table-cell office:value-type="float" office:value="0.441022779593159">
            <text:p>0.441022779593159</text:p>
          </table:table-cell>
          <table:table-cell office:value-type="float" office:value="0.768040068371297">
            <text:p>0.768040068371297</text:p>
          </table:table-cell>
          <table:table-cell office:value-type="float" office:value="0.413373123791341">
            <text:p>0.413373123791341</text:p>
          </table:table-cell>
          <table:table-cell office:value-type="float" office:value="3.77551076631654">
            <text:p>3.77551076631654</text:p>
          </table:table-cell>
          <table:table-cell office:value-type="float" office:value="2.31531216398486">
            <text:p>2.31531216398486</text:p>
          </table:table-cell>
          <table:table-cell office:value-type="float" office:value="0.390804597701149">
            <text:p>0.390804597701149</text:p>
          </table:table-cell>
          <table:table-cell office:value-type="float" office:value="11.5607365078367">
            <text:p>11.56073650783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253559344285">
            <text:p>5.25355934428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54431198282548">
            <text:p>0.4544311982825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03659976387249">
            <text:p>0.703659976387249</text:p>
          </table:table-cell>
          <table:table-cell office:value-type="float" office:value="0.296340023612751">
            <text:p>0.296340023612751</text:p>
          </table:table-cell>
          <table:table-cell office:value-type="float" office:value="148.513617901373">
            <text:p>148.513617901373</text:p>
          </table:table-cell>
          <table:table-cell office:value-type="float" office:value="15.7003546653823">
            <text:p>15.7003546653823</text:p>
          </table:table-cell>
          <table:table-cell office:value-type="float" office:value="42.35">
            <text:p>42.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595066035385">
            <text:p>0.2459506603538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671868860721588">
            <text:p>-0.671868860721588</text:p>
          </table:table-cell>
          <table:table-cell office:value-type="float" office:value="-0.529839699989524">
            <text:p>-0.529839699989524</text:p>
          </table:table-cell>
          <table:table-cell office:value-type="float" office:value="-0.0688642510521379">
            <text:p>-0.0688642510521379</text:p>
          </table:table-cell>
          <table:table-cell office:value-type="float" office:value="0.115938822571429">
            <text:p>0.115938822571429</text:p>
          </table:table-cell>
          <table:table-cell office:value-type="float" office:value="0">
            <text:p/>
          </table:table-cell>
          <table:table-cell office:value-type="float" office:value="0.636995125885426">
            <text:p>0.636995125885426</text:p>
          </table:table-cell>
          <table:table-cell office:value-type="float" office:value="0.25851830387228">
            <text:p>0.25851830387228</text:p>
          </table:table-cell>
          <table:table-cell office:value-type="float" office:value="2.37648157215481">
            <text:p>2.37648157215481</text:p>
          </table:table-cell>
          <table:table-cell office:value-type="float" office:value="1.06535719434257">
            <text:p>1.065357194342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3892100192678">
            <text:p>0.423892100192678</text:p>
          </table:table-cell>
          <table:table-cell office:value-type="float" office:value="0.576107899807322">
            <text:p>0.576107899807322</text:p>
          </table:table-cell>
          <table:table-cell office:value-type="float" office:value="151.192357913545">
            <text:p>151.192357913545</text:p>
          </table:table-cell>
          <table:table-cell office:value-type="float" office:value="35.6253499982128">
            <text:p>35.6253499982128</text:p>
          </table:table-cell>
          <table:table-cell office:value-type="float" office:value="52.7010560519903">
            <text:p>52.70105605199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67779345673596">
            <text:p>0.16777934567359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b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674602925777435">
            <text:p>-0.674602925777435</text:p>
          </table:table-cell>
          <table:table-cell office:value-type="float" office:value="1.72214008325398">
            <text:p>1.72214008325398</text:p>
          </table:table-cell>
          <table:table-cell office:value-type="float" office:value="0.846939054884498">
            <text:p>0.846939054884498</text:p>
          </table:table-cell>
          <table:table-cell office:value-type="float" office:value="0.380888113299908">
            <text:p>0.380888113299908</text:p>
          </table:table-cell>
          <table:table-cell office:value-type="float" office:value="0.885701332406623">
            <text:p>0.885701332406623</text:p>
          </table:table-cell>
          <table:table-cell office:value-type="float" office:value="0.933783940463894">
            <text:p>0.933783940463894</text:p>
          </table:table-cell>
          <table:table-cell office:value-type="float" office:value="0.707336257215095">
            <text:p>0.707336257215095</text:p>
          </table:table-cell>
          <table:table-cell office:value-type="float" office:value="5.45035885668735">
            <text:p>5.45035885668735</text:p>
          </table:table-cell>
          <table:table-cell office:value-type="float" office:value="3.82104045131924">
            <text:p>3.82104045131924</text:p>
          </table:table-cell>
          <table:table-cell office:value-type="float" office:value="0.492063492063492">
            <text:p>0.492063492063492</text:p>
          </table:table-cell>
          <table:table-cell office:value-type="float" office:value="13.4722919422448">
            <text:p>13.47229194224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23385922728174">
            <text:p>5.2338592272817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88490633198798">
            <text:p>0.3884906331987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92488262910798">
            <text:p>0.692488262910798</text:p>
          </table:table-cell>
          <table:table-cell office:value-type="float" office:value="0.307511737089202">
            <text:p>0.307511737089202</text:p>
          </table:table-cell>
          <table:table-cell office:value-type="float" office:value="185.23169659676">
            <text:p>185.23169659676</text:p>
          </table:table-cell>
          <table:table-cell office:value-type="float" office:value="24.6811236505454">
            <text:p>24.6811236505454</text:p>
          </table:table-cell>
          <table:table-cell office:value-type="float" office:value="61.7364462414678">
            <text:p>61.73644624146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2034530689882">
            <text:p>0.26203453068988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183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338212519884109">
            <text:p>0.338212519884109</text:p>
          </table:table-cell>
          <table:table-cell office:value-type="float" office:value="0.553742311269792">
            <text:p>0.553742311269792</text:p>
          </table:table-cell>
          <table:table-cell office:value-type="float" office:value="0.439806354429482">
            <text:p>0.439806354429482</text:p>
          </table:table-cell>
          <table:table-cell office:value-type="float" office:value="0.264903405126388">
            <text:p>0.264903405126388</text:p>
          </table:table-cell>
          <table:table-cell office:value-type="float" office:value="0.74320777567501">
            <text:p>0.74320777567501</text:p>
          </table:table-cell>
          <table:table-cell office:value-type="float" office:value="0.940162510408745">
            <text:p>0.940162510408745</text:p>
          </table:table-cell>
          <table:table-cell office:value-type="float" office:value="0.860961450794644">
            <text:p>0.860961450794644</text:p>
          </table:table-cell>
          <table:table-cell office:value-type="float" office:value="4.67569747719034">
            <text:p>4.67569747719034</text:p>
          </table:table-cell>
          <table:table-cell office:value-type="float" office:value="2.87395916814363">
            <text:p>2.87395916814363</text:p>
          </table:table-cell>
          <table:table-cell office:value-type="float" office:value="0.636986301369863">
            <text:p>0.636986301369863</text:p>
          </table:table-cell>
          <table:table-cell office:value-type="float" office:value="30.6393014322791">
            <text:p>30.63930143227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.0885636485685">
            <text:p>17.088563648568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57733461591439">
            <text:p>0.5577334615914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22085889570552">
            <text:p>0.822085889570552</text:p>
          </table:table-cell>
          <table:table-cell office:value-type="float" office:value="0.177914110429448">
            <text:p>0.177914110429448</text:p>
          </table:table-cell>
          <table:table-cell office:value-type="float" office:value="208.163423822284">
            <text:p>208.163423822284</text:p>
          </table:table-cell>
          <table:table-cell office:value-type="float" office:value="12.0267075851201">
            <text:p>12.0267075851201</text:p>
          </table:table-cell>
          <table:table-cell office:value-type="float" office:value="53.3547188648211">
            <text:p>53.35471886482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4799445018204">
            <text:p>0.27479944501820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a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98452752828598">
            <text:p>0.498452752828598</text:p>
          </table:table-cell>
          <table:table-cell office:value-type="float" office:value="0.958913079107376">
            <text:p>0.958913079107376</text:p>
          </table:table-cell>
          <table:table-cell office:value-type="float" office:value="0.746167407470288">
            <text:p>0.746167407470288</text:p>
          </table:table-cell>
          <table:table-cell office:value-type="float" office:value="0.209195204320033">
            <text:p>0.209195204320033</text:p>
          </table:table-cell>
          <table:table-cell office:value-type="float" office:value="0.681367894862444">
            <text:p>0.681367894862444</text:p>
          </table:table-cell>
          <table:table-cell office:value-type="float" office:value="0.768060430874983">
            <text:p>0.768060430874983</text:p>
          </table:table-cell>
          <table:table-cell office:value-type="float" office:value="0.467610859999041">
            <text:p>0.467610859999041</text:p>
          </table:table-cell>
          <table:table-cell office:value-type="float" office:value="5.99752773748947">
            <text:p>5.99752773748947</text:p>
          </table:table-cell>
          <table:table-cell office:value-type="float" office:value="3.5766528567593">
            <text:p>3.5766528567593</text:p>
          </table:table-cell>
          <table:table-cell office:value-type="float" office:value="0.862745098039216">
            <text:p>0.862745098039216</text:p>
          </table:table-cell>
          <table:table-cell office:value-type="float" office:value="17.7682244021757">
            <text:p>17.76822440217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75095367862613">
            <text:p>7.750953678626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36225562171368">
            <text:p>0.4362255621713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26114649681529">
            <text:p>0.726114649681529</text:p>
          </table:table-cell>
          <table:table-cell office:value-type="float" office:value="0.273885350318471">
            <text:p>0.273885350318471</text:p>
          </table:table-cell>
          <table:table-cell office:value-type="float" office:value="324.09381663113">
            <text:p>324.09381663113</text:p>
          </table:table-cell>
          <table:table-cell office:value-type="float" office:value="34.4986661852899">
            <text:p>34.4986661852899</text:p>
          </table:table-cell>
          <table:table-cell office:value-type="float" office:value="98.2370516370235">
            <text:p>98.23705163702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3984092552422">
            <text:p>0.28398409255242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72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83343362808228">
            <text:p>0.483343362808228</text:p>
          </table:table-cell>
          <table:table-cell office:value-type="float" office:value="1.04895556140004">
            <text:p>1.04895556140004</text:p>
          </table:table-cell>
          <table:table-cell office:value-type="float" office:value="0.87968137394891">
            <text:p>0.87968137394891</text:p>
          </table:table-cell>
          <table:table-cell office:value-type="float" office:value="-0.0729983975635331">
            <text:p>-0.0729983975635331</text:p>
          </table:table-cell>
          <table:table-cell office:value-type="float" office:value="0.652139430036169">
            <text:p>0.652139430036169</text:p>
          </table:table-cell>
          <table:table-cell office:value-type="float" office:value="0.778542427253913">
            <text:p>0.778542427253913</text:p>
          </table:table-cell>
          <table:table-cell office:value-type="float" office:value="0.556570007438776">
            <text:p>0.556570007438776</text:p>
          </table:table-cell>
          <table:table-cell office:value-type="float" office:value="2.3788622890971">
            <text:p>2.3788622890971</text:p>
          </table:table-cell>
          <table:table-cell office:value-type="float" office:value="1.41520318792552">
            <text:p>1.41520318792552</text:p>
          </table:table-cell>
          <table:table-cell office:value-type="float" office:value="1">
            <text:p>1</text:p>
          </table:table-cell>
          <table:table-cell office:value-type="float" office:value="3.39797048493071">
            <text:p>3.397970484930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53477696886487">
            <text:p>0.55347769688648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62884786475058">
            <text:p>0.1628847864750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57575757575758">
            <text:p>0.757575757575758</text:p>
          </table:table-cell>
          <table:table-cell office:value-type="float" office:value="0.242424242424242">
            <text:p>0.242424242424242</text:p>
          </table:table-cell>
          <table:table-cell office:value-type="float" office:value="173.322240709928">
            <text:p>173.322240709928</text:p>
          </table:table-cell>
          <table:table-cell office:value-type="float" office:value="13.7983373003553">
            <text:p>13.7983373003553</text:p>
          </table:table-cell>
          <table:table-cell office:value-type="float" office:value="45.5788514129444">
            <text:p>45.57885141294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8784021525406">
            <text:p>0.24878402152540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80-BETA-noisy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62858784198761">
            <text:p>0.662858784198761</text:p>
          </table:table-cell>
          <table:table-cell office:value-type="float" office:value="0.352850356790543">
            <text:p>0.352850356790543</text:p>
          </table:table-cell>
          <table:table-cell office:value-type="float" office:value="0.226748202226344">
            <text:p>0.226748202226344</text:p>
          </table:table-cell>
          <table:table-cell office:value-type="float" office:value="-0.102619108040479">
            <text:p>-0.102619108040479</text:p>
          </table:table-cell>
          <table:table-cell office:value-type="float" office:value="0.602162615362844">
            <text:p>0.6021626153628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15740336239361">
            <text:p>6.15740336239361</text:p>
          </table:table-cell>
          <table:table-cell office:value-type="float" office:value="3.92163965220877">
            <text:p>3.92163965220877</text:p>
          </table:table-cell>
          <table:table-cell office:value-type="float" office:value="0.652631578947368">
            <text:p>0.652631578947368</text:p>
          </table:table-cell>
          <table:table-cell office:value-type="float" office:value="24.038354484351">
            <text:p>24.0383544843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.0778922283917">
            <text:p>9.07789222839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7641998511231">
            <text:p>0.3776419985112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31710362047441">
            <text:p>0.631710362047441</text:p>
          </table:table-cell>
          <table:table-cell office:value-type="float" office:value="0.368289637952559">
            <text:p>0.368289637952559</text:p>
          </table:table-cell>
          <table:table-cell office:value-type="float" office:value="273.85398062456">
            <text:p>273.85398062456</text:p>
          </table:table-cell>
          <table:table-cell office:value-type="float" office:value="30.1660667539267">
            <text:p>30.1660667539267</text:p>
          </table:table-cell>
          <table:table-cell office:value-type="float" office:value="68.8919660442594">
            <text:p>68.8919660442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2229986003825">
            <text:p>0.24222998600382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599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225060224533081">
            <text:p>0.225060224533081</text:p>
          </table:table-cell>
          <table:table-cell office:value-type="float" office:value="0.386975684006487">
            <text:p>0.386975684006487</text:p>
          </table:table-cell>
          <table:table-cell office:value-type="float" office:value="0.345304304372465">
            <text:p>0.345304304372465</text:p>
          </table:table-cell>
          <table:table-cell office:value-type="float" office:value="0.183574384666666">
            <text:p>0.183574384666666</text:p>
          </table:table-cell>
          <table:table-cell office:value-type="float" office:value="0.828356254492719">
            <text:p>0.828356254492719</text:p>
          </table:table-cell>
          <table:table-cell office:value-type="float" office:value="0.946130125312178">
            <text:p>0.946130125312178</text:p>
          </table:table-cell>
          <table:table-cell office:value-type="float" office:value="0.844755652395922">
            <text:p>0.844755652395922</text:p>
          </table:table-cell>
          <table:table-cell office:value-type="float" office:value="4.65786326272103">
            <text:p>4.65786326272103</text:p>
          </table:table-cell>
          <table:table-cell office:value-type="float" office:value="2.60448062284318">
            <text:p>2.60448062284318</text:p>
          </table:table-cell>
          <table:table-cell office:value-type="float" office:value="0.891891891891892">
            <text:p>0.891891891891892</text:p>
          </table:table-cell>
          <table:table-cell office:value-type="float" office:value="11.5373597088042">
            <text:p>11.53735970880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29538465722655">
            <text:p>7.2953846572265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32327052406922">
            <text:p>0.6323270524069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62088974854932">
            <text:p>0.762088974854932</text:p>
          </table:table-cell>
          <table:table-cell office:value-type="float" office:value="0.237911025145068">
            <text:p>0.237911025145068</text:p>
          </table:table-cell>
          <table:table-cell office:value-type="float" office:value="203.628094475167">
            <text:p>203.628094475167</text:p>
          </table:table-cell>
          <table:table-cell office:value-type="float" office:value="21.4427669885987">
            <text:p>21.4427669885987</text:p>
          </table:table-cell>
          <table:table-cell office:value-type="float" office:value="67.3958102488561">
            <text:p>67.3958102488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3450087565674">
            <text:p>0.34345008756567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iny beta onl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742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14510762691498">
            <text:p>0.814510762691498</text:p>
          </table:table-cell>
          <table:table-cell office:value-type="float" office:value="0.930956886307106">
            <text:p>0.930956886307106</text:p>
          </table:table-cell>
          <table:table-cell office:value-type="float" office:value="0.6978411767119">
            <text:p>0.6978411767119</text:p>
          </table:table-cell>
          <table:table-cell office:value-type="float" office:value="0.369093581647397">
            <text:p>0.369093581647397</text:p>
          </table:table-cell>
          <table:table-cell office:value-type="float" office:value="0.794347888535618">
            <text:p>0.794347888535618</text:p>
          </table:table-cell>
          <table:table-cell office:value-type="float" office:value="0.88734255205215">
            <text:p>0.88734255205215</text:p>
          </table:table-cell>
          <table:table-cell office:value-type="float" office:value="0.648085292417267">
            <text:p>0.648085292417267</text:p>
          </table:table-cell>
          <table:table-cell office:value-type="float" office:value="4.44414298516014">
            <text:p>4.44414298516014</text:p>
          </table:table-cell>
          <table:table-cell office:value-type="float" office:value="2.86649597510733">
            <text:p>2.86649597510733</text:p>
          </table:table-cell>
          <table:table-cell office:value-type="float" office:value="0.711538461538462">
            <text:p>0.711538461538462</text:p>
          </table:table-cell>
          <table:table-cell office:value-type="float" office:value="15.8769223052284">
            <text:p>15.87692230522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54244932703679">
            <text:p>6.5424493270367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12072894309138">
            <text:p>0.4120728943091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28828828828829">
            <text:p>0.828828828828829</text:p>
          </table:table-cell>
          <table:table-cell office:value-type="float" office:value="0.171171171171171">
            <text:p>0.171171171171171</text:p>
          </table:table-cell>
          <table:table-cell office:value-type="float" office:value="187.439515102124">
            <text:p>187.439515102124</text:p>
          </table:table-cell>
          <table:table-cell office:value-type="float" office:value="10.455502208037">
            <text:p>10.455502208037</text:p>
          </table:table-cell>
          <table:table-cell office:value-type="float" office:value="48.0925456554234">
            <text:p>48.09254565542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1617861766893">
            <text:p>0.27161786176689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911-NOT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58175152540207">
            <text:p>0.458175152540207</text:p>
          </table:table-cell>
          <table:table-cell office:value-type="float" office:value="-0.0412446429974878">
            <text:p>-0.0412446429974878</text:p>
          </table:table-cell>
          <table:table-cell office:value-type="float" office:value="-0.0791993793053261">
            <text:p>-0.0791993793053261</text:p>
          </table:table-cell>
          <table:table-cell office:value-type="float" office:value="-0.207221507441911">
            <text:p>-0.207221507441911</text:p>
          </table:table-cell>
          <table:table-cell office:value-type="float" office:value="0">
            <text:p/>
          </table:table-cell>
          <table:table-cell office:value-type="float" office:value="0.021064871169207">
            <text:p>0.021064871169207</text:p>
          </table:table-cell>
          <table:table-cell office:value-type="float" office:value="0">
            <text:p/>
          </table:table-cell>
          <table:table-cell office:value-type="float" office:value="1.72999414051926">
            <text:p>1.72999414051926</text:p>
          </table:table-cell>
          <table:table-cell office:value-type="float" office:value="0.963504102793259">
            <text:p>0.963504102793259</text:p>
          </table:table-cell>
          <table:table-cell office:value-type="float" office:value="1">
            <text:p>1</text:p>
          </table:table-cell>
          <table:table-cell office:value-type="float" office:value="1.91300160964967">
            <text:p>1.913001609649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72480773180418">
            <text:p>0.7724807731804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03805605433799">
            <text:p>0.4038056054337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34821428571429">
            <text:p>0.834821428571429</text:p>
          </table:table-cell>
          <table:table-cell office:value-type="float" office:value="0.165178571428571">
            <text:p>0.165178571428571</text:p>
          </table:table-cell>
          <table:table-cell office:value-type="float" office:value="108.569437993497">
            <text:p>108.569437993497</text:p>
          </table:table-cell>
          <table:table-cell office:value-type="float" office:value="4.70983591949999">
            <text:p>4.70983591949999</text:p>
          </table:table-cell>
          <table:table-cell office:value-type="float" office:value="23.386195880271">
            <text:p>23.3861958802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19249226695859">
            <text:p>0.21924922669585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1_s2_932-NOT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200524643063545">
            <text:p>-0.200524643063545</text:p>
          </table:table-cell>
          <table:table-cell office:value-type="float" office:value="-0.145709108381525">
            <text:p>-0.145709108381525</text:p>
          </table:table-cell>
          <table:table-cell office:value-type="float" office:value="-0.221390621787022">
            <text:p>-0.221390621787022</text:p>
          </table:table-cell>
          <table:table-cell office:value-type="float" office:value="-0.10622575382171">
            <text:p>-0.106225753821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73437611476666">
            <text:p>2.73437611476666</text:p>
          </table:table-cell>
          <table:table-cell office:value-type="float" office:value="1.76151626860551">
            <text:p>1.761516268605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18918918918919">
            <text:p>0.718918918918919</text:p>
          </table:table-cell>
          <table:table-cell office:value-type="float" office:value="0.281081081081081">
            <text:p>0.281081081081081</text:p>
          </table:table-cell>
          <table:table-cell office:value-type="float" office:value="202.143019986321">
            <text:p>202.143019986321</text:p>
          </table:table-cell>
          <table:table-cell office:value-type="float" office:value="23.1605202209157">
            <text:p>23.1605202209157</text:p>
          </table:table-cell>
          <table:table-cell office:value-type="float" office:value="63.7238861236932">
            <text:p>63.72388612369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3088054727241">
            <text:p>0.27308805472724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512-NOT-BETA-or-very-weak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64626097679138">
            <text:p>1.64626097679138</text:p>
          </table:table-cell>
          <table:table-cell office:value-type="float" office:value="-0.463909854749812">
            <text:p>-0.463909854749812</text:p>
          </table:table-cell>
          <table:table-cell office:value-type="float" office:value="-0.16099789902379">
            <text:p>-0.16099789902379</text:p>
          </table:table-cell>
          <table:table-cell office:value-type="float" office:value="-0.0309363346832852">
            <text:p>-0.0309363346832852</text:p>
          </table:table-cell>
          <table:table-cell office:value-type="float" office:value="0">
            <text:p/>
          </table:table-cell>
          <table:table-cell office:value-type="float" office:value="0.283690749324262">
            <text:p>0.283690749324262</text:p>
          </table:table-cell>
          <table:table-cell office:value-type="float" office:value="0">
            <text:p/>
          </table:table-cell>
          <table:table-cell office:value-type="float" office:value="3.35282621352645">
            <text:p>3.35282621352645</text:p>
          </table:table-cell>
          <table:table-cell office:value-type="float" office:value="2.19903182055418">
            <text:p>2.19903182055418</text:p>
          </table:table-cell>
          <table:table-cell office:value-type="float" office:value="0.222222222222222">
            <text:p>0.222222222222222</text:p>
          </table:table-cell>
          <table:table-cell office:value-type="float" office:value="1.39632476944441">
            <text:p>1.396324769444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844189647623325">
            <text:p>0.084418964762332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604579726791801">
            <text:p>0.06045797267918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9375">
            <text:p>0.59375</text:p>
          </table:table-cell>
          <table:table-cell office:value-type="float" office:value="0.40625">
            <text:p>0.40625</text:p>
          </table:table-cell>
          <table:table-cell office:value-type="float" office:value="204.650573401761">
            <text:p>204.650573401761</text:p>
          </table:table-cell>
          <table:table-cell office:value-type="float" office:value="31.5398886827458">
            <text:p>31.5398886827458</text:p>
          </table:table-cell>
          <table:table-cell office:value-type="float" office:value="63.364122395257">
            <text:p>63.3641223952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5881785596038">
            <text:p>0.23588178559603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050-a</text:p>
          </table:table-cell>
          <table:table-cell office:value-type="string">
            <text:p>2726</text:p>
          </table:table-cell>
          <table:table-cell office:value-type="string">
            <text:p>GPi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31164026260376">
            <text:p>0.431164026260376</text:p>
          </table:table-cell>
          <table:table-cell office:value-type="float" office:value="-0.185313157942451">
            <text:p>-0.185313157942451</text:p>
          </table:table-cell>
          <table:table-cell office:value-type="float" office:value="-0.0934261801754207">
            <text:p>-0.0934261801754207</text:p>
          </table:table-cell>
          <table:table-cell office:value-type="float" office:value="-0.233733251889439">
            <text:p>-0.233733251889439</text:p>
          </table:table-cell>
          <table:table-cell office:value-type="float" office:value="0">
            <text:p/>
          </table:table-cell>
          <table:table-cell office:value-type="float" office:value="0.149802922523091">
            <text:p>0.149802922523091</text:p>
          </table:table-cell>
          <table:table-cell office:value-type="float" office:value="0.337431013956639">
            <text:p>0.337431013956639</text:p>
          </table:table-cell>
          <table:table-cell office:value-type="float" office:value="2.19140357833637">
            <text:p>2.19140357833637</text:p>
          </table:table-cell>
          <table:table-cell office:value-type="float" office:value="1.46957731896034">
            <text:p>1.46957731896034</text:p>
          </table:table-cell>
          <table:table-cell office:value-type="float" office:value="1">
            <text:p>1</text:p>
          </table:table-cell>
          <table:table-cell office:value-type="float" office:value="3.26082214545016">
            <text:p>3.26082214545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3677017442479">
            <text:p>1.367701744247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19434634347126">
            <text:p>0.4194346343471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7614213197969">
            <text:p>0.507614213197969</text:p>
          </table:table-cell>
          <table:table-cell office:value-type="float" office:value="0.49238578680203">
            <text:p>0.49238578680203</text:p>
          </table:table-cell>
          <table:table-cell office:value-type="float" office:value="125.281884239539">
            <text:p>125.281884239539</text:p>
          </table:table-cell>
          <table:table-cell office:value-type="float" office:value="14.8996958618783">
            <text:p>14.8996958618783</text:p>
          </table:table-cell>
          <table:table-cell office:value-type="float" office:value="26.9552843303596">
            <text:p>26.95528433035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22607600380941">
            <text:p>0.122607600380941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890-a</text:p>
          </table:table-cell>
          <table:table-cell office:value-type="string">
            <text:p>2726</text:p>
          </table:table-cell>
          <table:table-cell office:value-type="string">
            <text:p>GPi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21146750450134">
            <text:p>0.421146750450134</text:p>
          </table:table-cell>
          <table:table-cell office:value-type="float" office:value="0.187941848926968">
            <text:p>0.187941848926968</text:p>
          </table:table-cell>
          <table:table-cell office:value-type="float" office:value="-0.0203662481753192">
            <text:p>-0.0203662481753192</text:p>
          </table:table-cell>
          <table:table-cell office:value-type="float" office:value="-0.0530205533526101">
            <text:p>-0.0530205533526101</text:p>
          </table:table-cell>
          <table:table-cell office:value-type="float" office:value="0.0115966698028541">
            <text:p>0.0115966698028541</text:p>
          </table:table-cell>
          <table:table-cell office:value-type="float" office:value="0.0476497805774661">
            <text:p>0.0476497805774661</text:p>
          </table:table-cell>
          <table:table-cell office:value-type="float" office:value="0">
            <text:p/>
          </table:table-cell>
          <table:table-cell office:value-type="float" office:value="2.74860428895285">
            <text:p>2.74860428895285</text:p>
          </table:table-cell>
          <table:table-cell office:value-type="float" office:value="1.29445726044447">
            <text:p>1.29445726044447</text:p>
          </table:table-cell>
          <table:table-cell office:value-type="float" office:value="0.333333333333333">
            <text:p>0.333333333333333</text:p>
          </table:table-cell>
          <table:table-cell office:value-type="float" office:value="0.653332007219987">
            <text:p>0.6533320072199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90766208251473">
            <text:p>0.290766208251473</text:p>
          </table:table-cell>
          <table:table-cell office:value-type="float" office:value="0.709233791748527">
            <text:p>0.709233791748527</text:p>
          </table:table-cell>
          <table:table-cell office:value-type="float" office:value="107.441016333938">
            <text:p>107.441016333938</text:p>
          </table:table-cell>
          <table:table-cell office:value-type="float" office:value="33.5121887822358">
            <text:p>33.5121887822358</text:p>
          </table:table-cell>
          <table:table-cell office:value-type="float" office:value="41.8940385359309">
            <text:p>41.89403853593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05372333166538">
            <text:p>0.105372333166538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255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92418277263641">
            <text:p>1.92418277263641</text:p>
          </table:table-cell>
          <table:table-cell office:value-type="float" office:value="0.515824294839147">
            <text:p>0.515824294839147</text:p>
          </table:table-cell>
          <table:table-cell office:value-type="float" office:value="0.381974508868621">
            <text:p>0.381974508868621</text:p>
          </table:table-cell>
          <table:table-cell office:value-type="float" office:value="0.16218745433379">
            <text:p>0.162187454333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8231561137708">
            <text:p>0.508231561137708</text:p>
          </table:table-cell>
          <table:table-cell office:value-type="float" office:value="2.79272098127427">
            <text:p>2.79272098127427</text:p>
          </table:table-cell>
          <table:table-cell office:value-type="float" office:value="2.57030899353667">
            <text:p>2.57030899353667</text:p>
          </table:table-cell>
          <table:table-cell office:value-type="float" office:value="1">
            <text:p>1</text:p>
          </table:table-cell>
          <table:table-cell office:value-type="float" office:value="0.675693113802724">
            <text:p>0.6756931138027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357537328586926">
            <text:p>0.035753732858692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529141589996007">
            <text:p>0.0529141589996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22775800711744">
            <text:p>0.622775800711744</text:p>
          </table:table-cell>
          <table:table-cell office:value-type="float" office:value="0.377224199288256">
            <text:p>0.377224199288256</text:p>
          </table:table-cell>
          <table:table-cell office:value-type="float" office:value="361.01083032491">
            <text:p>361.01083032491</text:p>
          </table:table-cell>
          <table:table-cell office:value-type="float" office:value="66.1838161838162">
            <text:p>66.1838161838162</text:p>
          </table:table-cell>
          <table:table-cell office:value-type="float" office:value="134.684976154528">
            <text:p>134.684976154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16060051725225">
            <text:p>0.31606005172522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b-BETA-long-file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27</text:p>
          </table:table-cell>
          <table:table-cell office:value-type="string">
            <text:p>15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76183724403381">
            <text:p>1.76183724403381</text:p>
          </table:table-cell>
          <table:table-cell office:value-type="float" office:value="-0.03953843345613">
            <text:p>-0.03953843345613</text:p>
          </table:table-cell>
          <table:table-cell office:value-type="float" office:value="0.0304942773454521">
            <text:p>0.0304942773454521</text:p>
          </table:table-cell>
          <table:table-cell office:value-type="float" office:value="0.0422320443045902">
            <text:p>0.0422320443045902</text:p>
          </table:table-cell>
          <table:table-cell office:value-type="float" office:value="0.423818473005027">
            <text:p>0.423818473005027</text:p>
          </table:table-cell>
          <table:table-cell office:value-type="float" office:value="0.795426567246012">
            <text:p>0.795426567246012</text:p>
          </table:table-cell>
          <table:table-cell office:value-type="float" office:value="0">
            <text:p/>
          </table:table-cell>
          <table:table-cell office:value-type="float" office:value="3.16838807863271">
            <text:p>3.16838807863271</text:p>
          </table:table-cell>
          <table:table-cell office:value-type="float" office:value="2.32940363839783">
            <text:p>2.329403638397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74730700179533">
            <text:p>0.574730700179533</text:p>
          </table:table-cell>
          <table:table-cell office:value-type="float" office:value="0.425269299820467">
            <text:p>0.425269299820467</text:p>
          </table:table-cell>
          <table:table-cell office:value-type="float" office:value="459.277458461483">
            <text:p>459.277458461483</text:p>
          </table:table-cell>
          <table:table-cell office:value-type="float" office:value="80.3868750927949">
            <text:p>80.3868750927949</text:p>
          </table:table-cell>
          <table:table-cell office:value-type="float" office:value="152.866329441348">
            <text:p>152.8663294413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0703655544182">
            <text:p>0.24070365554418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685-BETA-faster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4</text:p>
          </table:table-cell>
          <table:table-cell office:value-type="string">
            <text:p>10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119806386530399">
            <text:p>-0.119806386530399</text:p>
          </table:table-cell>
          <table:table-cell office:value-type="float" office:value="0.288368358575259">
            <text:p>0.288368358575259</text:p>
          </table:table-cell>
          <table:table-cell office:value-type="float" office:value="0.380660627034439">
            <text:p>0.380660627034439</text:p>
          </table:table-cell>
          <table:table-cell office:value-type="float" office:value="0.34676980648534">
            <text:p>0.34676980648534</text:p>
          </table:table-cell>
          <table:table-cell office:value-type="float" office:value="0.674408296148159">
            <text:p>0.674408296148159</text:p>
          </table:table-cell>
          <table:table-cell office:value-type="float" office:value="0.485555961822358">
            <text:p>0.485555961822358</text:p>
          </table:table-cell>
          <table:table-cell office:value-type="float" office:value="0">
            <text:p/>
          </table:table-cell>
          <table:table-cell office:value-type="float" office:value="5.35812488035107">
            <text:p>5.35812488035107</text:p>
          </table:table-cell>
          <table:table-cell office:value-type="float" office:value="5.23038719238923">
            <text:p>5.23038719238923</text:p>
          </table:table-cell>
          <table:table-cell office:value-type="float" office:value="0.213903743315508">
            <text:p>0.213903743315508</text:p>
          </table:table-cell>
          <table:table-cell office:value-type="float" office:value="13.8070592868417">
            <text:p>13.8070592868417</text:p>
          </table:table-cell>
          <table:table-cell office:value-type="float" office:value="2.41988330017117">
            <text:p>2.41988330017117</text:p>
          </table:table-cell>
          <table:table-cell office:value-type="float" office:value="0.0470588235294118">
            <text:p>0.0470588235294118</text:p>
          </table:table-cell>
          <table:table-cell office:value-type="float" office:value="6.40038944322015">
            <text:p>6.40038944322015</text:p>
          </table:table-cell>
          <table:table-cell office:value-type="float" office:value="1">
            <text:p>1</text:p>
          </table:table-cell>
          <table:table-cell office:value-type="float" office:value="0.175264207236175">
            <text:p>0.175264207236175</text:p>
          </table:table-cell>
          <table:table-cell office:value-type="float" office:value="0.463559206218504">
            <text:p>0.463559206218504</text:p>
          </table:table-cell>
          <table:table-cell office:value-type="float" office:value="0.0504654726193005">
            <text:p>0.0504654726193005</text:p>
          </table:table-cell>
          <table:table-cell office:value-type="float" office:value="0.696779772393168">
            <text:p>0.696779772393168</text:p>
          </table:table-cell>
          <table:table-cell office:value-type="float" office:value="0.813432835820895">
            <text:p>0.813432835820895</text:p>
          </table:table-cell>
          <table:table-cell office:value-type="float" office:value="0.186567164179104">
            <text:p>0.186567164179104</text:p>
          </table:table-cell>
          <table:table-cell office:value-type="float" office:value="238.134250914851">
            <text:p>238.134250914851</text:p>
          </table:table-cell>
          <table:table-cell office:value-type="float" office:value="14.7718124275258">
            <text:p>14.7718124275258</text:p>
          </table:table-cell>
          <table:table-cell office:value-type="float" office:value="62.3215957119021">
            <text:p>62.32159571190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1429137149646">
            <text:p>0.26142913714964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very weak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34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2.09733271598816">
            <text:p>2.09733271598816</text:p>
          </table:table-cell>
          <table:table-cell office:value-type="float" office:value="0.320372969170013">
            <text:p>0.320372969170013</text:p>
          </table:table-cell>
          <table:table-cell office:value-type="float" office:value="0.295501896262009">
            <text:p>0.295501896262009</text:p>
          </table:table-cell>
          <table:table-cell office:value-type="float" office:value="0.287546511386103">
            <text:p>0.287546511386103</text:p>
          </table:table-cell>
          <table:table-cell office:value-type="float" office:value="0.0002987158815696">
            <text:p>0.0002987158815696</text:p>
          </table:table-cell>
          <table:table-cell office:value-type="float" office:value="0.733989304735676">
            <text:p>0.733989304735676</text:p>
          </table:table-cell>
          <table:table-cell office:value-type="float" office:value="0.257547951261788">
            <text:p>0.257547951261788</text:p>
          </table:table-cell>
          <table:table-cell office:value-type="float" office:value="2.82261219202556">
            <text:p>2.82261219202556</text:p>
          </table:table-cell>
          <table:table-cell office:value-type="float" office:value="1.91125950272506">
            <text:p>1.91125950272506</text:p>
          </table:table-cell>
          <table:table-cell office:value-type="float" office:value="0.333333333333333">
            <text:p>0.333333333333333</text:p>
          </table:table-cell>
          <table:table-cell office:value-type="float" office:value="2.20646117617396">
            <text:p>2.206461176173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80162157008268">
            <text:p>0.48016215700826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17616408660712">
            <text:p>0.2176164086607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51933701657459">
            <text:p>0.651933701657459</text:p>
          </table:table-cell>
          <table:table-cell office:value-type="float" office:value="0.348066298342541">
            <text:p>0.348066298342541</text:p>
          </table:table-cell>
          <table:table-cell office:value-type="float" office:value="161.971106001853">
            <text:p>161.971106001853</text:p>
          </table:table-cell>
          <table:table-cell office:value-type="float" office:value="22.8349810161567">
            <text:p>22.8349810161567</text:p>
          </table:table-cell>
          <table:table-cell office:value-type="float" office:value="51.9003856686117">
            <text:p>51.90038566861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3134066172875">
            <text:p>0.26313406617287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83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55811667442322">
            <text:p>1.55811667442322</text:p>
          </table:table-cell>
          <table:table-cell office:value-type="float" office:value="-0.22416631780471">
            <text:p>-0.22416631780471</text:p>
          </table:table-cell>
          <table:table-cell office:value-type="float" office:value="0.14425595780651">
            <text:p>0.14425595780651</text:p>
          </table:table-cell>
          <table:table-cell office:value-type="float" office:value="0.119426103084028">
            <text:p>0.119426103084028</text:p>
          </table:table-cell>
          <table:table-cell office:value-type="float" office:value="0">
            <text:p/>
          </table:table-cell>
          <table:table-cell office:value-type="float" office:value="0.0546414374353951">
            <text:p>0.0546414374353951</text:p>
          </table:table-cell>
          <table:table-cell office:value-type="float" office:value="0">
            <text:p/>
          </table:table-cell>
          <table:table-cell office:value-type="float" office:value="3.46133745174702">
            <text:p>3.46133745174702</text:p>
          </table:table-cell>
          <table:table-cell office:value-type="float" office:value="1.27133760345238">
            <text:p>1.2713376034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79198767334361">
            <text:p>0.479198767334361</text:p>
          </table:table-cell>
          <table:table-cell office:value-type="float" office:value="0.520801232665639">
            <text:p>0.520801232665639</text:p>
          </table:table-cell>
          <table:table-cell office:value-type="float" office:value="201.56847494977">
            <text:p>201.56847494977</text:p>
          </table:table-cell>
          <table:table-cell office:value-type="float" office:value="37.9839298758218">
            <text:p>37.9839298758218</text:p>
          </table:table-cell>
          <table:table-cell office:value-type="float" office:value="62.1564158063095">
            <text:p>62.15641580630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74338960556949">
            <text:p>0.17433896055694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28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11176514625549">
            <text:p>2.11176514625549</text:p>
          </table:table-cell>
          <table:table-cell office:value-type="float" office:value="-0.0538171432539619">
            <text:p>-0.0538171432539619</text:p>
          </table:table-cell>
          <table:table-cell office:value-type="float" office:value="0.0541821386618594">
            <text:p>0.0541821386618594</text:p>
          </table:table-cell>
          <table:table-cell office:value-type="float" office:value="0.0882695915983666">
            <text:p>0.08826959159836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34384019609316">
            <text:p>1.34384019609316</text:p>
          </table:table-cell>
          <table:table-cell office:value-type="float" office:value="1.23454739587563">
            <text:p>1.234547395875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82961460446247">
            <text:p>0.782961460446247</text:p>
          </table:table-cell>
          <table:table-cell office:value-type="float" office:value="0.217038539553753">
            <text:p>0.217038539553753</text:p>
          </table:table-cell>
          <table:table-cell office:value-type="float" office:value="121.885755786416">
            <text:p>121.885755786416</text:p>
          </table:table-cell>
          <table:table-cell office:value-type="float" office:value="9.42540278181514">
            <text:p>9.42540278181514</text:p>
          </table:table-cell>
          <table:table-cell office:value-type="float" office:value="33.9550388451154">
            <text:p>33.95503884511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662702597322">
            <text:p>0.2866270259732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375-BETA-LOW-in-and-out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40415239334106">
            <text:p>2.40415239334106</text:p>
          </table:table-cell>
          <table:table-cell office:value-type="float" office:value="0.00741024493743455">
            <text:p>0.00741024493743455</text:p>
          </table:table-cell>
          <table:table-cell office:value-type="float" office:value="0.324030394111588">
            <text:p>0.324030394111588</text:p>
          </table:table-cell>
          <table:table-cell office:value-type="float" office:value="0.263978055015415">
            <text:p>0.263978055015415</text:p>
          </table:table-cell>
          <table:table-cell office:value-type="float" office:value="0.355378306036249">
            <text:p>0.355378306036249</text:p>
          </table:table-cell>
          <table:table-cell office:value-type="float" office:value="0.126695864993638">
            <text:p>0.126695864993638</text:p>
          </table:table-cell>
          <table:table-cell office:value-type="float" office:value="0">
            <text:p/>
          </table:table-cell>
          <table:table-cell office:value-type="float" office:value="3.27790207149043">
            <text:p>3.27790207149043</text:p>
          </table:table-cell>
          <table:table-cell office:value-type="float" office:value="2.34282865019494">
            <text:p>2.342828650194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92592592592593">
            <text:p>0.792592592592593</text:p>
          </table:table-cell>
          <table:table-cell office:value-type="float" office:value="0.207407407407407">
            <text:p>0.207407407407407</text:p>
          </table:table-cell>
          <table:table-cell office:value-type="float" office:value="190.087049209451">
            <text:p>190.087049209451</text:p>
          </table:table-cell>
          <table:table-cell office:value-type="float" office:value="12.8248190784451">
            <text:p>12.8248190784451</text:p>
          </table:table-cell>
          <table:table-cell office:value-type="float" office:value="49.1594343630515">
            <text:p>49.15943436305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219913897443">
            <text:p>0.2621991389744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406-BETA-maybe-some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67575645446777">
            <text:p>0.867575645446777</text:p>
          </table:table-cell>
          <table:table-cell office:value-type="float" office:value="0.0545078758533358">
            <text:p>0.0545078758533358</text:p>
          </table:table-cell>
          <table:table-cell office:value-type="float" office:value="0.469338913554192">
            <text:p>0.469338913554192</text:p>
          </table:table-cell>
          <table:table-cell office:value-type="float" office:value="0.356364796280029">
            <text:p>0.356364796280029</text:p>
          </table:table-cell>
          <table:table-cell office:value-type="float" office:value="0">
            <text:p/>
          </table:table-cell>
          <table:table-cell office:value-type="float" office:value="0.244002206841871">
            <text:p>0.244002206841871</text:p>
          </table:table-cell>
          <table:table-cell office:value-type="float" office:value="0.521315406052454">
            <text:p>0.521315406052454</text:p>
          </table:table-cell>
          <table:table-cell office:value-type="float" office:value="5.46430379885802">
            <text:p>5.46430379885802</text:p>
          </table:table-cell>
          <table:table-cell office:value-type="float" office:value="5.11552048474304">
            <text:p>5.11552048474304</text:p>
          </table:table-cell>
          <table:table-cell office:value-type="float" office:value="0.472222222222222">
            <text:p>0.472222222222222</text:p>
          </table:table-cell>
          <table:table-cell office:value-type="float" office:value="7.54269759901474">
            <text:p>7.54269759901474</text:p>
          </table:table-cell>
          <table:table-cell office:value-type="float" office:value="0.377405971451991">
            <text:p>0.377405971451991</text:p>
          </table:table-cell>
          <table:table-cell office:value-type="float" office:value="0.05">
            <text:p>0.05</text:p>
          </table:table-cell>
          <table:table-cell office:value-type="float" office:value="2.39043367338259">
            <text:p>2.39043367338259</text:p>
          </table:table-cell>
          <table:table-cell office:value-type="float" office:value="1">
            <text:p>1</text:p>
          </table:table-cell>
          <table:table-cell office:value-type="float" office:value="0.0500359409213608">
            <text:p>0.0500359409213608</text:p>
          </table:table-cell>
          <table:table-cell office:value-type="float" office:value="0.316920258568346">
            <text:p>0.316920258568346</text:p>
          </table:table-cell>
          <table:table-cell office:value-type="float" office:value="0.00841502410841104">
            <text:p>0.00841502410841104</text:p>
          </table:table-cell>
          <table:table-cell office:value-type="float" office:value="0.063471982138163">
            <text:p>0.063471982138163</text:p>
          </table:table-cell>
          <table:table-cell office:value-type="float" office:value="0.713114754098361">
            <text:p>0.713114754098361</text:p>
          </table:table-cell>
          <table:table-cell office:value-type="float" office:value="0.286885245901639">
            <text:p>0.286885245901639</text:p>
          </table:table-cell>
          <table:table-cell office:value-type="float" office:value="208.051016341172">
            <text:p>208.051016341172</text:p>
          </table:table-cell>
          <table:table-cell office:value-type="float" office:value="16.7434740316691">
            <text:p>16.7434740316691</text:p>
          </table:table-cell>
          <table:table-cell office:value-type="float" office:value="48.633995960455">
            <text:p>48.63399596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5607869322346">
            <text:p>0.22560786932234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54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48494255542755">
            <text:p>1.48494255542755</text:p>
          </table:table-cell>
          <table:table-cell office:value-type="float" office:value="0.148813946894197">
            <text:p>0.148813946894197</text:p>
          </table:table-cell>
          <table:table-cell office:value-type="float" office:value="0.197003139094772">
            <text:p>0.197003139094772</text:p>
          </table:table-cell>
          <table:table-cell office:value-type="float" office:value="0.0809791852541867">
            <text:p>0.0809791852541867</text:p>
          </table:table-cell>
          <table:table-cell office:value-type="float" office:value="0.490108566813544">
            <text:p>0.490108566813544</text:p>
          </table:table-cell>
          <table:table-cell office:value-type="float" office:value="0.680579881272677">
            <text:p>0.680579881272677</text:p>
          </table:table-cell>
          <table:table-cell office:value-type="float" office:value="0">
            <text:p/>
          </table:table-cell>
          <table:table-cell office:value-type="float" office:value="4.95619926398358">
            <text:p>4.95619926398358</text:p>
          </table:table-cell>
          <table:table-cell office:value-type="float" office:value="4.06709007278156">
            <text:p>4.06709007278156</text:p>
          </table:table-cell>
          <table:table-cell office:value-type="float" office:value="0.65">
            <text:p>0.65</text:p>
          </table:table-cell>
          <table:table-cell office:value-type="float" office:value="6.09436275466453">
            <text:p>6.09436275466453</text:p>
          </table:table-cell>
          <table:table-cell office:value-type="float" office:value="4.51043862368435">
            <text:p>4.51043862368435</text:p>
          </table:table-cell>
          <table:table-cell office:value-type="float" office:value="0.203703703703704">
            <text:p>0.203703703703704</text:p>
          </table:table-cell>
          <table:table-cell office:value-type="float" office:value="4.47037220716089">
            <text:p>4.47037220716089</text:p>
          </table:table-cell>
          <table:table-cell office:value-type="float" office:value="1">
            <text:p>1</text:p>
          </table:table-cell>
          <table:table-cell office:value-type="float" office:value="0.740100122893427">
            <text:p>0.740100122893427</text:p>
          </table:table-cell>
          <table:table-cell office:value-type="float" office:value="0.733525782287792">
            <text:p>0.733525782287792</text:p>
          </table:table-cell>
          <table:table-cell office:value-type="float" office:value="0.15860173219462">
            <text:p>0.15860173219462</text:p>
          </table:table-cell>
          <table:table-cell office:value-type="float" office:value="0.966576489512169">
            <text:p>0.966576489512169</text:p>
          </table:table-cell>
          <table:table-cell office:value-type="float" office:value="0.590452261306533">
            <text:p>0.590452261306533</text:p>
          </table:table-cell>
          <table:table-cell office:value-type="float" office:value="0.409547738693467">
            <text:p>0.409547738693467</text:p>
          </table:table-cell>
          <table:table-cell office:value-type="float" office:value="159.365251593653">
            <text:p>159.365251593653</text:p>
          </table:table-cell>
          <table:table-cell office:value-type="float" office:value="24.021811215091">
            <text:p>24.021811215091</text:p>
          </table:table-cell>
          <table:table-cell office:value-type="float" office:value="48.1834360358833">
            <text:p>48.18343603588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1095424643359">
            <text:p>0.22109542464335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.9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45127642154694">
            <text:p>1.45127642154694</text:p>
          </table:table-cell>
          <table:table-cell office:value-type="float" office:value="-0.295632256754908">
            <text:p>-0.295632256754908</text:p>
          </table:table-cell>
          <table:table-cell office:value-type="float" office:value="-0.39330072328619">
            <text:p>-0.39330072328619</text:p>
          </table:table-cell>
          <table:table-cell office:value-type="float" office:value="-0.423598568310594">
            <text:p>-0.4235985683105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21324171128764">
            <text:p>0.221324171128764</text:p>
          </table:table-cell>
          <table:table-cell office:value-type="float" office:value="1.45755357882862">
            <text:p>1.45755357882862</text:p>
          </table:table-cell>
          <table:table-cell office:value-type="float" office:value="1.14593340527364">
            <text:p>1.14593340527364</text:p>
          </table:table-cell>
          <table:table-cell office:value-type="float" office:value="0.5">
            <text:p>0.5</text:p>
          </table:table-cell>
          <table:table-cell office:value-type="float" office:value="0.665840003639249">
            <text:p>0.6658400036392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52920962199313">
            <text:p>0.652920962199313</text:p>
          </table:table-cell>
          <table:table-cell office:value-type="float" office:value="0.347079037800687">
            <text:p>0.347079037800687</text:p>
          </table:table-cell>
          <table:table-cell office:value-type="float" office:value="62.4630153198764">
            <text:p>62.4630153198764</text:p>
          </table:table-cell>
          <table:table-cell office:value-type="float" office:value="7.67926522357306">
            <text:p>7.67926522357306</text:p>
          </table:table-cell>
          <table:table-cell office:value-type="float" office:value="17.9695074131937">
            <text:p>17.96950741319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13641200893325">
            <text:p>0.21364120089332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477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19672894477844">
            <text:p>2.19672894477844</text:p>
          </table:table-cell>
          <table:table-cell office:value-type="float" office:value="0.0598808257299378">
            <text:p>0.0598808257299378</text:p>
          </table:table-cell>
          <table:table-cell office:value-type="float" office:value="0.138519994663607">
            <text:p>0.138519994663607</text:p>
          </table:table-cell>
          <table:table-cell office:value-type="float" office:value="-0.0730585645403106">
            <text:p>-0.07305856454031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3019752221254">
            <text:p>0.503019752221254</text:p>
          </table:table-cell>
          <table:table-cell office:value-type="float" office:value="2.88340881657999">
            <text:p>2.88340881657999</text:p>
          </table:table-cell>
          <table:table-cell office:value-type="float" office:value="1.89153083110297">
            <text:p>1.891530831102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54635761589404">
            <text:p>0.554635761589404</text:p>
          </table:table-cell>
          <table:table-cell office:value-type="float" office:value="0.445364238410596">
            <text:p>0.445364238410596</text:p>
          </table:table-cell>
          <table:table-cell office:value-type="float" office:value="191.724374749614">
            <text:p>191.724374749614</text:p>
          </table:table-cell>
          <table:table-cell office:value-type="float" office:value="38.4785936002518">
            <text:p>38.4785936002518</text:p>
          </table:table-cell>
          <table:table-cell office:value-type="float" office:value="69.1217870957405">
            <text:p>69.12178709574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3329863520703">
            <text:p>0.26332986352070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532-NOT-BETA-or-weak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3.87905502319336">
            <text:p>3.87905502319336</text:p>
          </table:table-cell>
          <table:table-cell office:value-type="float" office:value="0.356409898667418">
            <text:p>0.356409898667418</text:p>
          </table:table-cell>
          <table:table-cell office:value-type="float" office:value="0.118682995062394">
            <text:p>0.118682995062394</text:p>
          </table:table-cell>
          <table:table-cell office:value-type="float" office:value="-0.271563011705914">
            <text:p>-0.271563011705914</text:p>
          </table:table-cell>
          <table:table-cell office:value-type="float" office:value="0.461700667517363">
            <text:p>0.461700667517363</text:p>
          </table:table-cell>
          <table:table-cell office:value-type="float" office:value="0.218546284605676">
            <text:p>0.218546284605676</text:p>
          </table:table-cell>
          <table:table-cell office:value-type="float" office:value="0">
            <text:p/>
          </table:table-cell>
          <table:table-cell office:value-type="float" office:value="3.74481236083208">
            <text:p>3.74481236083208</text:p>
          </table:table-cell>
          <table:table-cell office:value-type="float" office:value="2.38757762254062">
            <text:p>2.387577622540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78606965174129">
            <text:p>0.778606965174129</text:p>
          </table:table-cell>
          <table:table-cell office:value-type="float" office:value="0.221393034825871">
            <text:p>0.221393034825871</text:p>
          </table:table-cell>
          <table:table-cell office:value-type="float" office:value="218.68231677496">
            <text:p>218.68231677496</text:p>
          </table:table-cell>
          <table:table-cell office:value-type="float" office:value="14.5424836601307">
            <text:p>14.5424836601307</text:p>
          </table:table-cell>
          <table:table-cell office:value-type="float" office:value="53.2358666719638">
            <text:p>53.23586667196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3872549019608">
            <text:p>0.23387254901960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723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3.61461329460144">
            <text:p>3.61461329460144</text:p>
          </table:table-cell>
          <table:table-cell office:value-type="float" office:value="0.0173484537050552">
            <text:p>0.0173484537050552</text:p>
          </table:table-cell>
          <table:table-cell office:value-type="float" office:value="-0.112237947323415">
            <text:p>-0.112237947323415</text:p>
          </table:table-cell>
          <table:table-cell office:value-type="float" office:value="-0.20324499336769">
            <text:p>-0.20324499336769</text:p>
          </table:table-cell>
          <table:table-cell office:value-type="float" office:value="0">
            <text:p/>
          </table:table-cell>
          <table:table-cell office:value-type="float" office:value="0.471363801686275">
            <text:p>0.471363801686275</text:p>
          </table:table-cell>
          <table:table-cell office:value-type="float" office:value="0">
            <text:p/>
          </table:table-cell>
          <table:table-cell office:value-type="float" office:value="1.54619171656702">
            <text:p>1.54619171656702</text:p>
          </table:table-cell>
          <table:table-cell office:value-type="float" office:value="1.55403086186883">
            <text:p>1.55403086186883</text:p>
          </table:table-cell>
          <table:table-cell office:value-type="float" office:value="1">
            <text:p>1</text:p>
          </table:table-cell>
          <table:table-cell office:value-type="float" office:value="1.28306235721184">
            <text:p>1.283062357211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49989302275647">
            <text:p>0.14998930227564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16899464342155">
            <text:p>0.1168994643421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88311688311688">
            <text:p>0.688311688311688</text:p>
          </table:table-cell>
          <table:table-cell office:value-type="float" office:value="0.311688311688312">
            <text:p>0.311688311688312</text:p>
          </table:table-cell>
          <table:table-cell office:value-type="float" office:value="140.1004493788">
            <text:p>140.1004493788</text:p>
          </table:table-cell>
          <table:table-cell office:value-type="float" office:value="16.0093921767437">
            <text:p>16.0093921767437</text:p>
          </table:table-cell>
          <table:table-cell office:value-type="float" office:value="41.0137316104015">
            <text:p>41.0137316104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2164285619006">
            <text:p>0.25216428561900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147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43644332885742">
            <text:p>1.43644332885742</text:p>
          </table:table-cell>
          <table:table-cell office:value-type="float" office:value="-0.0954503279643284">
            <text:p>-0.0954503279643284</text:p>
          </table:table-cell>
          <table:table-cell office:value-type="float" office:value="0.140140480564365">
            <text:p>0.140140480564365</text:p>
          </table:table-cell>
          <table:table-cell office:value-type="float" office:value="-0.0321473073073742">
            <text:p>-0.0321473073073742</text:p>
          </table:table-cell>
          <table:table-cell office:value-type="float" office:value="0.662856964936135">
            <text:p>0.662856964936135</text:p>
          </table:table-cell>
          <table:table-cell office:value-type="float" office:value="0">
            <text:p/>
          </table:table-cell>
          <table:table-cell office:value-type="float" office:value="0.500140850978888">
            <text:p>0.500140850978888</text:p>
          </table:table-cell>
          <table:table-cell office:value-type="float" office:value="5.1328254908857">
            <text:p>5.1328254908857</text:p>
          </table:table-cell>
          <table:table-cell office:value-type="float" office:value="4.33356233549421">
            <text:p>4.333562335494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52727272727273">
            <text:p>0.352727272727273</text:p>
          </table:table-cell>
          <table:table-cell office:value-type="float" office:value="0.647272727272727">
            <text:p>0.647272727272727</text:p>
          </table:table-cell>
          <table:table-cell office:value-type="float" office:value="99.0705750178736">
            <text:p>99.0705750178736</text:p>
          </table:table-cell>
          <table:table-cell office:value-type="float" office:value="36.6866588346833">
            <text:p>36.6866588346833</text:p>
          </table:table-cell>
          <table:table-cell office:value-type="float" office:value="47.1617218315898">
            <text:p>47.16172183158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98216340621404">
            <text:p>0.19821634062140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299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7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56323599815369">
            <text:p>1.56323599815369</text:p>
          </table:table-cell>
          <table:table-cell office:value-type="float" office:value="0.691050229473994">
            <text:p>0.691050229473994</text:p>
          </table:table-cell>
          <table:table-cell office:value-type="float" office:value="0.396601334620384">
            <text:p>0.396601334620384</text:p>
          </table:table-cell>
          <table:table-cell office:value-type="float" office:value="0.0534118491711786">
            <text:p>0.0534118491711786</text:p>
          </table:table-cell>
          <table:table-cell office:value-type="float" office:value="0.604076907536214">
            <text:p>0.604076907536214</text:p>
          </table:table-cell>
          <table:table-cell office:value-type="float" office:value="0.858950297415714">
            <text:p>0.858950297415714</text:p>
          </table:table-cell>
          <table:table-cell office:value-type="float" office:value="0.385972070376726">
            <text:p>0.385972070376726</text:p>
          </table:table-cell>
          <table:table-cell office:value-type="float" office:value="7.46645157040935">
            <text:p>7.46645157040935</text:p>
          </table:table-cell>
          <table:table-cell office:value-type="float" office:value="4.27928097251421">
            <text:p>4.27928097251421</text:p>
          </table:table-cell>
          <table:table-cell office:value-type="float" office:value="0.0204081632653061">
            <text:p>0.0204081632653061</text:p>
          </table:table-cell>
          <table:table-cell office:value-type="float" office:value="0.439896903084508">
            <text:p>0.4398969030845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55270013668261">
            <text:p>0.555270013668261</text:p>
          </table:table-cell>
          <table:table-cell office:value-type="float" office:value="0.792221607967685">
            <text:p>0.79222160796768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86907020872865">
            <text:p>0.686907020872865</text:p>
          </table:table-cell>
          <table:table-cell office:value-type="float" office:value="0.313092979127135">
            <text:p>0.313092979127135</text:p>
          </table:table-cell>
          <table:table-cell office:value-type="float" office:value="247.065247065247">
            <text:p>247.065247065247</text:p>
          </table:table-cell>
          <table:table-cell office:value-type="float" office:value="33.5509058744586">
            <text:p>33.5509058744586</text:p>
          </table:table-cell>
          <table:table-cell office:value-type="float" office:value="82.5617646598048">
            <text:p>82.5617646598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3618142391018">
            <text:p>0.29361814239101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20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8200056552887">
            <text:p>1.38200056552887</text:p>
          </table:table-cell>
          <table:table-cell office:value-type="float" office:value="0.983251804066401">
            <text:p>0.983251804066401</text:p>
          </table:table-cell>
          <table:table-cell office:value-type="float" office:value="0.837514239460917">
            <text:p>0.837514239460917</text:p>
          </table:table-cell>
          <table:table-cell office:value-type="float" office:value="0.288764125472664">
            <text:p>0.288764125472664</text:p>
          </table:table-cell>
          <table:table-cell office:value-type="float" office:value="0.934605189889964">
            <text:p>0.934605189889964</text:p>
          </table:table-cell>
          <table:table-cell office:value-type="float" office:value="0.968747272021032">
            <text:p>0.968747272021032</text:p>
          </table:table-cell>
          <table:table-cell office:value-type="float" office:value="0.930856834627119">
            <text:p>0.930856834627119</text:p>
          </table:table-cell>
          <table:table-cell office:value-type="float" office:value="5.2018170381647">
            <text:p>5.2018170381647</text:p>
          </table:table-cell>
          <table:table-cell office:value-type="float" office:value="3.56703741954612">
            <text:p>3.567037419546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14666666666667">
            <text:p>0.714666666666667</text:p>
          </table:table-cell>
          <table:table-cell office:value-type="float" office:value="0.285333333333333">
            <text:p>0.285333333333333</text:p>
          </table:table-cell>
          <table:table-cell office:value-type="float" office:value="201.746461909064">
            <text:p>201.746461909064</text:p>
          </table:table-cell>
          <table:table-cell office:value-type="float" office:value="21.3385449904276">
            <text:p>21.3385449904276</text:p>
          </table:table-cell>
          <table:table-cell office:value-type="float" office:value="59.1221542536419">
            <text:p>59.12215425364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7965828497743">
            <text:p>0.27796582849774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56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2</text:p>
          </table:table-cell>
          <table:table-cell office:value-type="string">
            <text:p>12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98488521575928">
            <text:p>0.898488521575928</text:p>
          </table:table-cell>
          <table:table-cell office:value-type="float" office:value="0.934060439991074">
            <text:p>0.934060439991074</text:p>
          </table:table-cell>
          <table:table-cell office:value-type="float" office:value="0.588593416009475">
            <text:p>0.588593416009475</text:p>
          </table:table-cell>
          <table:table-cell office:value-type="float" office:value="0.34883684591748">
            <text:p>0.34883684591748</text:p>
          </table:table-cell>
          <table:table-cell office:value-type="float" office:value="0.917816993080231">
            <text:p>0.917816993080231</text:p>
          </table:table-cell>
          <table:table-cell office:value-type="float" office:value="0.816386552135125">
            <text:p>0.816386552135125</text:p>
          </table:table-cell>
          <table:table-cell office:value-type="float" office:value="0">
            <text:p/>
          </table:table-cell>
          <table:table-cell office:value-type="float" office:value="6.94765127228981">
            <text:p>6.94765127228981</text:p>
          </table:table-cell>
          <table:table-cell office:value-type="float" office:value="3.97468056905135">
            <text:p>3.97468056905135</text:p>
          </table:table-cell>
          <table:table-cell office:value-type="float" office:value="0.513274336283186">
            <text:p>0.513274336283186</text:p>
          </table:table-cell>
          <table:table-cell office:value-type="float" office:value="18.5042142024738">
            <text:p>18.50421420247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.2653651004898">
            <text:p>16.265365100489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79008690804892">
            <text:p>0.8790086908048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80786026200873">
            <text:p>0.580786026200873</text:p>
          </table:table-cell>
          <table:table-cell office:value-type="float" office:value="0.419213973799127">
            <text:p>0.419213973799127</text:p>
          </table:table-cell>
          <table:table-cell office:value-type="float" office:value="158.862876254181">
            <text:p>158.862876254181</text:p>
          </table:table-cell>
          <table:table-cell office:value-type="float" office:value="25.5407454705084">
            <text:p>25.5407454705084</text:p>
          </table:table-cell>
          <table:table-cell office:value-type="float" office:value="49.8270197349812">
            <text:p>49.82701973498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0336719731881">
            <text:p>0.2033671973188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4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51568198204041">
            <text:p>1.51568198204041</text:p>
          </table:table-cell>
          <table:table-cell office:value-type="float" office:value="0.519205243532188">
            <text:p>0.519205243532188</text:p>
          </table:table-cell>
          <table:table-cell office:value-type="float" office:value="-0.117294154569081">
            <text:p>-0.117294154569081</text:p>
          </table:table-cell>
          <table:table-cell office:value-type="float" office:value="-0.0291958991889976">
            <text:p>-0.0291958991889976</text:p>
          </table:table-cell>
          <table:table-cell office:value-type="float" office:value="0.75254108636321">
            <text:p>0.75254108636321</text:p>
          </table:table-cell>
          <table:table-cell office:value-type="float" office:value="0.631188638819241">
            <text:p>0.631188638819241</text:p>
          </table:table-cell>
          <table:table-cell office:value-type="float" office:value="0.915719053776869">
            <text:p>0.915719053776869</text:p>
          </table:table-cell>
          <table:table-cell office:value-type="float" office:value="2.24847653062168">
            <text:p>2.24847653062168</text:p>
          </table:table-cell>
          <table:table-cell office:value-type="float" office:value="2.96387620732879">
            <text:p>2.963876207328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93340211788209">
            <text:p>1.9334021178820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30103806228374">
            <text:p>0.730103806228374</text:p>
          </table:table-cell>
          <table:table-cell office:value-type="float" office:value="0.269896193771626">
            <text:p>0.269896193771626</text:p>
          </table:table-cell>
          <table:table-cell office:value-type="float" office:value="129.431971537235">
            <text:p>129.431971537235</text:p>
          </table:table-cell>
          <table:table-cell office:value-type="float" office:value="10.050898782295">
            <text:p>10.050898782295</text:p>
          </table:table-cell>
          <table:table-cell office:value-type="float" office:value="30.7751285846635">
            <text:p>30.77512858466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09892290249433">
            <text:p>0.20989229024943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6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1446897983551">
            <text:p>1.31446897983551</text:p>
          </table:table-cell>
          <table:table-cell office:value-type="float" office:value="0.501961750864937">
            <text:p>0.501961750864937</text:p>
          </table:table-cell>
          <table:table-cell office:value-type="float" office:value="0.426129142809604">
            <text:p>0.426129142809604</text:p>
          </table:table-cell>
          <table:table-cell office:value-type="float" office:value="0.0491468758054332">
            <text:p>0.0491468758054332</text:p>
          </table:table-cell>
          <table:table-cell office:value-type="float" office:value="0.692513245042736">
            <text:p>0.692513245042736</text:p>
          </table:table-cell>
          <table:table-cell office:value-type="float" office:value="0.873914130884832">
            <text:p>0.873914130884832</text:p>
          </table:table-cell>
          <table:table-cell office:value-type="float" office:value="0">
            <text:p/>
          </table:table-cell>
          <table:table-cell office:value-type="float" office:value="6.22402224098602">
            <text:p>6.22402224098602</text:p>
          </table:table-cell>
          <table:table-cell office:value-type="float" office:value="5.61368250478803">
            <text:p>5.61368250478803</text:p>
          </table:table-cell>
          <table:table-cell office:value-type="float" office:value="0.0983606557377049">
            <text:p>0.0983606557377049</text:p>
          </table:table-cell>
          <table:table-cell office:value-type="float" office:value="1.87879979891796">
            <text:p>1.878799798917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28606921737387">
            <text:p>2.28606921737387</text:p>
          </table:table-cell>
          <table:table-cell office:value-type="float" office:value="0.821847293441202">
            <text:p>0.82184729344120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20430107526882">
            <text:p>0.720430107526882</text:p>
          </table:table-cell>
          <table:table-cell office:value-type="float" office:value="0.279569892473118">
            <text:p>0.279569892473118</text:p>
          </table:table-cell>
          <table:table-cell office:value-type="float" office:value="207.864732800745">
            <text:p>207.864732800745</text:p>
          </table:table-cell>
          <table:table-cell office:value-type="float" office:value="22.0877137092492">
            <text:p>22.0877137092492</text:p>
          </table:table-cell>
          <table:table-cell office:value-type="float" office:value="62.0227416719464">
            <text:p>62.02274167194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2101707958359">
            <text:p>0.28210170795835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549-NOT-BETA-or-weak--multi-unit-thershold-only-large-spike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29833483695984">
            <text:p>1.29833483695984</text:p>
          </table:table-cell>
          <table:table-cell office:value-type="float" office:value="0.216569459313062">
            <text:p>0.216569459313062</text:p>
          </table:table-cell>
          <table:table-cell office:value-type="float" office:value="0.24835449667559">
            <text:p>0.24835449667559</text:p>
          </table:table-cell>
          <table:table-cell office:value-type="float" office:value="0.164958660540351">
            <text:p>0.164958660540351</text:p>
          </table:table-cell>
          <table:table-cell office:value-type="float" office:value="0.719219598886143">
            <text:p>0.719219598886143</text:p>
          </table:table-cell>
          <table:table-cell office:value-type="float" office:value="0.673740670209935">
            <text:p>0.673740670209935</text:p>
          </table:table-cell>
          <table:table-cell office:value-type="float" office:value="0.162286528558294">
            <text:p>0.162286528558294</text:p>
          </table:table-cell>
          <table:table-cell office:value-type="float" office:value="5.07396741372306">
            <text:p>5.07396741372306</text:p>
          </table:table-cell>
          <table:table-cell office:value-type="float" office:value="1.78671557447368">
            <text:p>1.786715574473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2890173410405">
            <text:p>0.502890173410405</text:p>
          </table:table-cell>
          <table:table-cell office:value-type="float" office:value="0.497109826589595">
            <text:p>0.497109826589595</text:p>
          </table:table-cell>
          <table:table-cell office:value-type="float" office:value="216.525634644102">
            <text:p>216.525634644102</text:p>
          </table:table-cell>
          <table:table-cell office:value-type="float" office:value="21.5912229168236">
            <text:p>21.5912229168236</text:p>
          </table:table-cell>
          <table:table-cell office:value-type="float" office:value="39.4535793290611">
            <text:p>39.453579329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979542779878308">
            <text:p>0.097954277987830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675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1.09545350074768">
            <text:p>1.09545350074768</text:p>
          </table:table-cell>
          <table:table-cell office:value-type="float" office:value="0.139408162463439">
            <text:p>0.139408162463439</text:p>
          </table:table-cell>
          <table:table-cell office:value-type="float" office:value="0.285201124905242">
            <text:p>0.285201124905242</text:p>
          </table:table-cell>
          <table:table-cell office:value-type="float" office:value="0.115076876071417">
            <text:p>0.115076876071417</text:p>
          </table:table-cell>
          <table:table-cell office:value-type="float" office:value="0.16936287340285">
            <text:p>0.16936287340285</text:p>
          </table:table-cell>
          <table:table-cell office:value-type="float" office:value="0">
            <text:p/>
          </table:table-cell>
          <table:table-cell office:value-type="float" office:value="0.323133277582898">
            <text:p>0.323133277582898</text:p>
          </table:table-cell>
          <table:table-cell office:value-type="float" office:value="2.36772660735542">
            <text:p>2.36772660735542</text:p>
          </table:table-cell>
          <table:table-cell office:value-type="float" office:value="1.74680320258799">
            <text:p>1.74680320258799</text:p>
          </table:table-cell>
          <table:table-cell office:value-type="float" office:value="0.5">
            <text:p>0.5</text:p>
          </table:table-cell>
          <table:table-cell office:value-type="float" office:value="0.604472752482635">
            <text:p>0.6044727524826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278179232126314">
            <text:p>0.02781792321263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460201441642823">
            <text:p>0.04602014416428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53937947494033">
            <text:p>0.653937947494033</text:p>
          </table:table-cell>
          <table:table-cell office:value-type="float" office:value="0.346062052505967">
            <text:p>0.346062052505967</text:p>
          </table:table-cell>
          <table:table-cell office:value-type="float" office:value="159.636448380331">
            <text:p>159.636448380331</text:p>
          </table:table-cell>
          <table:table-cell office:value-type="float" office:value="20.179809057255">
            <text:p>20.179809057255</text:p>
          </table:table-cell>
          <table:table-cell office:value-type="float" office:value="47.0691320856456">
            <text:p>47.06913208564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2765544938374">
            <text:p>0.23276554493837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</text:p>
          </table:table-cell>
          <table:table-cell office:value-type="string">
            <text:p>2810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08835005760193">
            <text:p>1.08835005760193</text:p>
          </table:table-cell>
          <table:table-cell office:value-type="float" office:value="0.354485999776711">
            <text:p>0.354485999776711</text:p>
          </table:table-cell>
          <table:table-cell office:value-type="float" office:value="0.0627635684928264">
            <text:p>0.0627635684928264</text:p>
          </table:table-cell>
          <table:table-cell office:value-type="float" office:value="-0.12144411617793">
            <text:p>-0.12144411617793</text:p>
          </table:table-cell>
          <table:table-cell office:value-type="float" office:value="0.150990483824573">
            <text:p>0.1509904838245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60693391092048">
            <text:p>5.60693391092048</text:p>
          </table:table-cell>
          <table:table-cell office:value-type="float" office:value="1.88957930342756">
            <text:p>1.88957930342756</text:p>
          </table:table-cell>
          <table:table-cell office:value-type="float" office:value="0.394736842105263">
            <text:p>0.394736842105263</text:p>
          </table:table-cell>
          <table:table-cell office:value-type="float" office:value="4.17890391249316">
            <text:p>4.178903912493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01070888492411">
            <text:p>4.010708884924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9751401063274">
            <text:p>0.9597514010632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32246998284734">
            <text:p>0.432246998284734</text:p>
          </table:table-cell>
          <table:table-cell office:value-type="float" office:value="0.567753001715266">
            <text:p>0.567753001715266</text:p>
          </table:table-cell>
          <table:table-cell office:value-type="float" office:value="292.955126714718">
            <text:p>292.955126714718</text:p>
          </table:table-cell>
          <table:table-cell office:value-type="float" office:value="45.0389158003592">
            <text:p>45.0389158003592</text:p>
          </table:table-cell>
          <table:table-cell office:value-type="float" office:value="71.0161522157527">
            <text:p>71.0161522157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38376204673092">
            <text:p>0.138376204673092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074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203137904405594">
            <text:p>-0.203137904405594</text:p>
          </table:table-cell>
          <table:table-cell office:value-type="float" office:value="0.649488177229105">
            <text:p>0.649488177229105</text:p>
          </table:table-cell>
          <table:table-cell office:value-type="float" office:value="0.405972609818139">
            <text:p>0.405972609818139</text:p>
          </table:table-cell>
          <table:table-cell office:value-type="float" office:value="0.0401379924915129">
            <text:p>0.0401379924915129</text:p>
          </table:table-cell>
          <table:table-cell office:value-type="float" office:value="0.957753439426664">
            <text:p>0.957753439426664</text:p>
          </table:table-cell>
          <table:table-cell office:value-type="float" office:value="0.970118381159267">
            <text:p>0.970118381159267</text:p>
          </table:table-cell>
          <table:table-cell office:value-type="float" office:value="0">
            <text:p/>
          </table:table-cell>
          <table:table-cell office:value-type="float" office:value="3.79031483203228">
            <text:p>3.79031483203228</text:p>
          </table:table-cell>
          <table:table-cell office:value-type="float" office:value="2.09127499987127">
            <text:p>2.09127499987127</text:p>
          </table:table-cell>
          <table:table-cell office:value-type="float" office:value="0.395348837209302">
            <text:p>0.395348837209302</text:p>
          </table:table-cell>
          <table:table-cell office:value-type="float" office:value="6.86822442677489">
            <text:p>6.868224426774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45238907171866">
            <text:p>2.4523890717186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57063036868501">
            <text:p>0.3570630368685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0379746835443">
            <text:p>0.70379746835443</text:p>
          </table:table-cell>
          <table:table-cell office:value-type="float" office:value="0.29620253164557">
            <text:p>0.29620253164557</text:p>
          </table:table-cell>
          <table:table-cell office:value-type="float" office:value="165.377751338489">
            <text:p>165.377751338489</text:p>
          </table:table-cell>
          <table:table-cell office:value-type="float" office:value="12.7906595388803">
            <text:p>12.7906595388803</text:p>
          </table:table-cell>
          <table:table-cell office:value-type="float" office:value="36.4784869277726">
            <text:p>36.47848692777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0544570207737">
            <text:p>0.230544570207737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misaligned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240-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88474762439728">
            <text:p>0.388474762439728</text:p>
          </table:table-cell>
          <table:table-cell office:value-type="float" office:value="0.423766285908961">
            <text:p>0.423766285908961</text:p>
          </table:table-cell>
          <table:table-cell office:value-type="float" office:value="0.525154557253402">
            <text:p>0.525154557253402</text:p>
          </table:table-cell>
          <table:table-cell office:value-type="float" office:value="0.149191786405962">
            <text:p>0.149191786405962</text:p>
          </table:table-cell>
          <table:table-cell office:value-type="float" office:value="0.843623117436136">
            <text:p>0.843623117436136</text:p>
          </table:table-cell>
          <table:table-cell office:value-type="float" office:value="0.817871277888851">
            <text:p>0.817871277888851</text:p>
          </table:table-cell>
          <table:table-cell office:value-type="float" office:value="0.028568789127681">
            <text:p>0.028568789127681</text:p>
          </table:table-cell>
          <table:table-cell office:value-type="float" office:value="4.95992359621989">
            <text:p>4.95992359621989</text:p>
          </table:table-cell>
          <table:table-cell office:value-type="float" office:value="1.98205597940211">
            <text:p>1.98205597940211</text:p>
          </table:table-cell>
          <table:table-cell office:value-type="float" office:value="0.73469387755102">
            <text:p>0.73469387755102</text:p>
          </table:table-cell>
          <table:table-cell office:value-type="float" office:value="18.0564204918168">
            <text:p>18.05642049181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.22612521631682">
            <text:p>8.2261252163168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55578957083155">
            <text:p>0.4555789570831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0489296636086">
            <text:p>0.420489296636086</text:p>
          </table:table-cell>
          <table:table-cell office:value-type="float" office:value="0.579510703363914">
            <text:p>0.579510703363914</text:p>
          </table:table-cell>
          <table:table-cell office:value-type="float" office:value="235.687350017141">
            <text:p>235.687350017141</text:p>
          </table:table-cell>
          <table:table-cell office:value-type="float" office:value="43.4478568398849">
            <text:p>43.4478568398849</text:p>
          </table:table-cell>
          <table:table-cell office:value-type="float" office:value="66.1280700512644">
            <text:p>66.12807005126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74474806132507">
            <text:p>0.174474806132507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829-s1-680-no-bet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1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12614023685455">
            <text:p>1.12614023685455</text:p>
          </table:table-cell>
          <table:table-cell office:value-type="float" office:value="0.0297620832084622">
            <text:p>0.0297620832084622</text:p>
          </table:table-cell>
          <table:table-cell office:value-type="float" office:value="0.165543637008656">
            <text:p>0.165543637008656</text:p>
          </table:table-cell>
          <table:table-cell office:value-type="float" office:value="0.15311322879474">
            <text:p>0.15311322879474</text:p>
          </table:table-cell>
          <table:table-cell office:value-type="float" office:value="0.276617450636035">
            <text:p>0.276617450636035</text:p>
          </table:table-cell>
          <table:table-cell office:value-type="float" office:value="0.747273861190537">
            <text:p>0.747273861190537</text:p>
          </table:table-cell>
          <table:table-cell office:value-type="float" office:value="0">
            <text:p/>
          </table:table-cell>
          <table:table-cell office:value-type="float" office:value="2.82845435840254">
            <text:p>2.82845435840254</text:p>
          </table:table-cell>
          <table:table-cell office:value-type="float" office:value="1.92031083007159">
            <text:p>1.920310830071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76635514018692">
            <text:p>0.476635514018692</text:p>
          </table:table-cell>
          <table:table-cell office:value-type="float" office:value="0.523364485981308">
            <text:p>0.523364485981308</text:p>
          </table:table-cell>
          <table:table-cell office:value-type="float" office:value="51.6194331983806">
            <text:p>51.6194331983806</text:p>
          </table:table-cell>
          <table:table-cell office:value-type="float" office:value="9.25604535462224">
            <text:p>9.25604535462224</text:p>
          </table:table-cell>
          <table:table-cell office:value-type="float" office:value="15.2029667097654">
            <text:p>15.20296670976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19901549554546">
            <text:p>0.219901549554546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2-416-no-bet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23073351383209">
            <text:p>1.23073351383209</text:p>
          </table:table-cell>
          <table:table-cell office:value-type="float" office:value="0.188732110071351">
            <text:p>0.188732110071351</text:p>
          </table:table-cell>
          <table:table-cell office:value-type="float" office:value="0.28671618549761">
            <text:p>0.28671618549761</text:p>
          </table:table-cell>
          <table:table-cell office:value-type="float" office:value="0.207832817267922">
            <text:p>0.207832817267922</text:p>
          </table:table-cell>
          <table:table-cell office:value-type="float" office:value="0.271996340590419">
            <text:p>0.271996340590419</text:p>
          </table:table-cell>
          <table:table-cell office:value-type="float" office:value="0.129308536169565">
            <text:p>0.129308536169565</text:p>
          </table:table-cell>
          <table:table-cell office:value-type="float" office:value="0">
            <text:p/>
          </table:table-cell>
          <table:table-cell office:value-type="float" office:value="2.08692206210658">
            <text:p>2.08692206210658</text:p>
          </table:table-cell>
          <table:table-cell office:value-type="float" office:value="1.777794243615">
            <text:p>1.7777942436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58227848101266">
            <text:p>0.658227848101266</text:p>
          </table:table-cell>
          <table:table-cell office:value-type="float" office:value="0.341772151898734">
            <text:p>0.341772151898734</text:p>
          </table:table-cell>
          <table:table-cell office:value-type="float" office:value="137.475214805023">
            <text:p>137.475214805023</text:p>
          </table:table-cell>
          <table:table-cell office:value-type="float" office:value="21.0748155953635">
            <text:p>21.0748155953635</text:p>
          </table:table-cell>
          <table:table-cell office:value-type="float" office:value="47.6075690008437">
            <text:p>47.6075690008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2975104376063">
            <text:p>0.282975104376063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1044_NOT-BETA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581128656864166">
            <text:p>-0.581128656864166</text:p>
          </table:table-cell>
          <table:table-cell office:value-type="float" office:value="0.285613223407348">
            <text:p>0.285613223407348</text:p>
          </table:table-cell>
          <table:table-cell office:value-type="float" office:value="-0.382394130270031">
            <text:p>-0.382394130270031</text:p>
          </table:table-cell>
          <table:table-cell office:value-type="float" office:value="-0.597237922869843">
            <text:p>-0.597237922869843</text:p>
          </table:table-cell>
          <table:table-cell office:value-type="float" office:value="0.0952674146978564">
            <text:p>0.0952674146978564</text:p>
          </table:table-cell>
          <table:table-cell office:value-type="float" office:value="0">
            <text:p/>
          </table:table-cell>
          <table:table-cell office:value-type="float" office:value="0.196596634413302">
            <text:p>0.196596634413302</text:p>
          </table:table-cell>
          <table:table-cell office:value-type="float" office:value="2.018350243443">
            <text:p>2.018350243443</text:p>
          </table:table-cell>
          <table:table-cell office:value-type="float" office:value="1.2307314623698">
            <text:p>1.23073146236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20408163265306">
            <text:p>0.520408163265306</text:p>
          </table:table-cell>
          <table:table-cell office:value-type="float" office:value="0.479591836734694">
            <text:p>0.479591836734694</text:p>
          </table:table-cell>
          <table:table-cell office:value-type="float" office:value="60.5183216252136">
            <text:p>60.5183216252136</text:p>
          </table:table-cell>
          <table:table-cell office:value-type="float" office:value="11.3054689604742">
            <text:p>11.3054689604742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61796416090416">
            <text:p>0.16179641609041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596_BETA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119660794734955">
            <text:p>-0.119660794734955</text:p>
          </table:table-cell>
          <table:table-cell office:value-type="float" office:value="0.801843223375318">
            <text:p>0.801843223375318</text:p>
          </table:table-cell>
          <table:table-cell office:value-type="float" office:value="0.496310634250469">
            <text:p>0.496310634250469</text:p>
          </table:table-cell>
          <table:table-cell office:value-type="float" office:value="0.0579827076773215">
            <text:p>0.0579827076773215</text:p>
          </table:table-cell>
          <table:table-cell office:value-type="float" office:value="0.981909872196214">
            <text:p>0.981909872196214</text:p>
          </table:table-cell>
          <table:table-cell office:value-type="float" office:value="0.984514212306313">
            <text:p>0.984514212306313</text:p>
          </table:table-cell>
          <table:table-cell office:value-type="float" office:value="0.894915231601989">
            <text:p>0.894915231601989</text:p>
          </table:table-cell>
          <table:table-cell office:value-type="float" office:value="5.40703758159168">
            <text:p>5.40703758159168</text:p>
          </table:table-cell>
          <table:table-cell office:value-type="float" office:value="2.67248283089672">
            <text:p>2.67248283089672</text:p>
          </table:table-cell>
          <table:table-cell office:value-type="float" office:value="0.870848708487085">
            <text:p>0.870848708487085</text:p>
          </table:table-cell>
          <table:table-cell office:value-type="float" office:value="109.269077281581">
            <text:p>109.2690772815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5998677939925">
            <text:p>12.599867793992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15310462094626">
            <text:p>0.1153104620946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84839432412248">
            <text:p>0.684839432412248</text:p>
          </table:table-cell>
          <table:table-cell office:value-type="float" office:value="0.315160567587752">
            <text:p>0.315160567587752</text:p>
          </table:table-cell>
          <table:table-cell office:value-type="float" office:value="184.358665058303">
            <text:p>184.358665058303</text:p>
          </table:table-cell>
          <table:table-cell office:value-type="float" office:value="24.3042757095466">
            <text:p>24.3042757095466</text:p>
          </table:table-cell>
          <table:table-cell office:value-type="float" office:value="59.9448453700553">
            <text:p>59.94484537005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71491023405457">
            <text:p>0.37149102340545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393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.512012839317322">
            <text:p>0.512012839317322</text:p>
          </table:table-cell>
          <table:table-cell office:value-type="float" office:value="-0.0688387598794727">
            <text:p>-0.0688387598794727</text:p>
          </table:table-cell>
          <table:table-cell office:value-type="float" office:value="0.0643924608264798">
            <text:p>0.0643924608264798</text:p>
          </table:table-cell>
          <table:table-cell office:value-type="float" office:value="0.0623290538436005">
            <text:p>0.0623290538436005</text:p>
          </table:table-cell>
          <table:table-cell office:value-type="float" office:value="0.904309057837864">
            <text:p>0.904309057837864</text:p>
          </table:table-cell>
          <table:table-cell office:value-type="float" office:value="0.970062308146744">
            <text:p>0.970062308146744</text:p>
          </table:table-cell>
          <table:table-cell office:value-type="float" office:value="0.81598211913308">
            <text:p>0.81598211913308</text:p>
          </table:table-cell>
          <table:table-cell office:value-type="float" office:value="3.2447214851261">
            <text:p>3.2447214851261</text:p>
          </table:table-cell>
          <table:table-cell office:value-type="float" office:value="2.60404829167394">
            <text:p>2.60404829167394</text:p>
          </table:table-cell>
          <table:table-cell office:value-type="float" office:value="0.9">
            <text:p>0.9</text:p>
          </table:table-cell>
          <table:table-cell office:value-type="float" office:value="4.58552513672493">
            <text:p>4.585525136724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66256562127356">
            <text:p>0.96625656212735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10718845348534">
            <text:p>0.2107188453485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80647534952171">
            <text:p>0.680647534952171</text:p>
          </table:table-cell>
          <table:table-cell office:value-type="float" office:value="0.319352465047829">
            <text:p>0.319352465047829</text:p>
          </table:table-cell>
          <table:table-cell office:value-type="float" office:value="344.050346653971">
            <text:p>344.050346653971</text:p>
          </table:table-cell>
          <table:table-cell office:value-type="float" office:value="47.7536002253442">
            <text:p>47.7536002253442</text:p>
          </table:table-cell>
          <table:table-cell office:value-type="float" office:value="115.39558864487">
            <text:p>115.39558864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4311386575717">
            <text:p>0.274311386575717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51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88171684741974">
            <text:p>0.688171684741974</text:p>
          </table:table-cell>
          <table:table-cell office:value-type="float" office:value="0.321166215863689">
            <text:p>0.321166215863689</text:p>
          </table:table-cell>
          <table:table-cell office:value-type="float" office:value="0.0254215579523584">
            <text:p>0.0254215579523584</text:p>
          </table:table-cell>
          <table:table-cell office:value-type="float" office:value="0.0859048717891547">
            <text:p>0.0859048717891547</text:p>
          </table:table-cell>
          <table:table-cell office:value-type="float" office:value="0.964845652671434">
            <text:p>0.964845652671434</text:p>
          </table:table-cell>
          <table:table-cell office:value-type="float" office:value="0.940125920825022">
            <text:p>0.940125920825022</text:p>
          </table:table-cell>
          <table:table-cell office:value-type="float" office:value="0.843092265245921">
            <text:p>0.843092265245921</text:p>
          </table:table-cell>
          <table:table-cell office:value-type="float" office:value="4.06472941421726">
            <text:p>4.06472941421726</text:p>
          </table:table-cell>
          <table:table-cell office:value-type="float" office:value="2.12983648329044">
            <text:p>2.12983648329044</text:p>
          </table:table-cell>
          <table:table-cell office:value-type="float" office:value="0.75">
            <text:p>0.75</text:p>
          </table:table-cell>
          <table:table-cell office:value-type="float" office:value="8.84510953529622">
            <text:p>8.845109535296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11031987028247">
            <text:p>4.1103198702824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64699713879215">
            <text:p>0.4646997138792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10068649885583">
            <text:p>0.810068649885583</text:p>
          </table:table-cell>
          <table:table-cell office:value-type="float" office:value="0.189931350114416">
            <text:p>0.189931350114416</text:p>
          </table:table-cell>
          <table:table-cell office:value-type="float" office:value="227.717167558666">
            <text:p>227.717167558666</text:p>
          </table:table-cell>
          <table:table-cell office:value-type="float" office:value="10.925998083343">
            <text:p>10.925998083343</text:p>
          </table:table-cell>
          <table:table-cell office:value-type="float" office:value="47.7537175777391">
            <text:p>47.75371757773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04132762087224">
            <text:p>0.204132762087224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weak 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615-c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479051887989044">
            <text:p>-0.479051887989044</text:p>
          </table:table-cell>
          <table:table-cell office:value-type="float" office:value="1.15878456010857">
            <text:p>1.15878456010857</text:p>
          </table:table-cell>
          <table:table-cell office:value-type="float" office:value="0.799538762890181">
            <text:p>0.799538762890181</text:p>
          </table:table-cell>
          <table:table-cell office:value-type="float" office:value="0.421737278142998">
            <text:p>0.421737278142998</text:p>
          </table:table-cell>
          <table:table-cell office:value-type="float" office:value="0.7301471882825">
            <text:p>0.7301471882825</text:p>
          </table:table-cell>
          <table:table-cell office:value-type="float" office:value="0.789581368340563">
            <text:p>0.789581368340563</text:p>
          </table:table-cell>
          <table:table-cell office:value-type="float" office:value="0">
            <text:p/>
          </table:table-cell>
          <table:table-cell office:value-type="float" office:value="3.97053460192024">
            <text:p>3.97053460192024</text:p>
          </table:table-cell>
          <table:table-cell office:value-type="float" office:value="3.34135545790074">
            <text:p>3.34135545790074</text:p>
          </table:table-cell>
          <table:table-cell office:value-type="float" office:value="0.360824742268041">
            <text:p>0.360824742268041</text:p>
          </table:table-cell>
          <table:table-cell office:value-type="float" office:value="13.7235593998078">
            <text:p>13.72355939980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67513641702571">
            <text:p>5.6751364170257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1353239722234">
            <text:p>0.413532397222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84044233807267">
            <text:p>0.684044233807267</text:p>
          </table:table-cell>
          <table:table-cell office:value-type="float" office:value="0.315955766192733">
            <text:p>0.315955766192733</text:p>
          </table:table-cell>
          <table:table-cell office:value-type="float" office:value="137.905116184264">
            <text:p>137.905116184264</text:p>
          </table:table-cell>
          <table:table-cell office:value-type="float" office:value="20.7487820464939">
            <text:p>20.7487820464939</text:p>
          </table:table-cell>
          <table:table-cell office:value-type="float" office:value="49.534547412309">
            <text:p>49.5345474123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33686062270569">
            <text:p>0.433686062270569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586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194132626056671">
            <text:p>-0.194132626056671</text:p>
          </table:table-cell>
          <table:table-cell office:value-type="float" office:value="0.471174667177847">
            <text:p>0.471174667177847</text:p>
          </table:table-cell>
          <table:table-cell office:value-type="float" office:value="0.795031219137084">
            <text:p>0.795031219137084</text:p>
          </table:table-cell>
          <table:table-cell office:value-type="float" office:value="-0.0859915536638738">
            <text:p>-0.0859915536638738</text:p>
          </table:table-cell>
          <table:table-cell office:value-type="float" office:value="0.902156370681717">
            <text:p>0.902156370681717</text:p>
          </table:table-cell>
          <table:table-cell office:value-type="float" office:value="0.790328676073946">
            <text:p>0.790328676073946</text:p>
          </table:table-cell>
          <table:table-cell office:value-type="float" office:value="0.479673536951348">
            <text:p>0.479673536951348</text:p>
          </table:table-cell>
          <table:table-cell office:value-type="float" office:value="3.67421569261463">
            <text:p>3.67421569261463</text:p>
          </table:table-cell>
          <table:table-cell office:value-type="float" office:value="2.45989900492212">
            <text:p>2.45989900492212</text:p>
          </table:table-cell>
          <table:table-cell office:value-type="float" office:value="0.727272727272727">
            <text:p>0.727272727272727</text:p>
          </table:table-cell>
          <table:table-cell office:value-type="float" office:value="10.4507294795156">
            <text:p>10.45072947951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89278999699241">
            <text:p>2.8927899969924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76802686612695">
            <text:p>0.2768026866126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52610441767068">
            <text:p>0.652610441767068</text:p>
          </table:table-cell>
          <table:table-cell office:value-type="float" office:value="0.347389558232932">
            <text:p>0.347389558232932</text:p>
          </table:table-cell>
          <table:table-cell office:value-type="float" office:value="250.756126165051">
            <text:p>250.756126165051</text:p>
          </table:table-cell>
          <table:table-cell office:value-type="float" office:value="35.9058229697644">
            <text:p>35.9058229697644</text:p>
          </table:table-cell>
          <table:table-cell office:value-type="float" office:value="81.4492070968755">
            <text:p>81.44920709687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5756159444482">
            <text:p>0.275756159444482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75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655624985694885">
            <text:p>-0.655624985694885</text:p>
          </table:table-cell>
          <table:table-cell office:value-type="float" office:value="0.537346066547429">
            <text:p>0.537346066547429</text:p>
          </table:table-cell>
          <table:table-cell office:value-type="float" office:value="0.555551291052438">
            <text:p>0.555551291052438</text:p>
          </table:table-cell>
          <table:table-cell office:value-type="float" office:value="0.26271581922324">
            <text:p>0.26271581922324</text:p>
          </table:table-cell>
          <table:table-cell office:value-type="float" office:value="0.396091192334696">
            <text:p>0.396091192334696</text:p>
          </table:table-cell>
          <table:table-cell office:value-type="float" office:value="0">
            <text:p/>
          </table:table-cell>
          <table:table-cell office:value-type="float" office:value="0.438954372051474">
            <text:p>0.438954372051474</text:p>
          </table:table-cell>
          <table:table-cell office:value-type="float" office:value="2.91652387424586">
            <text:p>2.91652387424586</text:p>
          </table:table-cell>
          <table:table-cell office:value-type="float" office:value="1.60276777861382">
            <text:p>1.60276777861382</text:p>
          </table:table-cell>
          <table:table-cell office:value-type="float" office:value="1">
            <text:p>1</text:p>
          </table:table-cell>
          <table:table-cell office:value-type="float" office:value="2.08923059350628">
            <text:p>2.089230593506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8373500858518">
            <text:p>0.683735008585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27266416024328">
            <text:p>0.3272664160243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25531914893617">
            <text:p>0.625531914893617</text:p>
          </table:table-cell>
          <table:table-cell office:value-type="float" office:value="0.374468085106383">
            <text:p>0.374468085106383</text:p>
          </table:table-cell>
          <table:table-cell office:value-type="float" office:value="173.611111111111">
            <text:p>173.611111111111</text:p>
          </table:table-cell>
          <table:table-cell office:value-type="float" office:value="35.778175313059">
            <text:p>35.778175313059</text:p>
          </table:table-cell>
          <table:table-cell office:value-type="float" office:value="71.0759999032157">
            <text:p>71.07599990321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3623749596644">
            <text:p>0.333623749596644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94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172469481825829">
            <text:p>-0.172469481825829</text:p>
          </table:table-cell>
          <table:table-cell office:value-type="float" office:value="-0.0525400837359423">
            <text:p>-0.0525400837359423</text:p>
          </table:table-cell>
          <table:table-cell office:value-type="float" office:value="0.108967811332922">
            <text:p>0.108967811332922</text:p>
          </table:table-cell>
          <table:table-cell office:value-type="float" office:value="0.186831640417007">
            <text:p>0.186831640417007</text:p>
          </table:table-cell>
          <table:table-cell office:value-type="float" office:value="0">
            <text:p/>
          </table:table-cell>
          <table:table-cell office:value-type="float" office:value="0.169272377780949">
            <text:p>0.169272377780949</text:p>
          </table:table-cell>
          <table:table-cell office:value-type="float" office:value="0.12429826862529">
            <text:p>0.12429826862529</text:p>
          </table:table-cell>
          <table:table-cell office:value-type="float" office:value="2.5191765436034">
            <text:p>2.5191765436034</text:p>
          </table:table-cell>
          <table:table-cell office:value-type="float" office:value="1.21732794327499">
            <text:p>1.217327943274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5226480836237">
            <text:p>0.505226480836237</text:p>
          </table:table-cell>
          <table:table-cell office:value-type="float" office:value="0.494773519163763">
            <text:p>0.494773519163763</text:p>
          </table:table-cell>
          <table:table-cell office:value-type="float" office:value="163.716014813477">
            <text:p>163.716014813477</text:p>
          </table:table-cell>
          <table:table-cell office:value-type="float" office:value="17.7697243940774">
            <text:p>17.7697243940774</text:p>
          </table:table-cell>
          <table:table-cell office:value-type="float" office:value="32.3314708002884">
            <text:p>32.3314708002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1083302465737">
            <text:p>0.11083302465737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1-1078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998096346855164">
            <text:p>0.998096346855164</text:p>
          </table:table-cell>
          <table:table-cell office:value-type="float" office:value="0.0848587842630179">
            <text:p>0.0848587842630179</text:p>
          </table:table-cell>
          <table:table-cell office:value-type="float" office:value="-0.184571786354598">
            <text:p>-0.184571786354598</text:p>
          </table:table-cell>
          <table:table-cell office:value-type="float" office:value="-0.430912734673939">
            <text:p>-0.430912734673939</text:p>
          </table:table-cell>
          <table:table-cell office:value-type="float" office:value="0.194998937275438">
            <text:p>0.194998937275438</text:p>
          </table:table-cell>
          <table:table-cell office:value-type="float" office:value="0.772837233535841">
            <text:p>0.772837233535841</text:p>
          </table:table-cell>
          <table:table-cell office:value-type="float" office:value="0">
            <text:p/>
          </table:table-cell>
          <table:table-cell office:value-type="float" office:value="4.07170891818638">
            <text:p>4.07170891818638</text:p>
          </table:table-cell>
          <table:table-cell office:value-type="float" office:value="1.72736208371094">
            <text:p>1.72736208371094</text:p>
          </table:table-cell>
          <table:table-cell office:value-type="float" office:value="0.25">
            <text:p>0.25</text:p>
          </table:table-cell>
          <table:table-cell office:value-type="float" office:value="0.610273303704076">
            <text:p>0.6102733037040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45799178834717">
            <text:p>0.2457991788347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02769017328515">
            <text:p>0.4027690173285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95668549905838">
            <text:p>0.295668549905838</text:p>
          </table:table-cell>
          <table:table-cell office:value-type="float" office:value="0.704331450094162">
            <text:p>0.704331450094162</text:p>
          </table:table-cell>
          <table:table-cell office:value-type="float" office:value="161.748949146955">
            <text:p>161.748949146955</text:p>
          </table:table-cell>
          <table:table-cell office:value-type="float" office:value="44.2808971736001">
            <text:p>44.2808971736001</text:p>
          </table:table-cell>
          <table:table-cell office:value-type="float" office:value="56.3890611592996">
            <text:p>56.38906115929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908172626935659">
            <text:p>0.0908172626935659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650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16582226753235">
            <text:p>1.16582226753235</text:p>
          </table:table-cell>
          <table:table-cell office:value-type="float" office:value="0.500556392082354">
            <text:p>0.500556392082354</text:p>
          </table:table-cell>
          <table:table-cell office:value-type="float" office:value="0.19538797753577">
            <text:p>0.19538797753577</text:p>
          </table:table-cell>
          <table:table-cell office:value-type="float" office:value="0.0653395453208031">
            <text:p>0.0653395453208031</text:p>
          </table:table-cell>
          <table:table-cell office:value-type="float" office:value="0.954194764174989">
            <text:p>0.954194764174989</text:p>
          </table:table-cell>
          <table:table-cell office:value-type="float" office:value="0.961626695679431">
            <text:p>0.961626695679431</text:p>
          </table:table-cell>
          <table:table-cell office:value-type="float" office:value="0.811910584413495">
            <text:p>0.811910584413495</text:p>
          </table:table-cell>
          <table:table-cell office:value-type="float" office:value="7.87696637493103">
            <text:p>7.87696637493103</text:p>
          </table:table-cell>
          <table:table-cell office:value-type="float" office:value="4.77757746185786">
            <text:p>4.77757746185786</text:p>
          </table:table-cell>
          <table:table-cell office:value-type="float" office:value="0.0923076923076923">
            <text:p>0.0923076923076923</text:p>
          </table:table-cell>
          <table:table-cell office:value-type="float" office:value="12.8881345705182">
            <text:p>12.88813457051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73612452281319">
            <text:p>6.7361245228131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2266093948322">
            <text:p>0.522660939483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47619047619048">
            <text:p>0.647619047619048</text:p>
          </table:table-cell>
          <table:table-cell office:value-type="float" office:value="0.352380952380952">
            <text:p>0.352380952380952</text:p>
          </table:table-cell>
          <table:table-cell office:value-type="float" office:value="308.183169573257">
            <text:p>308.183169573257</text:p>
          </table:table-cell>
          <table:table-cell office:value-type="float" office:value="30.7554196036707">
            <text:p>30.7554196036707</text:p>
          </table:table-cell>
          <table:table-cell office:value-type="float" office:value="73.7521142272745">
            <text:p>73.75211422727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97149084451142">
            <text:p>0.197149084451142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775-long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2.11650228500366">
            <text:p>2.11650228500366</text:p>
          </table:table-cell>
          <table:table-cell office:value-type="float" office:value="0.149688571643216">
            <text:p>0.149688571643216</text:p>
          </table:table-cell>
          <table:table-cell office:value-type="float" office:value="0.0584306876221675">
            <text:p>0.0584306876221675</text:p>
          </table:table-cell>
          <table:table-cell office:value-type="float" office:value="-0.0938638467742042">
            <text:p>-0.0938638467742042</text:p>
          </table:table-cell>
          <table:table-cell office:value-type="float" office:value="0.634265273779652">
            <text:p>0.634265273779652</text:p>
          </table:table-cell>
          <table:table-cell office:value-type="float" office:value="0.939691966368355">
            <text:p>0.939691966368355</text:p>
          </table:table-cell>
          <table:table-cell office:value-type="float" office:value="0.638645414850805">
            <text:p>0.638645414850805</text:p>
          </table:table-cell>
          <table:table-cell office:value-type="float" office:value="4.83043890992001">
            <text:p>4.83043890992001</text:p>
          </table:table-cell>
          <table:table-cell office:value-type="float" office:value="2.24849650422763">
            <text:p>2.24849650422763</text:p>
          </table:table-cell>
          <table:table-cell office:value-type="float" office:value="0.23728813559322">
            <text:p>0.23728813559322</text:p>
          </table:table-cell>
          <table:table-cell office:value-type="float" office:value="6.58872575385185">
            <text:p>6.588725753851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06071436208823">
            <text:p>3.060714362088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64538133234473">
            <text:p>0.4645381332344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96356275303644">
            <text:p>0.696356275303644</text:p>
          </table:table-cell>
          <table:table-cell office:value-type="float" office:value="0.303643724696356">
            <text:p>0.303643724696356</text:p>
          </table:table-cell>
          <table:table-cell office:value-type="float" office:value="250.714244067401">
            <text:p>250.714244067401</text:p>
          </table:table-cell>
          <table:table-cell office:value-type="float" office:value="14.7171943925527">
            <text:p>14.7171943925527</text:p>
          </table:table-cell>
          <table:table-cell office:value-type="float" office:value="42.7178958582665">
            <text:p>42.71789585826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39405834456557">
            <text:p>0.139405834456557</text:p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beta peaks; needs rescaling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987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448002576828">
            <text:p>1.448002576828</text:p>
          </table:table-cell>
          <table:table-cell office:value-type="float" office:value="0.261170183128044">
            <text:p>0.261170183128044</text:p>
          </table:table-cell>
          <table:table-cell office:value-type="float" office:value="0.366980528212738">
            <text:p>0.366980528212738</text:p>
          </table:table-cell>
          <table:table-cell office:value-type="float" office:value="-9.67444510622308e-05">
            <text:p>-9.67444510622308e-05</text:p>
          </table:table-cell>
          <table:table-cell office:value-type="float" office:value="0.0427650359605686">
            <text:p>0.0427650359605686</text:p>
          </table:table-cell>
          <table:table-cell office:value-type="float" office:value="0">
            <text:p/>
          </table:table-cell>
          <table:table-cell office:value-type="float" office:value="0.455037439081116">
            <text:p>0.455037439081116</text:p>
          </table:table-cell>
          <table:table-cell office:value-type="float" office:value="4.87890135054259">
            <text:p>4.87890135054259</text:p>
          </table:table-cell>
          <table:table-cell office:value-type="float" office:value="1.91727483239775">
            <text:p>1.91727483239775</text:p>
          </table:table-cell>
          <table:table-cell office:value-type="float" office:value="0.431372549019608">
            <text:p>0.431372549019608</text:p>
          </table:table-cell>
          <table:table-cell office:value-type="float" office:value="9.67998937727031">
            <text:p>9.679989377270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9356479721664">
            <text:p>3.935647972166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0657564990802">
            <text:p>0.406575649908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4954954954955">
            <text:p>0.454954954954955</text:p>
          </table:table-cell>
          <table:table-cell office:value-type="float" office:value="0.545045045045045">
            <text:p>0.545045045045045</text:p>
          </table:table-cell>
          <table:table-cell office:value-type="float" office:value="234.01297497683">
            <text:p>234.01297497683</text:p>
          </table:table-cell>
          <table:table-cell office:value-type="float" office:value="22.0677278629685">
            <text:p>22.0677278629685</text:p>
          </table:table-cell>
          <table:table-cell office:value-type="float" office:value="37.533475802743">
            <text:p>37.5334758027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781873199897918">
            <text:p>0.0781873199897918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478_TBD-LOW-BETA-MAYBE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1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729503989219666">
            <text:p>0.729503989219666</text:p>
          </table:table-cell>
          <table:table-cell office:value-type="float" office:value="0.324012708659331">
            <text:p>0.324012708659331</text:p>
          </table:table-cell>
          <table:table-cell office:value-type="float" office:value="0.420919417987145">
            <text:p>0.420919417987145</text:p>
          </table:table-cell>
          <table:table-cell office:value-type="float" office:value="0.160212672731229">
            <text:p>0.160212672731229</text:p>
          </table:table-cell>
          <table:table-cell office:value-type="float" office:value="0">
            <text:p/>
          </table:table-cell>
          <table:table-cell office:value-type="float" office:value="0.0325640786054006">
            <text:p>0.0325640786054006</text:p>
          </table:table-cell>
          <table:table-cell office:value-type="float" office:value="0.10987615445528">
            <text:p>0.10987615445528</text:p>
          </table:table-cell>
          <table:table-cell office:value-type="float" office:value="2.79070364164366">
            <text:p>2.79070364164366</text:p>
          </table:table-cell>
          <table:table-cell office:value-type="float" office:value="1.58419904802157">
            <text:p>1.584199048021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34415584415584">
            <text:p>0.834415584415584</text:p>
          </table:table-cell>
          <table:table-cell office:value-type="float" office:value="0.165584415584416">
            <text:p>0.165584415584416</text:p>
          </table:table-cell>
          <table:table-cell office:value-type="float" office:value="184.202981651376">
            <text:p>184.202981651376</text:p>
          </table:table-cell>
          <table:table-cell office:value-type="float" office:value="9.23605175086565">
            <text:p>9.23605175086565</text:p>
          </table:table-cell>
          <table:table-cell office:value-type="float" office:value="44.5277170581636">
            <text:p>44.52771705816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7241319141511">
            <text:p>0.25724131914151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23_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80757868289948">
            <text:p>0.880757868289948</text:p>
          </table:table-cell>
          <table:table-cell office:value-type="float" office:value="0.599455764698767">
            <text:p>0.599455764698767</text:p>
          </table:table-cell>
          <table:table-cell office:value-type="float" office:value="0.323154212744886">
            <text:p>0.323154212744886</text:p>
          </table:table-cell>
          <table:table-cell office:value-type="float" office:value="0.309465793073937">
            <text:p>0.309465793073937</text:p>
          </table:table-cell>
          <table:table-cell office:value-type="float" office:value="0.348148793916784">
            <text:p>0.348148793916784</text:p>
          </table:table-cell>
          <table:table-cell office:value-type="float" office:value="0.493511997279053">
            <text:p>0.493511997279053</text:p>
          </table:table-cell>
          <table:table-cell office:value-type="float" office:value="0">
            <text:p/>
          </table:table-cell>
          <table:table-cell office:value-type="float" office:value="5.75829676130516">
            <text:p>5.75829676130516</text:p>
          </table:table-cell>
          <table:table-cell office:value-type="float" office:value="4.46591080013325">
            <text:p>4.46591080013325</text:p>
          </table:table-cell>
          <table:table-cell office:value-type="float" office:value="0.73015873015873">
            <text:p>0.73015873015873</text:p>
          </table:table-cell>
          <table:table-cell office:value-type="float" office:value="18.1445610544708">
            <text:p>18.14456105447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18243109782218">
            <text:p>7.182431097822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95844852694985">
            <text:p>0.3958448526949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06214689265537">
            <text:p>0.706214689265537</text:p>
          </table:table-cell>
          <table:table-cell office:value-type="float" office:value="0.293785310734463">
            <text:p>0.293785310734463</text:p>
          </table:table-cell>
          <table:table-cell office:value-type="float" office:value="205.971526496177">
            <text:p>205.971526496177</text:p>
          </table:table-cell>
          <table:table-cell office:value-type="float" office:value="20.5355027249032">
            <text:p>20.5355027249032</text:p>
          </table:table-cell>
          <table:table-cell office:value-type="float" office:value="56.3859474750564">
            <text:p>56.385947475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7056778298947">
            <text:p>0.28705677829894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a_BETA-desynch-in-middle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751349210739136">
            <text:p>0.751349210739136</text:p>
          </table:table-cell>
          <table:table-cell office:value-type="float" office:value="0.663474568869996">
            <text:p>0.663474568869996</text:p>
          </table:table-cell>
          <table:table-cell office:value-type="float" office:value="0.518294729565686">
            <text:p>0.518294729565686</text:p>
          </table:table-cell>
          <table:table-cell office:value-type="float" office:value="0.257922725806896">
            <text:p>0.257922725806896</text:p>
          </table:table-cell>
          <table:table-cell office:value-type="float" office:value="0.826092657254353">
            <text:p>0.826092657254353</text:p>
          </table:table-cell>
          <table:table-cell office:value-type="float" office:value="0">
            <text:p/>
          </table:table-cell>
          <table:table-cell office:value-type="float" office:value="0.878430242900802">
            <text:p>0.878430242900802</text:p>
          </table:table-cell>
          <table:table-cell office:value-type="float" office:value="6.47171406624242">
            <text:p>6.47171406624242</text:p>
          </table:table-cell>
          <table:table-cell office:value-type="float" office:value="4.65996295732987">
            <text:p>4.65996295732987</text:p>
          </table:table-cell>
          <table:table-cell office:value-type="float" office:value="0.260416666666667">
            <text:p>0.260416666666667</text:p>
          </table:table-cell>
          <table:table-cell office:value-type="float" office:value="12.1679331592617">
            <text:p>12.16793315926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2229986646656">
            <text:p>5.222998664665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29242879320887">
            <text:p>0.4292428793208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11111111111111">
            <text:p>0.811111111111111</text:p>
          </table:table-cell>
          <table:table-cell office:value-type="float" office:value="0.188888888888889">
            <text:p>0.188888888888889</text:p>
          </table:table-cell>
          <table:table-cell office:value-type="float" office:value="285.915713614288">
            <text:p>285.915713614288</text:p>
          </table:table-cell>
          <table:table-cell office:value-type="float" office:value="21.8080125203648">
            <text:p>21.8080125203648</text:p>
          </table:table-cell>
          <table:table-cell office:value-type="float" office:value="86.9691259602841">
            <text:p>86.96912596028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5446271858545">
            <text:p>0.34544627185854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b_BETA-post-desynch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0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06580913066864">
            <text:p>1.06580913066864</text:p>
          </table:table-cell>
          <table:table-cell office:value-type="float" office:value="0.675070949366144">
            <text:p>0.675070949366144</text:p>
          </table:table-cell>
          <table:table-cell office:value-type="float" office:value="0.557450849811549">
            <text:p>0.557450849811549</text:p>
          </table:table-cell>
          <table:table-cell office:value-type="float" office:value="0.383127274941875">
            <text:p>0.383127274941875</text:p>
          </table:table-cell>
          <table:table-cell office:value-type="float" office:value="0.76916226370681">
            <text:p>0.76916226370681</text:p>
          </table:table-cell>
          <table:table-cell office:value-type="float" office:value="0.939336598493086">
            <text:p>0.939336598493086</text:p>
          </table:table-cell>
          <table:table-cell office:value-type="float" office:value="0.938476952553112">
            <text:p>0.938476952553112</text:p>
          </table:table-cell>
          <table:table-cell office:value-type="float" office:value="6.93584991088913">
            <text:p>6.93584991088913</text:p>
          </table:table-cell>
          <table:table-cell office:value-type="float" office:value="4.88780834731092">
            <text:p>4.88780834731092</text:p>
          </table:table-cell>
          <table:table-cell office:value-type="float" office:value="0.326315789473684">
            <text:p>0.326315789473684</text:p>
          </table:table-cell>
          <table:table-cell office:value-type="float" office:value="12.9353158541547">
            <text:p>12.93531585415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96932221379793">
            <text:p>5.9693222137979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61474793588486">
            <text:p>0.4614747935884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39837398373984">
            <text:p>0.739837398373984</text:p>
          </table:table-cell>
          <table:table-cell office:value-type="float" office:value="0.260162601626016">
            <text:p>0.260162601626016</text:p>
          </table:table-cell>
          <table:table-cell office:value-type="float" office:value="269.907934700076">
            <text:p>269.907934700076</text:p>
          </table:table-cell>
          <table:table-cell office:value-type="float" office:value="26.5869059488202">
            <text:p>26.5869059488202</text:p>
          </table:table-cell>
          <table:table-cell office:value-type="float" office:value="79.8311473877691">
            <text:p>79.83114738776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7565071368598">
            <text:p>0.34756507136859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75_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58253502845764">
            <text:p>1.58253502845764</text:p>
          </table:table-cell>
          <table:table-cell office:value-type="float" office:value="0.561190524905493">
            <text:p>0.561190524905493</text:p>
          </table:table-cell>
          <table:table-cell office:value-type="float" office:value="0.470320273766041">
            <text:p>0.470320273766041</text:p>
          </table:table-cell>
          <table:table-cell office:value-type="float" office:value="0.53991722270666">
            <text:p>0.53991722270666</text:p>
          </table:table-cell>
          <table:table-cell office:value-type="float" office:value="0.0194807758457494">
            <text:p>0.0194807758457494</text:p>
          </table:table-cell>
          <table:table-cell office:value-type="float" office:value="0.425300718962237">
            <text:p>0.425300718962237</text:p>
          </table:table-cell>
          <table:table-cell office:value-type="float" office:value="0.651077190984628">
            <text:p>0.651077190984628</text:p>
          </table:table-cell>
          <table:table-cell office:value-type="float" office:value="5.62485615289036">
            <text:p>5.62485615289036</text:p>
          </table:table-cell>
          <table:table-cell office:value-type="float" office:value="3.33615109203481">
            <text:p>3.33615109203481</text:p>
          </table:table-cell>
          <table:table-cell office:value-type="float" office:value="0.611111111111111">
            <text:p>0.611111111111111</text:p>
          </table:table-cell>
          <table:table-cell office:value-type="float" office:value="14.7963801609978">
            <text:p>14.79638016099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.220839991545">
            <text:p>8.22083999154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55598051827198">
            <text:p>0.5555980518271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77153558052434">
            <text:p>0.777153558052434</text:p>
          </table:table-cell>
          <table:table-cell office:value-type="float" office:value="0.222846441947566">
            <text:p>0.222846441947566</text:p>
          </table:table-cell>
          <table:table-cell office:value-type="float" office:value="312.368278436804">
            <text:p>312.368278436804</text:p>
          </table:table-cell>
          <table:table-cell office:value-type="float" office:value="22.3412084528619">
            <text:p>22.3412084528619</text:p>
          </table:table-cell>
          <table:table-cell office:value-type="float" office:value="80.2399384526614">
            <text:p>80.23993845266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5439645523818">
            <text:p>0.27543964552381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531_NOT-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0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57682418823242">
            <text:p>1.57682418823242</text:p>
          </table:table-cell>
          <table:table-cell office:value-type="float" office:value="-0.170164966559746">
            <text:p>-0.170164966559746</text:p>
          </table:table-cell>
          <table:table-cell office:value-type="float" office:value="-0.122962871664797">
            <text:p>-0.122962871664797</text:p>
          </table:table-cell>
          <table:table-cell office:value-type="float" office:value="-0.0459113299470761">
            <text:p>-0.0459113299470761</text:p>
          </table:table-cell>
          <table:table-cell office:value-type="float" office:value="0.0611112426159325">
            <text:p>0.06111124261593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46889857566179">
            <text:p>3.46889857566179</text:p>
          </table:table-cell>
          <table:table-cell office:value-type="float" office:value="2.48141245788162">
            <text:p>2.481412457881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2484472049689">
            <text:p>0.602484472049689</text:p>
          </table:table-cell>
          <table:table-cell office:value-type="float" office:value="0.39751552795031">
            <text:p>0.39751552795031</text:p>
          </table:table-cell>
          <table:table-cell office:value-type="float" office:value="99.6916752312436">
            <text:p>99.6916752312436</text:p>
          </table:table-cell>
          <table:table-cell office:value-type="float" office:value="13.763796054952">
            <text:p>13.763796054952</text:p>
          </table:table-cell>
          <table:table-cell office:value-type="float" office:value="28.6330136869362">
            <text:p>28.63301368693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9103579750053">
            <text:p>0.1910357975005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137-s-3</text:p>
          </table:table-cell>
          <table:table-cell office:value-type="string">
            <text:p>3137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38419187068939">
            <text:p>0.538419187068939</text:p>
          </table:table-cell>
          <table:table-cell office:value-type="float" office:value="0.727296117714576">
            <text:p>0.727296117714576</text:p>
          </table:table-cell>
          <table:table-cell office:value-type="float" office:value="0.612499746065683">
            <text:p>0.612499746065683</text:p>
          </table:table-cell>
          <table:table-cell office:value-type="float" office:value="0.309253863883048">
            <text:p>0.309253863883048</text:p>
          </table:table-cell>
          <table:table-cell office:value-type="float" office:value="0.867231074219274">
            <text:p>0.867231074219274</text:p>
          </table:table-cell>
          <table:table-cell office:value-type="float" office:value="0.81568471589446">
            <text:p>0.81568471589446</text:p>
          </table:table-cell>
          <table:table-cell office:value-type="float" office:value="0.103041781480479">
            <text:p>0.103041781480479</text:p>
          </table:table-cell>
          <table:table-cell office:value-type="float" office:value="3.97365292285781">
            <text:p>3.97365292285781</text:p>
          </table:table-cell>
          <table:table-cell office:value-type="float" office:value="2.45589650153839">
            <text:p>2.45589650153839</text:p>
          </table:table-cell>
          <table:table-cell office:value-type="float" office:value="0.5">
            <text:p>0.5</text:p>
          </table:table-cell>
          <table:table-cell office:value-type="float" office:value="7.35534059563063">
            <text:p>7.355340595630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85215645596828">
            <text:p>2.852156455968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87766741578572">
            <text:p>0.3877667415785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01195219123506">
            <text:p>0.701195219123506</text:p>
          </table:table-cell>
          <table:table-cell office:value-type="float" office:value="0.298804780876494">
            <text:p>0.298804780876494</text:p>
          </table:table-cell>
          <table:table-cell office:value-type="float" office:value="169.507849369161">
            <text:p>169.507849369161</text:p>
          </table:table-cell>
          <table:table-cell office:value-type="float" office:value="19.2901234567901">
            <text:p>19.2901234567901</text:p>
          </table:table-cell>
          <table:table-cell office:value-type="float" office:value="50.9510180053996">
            <text:p>50.95101800539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16031309272567">
            <text:p>0.316031309272567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actually ptn was 678; VIM neuro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38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7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14923310279846">
            <text:p>2.14923310279846</text:p>
          </table:table-cell>
          <table:table-cell office:value-type="float" office:value="0.721787737528717">
            <text:p>0.721787737528717</text:p>
          </table:table-cell>
          <table:table-cell office:value-type="float" office:value="0.416557938584298">
            <text:p>0.416557938584298</text:p>
          </table:table-cell>
          <table:table-cell office:value-type="float" office:value="0.071334859215302">
            <text:p>0.071334859215302</text:p>
          </table:table-cell>
          <table:table-cell office:value-type="float" office:value="0.74119555830743">
            <text:p>0.74119555830743</text:p>
          </table:table-cell>
          <table:table-cell office:value-type="float" office:value="0.85604412546785">
            <text:p>0.85604412546785</text:p>
          </table:table-cell>
          <table:table-cell office:value-type="float" office:value="0.829244289368758">
            <text:p>0.829244289368758</text:p>
          </table:table-cell>
          <table:table-cell office:value-type="float" office:value="3.51809686797375">
            <text:p>3.51809686797375</text:p>
          </table:table-cell>
          <table:table-cell office:value-type="float" office:value="3.01624510327989">
            <text:p>3.01624510327989</text:p>
          </table:table-cell>
          <table:table-cell office:value-type="float" office:value="0.144578313253012">
            <text:p>0.144578313253012</text:p>
          </table:table-cell>
          <table:table-cell office:value-type="float" office:value="7.72463007049925">
            <text:p>7.724630070499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99769048599386">
            <text:p>2.9976904859938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880691319371">
            <text:p>0.38806913193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40311004784689">
            <text:p>0.840311004784689</text:p>
          </table:table-cell>
          <table:table-cell office:value-type="float" office:value="0.159688995215311">
            <text:p>0.159688995215311</text:p>
          </table:table-cell>
          <table:table-cell office:value-type="float" office:value="174.925706516461">
            <text:p>174.925706516461</text:p>
          </table:table-cell>
          <table:table-cell office:value-type="float" office:value="9.44704348786059">
            <text:p>9.44704348786059</text:p>
          </table:table-cell>
          <table:table-cell office:value-type="float" office:value="46.0672156379104">
            <text:p>46.06721563791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714301825525">
            <text:p>0.28714301825525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45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234622567892075">
            <text:p>-0.234622567892075</text:p>
          </table:table-cell>
          <table:table-cell office:value-type="float" office:value="0.419710016128642">
            <text:p>0.419710016128642</text:p>
          </table:table-cell>
          <table:table-cell office:value-type="float" office:value="0.16414281843821">
            <text:p>0.16414281843821</text:p>
          </table:table-cell>
          <table:table-cell office:value-type="float" office:value="-0.0147820971408746">
            <text:p>-0.0147820971408746</text:p>
          </table:table-cell>
          <table:table-cell office:value-type="float" office:value="0.512591628683107">
            <text:p>0.512591628683107</text:p>
          </table:table-cell>
          <table:table-cell office:value-type="float" office:value="0.339293517974425">
            <text:p>0.339293517974425</text:p>
          </table:table-cell>
          <table:table-cell office:value-type="float" office:value="0">
            <text:p/>
          </table:table-cell>
          <table:table-cell office:value-type="float" office:value="3.84570903885935">
            <text:p>3.84570903885935</text:p>
          </table:table-cell>
          <table:table-cell office:value-type="float" office:value="2.19199307635329">
            <text:p>2.19199307635329</text:p>
          </table:table-cell>
          <table:table-cell office:value-type="float" office:value="0.423076923076923">
            <text:p>0.423076923076923</text:p>
          </table:table-cell>
          <table:table-cell office:value-type="float" office:value="4.49185613422399">
            <text:p>4.491856134223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85943108515734">
            <text:p>1.859431085157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13956063950961">
            <text:p>0.41395606395096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25552825552825">
            <text:p>0.825552825552825</text:p>
          </table:table-cell>
          <table:table-cell office:value-type="float" office:value="0.174447174447174">
            <text:p>0.174447174447174</text:p>
          </table:table-cell>
          <table:table-cell office:value-type="float" office:value="175.66822473884">
            <text:p>175.66822473884</text:p>
          </table:table-cell>
          <table:table-cell office:value-type="float" office:value="8.67155713196928">
            <text:p>8.67155713196928</text:p>
          </table:table-cell>
          <table:table-cell office:value-type="float" office:value="40.2954976148468">
            <text:p>40.2954976148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3606437239843">
            <text:p>0.233606437239843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9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264869153499603">
            <text:p>0.264869153499603</text:p>
          </table:table-cell>
          <table:table-cell office:value-type="float" office:value="-0.162857325618005">
            <text:p>-0.162857325618005</text:p>
          </table:table-cell>
          <table:table-cell office:value-type="float" office:value="-0.171202832280005">
            <text:p>-0.171202832280005</text:p>
          </table:table-cell>
          <table:table-cell office:value-type="float" office:value="-0.149220803851393">
            <text:p>-0.149220803851393</text:p>
          </table:table-cell>
          <table:table-cell office:value-type="float" office:value="0.43944563111571">
            <text:p>0.43944563111571</text:p>
          </table:table-cell>
          <table:table-cell office:value-type="float" office:value="0.16281319907605">
            <text:p>0.16281319907605</text:p>
          </table:table-cell>
          <table:table-cell office:value-type="float" office:value="0">
            <text:p/>
          </table:table-cell>
          <table:table-cell office:value-type="float" office:value="5.06828266573395">
            <text:p>5.06828266573395</text:p>
          </table:table-cell>
          <table:table-cell office:value-type="float" office:value="3.35628670913893">
            <text:p>3.35628670913893</text:p>
          </table:table-cell>
          <table:table-cell office:value-type="float" office:value="0.362068965517241">
            <text:p>0.362068965517241</text:p>
          </table:table-cell>
          <table:table-cell office:value-type="float" office:value="10.0613341928962">
            <text:p>10.0613341928962</text:p>
          </table:table-cell>
          <table:table-cell office:value-type="float" office:value="1.35327965177353">
            <text:p>1.35327965177353</text:p>
          </table:table-cell>
          <table:table-cell office:value-type="float" office:value="0.5">
            <text:p>0.5</text:p>
          </table:table-cell>
          <table:table-cell office:value-type="float" office:value="3.99401438687569">
            <text:p>3.99401438687569</text:p>
          </table:table-cell>
          <table:table-cell office:value-type="float" office:value="1">
            <text:p>1</text:p>
          </table:table-cell>
          <table:table-cell office:value-type="float" office:value="0.134503001871165">
            <text:p>0.134503001871165</text:p>
          </table:table-cell>
          <table:table-cell office:value-type="float" office:value="0.396966675621973">
            <text:p>0.396966675621973</text:p>
          </table:table-cell>
          <table:table-cell office:value-type="float" office:value="0.00269454321508808">
            <text:p>0.00269454321508808</text:p>
          </table:table-cell>
          <table:table-cell office:value-type="float" office:value="0.0271106997842022">
            <text:p>0.0271106997842022</text:p>
          </table:table-cell>
          <table:table-cell office:value-type="float" office:value="0.626582278481013">
            <text:p>0.626582278481013</text:p>
          </table:table-cell>
          <table:table-cell office:value-type="float" office:value="0.373417721518987">
            <text:p>0.373417721518987</text:p>
          </table:table-cell>
          <table:table-cell office:value-type="float" office:value="309.026007384813">
            <text:p>309.026007384813</text:p>
          </table:table-cell>
          <table:table-cell office:value-type="float" office:value="38.681469242787">
            <text:p>38.681469242787</text:p>
          </table:table-cell>
          <table:table-cell office:value-type="float" office:value="85.6071820022664">
            <text:p>85.60718200226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08201467914619">
            <text:p>0.208201467914619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52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string">
            <text:p>29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64697933197022">
            <text:p>0.864697933197022</text:p>
          </table:table-cell>
          <table:table-cell office:value-type="float" office:value="0.949482942740265">
            <text:p>0.949482942740265</text:p>
          </table:table-cell>
          <table:table-cell office:value-type="float" office:value="0.5493234015149">
            <text:p>0.5493234015149</text:p>
          </table:table-cell>
          <table:table-cell office:value-type="float" office:value="0.0751114192320291">
            <text:p>0.0751114192320291</text:p>
          </table:table-cell>
          <table:table-cell office:value-type="float" office:value="0.964560418435266">
            <text:p>0.964560418435266</text:p>
          </table:table-cell>
          <table:table-cell office:value-type="float" office:value="0.982788679213625">
            <text:p>0.982788679213625</text:p>
          </table:table-cell>
          <table:table-cell office:value-type="float" office:value="0.844556449526847">
            <text:p>0.844556449526847</text:p>
          </table:table-cell>
          <table:table-cell office:value-type="float" office:value="7.79802053307036">
            <text:p>7.79802053307036</text:p>
          </table:table-cell>
          <table:table-cell office:value-type="float" office:value="5.50553512266281">
            <text:p>5.50553512266281</text:p>
          </table:table-cell>
          <table:table-cell office:value-type="float" office:value="0.725352112676056">
            <text:p>0.725352112676056</text:p>
          </table:table-cell>
          <table:table-cell office:value-type="float" office:value="50.4303365990842">
            <text:p>50.43033659908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.7341225889064">
            <text:p>24.734122588906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90461183821556">
            <text:p>0.4904611838215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16138328530259">
            <text:p>0.716138328530259</text:p>
          </table:table-cell>
          <table:table-cell office:value-type="float" office:value="0.283861671469741">
            <text:p>0.283861671469741</text:p>
          </table:table-cell>
          <table:table-cell office:value-type="float" office:value="347.747680423192">
            <text:p>347.747680423192</text:p>
          </table:table-cell>
          <table:table-cell office:value-type="float" office:value="36.3971176764037">
            <text:p>36.3971176764037</text:p>
          </table:table-cell>
          <table:table-cell office:value-type="float" office:value="101.436574756192">
            <text:p>101.4365747561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0773894436519">
            <text:p>0.270773894436519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440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594340324401856">
            <text:p>0.594340324401856</text:p>
          </table:table-cell>
          <table:table-cell office:value-type="float" office:value="1.31188262457553">
            <text:p>1.31188262457553</text:p>
          </table:table-cell>
          <table:table-cell office:value-type="float" office:value="0.918876614650813">
            <text:p>0.918876614650813</text:p>
          </table:table-cell>
          <table:table-cell office:value-type="float" office:value="0.238024850118642">
            <text:p>0.238024850118642</text:p>
          </table:table-cell>
          <table:table-cell office:value-type="float" office:value="0.99368657421863">
            <text:p>0.99368657421863</text:p>
          </table:table-cell>
          <table:table-cell office:value-type="float" office:value="0.994875463997254">
            <text:p>0.994875463997254</text:p>
          </table:table-cell>
          <table:table-cell office:value-type="float" office:value="0.989873865752719">
            <text:p>0.989873865752719</text:p>
          </table:table-cell>
          <table:table-cell office:value-type="float" office:value="4.15857921325406">
            <text:p>4.15857921325406</text:p>
          </table:table-cell>
          <table:table-cell office:value-type="float" office:value="3.03035386016378">
            <text:p>3.03035386016378</text:p>
          </table:table-cell>
          <table:table-cell office:value-type="float" office:value="0.0638977635782748">
            <text:p>0.0638977635782748</text:p>
          </table:table-cell>
          <table:table-cell office:value-type="float" office:value="9.26046342648482">
            <text:p>9.260463426484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8519743030815">
            <text:p>1.585197430308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71179060626114">
            <text:p>0.1711790606261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2650983940285">
            <text:p>0.82650983940285</text:p>
          </table:table-cell>
          <table:table-cell office:value-type="float" office:value="0.17349016059715">
            <text:p>0.17349016059715</text:p>
          </table:table-cell>
          <table:table-cell office:value-type="float" office:value="246.042810737431">
            <text:p>246.042810737431</text:p>
          </table:table-cell>
          <table:table-cell office:value-type="float" office:value="15.3196302048878">
            <text:p>15.3196302048878</text:p>
          </table:table-cell>
          <table:table-cell office:value-type="float" office:value="68.1017620591617">
            <text:p>68.10176205916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8798458127304">
            <text:p>0.298798458127304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39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8308024406433">
            <text:p>1.38308024406433</text:p>
          </table:table-cell>
          <table:table-cell office:value-type="float" office:value="0.478708285475781">
            <text:p>0.478708285475781</text:p>
          </table:table-cell>
          <table:table-cell office:value-type="float" office:value="0.400244549109759">
            <text:p>0.400244549109759</text:p>
          </table:table-cell>
          <table:table-cell office:value-type="float" office:value="0.138241261735269">
            <text:p>0.138241261735269</text:p>
          </table:table-cell>
          <table:table-cell office:value-type="float" office:value="0.962770227817041">
            <text:p>0.962770227817041</text:p>
          </table:table-cell>
          <table:table-cell office:value-type="float" office:value="0.905721467883813">
            <text:p>0.905721467883813</text:p>
          </table:table-cell>
          <table:table-cell office:value-type="float" office:value="0.930624699275873">
            <text:p>0.930624699275873</text:p>
          </table:table-cell>
          <table:table-cell office:value-type="float" office:value="4.31982376130895">
            <text:p>4.31982376130895</text:p>
          </table:table-cell>
          <table:table-cell office:value-type="float" office:value="2.3894053036472">
            <text:p>2.3894053036472</text:p>
          </table:table-cell>
          <table:table-cell office:value-type="float" office:value="0.0136986301369863">
            <text:p>0.0136986301369863</text:p>
          </table:table-cell>
          <table:table-cell office:value-type="float" office:value="0.650673892599647">
            <text:p>0.6506738925996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21657109899829">
            <text:p>0.22165710989982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40657758703424">
            <text:p>0.3406577587034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57249626307922">
            <text:p>0.357249626307922</text:p>
          </table:table-cell>
          <table:table-cell office:value-type="float" office:value="0.642750373692078">
            <text:p>0.642750373692078</text:p>
          </table:table-cell>
          <table:table-cell office:value-type="float" office:value="172.260260346841">
            <text:p>172.260260346841</text:p>
          </table:table-cell>
          <table:table-cell office:value-type="float" office:value="26.3503759674958">
            <text:p>26.3503759674958</text:p>
          </table:table-cell>
          <table:table-cell office:value-type="float" office:value="37.7838271973106">
            <text:p>37.78382719731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37215154750022">
            <text:p>0.137215154750022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6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2732582092285">
            <text:p>1.32732582092285</text:p>
          </table:table-cell>
          <table:table-cell office:value-type="float" office:value="0.626793763099092">
            <text:p>0.626793763099092</text:p>
          </table:table-cell>
          <table:table-cell office:value-type="float" office:value="0.399020602241037">
            <text:p>0.399020602241037</text:p>
          </table:table-cell>
          <table:table-cell office:value-type="float" office:value="0.0932835577723796">
            <text:p>0.0932835577723796</text:p>
          </table:table-cell>
          <table:table-cell office:value-type="float" office:value="0.124780143524035">
            <text:p>0.124780143524035</text:p>
          </table:table-cell>
          <table:table-cell office:value-type="float" office:value="0.0515153820537083">
            <text:p>0.0515153820537083</text:p>
          </table:table-cell>
          <table:table-cell office:value-type="float" office:value="0.543615556282768">
            <text:p>0.543615556282768</text:p>
          </table:table-cell>
          <table:table-cell office:value-type="float" office:value="5.23010739833355">
            <text:p>5.23010739833355</text:p>
          </table:table-cell>
          <table:table-cell office:value-type="float" office:value="3.86991534388997">
            <text:p>3.86991534388997</text:p>
          </table:table-cell>
          <table:table-cell office:value-type="float" office:value="0.325581395348837">
            <text:p>0.325581395348837</text:p>
          </table:table-cell>
          <table:table-cell office:value-type="float" office:value="13.4621357474568">
            <text:p>13.4621357474568</text:p>
          </table:table-cell>
          <table:table-cell office:value-type="float" office:value="0.602726831549741">
            <text:p>0.602726831549741</text:p>
          </table:table-cell>
          <table:table-cell office:value-type="float" office:value="0.0625">
            <text:p>0.0625</text:p>
          </table:table-cell>
          <table:table-cell office:value-type="float" office:value="6.13302911028232">
            <text:p>6.13302911028232</text:p>
          </table:table-cell>
          <table:table-cell office:value-type="float" office:value="1">
            <text:p>1</text:p>
          </table:table-cell>
          <table:table-cell office:value-type="float" office:value="0.0447720066753602">
            <text:p>0.0447720066753602</text:p>
          </table:table-cell>
          <table:table-cell office:value-type="float" office:value="0.455576234360951">
            <text:p>0.455576234360951</text:p>
          </table:table-cell>
          <table:table-cell office:value-type="float" office:value="0.00732739169424016">
            <text:p>0.00732739169424016</text:p>
          </table:table-cell>
          <table:table-cell office:value-type="float" office:value="0.0986423416626486">
            <text:p>0.0986423416626486</text:p>
          </table:table-cell>
          <table:table-cell office:value-type="float" office:value="0.734463276836158">
            <text:p>0.734463276836158</text:p>
          </table:table-cell>
          <table:table-cell office:value-type="float" office:value="0.265536723163842">
            <text:p>0.265536723163842</text:p>
          </table:table-cell>
          <table:table-cell office:value-type="float" office:value="272.68871338221">
            <text:p>272.68871338221</text:p>
          </table:table-cell>
          <table:table-cell office:value-type="float" office:value="30.0378971991736">
            <text:p>30.0378971991736</text:p>
          </table:table-cell>
          <table:table-cell office:value-type="float" office:value="86.7041762957465">
            <text:p>86.70417629574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5905346855211">
            <text:p>0.295905346855211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AC medico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719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902690649032593">
            <text:p>0.902690649032593</text:p>
          </table:table-cell>
          <table:table-cell office:value-type="float" office:value="0.0259134644158825">
            <text:p>0.0259134644158825</text:p>
          </table:table-cell>
          <table:table-cell office:value-type="float" office:value="0.110931693210902">
            <text:p>0.110931693210902</text:p>
          </table:table-cell>
          <table:table-cell office:value-type="float" office:value="0.0596399827028945">
            <text:p>0.0596399827028945</text:p>
          </table:table-cell>
          <table:table-cell office:value-type="float" office:value="0.182272213768484">
            <text:p>0.182272213768484</text:p>
          </table:table-cell>
          <table:table-cell office:value-type="float" office:value="0.675411267075531">
            <text:p>0.675411267075531</text:p>
          </table:table-cell>
          <table:table-cell office:value-type="float" office:value="0.25499074935366">
            <text:p>0.25499074935366</text:p>
          </table:table-cell>
          <table:table-cell office:value-type="float" office:value="1.83551044176774">
            <text:p>1.83551044176774</text:p>
          </table:table-cell>
          <table:table-cell office:value-type="float" office:value="1.42284231382235">
            <text:p>1.422842313822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2240663900415">
            <text:p>0.562240663900415</text:p>
          </table:table-cell>
          <table:table-cell office:value-type="float" office:value="0.437759336099585">
            <text:p>0.437759336099585</text:p>
          </table:table-cell>
          <table:table-cell office:value-type="float" office:value="72.3436433822941">
            <text:p>72.3436433822941</text:p>
          </table:table-cell>
          <table:table-cell office:value-type="float" office:value="12.3321970892513">
            <text:p>12.3321970892513</text:p>
          </table:table-cell>
          <table:table-cell office:value-type="float" office:value="23.111194225231">
            <text:p>23.1111942252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04419449180146">
            <text:p>0.204419449180146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939-NOT-BETA-or-very-weak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874047883478</text:p>
          </table:table-cell>
          <table:table-cell office:value-type="string">
            <text:p>1.36987811699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b-BETA-two-beta-neurons-synchronous-longer-file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83094354454675</text:p>
          </table:table-cell>
          <table:table-cell office:value-type="string">
            <text:p>2.12337057343477</text:p>
          </table:table-cell>
          <table:table-cell office:value-type="string">
            <text:p>0.730245231607629</text:p>
          </table:table-cell>
          <table:table-cell office:value-type="string">
            <text:p>1.309646919967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-BETA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79604383149954</text:p>
          </table:table-cell>
          <table:table-cell office:value-type="string">
            <text:p>3.44847407508233</text:p>
          </table:table-cell>
          <table:table-cell office:value-type="string">
            <text:p>0.316455696202532</text:p>
          </table:table-cell>
          <table:table-cell office:value-type="string">
            <text:p>2.172016048637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b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.33336193448187</text:p>
          </table:table-cell>
          <table:table-cell office:value-type="string">
            <text:p>1.55658090645373</text:p>
          </table:table-cell>
          <table:table-cell office:value-type="string">
            <text:p>0.612903225806452</text:p>
          </table:table-cell>
          <table:table-cell office:value-type="string">
            <text:p>0.4388342887354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5553255321363">
            <text:p>0.22555325532136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no lf beta; 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a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718768801769</text:p>
          </table:table-cell>
          <table:table-cell office:value-type="string">
            <text:p>1.194792682875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78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.07405874000602</text:p>
          </table:table-cell>
          <table:table-cell office:value-type="string">
            <text:p>2.69033348003428</text:p>
          </table:table-cell>
          <table:table-cell office:value-type="string">
            <text:p>0.21978021978022</text:p>
          </table:table-cell>
          <table:table-cell office:value-type="string">
            <text:p>0.3374417258467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BETA-maybe-some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92390680581592</text:p>
          </table:table-cell>
          <table:table-cell office:value-type="string">
            <text:p>2.04026459177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356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62811551673331</text:p>
          </table:table-cell>
          <table:table-cell office:value-type="string">
            <text:p>1.56694877031608</text:p>
          </table:table-cell>
          <table:table-cell office:value-type="string">
            <text:p>0.105263157894737</text:p>
          </table:table-cell>
          <table:table-cell office:value-type="string">
            <text:p>0.094730985836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4-349-BETA-VOP-maybe</text:p>
          </table:table-cell>
          <table:table-cell office:value-type="string">
            <text:p>6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72152679815561</text:p>
          </table:table-cell>
          <table:table-cell office:value-type="string">
            <text:p>2.678925882149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78-514-BETA</text:p>
          </table:table-cell>
          <table:table-cell office:value-type="string">
            <text:p>6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02617734608633</text:p>
          </table:table-cell>
          <table:table-cell office:value-type="string">
            <text:p>2.41777761626</text:p>
          </table:table-cell>
          <table:table-cell office:value-type="string">
            <text:p>0.114678899082569</text:p>
          </table:table-cell>
          <table:table-cell office:value-type="string">
            <text:p>0.3695227387474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822-NOT-BETA-two-units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97719453916843</text:p>
          </table:table-cell>
          <table:table-cell office:value-type="string">
            <text:p>0.9331799130645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852-BETA</text:p>
          </table:table-cell>
          <table:table-cell office:value-type="string">
            <text:p>2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2.181637461905</text:p>
          </table:table-cell>
          <table:table-cell office:value-type="string">
            <text:p>37.2228058496414</text:p>
          </table:table-cell>
          <table:table-cell office:value-type="string">
            <text:p>0.228758169934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strong 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466-NOT-BETA-maybe-super-weak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292-BETA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strongly varying amplitud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16-BETA-noisy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oo nois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950-weird-neuron</text:p>
          </table:table-cell>
          <table:table-cell office:value-type="string">
            <text:p>2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weird artifact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14-NOT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.9503330896736</text:p>
          </table:table-cell>
          <table:table-cell office:value-type="string">
            <text:p>20.467032019053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90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0094422220809</text:p>
          </table:table-cell>
          <table:table-cell office:value-type="string">
            <text:p>23.42477672135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330-b</text:p>
          </table:table-cell>
          <table:table-cell office:value-type="string">
            <text:p>27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4.8237311762251</text:p>
          </table:table-cell>
          <table:table-cell office:value-type="string">
            <text:p>30.1614514543739</text:p>
          </table:table-cell>
          <table:table-cell office:value-type="string">
            <text:p>0.111111111111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wo beta peaks; 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97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-b</text:p>
          </table:table-cell>
          <table:table-cell office:value-type="string">
            <text:p>28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ditch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740</text:p>
          </table:table-cell>
          <table:table-cell office:value-type="string">
            <text:p>2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2656990190869</text:p>
          </table:table-cell>
          <table:table-cell office:value-type="string">
            <text:p>38.3134405275364</text:p>
          </table:table-cell>
          <table:table-cell office:value-type="string">
            <text:p>0.1052631578947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807_BETA</text:p>
          </table:table-cell>
          <table:table-cell office:value-type="string">
            <text:p>29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weird artifacty peask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350-NOT-BETA-mostly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3199879746776</text:p>
          </table:table-cell>
          <table:table-cell office:value-type="string">
            <text:p>13.8978515212197</text:p>
          </table:table-cell>
          <table:table-cell office:value-type="string">
            <text:p>0.0156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484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4.1055130238476</text:p>
          </table:table-cell>
          <table:table-cell office:value-type="string">
            <text:p>14.759620682613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569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9.8767505999596</text:p>
          </table:table-cell>
          <table:table-cell office:value-type="string">
            <text:p>21.866564814464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696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.6588967395372</text:p>
          </table:table-cell>
          <table:table-cell office:value-type="string">
            <text:p>27.463668862527</text:p>
          </table:table-cell>
          <table:table-cell office:value-type="string">
            <text:p>0.791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a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7.3367246643995</text:p>
          </table:table-cell>
          <table:table-cell office:value-type="string">
            <text:p>26.961528897559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b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0.287185866608</text:p>
          </table:table-cell>
          <table:table-cell office:value-type="string">
            <text:p>62.593495938058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45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3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6.9528718499165</text:p>
          </table:table-cell>
          <table:table-cell office:value-type="string">
            <text:p>47.7180754481872</text:p>
          </table:table-cell>
          <table:table-cell office:value-type="string">
            <text:p>0.0555555555555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6-some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6.2696122652768</text:p>
          </table:table-cell>
          <table:table-cell office:value-type="string">
            <text:p>22.006474632036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556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2.024333842065</text:p>
          </table:table-cell>
          <table:table-cell office:value-type="string">
            <text:p>66.0589821998923</text:p>
          </table:table-cell>
          <table:table-cell office:value-type="string">
            <text:p>0.309859154929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774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.5219106846015</text:p>
          </table:table-cell>
          <table:table-cell office:value-type="string">
            <text:p>24.9254369424527</text:p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39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83-in-and-out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632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196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297-BETA-low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.33945317076</text:p>
          </table:table-cell>
          <table:table-cell office:value-type="string">
            <text:p>55.6189287421018</text:p>
          </table:table-cell>
          <table:table-cell office:value-type="string">
            <text:p>0.3723404255319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very weak h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3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.635135463011</text:p>
          </table:table-cell>
          <table:table-cell office:value-type="string">
            <text:p>50.2349029810596</text:p>
          </table:table-cell>
          <table:table-cell office:value-type="string">
            <text:p>0.142857142857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69-BETA-in-and-out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7.079515860138</text:p>
          </table:table-cell>
          <table:table-cell office:value-type="string">
            <text:p>27.40591795322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501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0.581652854899</text:p>
          </table:table-cell>
          <table:table-cell office:value-type="string">
            <text:p>96.3008601950067</text:p>
          </table:table-cell>
          <table:table-cell office:value-type="string">
            <text:p>0.2769230769230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64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3.535159118613</text:p>
          </table:table-cell>
          <table:table-cell office:value-type="string">
            <text:p>62.266697394367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722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3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6.386869738362</text:p>
          </table:table-cell>
          <table:table-cell office:value-type="string">
            <text:p>50.4495467513154</text:p>
          </table:table-cell>
          <table:table-cell office:value-type="string">
            <text:p>0.0416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wo peaks in lf &amp;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34-BETA-low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1.5192988576369</text:p>
          </table:table-cell>
          <table:table-cell office:value-type="string">
            <text:p>19.2600104315663</text:p>
          </table:table-cell>
          <table:table-cell office:value-type="string">
            <text:p>0.4736842105263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53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.4258573842735</text:p>
          </table:table-cell>
          <table:table-cell office:value-type="string">
            <text:p>16.996099078830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82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87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53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308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574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31-1825-BETA</text:p>
          </table:table-cell>
          <table:table-cell office:value-type="string">
            <text:p>6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82.4335781027</text:p>
          </table:table-cell>
          <table:table-cell office:value-type="string">
            <text:p>1615.4989170039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018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3.279926904761</text:p>
          </table:table-cell>
          <table:table-cell office:value-type="string">
            <text:p>163.572240344997</text:p>
          </table:table-cell>
          <table:table-cell office:value-type="string">
            <text:p>0.456621004566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26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3.508701017167</text:p>
          </table:table-cell>
          <table:table-cell office:value-type="string">
            <text:p>111.31554925607</text:p>
          </table:table-cell>
          <table:table-cell office:value-type="string">
            <text:p>0.746478873239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61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39.116821406336</text:p>
          </table:table-cell>
          <table:table-cell office:value-type="string">
            <text:p>152.957289512981</text:p>
          </table:table-cell>
          <table:table-cell office:value-type="string">
            <text:p>0.3587786259541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759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1.227412549182</text:p>
          </table:table-cell>
          <table:table-cell office:value-type="string">
            <text:p>41.372731050560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85-486-BETA</text:p>
          </table:table-cell>
          <table:table-cell office:value-type="string">
            <text:p>6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025116906652</text:p>
          </table:table-cell>
          <table:table-cell office:value-type="string">
            <text:p>23.0231789994855</text:p>
          </table:table-cell>
          <table:table-cell office:value-type="string">
            <text:p>0.2631578947368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onus-2622_s2_1765-beta-turns-into-tremor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</table:table>
      <table:table table:name="tremor">
        <table:table-row>
          <table:table-cell office:value-type="string">
            <text:p>file</text:p>
          </table:table-cell>
          <table:table-cell office:value-type="string">
            <text:p>patient_id</text:p>
          </table:table-cell>
          <table:table-cell office:value-type="string">
            <text:p>trial</text:p>
          </table:table-cell>
          <table:table-cell office:value-type="string">
            <text:p>acc channel</text:p>
          </table:table-cell>
          <table:table-cell office:value-type="string">
            <text:p>DBS (pre/off – 0; on – 1; post/off – 2)</text:p>
          </table:table-cell>
          <table:table-cell office:value-type="string">
            <text:p>lf</text:p>
          </table:table-cell>
          <table:table-cell office:value-type="string">
            <text:p>hf</text:p>
          </table:table-cell>
          <table:table-cell office:value-type="string">
            <text:p>lf manual</text:p>
          </table:table-cell>
          <table:table-cell office:value-type="string">
            <text:p>hf manual</text:p>
          </table:table-cell>
          <table:table-cell office:value-type="string">
            <text:p>lf auto</text:p>
          </table:table-cell>
          <table:table-cell office:value-type="string">
            <text:p>hf auto</text:p>
          </table:table-cell>
          <table:table-cell office:value-type="string">
            <text:p>height-checked</text:p>
          </table:table-cell>
          <table:table-cell office:value-type="string">
            <text:p>peak_thresh</text:p>
          </table:table-cell>
          <table:table-cell office:value-type="string">
            <text:p>peak_spread</text:p>
          </table:table-cell>
          <table:table-cell office:value-type="string">
            <text:p>burst auto</text:p>
          </table:table-cell>
          <table:table-cell office:value-type="string">
            <text:p>non burst auto</text:p>
          </table:table-cell>
          <table:table-cell office:value-type="string">
            <text:p>lf f min</text:p>
          </table:table-cell>
          <table:table-cell office:value-type="string">
            <text:p>lf f max</text:p>
          </table:table-cell>
          <table:table-cell office:value-type="string">
            <text:p>hf f min</text:p>
          </table:table-cell>
          <table:table-cell office:value-type="string">
            <text:p>hf f max</text:p>
          </table:table-cell>
          <table:table-cell office:value-type="string">
            <text:p>lf_zoom_factor</text:p>
          </table:table-cell>
          <table:table-cell office:value-type="string">
            <text:p>lf_offset_factor</text:p>
          </table:table-cell>
          <table:table-cell office:value-type="string">
            <text:p>hf_zoom_factor</text:p>
          </table:table-cell>
          <table:table-cell office:value-type="string">
            <text:p>hf_offset_factor</text:p>
          </table:table-cell>
          <table:table-cell office:value-type="string">
            <text:p>pac_thresh</text:p>
          </table:table-cell>
          <table:table-cell office:value-type="string">
            <text:p>tremor lfp strength 1</text:p>
          </table:table-cell>
          <table:table-cell office:value-type="string">
            <text:p>tremor overall strength 1</text:p>
          </table:table-cell>
          <table:table-cell office:value-type="string">
            <text:p>tremor burst strength 1</text:p>
          </table:table-cell>
          <table:table-cell office:value-type="string">
            <text:p>tremor non burst strength 1</text:p>
          </table:table-cell>
          <table:table-cell office:value-type="string">
            <text:p>tremor lfp strength 11</text:p>
          </table:table-cell>
          <table:table-cell office:value-type="string">
            <text:p>tremor overall strength 11</text:p>
          </table:table-cell>
          <table:table-cell office:value-type="string">
            <text:p>tremor burst strength 11</text:p>
          </table:table-cell>
          <table:table-cell office:value-type="string">
            <text:p>tremor non burst strength 11</text:p>
          </table:table-cell>
          <table:table-cell office:value-type="string">
            <text:p>pac overall strength 2</text:p>
          </table:table-cell>
          <table:table-cell office:value-type="string">
            <text:p>pac burst strength 2</text:p>
          </table:table-cell>
          <table:table-cell office:value-type="string">
            <text:p>pac non burst strength 2</text:p>
          </table:table-cell>
          <table:table-cell office:value-type="string">
            <text:p>pac burst strength 3</text:p>
          </table:table-cell>
          <table:table-cell office:value-type="string">
            <text:p>pac non burst strength 3</text:p>
          </table:table-cell>
          <table:table-cell office:value-type="string">
            <text:p>pac burst specificity 3</text:p>
          </table:table-cell>
          <table:table-cell office:value-type="string">
            <text:p>pac non burst specificity 3</text:p>
          </table:table-cell>
          <table:table-cell office:value-type="string">
            <text:p>pac burst specific strength 3</text:p>
          </table:table-cell>
          <table:table-cell office:value-type="string">
            <text:p>pac non burst specific strength 3</text:p>
          </table:table-cell>
          <table:table-cell office:value-type="string">
            <text:p>pac overall strength 4</text:p>
          </table:table-cell>
          <table:table-cell office:value-type="string">
            <text:p>pac burst strength 4</text:p>
          </table:table-cell>
          <table:table-cell office:value-type="string">
            <text:p>pac non burst strength 4</text:p>
          </table:table-cell>
          <table:table-cell office:value-type="string">
            <text:p>pac burst strength 5</text:p>
          </table:table-cell>
          <table:table-cell office:value-type="string">
            <text:p>pac non burst strength 5</text:p>
          </table:table-cell>
          <table:table-cell office:value-type="string">
            <text:p>pac burst specificity 5</text:p>
          </table:table-cell>
          <table:table-cell office:value-type="string">
            <text:p>pac non burst specificity 5</text:p>
          </table:table-cell>
          <table:table-cell office:value-type="string">
            <text:p>pac burst specific strength 5</text:p>
          </table:table-cell>
          <table:table-cell office:value-type="string">
            <text:p>pac non burst specific strength 5</text:p>
          </table:table-cell>
          <table:table-cell office:value-type="string">
            <text:p>spikes_within</text:p>
          </table:table-cell>
          <table:table-cell office:value-type="string">
            <text:p>spikes_outside</text:p>
          </table:table-cell>
          <table:table-cell office:value-type="string">
            <text:p>spikes_within_per_second</text:p>
          </table:table-cell>
          <table:table-cell office:value-type="string">
            <text:p>spikes_outside_per_second</text:p>
          </table:table-cell>
          <table:table-cell office:value-type="string">
            <text:p>spikes_per_second</text:p>
          </table:table-cell>
          <table:table-cell office:value-type="string">
            <text:p>valid_data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2962-s2-215-c2b-tremor</text:p>
          </table:table-cell>
          <table:table-cell office:value-type="float" office:value="2962">
            <text:p>296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932331502437592">
            <text:p>-0.932331502437592</text:p>
          </table:table-cell>
          <table:table-cell office:value-type="float" office:value="-1.52744342150833">
            <text:p>-1.52744342150833</text:p>
          </table:table-cell>
          <table:table-cell office:value-type="float" office:value="-1.07397231379473">
            <text:p>-1.07397231379473</text:p>
          </table:table-cell>
          <table:table-cell office:value-type="float" office:value="-0.711101468445476">
            <text:p>-0.711101468445476</text:p>
          </table:table-cell>
          <table:table-cell office:value-type="float" office:value="0.829375505447388">
            <text:p>0.829375505447388</text:p>
          </table:table-cell>
          <table:table-cell office:value-type="float" office:value="-1.52744342150833">
            <text:p>-1.52744342150833</text:p>
          </table:table-cell>
          <table:table-cell office:value-type="float" office:value="-1.07397231379473">
            <text:p>-1.07397231379473</text:p>
          </table:table-cell>
          <table:table-cell office:value-type="float" office:value="-0.711101468445476">
            <text:p>-0.711101468445476</text:p>
          </table:table-cell>
          <table:table-cell office:value-type="float" office:value="0">
            <text:p/>
          </table:table-cell>
          <table:table-cell office:value-type="float" office:value="0.653319555365149">
            <text:p>0.653319555365149</text:p>
          </table:table-cell>
          <table:table-cell office:value-type="float" office:value="0.414719703186129">
            <text:p>0.414719703186129</text:p>
          </table:table-cell>
          <table:table-cell office:value-type="float" office:value="6.22786005116514">
            <text:p>6.22786005116514</text:p>
          </table:table-cell>
          <table:table-cell office:value-type="float" office:value="3.10815750157467">
            <text:p>3.10815750157467</text:p>
          </table:table-cell>
          <table:table-cell office:value-type="float" office:value="0.0289855072463768">
            <text:p>0.0289855072463768</text:p>
          </table:table-cell>
          <table:table-cell office:value-type="float" office:value="0.9375">
            <text:p>0.9375</text:p>
          </table:table-cell>
          <table:table-cell office:value-type="float" office:value="0.0839418611205416">
            <text:p>0.0839418611205416</text:p>
          </table:table-cell>
          <table:table-cell office:value-type="float" office:value="0.620218308193762">
            <text:p>0.620218308193762</text:p>
          </table:table-cell>
          <table:table-cell office:value-type="float" office:value="0">
            <text:p/>
          </table:table-cell>
          <table:table-cell office:value-type="float" office:value="0.653319555365149">
            <text:p>0.653319555365149</text:p>
          </table:table-cell>
          <table:table-cell office:value-type="float" office:value="0.414719703186129">
            <text:p>0.414719703186129</text:p>
          </table:table-cell>
          <table:table-cell office:value-type="float" office:value="4.26669826915922">
            <text:p>4.26669826915922</text:p>
          </table:table-cell>
          <table:table-cell office:value-type="float" office:value="1.95761094950048">
            <text:p>1.95761094950048</text:p>
          </table:table-cell>
          <table:table-cell office:value-type="float" office:value="0.571428571428571">
            <text:p>0.571428571428571</text:p>
          </table:table-cell>
          <table:table-cell office:value-type="float" office:value="0">
            <text:p/>
          </table:table-cell>
          <table:table-cell office:value-type="float" office:value="0.951208051689789">
            <text:p>0.951208051689789</text:p>
          </table:table-cell>
          <table:table-cell office:value-type="float" office:value="0">
            <text:p/>
          </table:table-cell>
          <table:table-cell office:value-type="float" office:value="0.655716993051169">
            <text:p>0.655716993051169</text:p>
          </table:table-cell>
          <table:table-cell office:value-type="float" office:value="0.344283006948831">
            <text:p>0.344283006948831</text:p>
          </table:table-cell>
          <table:table-cell office:value-type="float" office:value="600">
            <text:p>600</text:p>
          </table:table-cell>
          <table:table-cell office:value-type="float" office:value="55.9709156636405">
            <text:p>55.9709156636405</text:p>
          </table:table-cell>
          <table:table-cell office:value-type="float" office:value="138.045904841635">
            <text:p>138.0459048416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2965-s1-215</text:p>
          </table:table-cell>
          <table:table-cell office:value-type="float" office:value="2965">
            <text:p>296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02415680885315">
            <text:p>-1.02415680885315</text:p>
          </table:table-cell>
          <table:table-cell office:value-type="float" office:value="1.35449468435817">
            <text:p>1.35449468435817</text:p>
          </table:table-cell>
          <table:table-cell office:value-type="float" office:value="1.30883437397241">
            <text:p>1.30883437397241</text:p>
          </table:table-cell>
          <table:table-cell office:value-type="float" office:value="1.10447527157693">
            <text:p>1.10447527157693</text:p>
          </table:table-cell>
          <table:table-cell office:value-type="float" office:value="0.842674851417542">
            <text:p>0.842674851417542</text:p>
          </table:table-cell>
          <table:table-cell office:value-type="float" office:value="1.35449468435817">
            <text:p>1.35449468435817</text:p>
          </table:table-cell>
          <table:table-cell office:value-type="float" office:value="1.30883437397241">
            <text:p>1.30883437397241</text:p>
          </table:table-cell>
          <table:table-cell office:value-type="float" office:value="1.10447527157693">
            <text:p>1.10447527157693</text:p>
          </table:table-cell>
          <table:table-cell office:value-type="float" office:value="0.867816290414812">
            <text:p>0.867816290414812</text:p>
          </table:table-cell>
          <table:table-cell office:value-type="float" office:value="0.911620579409675">
            <text:p>0.911620579409675</text:p>
          </table:table-cell>
          <table:table-cell office:value-type="float" office:value="0.270017367730705">
            <text:p>0.270017367730705</text:p>
          </table:table-cell>
          <table:table-cell office:value-type="float" office:value="11.2208198585957">
            <text:p>11.2208198585957</text:p>
          </table:table-cell>
          <table:table-cell office:value-type="float" office:value="7.63866321586243">
            <text:p>7.638663215862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67816290414812">
            <text:p>0.867816290414812</text:p>
          </table:table-cell>
          <table:table-cell office:value-type="float" office:value="0.911620579409675">
            <text:p>0.911620579409675</text:p>
          </table:table-cell>
          <table:table-cell office:value-type="float" office:value="0.270017367730705">
            <text:p>0.270017367730705</text:p>
          </table:table-cell>
          <table:table-cell office:value-type="float" office:value="10.0886926873431">
            <text:p>10.0886926873431</text:p>
          </table:table-cell>
          <table:table-cell office:value-type="float" office:value="5.83497423207919">
            <text:p>5.83497423207919</text:p>
          </table:table-cell>
          <table:table-cell office:value-type="float" office:value="0.293478260869565">
            <text:p>0.293478260869565</text:p>
          </table:table-cell>
          <table:table-cell office:value-type="float" office:value="0">
            <text:p/>
          </table:table-cell>
          <table:table-cell office:value-type="float" office:value="2.27008122258813">
            <text:p>2.27008122258813</text:p>
          </table:table-cell>
          <table:table-cell office:value-type="float" office:value="0">
            <text:p/>
          </table:table-cell>
          <table:table-cell office:value-type="float" office:value="0.860788863109049">
            <text:p>0.860788863109049</text:p>
          </table:table-cell>
          <table:table-cell office:value-type="float" office:value="0.139211136890951">
            <text:p>0.139211136890951</text:p>
          </table:table-cell>
          <table:table-cell office:value-type="float" office:value="150.612191874249">
            <text:p>150.612191874249</text:p>
          </table:table-cell>
          <table:table-cell office:value-type="float" office:value="11.1880183781849">
            <text:p>11.1880183781849</text:p>
          </table:table-cell>
          <table:table-cell office:value-type="float" office:value="55.0717082196122">
            <text:p>55.07170821961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2-1783-NOT-TREMOR</text:p>
          </table:table-cell>
          <table:table-cell office:value-type="float" office:value="632">
            <text:p>63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47872993350029">
            <text:p>-0.47872993350029</text:p>
          </table:table-cell>
          <table:table-cell office:value-type="float" office:value="0.112485620959682">
            <text:p>0.112485620959682</text:p>
          </table:table-cell>
          <table:table-cell office:value-type="float" office:value="0.200208185777013">
            <text:p>0.200208185777013</text:p>
          </table:table-cell>
          <table:table-cell office:value-type="float" office:value="0.0629469529941795">
            <text:p>0.06294695299417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23585879149783">
            <text:p>0.323585879149783</text:p>
          </table:table-cell>
          <table:table-cell office:value-type="float" office:value="3.80767690078126">
            <text:p>3.80767690078126</text:p>
          </table:table-cell>
          <table:table-cell office:value-type="float" office:value="1.82920587169327">
            <text:p>1.829205871693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16666666666667">
            <text:p>0.816666666666667</text:p>
          </table:table-cell>
          <table:table-cell office:value-type="float" office:value="0.183333333333333">
            <text:p>0.183333333333333</text:p>
          </table:table-cell>
          <table:table-cell office:value-type="float" office:value="93.7081659973226">
            <text:p>93.7081659973226</text:p>
          </table:table-cell>
          <table:table-cell office:value-type="float" office:value="4.03240587998094">
            <text:p>4.03240587998094</text:p>
          </table:table-cell>
          <table:table-cell office:value-type="float" office:value="18.4569952011812">
            <text:p>18.45699520118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2-2085</text:p>
          </table:table-cell>
          <table:table-cell office:value-type="float" office:value="632">
            <text:p>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737630605697632">
            <text:p>-0.737630605697632</text:p>
          </table:table-cell>
          <table:table-cell office:value-type="float" office:value="0.77428213232399">
            <text:p>0.77428213232399</text:p>
          </table:table-cell>
          <table:table-cell office:value-type="float" office:value="0.671160047985925">
            <text:p>0.671160047985925</text:p>
          </table:table-cell>
          <table:table-cell office:value-type="float" office:value="0.476487171591859">
            <text:p>0.476487171591859</text:p>
          </table:table-cell>
          <table:table-cell office:value-type="float" office:value="0.552841603755951">
            <text:p>0.552841603755951</text:p>
          </table:table-cell>
          <table:table-cell office:value-type="float" office:value="0.77428213232399">
            <text:p>0.77428213232399</text:p>
          </table:table-cell>
          <table:table-cell office:value-type="float" office:value="0.671160047985925">
            <text:p>0.671160047985925</text:p>
          </table:table-cell>
          <table:table-cell office:value-type="float" office:value="0.476487171591859">
            <text:p>0.476487171591859</text:p>
          </table:table-cell>
          <table:table-cell office:value-type="float" office:value="0.957857244902772">
            <text:p>0.957857244902772</text:p>
          </table:table-cell>
          <table:table-cell office:value-type="float" office:value="0.944533434367736">
            <text:p>0.944533434367736</text:p>
          </table:table-cell>
          <table:table-cell office:value-type="float" office:value="0.891372778578005">
            <text:p>0.891372778578005</text:p>
          </table:table-cell>
          <table:table-cell office:value-type="float" office:value="4.19205231160956">
            <text:p>4.19205231160956</text:p>
          </table:table-cell>
          <table:table-cell office:value-type="float" office:value="3.86586643078154">
            <text:p>3.865866430781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57857244902772">
            <text:p>0.957857244902772</text:p>
          </table:table-cell>
          <table:table-cell office:value-type="float" office:value="0.944533434367736">
            <text:p>0.944533434367736</text:p>
          </table:table-cell>
          <table:table-cell office:value-type="float" office:value="0.891372778578005">
            <text:p>0.891372778578005</text:p>
          </table:table-cell>
          <table:table-cell office:value-type="float" office:value="6.60656502766331">
            <text:p>6.60656502766331</text:p>
          </table:table-cell>
          <table:table-cell office:value-type="float" office:value="4.21572934457855">
            <text:p>4.21572934457855</text:p>
          </table:table-cell>
          <table:table-cell office:value-type="float" office:value="0.457943925233645">
            <text:p>0.457943925233645</text:p>
          </table:table-cell>
          <table:table-cell office:value-type="float" office:value="0">
            <text:p/>
          </table:table-cell>
          <table:table-cell office:value-type="float" office:value="1.57434494406402">
            <text:p>1.57434494406402</text:p>
          </table:table-cell>
          <table:table-cell office:value-type="float" office:value="0">
            <text:p/>
          </table:table-cell>
          <table:table-cell office:value-type="float" office:value="0.857692307692308">
            <text:p>0.857692307692308</text:p>
          </table:table-cell>
          <table:table-cell office:value-type="float" office:value="0.142307692307692">
            <text:p>0.142307692307692</text:p>
          </table:table-cell>
          <table:table-cell office:value-type="float" office:value="104.941176470588">
            <text:p>104.941176470588</text:p>
          </table:table-cell>
          <table:table-cell office:value-type="float" office:value="3.43770324259036">
            <text:p>3.43770324259036</text:p>
          </table:table-cell>
          <table:table-cell office:value-type="float" office:value="20.1738050900062">
            <text:p>20.173805090006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3-834-NOT-TREMOR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0264060497284">
            <text:p>1.50264060497284</text:p>
          </table:table-cell>
          <table:table-cell office:value-type="float" office:value="0.607511979549485">
            <text:p>0.607511979549485</text:p>
          </table:table-cell>
          <table:table-cell office:value-type="float" office:value="0.387325913617723">
            <text:p>0.387325913617723</text:p>
          </table:table-cell>
          <table:table-cell office:value-type="float" office:value="0.194004393905331">
            <text:p>0.1940043939053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3290087552063">
            <text:p>0.393290087552063</text:p>
          </table:table-cell>
          <table:table-cell office:value-type="float" office:value="0.162987902379625">
            <text:p>0.162987902379625</text:p>
          </table:table-cell>
          <table:table-cell office:value-type="float" office:value="0.100803290155024">
            <text:p>0.100803290155024</text:p>
          </table:table-cell>
          <table:table-cell office:value-type="float" office:value="3.6260894234642">
            <text:p>3.6260894234642</text:p>
          </table:table-cell>
          <table:table-cell office:value-type="float" office:value="3.45920471950056">
            <text:p>3.45920471950056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204966958999591">
            <text:p>0.20496695899959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48214285714286">
            <text:p>0.848214285714286</text:p>
          </table:table-cell>
          <table:table-cell office:value-type="float" office:value="0.151785714285714">
            <text:p>0.151785714285714</text:p>
          </table:table-cell>
          <table:table-cell office:value-type="float" office:value="105.645549912889">
            <text:p>105.645549912889</text:p>
          </table:table-cell>
          <table:table-cell office:value-type="float" office:value="9.77807601974788">
            <text:p>9.77807601974788</text:p>
          </table:table-cell>
          <table:table-cell office:value-type="float" office:value="42.4593571703871">
            <text:p>42.459357170387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3-s1-1194</text:p>
          </table:table-cell>
          <table:table-cell office:value-type="float" office:value="633">
            <text:p>63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649384379386902">
            <text:p>0.8649384379386902</text:p>
          </table:table-cell>
          <table:table-cell office:value-type="float" office:value="1.477970670477578">
            <text:p>1.477970670477578</text:p>
          </table:table-cell>
          <table:table-cell office:value-type="float" office:value="1.1475847114850815">
            <text:p>1.1475847114850815</text:p>
          </table:table-cell>
          <table:table-cell office:value-type="float" office:value="0.20208302332881797">
            <text:p>0.20208302332881797</text:p>
          </table:table-cell>
          <table:table-cell office:value-type="float" office:value="0.061825867742300034">
            <text:p>0.061825867742300034</text:p>
          </table:table-cell>
          <table:table-cell office:value-type="float" office:value="1.477970670477578">
            <text:p>1.477970670477578</text:p>
          </table:table-cell>
          <table:table-cell office:value-type="float" office:value="1.1475847114850815">
            <text:p>1.1475847114850815</text:p>
          </table:table-cell>
          <table:table-cell office:value-type="float" office:value="0.20208302332881797">
            <text:p>0.20208302332881797</text:p>
          </table:table-cell>
          <table:table-cell office:value-type="float" office:value="0.986367901944529">
            <text:p>0.986367901944529</text:p>
          </table:table-cell>
          <table:table-cell office:value-type="float" office:value="0.980292960353875">
            <text:p>0.980292960353875</text:p>
          </table:table-cell>
          <table:table-cell office:value-type="float" office:value="0.852208828915436">
            <text:p>0.852208828915436</text:p>
          </table:table-cell>
          <table:table-cell office:value-type="float" office:value="8.56201137390185">
            <text:p>8.56201137390185</text:p>
          </table:table-cell>
          <table:table-cell office:value-type="float" office:value="4.17617592739621">
            <text:p>4.17617592739621</text:p>
          </table:table-cell>
          <table:table-cell office:value-type="float" office:value="0.496774193548387">
            <text:p>0.496774193548387</text:p>
          </table:table-cell>
          <table:table-cell office:value-type="float" office:value="0">
            <text:p/>
          </table:table-cell>
          <table:table-cell office:value-type="float" office:value="3.16105453252731">
            <text:p>3.16105453252731</text:p>
          </table:table-cell>
          <table:table-cell office:value-type="float" office:value="0">
            <text:p/>
          </table:table-cell>
          <table:table-cell office:value-type="float" office:value="0.986367901944529">
            <text:p>0.986367901944529</text:p>
          </table:table-cell>
          <table:table-cell office:value-type="float" office:value="0.980292960353875">
            <text:p>0.980292960353875</text:p>
          </table:table-cell>
          <table:table-cell office:value-type="float" office:value="0.852208828915436">
            <text:p>0.852208828915436</text:p>
          </table:table-cell>
          <table:table-cell office:value-type="float" office:value="9.68112847553265">
            <text:p>9.68112847553265</text:p>
          </table:table-cell>
          <table:table-cell office:value-type="float" office:value="4.13550034779321">
            <text:p>4.13550034779321</text:p>
          </table:table-cell>
          <table:table-cell office:value-type="float" office:value="0.61849710982659">
            <text:p>0.61849710982659</text:p>
          </table:table-cell>
          <table:table-cell office:value-type="float" office:value="0">
            <text:p/>
          </table:table-cell>
          <table:table-cell office:value-type="float" office:value="4.63976502618359">
            <text:p>4.63976502618359</text:p>
          </table:table-cell>
          <table:table-cell office:value-type="float" office:value="0">
            <text:p/>
          </table:table-cell>
          <table:table-cell office:value-type="float" office:value="0.85979381443299">
            <text:p>0.85979381443299</text:p>
          </table:table-cell>
          <table:table-cell office:value-type="float" office:value="0.14020618556701">
            <text:p>0.14020618556701</text:p>
          </table:table-cell>
          <table:table-cell office:value-type="float" office:value="112.916328188465">
            <text:p>112.916328188465</text:p>
          </table:table-cell>
          <table:table-cell office:value-type="float" office:value="6.94125452967897">
            <text:p>6.94125452967897</text:p>
          </table:table-cell>
          <table:table-cell office:value-type="float" office:value="35.9538900626413">
            <text:p>35.95389006264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5-2170-NOT-TREMOR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76587581634521">
            <text:p>-1.76587581634521</text:p>
          </table:table-cell>
          <table:table-cell office:value-type="float" office:value="0.177796385669691">
            <text:p>0.177796385669691</text:p>
          </table:table-cell>
          <table:table-cell office:value-type="float" office:value="0.435848508089372">
            <text:p>0.435848508089372</text:p>
          </table:table-cell>
          <table:table-cell office:value-type="float" office:value="0.38547331973947">
            <text:p>0.385473319739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11521174125543">
            <text:p>0.411521174125543</text:p>
          </table:table-cell>
          <table:table-cell office:value-type="float" office:value="2.60059626422845">
            <text:p>2.60059626422845</text:p>
          </table:table-cell>
          <table:table-cell office:value-type="float" office:value="1.07344657612616">
            <text:p>1.073446576126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1969696969697">
            <text:p>0.71969696969697</text:p>
          </table:table-cell>
          <table:table-cell office:value-type="float" office:value="0.28030303030303">
            <text:p>0.28030303030303</text:p>
          </table:table-cell>
          <table:table-cell office:value-type="float" office:value="71.9642451329445">
            <text:p>71.9642451329445</text:p>
          </table:table-cell>
          <table:table-cell office:value-type="float" office:value="8.19690289993132">
            <text:p>8.19690289993132</text:p>
          </table:table-cell>
          <table:table-cell office:value-type="float" office:value="22.6259856016455">
            <text:p>22.625985601645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5-s1-2831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86934447288513">
            <text:p>2.86934447288513</text:p>
          </table:table-cell>
          <table:table-cell office:value-type="float" office:value="0.511817315092108">
            <text:p>0.511817315092108</text:p>
          </table:table-cell>
          <table:table-cell office:value-type="float" office:value="0.654564792891347">
            <text:p>0.654564792891347</text:p>
          </table:table-cell>
          <table:table-cell office:value-type="float" office:value="0.498670765878725">
            <text:p>0.498670765878725</text:p>
          </table:table-cell>
          <table:table-cell office:value-type="float" office:value="2.94604349136353">
            <text:p>2.94604349136353</text:p>
          </table:table-cell>
          <table:table-cell office:value-type="float" office:value="0.511816008488017">
            <text:p>0.511816008488017</text:p>
          </table:table-cell>
          <table:table-cell office:value-type="float" office:value="0.654557643303962">
            <text:p>0.654557643303962</text:p>
          </table:table-cell>
          <table:table-cell office:value-type="float" office:value="0.498610842385324">
            <text:p>0.498610842385324</text:p>
          </table:table-cell>
          <table:table-cell office:value-type="float" office:value="0.876103045630965">
            <text:p>0.876103045630965</text:p>
          </table:table-cell>
          <table:table-cell office:value-type="float" office:value="0.887663956132448">
            <text:p>0.887663956132448</text:p>
          </table:table-cell>
          <table:table-cell office:value-type="float" office:value="0.869682993674645">
            <text:p>0.869682993674645</text:p>
          </table:table-cell>
          <table:table-cell office:value-type="float" office:value="6.74722828012828">
            <text:p>6.74722828012828</text:p>
          </table:table-cell>
          <table:table-cell office:value-type="float" office:value="5.6146939001658">
            <text:p>5.6146939001658</text:p>
          </table:table-cell>
          <table:table-cell office:value-type="float" office:value="0.416666666666667">
            <text:p>0.416666666666667</text:p>
          </table:table-cell>
          <table:table-cell office:value-type="float" office:value="0">
            <text:p/>
          </table:table-cell>
          <table:table-cell office:value-type="float" office:value="0.764702644748275">
            <text:p>0.764702644748275</text:p>
          </table:table-cell>
          <table:table-cell office:value-type="float" office:value="0">
            <text:p/>
          </table:table-cell>
          <table:table-cell office:value-type="float" office:value="0.876103045630965">
            <text:p>0.876103045630965</text:p>
          </table:table-cell>
          <table:table-cell office:value-type="float" office:value="0.887663956132448">
            <text:p>0.887663956132448</text:p>
          </table:table-cell>
          <table:table-cell office:value-type="float" office:value="0.869682993674645">
            <text:p>0.869682993674645</text:p>
          </table:table-cell>
          <table:table-cell office:value-type="float" office:value="6.45284170164075">
            <text:p>6.45284170164075</text:p>
          </table:table-cell>
          <table:table-cell office:value-type="float" office:value="5.57280483884683">
            <text:p>5.57280483884683</text:p>
          </table:table-cell>
          <table:table-cell office:value-type="float" office:value="0.435483870967742">
            <text:p>0.435483870967742</text:p>
          </table:table-cell>
          <table:table-cell office:value-type="float" office:value="0">
            <text:p/>
          </table:table-cell>
          <table:table-cell office:value-type="float" office:value="1.35532946759897">
            <text:p>1.35532946759897</text:p>
          </table:table-cell>
          <table:table-cell office:value-type="float" office:value="0">
            <text:p/>
          </table:table-cell>
          <table:table-cell office:value-type="float" office:value="0.809243697478992">
            <text:p>0.809243697478992</text:p>
          </table:table-cell>
          <table:table-cell office:value-type="float" office:value="0.190756302521008">
            <text:p>0.190756302521008</text:p>
          </table:table-cell>
          <table:table-cell office:value-type="float" office:value="305.694876515777">
            <text:p>305.694876515777</text:p>
          </table:table-cell>
          <table:table-cell office:value-type="float" office:value="17.7831397034054">
            <text:p>17.7831397034054</text:p>
          </table:table-cell>
          <table:table-cell office:value-type="float" office:value="74.7717576389718">
            <text:p>74.77175763897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9-2376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03327798843384">
            <text:p>2.03327798843384</text:p>
          </table:table-cell>
          <table:table-cell office:value-type="float" office:value="2.53079549920941">
            <text:p>2.53079549920941</text:p>
          </table:table-cell>
          <table:table-cell office:value-type="float" office:value="1.6768084848483">
            <text:p>1.6768084848483</text:p>
          </table:table-cell>
          <table:table-cell office:value-type="float" office:value="0.333438755088426">
            <text:p>0.333438755088426</text:p>
          </table:table-cell>
          <table:table-cell office:value-type="float" office:value="2.96436262130737">
            <text:p>2.96436262130737</text:p>
          </table:table-cell>
          <table:table-cell office:value-type="float" office:value="2.53079549920941">
            <text:p>2.53079549920941</text:p>
          </table:table-cell>
          <table:table-cell office:value-type="float" office:value="1.6768084848483">
            <text:p>1.6768084848483</text:p>
          </table:table-cell>
          <table:table-cell office:value-type="float" office:value="0.333438755088426">
            <text:p>0.333438755088426</text:p>
          </table:table-cell>
          <table:table-cell office:value-type="float" office:value="0.972616132277333">
            <text:p>0.972616132277333</text:p>
          </table:table-cell>
          <table:table-cell office:value-type="float" office:value="0.946230168755472">
            <text:p>0.946230168755472</text:p>
          </table:table-cell>
          <table:table-cell office:value-type="float" office:value="0.695266747240279">
            <text:p>0.695266747240279</text:p>
          </table:table-cell>
          <table:table-cell office:value-type="float" office:value="8.97350861030701">
            <text:p>8.97350861030701</text:p>
          </table:table-cell>
          <table:table-cell office:value-type="float" office:value="3.25595138730445">
            <text:p>3.25595138730445</text:p>
          </table:table-cell>
          <table:table-cell office:value-type="float" office:value="0.694915254237288">
            <text:p>0.694915254237288</text:p>
          </table:table-cell>
          <table:table-cell office:value-type="float" office:value="0">
            <text:p/>
          </table:table-cell>
          <table:table-cell office:value-type="float" office:value="3.97374619270218">
            <text:p>3.97374619270218</text:p>
          </table:table-cell>
          <table:table-cell office:value-type="float" office:value="0">
            <text:p/>
          </table:table-cell>
          <table:table-cell office:value-type="float" office:value="0.972616132277333">
            <text:p>0.972616132277333</text:p>
          </table:table-cell>
          <table:table-cell office:value-type="float" office:value="0.946230168755472">
            <text:p>0.946230168755472</text:p>
          </table:table-cell>
          <table:table-cell office:value-type="float" office:value="0.695266747240279">
            <text:p>0.695266747240279</text:p>
          </table:table-cell>
          <table:table-cell office:value-type="float" office:value="12.0579997625263">
            <text:p>12.0579997625263</text:p>
          </table:table-cell>
          <table:table-cell office:value-type="float" office:value="5.3399205350066">
            <text:p>5.3399205350066</text:p>
          </table:table-cell>
          <table:table-cell office:value-type="float" office:value="0.362068965517241">
            <text:p>0.362068965517241</text:p>
          </table:table-cell>
          <table:table-cell office:value-type="float" office:value="0">
            <text:p/>
          </table:table-cell>
          <table:table-cell office:value-type="float" office:value="3.5990340865118">
            <text:p>3.5990340865118</text:p>
          </table:table-cell>
          <table:table-cell office:value-type="float" office:value="0">
            <text:p/>
          </table:table-cell>
          <table:table-cell office:value-type="float" office:value="0.799373040752351">
            <text:p>0.799373040752351</text:p>
          </table:table-cell>
          <table:table-cell office:value-type="float" office:value="0.200626959247649">
            <text:p>0.200626959247649</text:p>
          </table:table-cell>
          <table:table-cell office:value-type="float" office:value="200.329955220363">
            <text:p>200.329955220363</text:p>
          </table:table-cell>
          <table:table-cell office:value-type="float" office:value="9.76622108282976">
            <text:p>9.76622108282976</text:p>
          </table:table-cell>
          <table:table-cell office:value-type="float" office:value="40.7610431760392">
            <text:p>40.761043176039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9-2463-NOT-TREMOR</text:p>
          </table:table-cell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58800387382507">
            <text:p>0.758800387382507</text:p>
          </table:table-cell>
          <table:table-cell office:value-type="float" office:value="0.468309847156237">
            <text:p>0.468309847156237</text:p>
          </table:table-cell>
          <table:table-cell office:value-type="float" office:value="0.506360080722323">
            <text:p>0.506360080722323</text:p>
          </table:table-cell>
          <table:table-cell office:value-type="float" office:value="0.215734553213506">
            <text:p>0.215734553213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640057560892391">
            <text:p>0.0640057560892391</text:p>
          </table:table-cell>
          <table:table-cell office:value-type="float" office:value="0.596425054378568">
            <text:p>0.596425054378568</text:p>
          </table:table-cell>
          <table:table-cell office:value-type="float" office:value="0">
            <text:p/>
          </table:table-cell>
          <table:table-cell office:value-type="float" office:value="3.43575971740501">
            <text:p>3.43575971740501</text:p>
          </table:table-cell>
          <table:table-cell office:value-type="float" office:value="2.52685406561824">
            <text:p>2.52685406561824</text:p>
          </table:table-cell>
          <table:table-cell office:value-type="float" office:value="0.142857142857143">
            <text:p>0.142857142857143</text:p>
          </table:table-cell>
          <table:table-cell office:value-type="float" office:value="0">
            <text:p/>
          </table:table-cell>
          <table:table-cell office:value-type="float" office:value="0.0293266620858148">
            <text:p>0.0293266620858148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47126436781609">
            <text:p>0.747126436781609</text:p>
          </table:table-cell>
          <table:table-cell office:value-type="float" office:value="0.252873563218391">
            <text:p>0.252873563218391</text:p>
          </table:table-cell>
          <table:table-cell office:value-type="float" office:value="107.722903546569">
            <text:p>107.722903546569</text:p>
          </table:table-cell>
          <table:table-cell office:value-type="float" office:value="7.49082799186224">
            <text:p>7.49082799186224</text:p>
          </table:table-cell>
          <table:table-cell office:value-type="float" office:value="24.574015097484">
            <text:p>24.57401509748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2-2188-a</text:p>
          </table:table-cell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424653470516205">
            <text:p>0.424653470516205</text:p>
          </table:table-cell>
          <table:table-cell office:value-type="float" office:value="1.81446846182136">
            <text:p>1.81446846182136</text:p>
          </table:table-cell>
          <table:table-cell office:value-type="float" office:value="1.44109875955468">
            <text:p>1.44109875955468</text:p>
          </table:table-cell>
          <table:table-cell office:value-type="float" office:value="0.558275194616363">
            <text:p>0.558275194616363</text:p>
          </table:table-cell>
          <table:table-cell office:value-type="float" office:value="-1.55335485935211">
            <text:p>-1.55335485935211</text:p>
          </table:table-cell>
          <table:table-cell office:value-type="float" office:value="1.814470411788">
            <text:p>1.814470411788</text:p>
          </table:table-cell>
          <table:table-cell office:value-type="float" office:value="1.44102137869917">
            <text:p>1.44102137869917</text:p>
          </table:table-cell>
          <table:table-cell office:value-type="float" office:value="0.558306828330896">
            <text:p>0.558306828330896</text:p>
          </table:table-cell>
          <table:table-cell office:value-type="float" office:value="0.747311465081327">
            <text:p>0.747311465081327</text:p>
          </table:table-cell>
          <table:table-cell office:value-type="float" office:value="0.866778647928898">
            <text:p>0.866778647928898</text:p>
          </table:table-cell>
          <table:table-cell office:value-type="float" office:value="0">
            <text:p/>
          </table:table-cell>
          <table:table-cell office:value-type="float" office:value="6.57430670435577">
            <text:p>6.57430670435577</text:p>
          </table:table-cell>
          <table:table-cell office:value-type="float" office:value="1.73393156109393">
            <text:p>1.73393156109393</text:p>
          </table:table-cell>
          <table:table-cell office:value-type="float" office:value="0.120689655172414">
            <text:p>0.120689655172414</text:p>
          </table:table-cell>
          <table:table-cell office:value-type="float" office:value="0">
            <text:p/>
          </table:table-cell>
          <table:table-cell office:value-type="float" office:value="0.374572679060735">
            <text:p>0.374572679060735</text:p>
          </table:table-cell>
          <table:table-cell office:value-type="float" office:value="0">
            <text:p/>
          </table:table-cell>
          <table:table-cell office:value-type="float" office:value="0.747311465081327">
            <text:p>0.747311465081327</text:p>
          </table:table-cell>
          <table:table-cell office:value-type="float" office:value="0.866778647928898">
            <text:p>0.866778647928898</text:p>
          </table:table-cell>
          <table:table-cell office:value-type="float" office:value="0">
            <text:p/>
          </table:table-cell>
          <table:table-cell office:value-type="float" office:value="7.96396702760916">
            <text:p>7.96396702760916</text:p>
          </table:table-cell>
          <table:table-cell office:value-type="float" office:value="2.52544431587721">
            <text:p>2.52544431587721</text:p>
          </table:table-cell>
          <table:table-cell office:value-type="float" office:value="0.478260869565217">
            <text:p>0.478260869565217</text:p>
          </table:table-cell>
          <table:table-cell office:value-type="float" office:value="0">
            <text:p/>
          </table:table-cell>
          <table:table-cell office:value-type="float" office:value="2.30518844556684">
            <text:p>2.30518844556684</text:p>
          </table:table-cell>
          <table:table-cell office:value-type="float" office:value="0">
            <text:p/>
          </table:table-cell>
          <table:table-cell office:value-type="float" office:value="0.795221843003413">
            <text:p>0.795221843003413</text:p>
          </table:table-cell>
          <table:table-cell office:value-type="float" office:value="0.204778156996587">
            <text:p>0.204778156996587</text:p>
          </table:table-cell>
          <table:table-cell office:value-type="float" office:value="142.15985356925">
            <text:p>142.15985356925</text:p>
          </table:table-cell>
          <table:table-cell office:value-type="float" office:value="7.54773945203412">
            <text:p>7.54773945203412</text:p>
          </table:table-cell>
          <table:table-cell office:value-type="float" office:value="30.5577572900588">
            <text:p>30.557757290058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2-2267-NOT-TREMOR-with-accel</text:p>
          </table:table-cell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4306212663650513">
            <text:p>1.4306212663650513</text:p>
          </table:table-cell>
          <table:table-cell office:value-type="float" office:value="0.033738370976847606">
            <text:p>0.033738370976847606</text:p>
          </table:table-cell>
          <table:table-cell office:value-type="float" office:value="0.1553684174295623">
            <text:p>0.1553684174295623</text:p>
          </table:table-cell>
          <table:table-cell office:value-type="float" office:value="0.1198941431907523">
            <text:p>0.1198941431907523</text:p>
          </table:table-cell>
          <table:table-cell office:value-type="float" office:value="2.3634700775146484">
            <text:p>2.3634700775146484</text:p>
          </table:table-cell>
          <table:table-cell office:value-type="float" office:value="0.033738370976847606">
            <text:p>0.033738370976847606</text:p>
          </table:table-cell>
          <table:table-cell office:value-type="float" office:value="0.1553684174295623">
            <text:p>0.1553684174295623</text:p>
          </table:table-cell>
          <table:table-cell office:value-type="float" office:value="0.1198941431907523">
            <text:p>0.1198941431907523</text:p>
          </table:table-cell>
          <table:table-cell office:value-type="float" office:value="0">
            <text:p/>
          </table:table-cell>
          <table:table-cell office:value-type="float" office:value="0.122345430713698">
            <text:p>0.122345430713698</text:p>
          </table:table-cell>
          <table:table-cell office:value-type="float" office:value="0">
            <text:p/>
          </table:table-cell>
          <table:table-cell office:value-type="float" office:value="2.58055946762271">
            <text:p>2.58055946762271</text:p>
          </table:table-cell>
          <table:table-cell office:value-type="float" office:value="2.06974531481956">
            <text:p>2.0697453148195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302874651609863">
            <text:p>0.03028746516098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22345430713698">
            <text:p>0.122345430713698</text:p>
          </table:table-cell>
          <table:table-cell office:value-type="float" office:value="0">
            <text:p/>
          </table:table-cell>
          <table:table-cell office:value-type="float" office:value="2.29723356019169">
            <text:p>2.29723356019169</text:p>
          </table:table-cell>
          <table:table-cell office:value-type="float" office:value="1.7874113704962">
            <text:p>1.7874113704962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0.0308694187540309">
            <text:p>0.0308694187540309</text:p>
          </table:table-cell>
          <table:table-cell office:value-type="float" office:value="0">
            <text:p/>
          </table:table-cell>
          <table:table-cell office:value-type="float" office:value="0.740196078431373">
            <text:p>0.740196078431373</text:p>
          </table:table-cell>
          <table:table-cell office:value-type="float" office:value="0.259803921568627">
            <text:p>0.259803921568627</text:p>
          </table:table-cell>
          <table:table-cell office:value-type="float" office:value="201.575223601655">
            <text:p>201.575223601655</text:p>
          </table:table-cell>
          <table:table-cell office:value-type="float" office:value="13.4698960530663">
            <text:p>13.4698960530663</text:p>
          </table:table-cell>
          <table:table-cell office:value-type="float" office:value="43.5543789230966">
            <text:p>43.554378923096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7-1076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984265625476837">
            <text:p>0.984265625476837</text:p>
          </table:table-cell>
          <table:table-cell office:value-type="float" office:value="1.04976302280571">
            <text:p>1.04976302280571</text:p>
          </table:table-cell>
          <table:table-cell office:value-type="float" office:value="0.907455842547946">
            <text:p>0.907455842547946</text:p>
          </table:table-cell>
          <table:table-cell office:value-type="float" office:value="0.489427058094509">
            <text:p>0.489427058094509</text:p>
          </table:table-cell>
          <table:table-cell office:value-type="float" office:value="1.1341335773468">
            <text:p>1.1341335773468</text:p>
          </table:table-cell>
          <table:table-cell office:value-type="float" office:value="1.04977094348749">
            <text:p>1.04977094348749</text:p>
          </table:table-cell>
          <table:table-cell office:value-type="float" office:value="0.907377572507069">
            <text:p>0.907377572507069</text:p>
          </table:table-cell>
          <table:table-cell office:value-type="float" office:value="0.489403482337147">
            <text:p>0.489403482337147</text:p>
          </table:table-cell>
          <table:table-cell office:value-type="float" office:value="0.925511412628184">
            <text:p>0.925511412628184</text:p>
          </table:table-cell>
          <table:table-cell office:value-type="float" office:value="0.902329008227441">
            <text:p>0.902329008227441</text:p>
          </table:table-cell>
          <table:table-cell office:value-type="float" office:value="0.478612117781602">
            <text:p>0.478612117781602</text:p>
          </table:table-cell>
          <table:table-cell office:value-type="float" office:value="3.94453399429838">
            <text:p>3.94453399429838</text:p>
          </table:table-cell>
          <table:table-cell office:value-type="float" office:value="1.48176207092467">
            <text:p>1.48176207092467</text:p>
          </table:table-cell>
          <table:table-cell office:value-type="float" office:value="0.473684210526316">
            <text:p>0.473684210526316</text:p>
          </table:table-cell>
          <table:table-cell office:value-type="float" office:value="0">
            <text:p/>
          </table:table-cell>
          <table:table-cell office:value-type="float" office:value="0.631276457178412">
            <text:p>0.631276457178412</text:p>
          </table:table-cell>
          <table:table-cell office:value-type="float" office:value="0">
            <text:p/>
          </table:table-cell>
          <table:table-cell office:value-type="float" office:value="0.925511412628184">
            <text:p>0.925511412628184</text:p>
          </table:table-cell>
          <table:table-cell office:value-type="float" office:value="0.902329008227441">
            <text:p>0.902329008227441</text:p>
          </table:table-cell>
          <table:table-cell office:value-type="float" office:value="0.478612117781602">
            <text:p>0.478612117781602</text:p>
          </table:table-cell>
          <table:table-cell office:value-type="float" office:value="6.65547197274349">
            <text:p>6.65547197274349</text:p>
          </table:table-cell>
          <table:table-cell office:value-type="float" office:value="2.44252104633296">
            <text:p>2.44252104633296</text:p>
          </table:table-cell>
          <table:table-cell office:value-type="float" office:value="0.553571428571429">
            <text:p>0.553571428571429</text:p>
          </table:table-cell>
          <table:table-cell office:value-type="float" office:value="0">
            <text:p/>
          </table:table-cell>
          <table:table-cell office:value-type="float" office:value="2.66534065927135">
            <text:p>2.66534065927135</text:p>
          </table:table-cell>
          <table:table-cell office:value-type="float" office:value="0">
            <text:p/>
          </table:table-cell>
          <table:table-cell office:value-type="float" office:value="0.756892230576441">
            <text:p>0.756892230576441</text:p>
          </table:table-cell>
          <table:table-cell office:value-type="float" office:value="0.243107769423559">
            <text:p>0.243107769423559</text:p>
          </table:table-cell>
          <table:table-cell office:value-type="float" office:value="133.504265947571">
            <text:p>133.504265947571</text:p>
          </table:table-cell>
          <table:table-cell office:value-type="float" office:value="8.14742642117995">
            <text:p>8.14742642117995</text:p>
          </table:table-cell>
          <table:table-cell office:value-type="float" office:value="28.1626516654079">
            <text:p>28.162651665407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7-157-NOT-TREMOR</text:p>
          </table:table-cell>
          <table:table-cell office:value-type="float" office:value="647">
            <text:p>64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20031785964966">
            <text:p>1.20031785964966</text:p>
          </table:table-cell>
          <table:table-cell office:value-type="float" office:value="-0.0539196099529093">
            <text:p>-0.0539196099529093</text:p>
          </table:table-cell>
          <table:table-cell office:value-type="float" office:value="-0.148131066379187">
            <text:p>-0.148131066379187</text:p>
          </table:table-cell>
          <table:table-cell office:value-type="float" office:value="-0.350235689758847">
            <text:p>-0.3502356897588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.271129869268491">
            <text:p>0.271129869268491</text:p>
          </table:table-cell>
          <table:table-cell office:value-type="float" office:value="0">
            <text:p/>
          </table:table-cell>
          <table:table-cell office:value-type="float" office:value="3.07287862311799">
            <text:p>3.07287862311799</text:p>
          </table:table-cell>
          <table:table-cell office:value-type="float" office:value="0.838187262668976">
            <text:p>0.8381872626689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30434782608696">
            <text:p>0.830434782608696</text:p>
          </table:table-cell>
          <table:table-cell office:value-type="float" office:value="0.169565217391304">
            <text:p>0.169565217391304</text:p>
          </table:table-cell>
          <table:table-cell office:value-type="float" office:value="90.1581307528912">
            <text:p>90.1581307528912</text:p>
          </table:table-cell>
          <table:table-cell office:value-type="float" office:value="5.28892444974844">
            <text:p>5.28892444974844</text:p>
          </table:table-cell>
          <table:table-cell office:value-type="float" office:value="24.2299102439847">
            <text:p>24.229910243984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7-689</text:p>
          </table:table-cell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257111787796">
            <text:p>1.5257111787796</text:p>
          </table:table-cell>
          <table:table-cell office:value-type="float" office:value="1.67266269393546">
            <text:p>1.67266269393546</text:p>
          </table:table-cell>
          <table:table-cell office:value-type="float" office:value="1.12772514472439">
            <text:p>1.12772514472439</text:p>
          </table:table-cell>
          <table:table-cell office:value-type="float" office:value="-0.111146977392035">
            <text:p>-0.111146977392035</text:p>
          </table:table-cell>
          <table:table-cell office:value-type="float" office:value="0.410088777542114">
            <text:p>0.410088777542114</text:p>
          </table:table-cell>
          <table:table-cell office:value-type="float" office:value="1.67265706745048">
            <text:p>1.67265706745048</text:p>
          </table:table-cell>
          <table:table-cell office:value-type="float" office:value="1.127698383897">
            <text:p>1.127698383897</text:p>
          </table:table-cell>
          <table:table-cell office:value-type="float" office:value="-0.11127193660984">
            <text:p>-0.11127193660984</text:p>
          </table:table-cell>
          <table:table-cell office:value-type="float" office:value="0">
            <text:p/>
          </table:table-cell>
          <table:table-cell office:value-type="float" office:value="0.200426431282102">
            <text:p>0.200426431282102</text:p>
          </table:table-cell>
          <table:table-cell office:value-type="float" office:value="0">
            <text:p/>
          </table:table-cell>
          <table:table-cell office:value-type="float" office:value="7.98741569494347">
            <text:p>7.98741569494347</text:p>
          </table:table-cell>
          <table:table-cell office:value-type="float" office:value="3.66684919849105">
            <text:p>3.66684919849105</text:p>
          </table:table-cell>
          <table:table-cell office:value-type="float" office:value="0.428571428571429">
            <text:p>0.428571428571429</text:p>
          </table:table-cell>
          <table:table-cell office:value-type="float" office:value="0">
            <text:p/>
          </table:table-cell>
          <table:table-cell office:value-type="float" office:value="2.06317265481975">
            <text:p>2.063172654819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00426431282102">
            <text:p>0.200426431282102</text:p>
          </table:table-cell>
          <table:table-cell office:value-type="float" office:value="0">
            <text:p/>
          </table:table-cell>
          <table:table-cell office:value-type="float" office:value="6.16362762224779">
            <text:p>6.16362762224779</text:p>
          </table:table-cell>
          <table:table-cell office:value-type="float" office:value="2.63613551339796">
            <text:p>2.63613551339796</text:p>
          </table:table-cell>
          <table:table-cell office:value-type="float" office:value="0.731707317073171">
            <text:p>0.731707317073171</text:p>
          </table:table-cell>
          <table:table-cell office:value-type="float" office:value="0">
            <text:p/>
          </table:table-cell>
          <table:table-cell office:value-type="float" office:value="2.79743163810399">
            <text:p>2.79743163810399</text:p>
          </table:table-cell>
          <table:table-cell office:value-type="float" office:value="0">
            <text:p/>
          </table:table-cell>
          <table:table-cell office:value-type="float" office:value="0.682926829268293">
            <text:p>0.682926829268293</text:p>
          </table:table-cell>
          <table:table-cell office:value-type="float" office:value="0.317073170731707">
            <text:p>0.317073170731707</text:p>
          </table:table-cell>
          <table:table-cell office:value-type="float" office:value="83.3912439193885">
            <text:p>83.3912439193885</text:p>
          </table:table-cell>
          <table:table-cell office:value-type="float" office:value="6.08899297423888">
            <text:p>6.08899297423888</text:p>
          </table:table-cell>
          <table:table-cell office:value-type="float" office:value="16.5940396368199">
            <text:p>16.594039636819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2-1414-NOT-TREMOR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00617039203644">
            <text:p>0.800617039203644</text:p>
          </table:table-cell>
          <table:table-cell office:value-type="float" office:value="-0.314559575109209">
            <text:p>-0.314559575109209</text:p>
          </table:table-cell>
          <table:table-cell office:value-type="float" office:value="-0.137289581760761">
            <text:p>-0.137289581760761</text:p>
          </table:table-cell>
          <table:table-cell office:value-type="float" office:value="-0.0089474098592363">
            <text:p>-0.00894740985923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.535316278760453">
            <text:p>0.535316278760453</text:p>
          </table:table-cell>
          <table:table-cell office:value-type="float" office:value="0.46398612543924">
            <text:p>0.46398612543924</text:p>
          </table:table-cell>
          <table:table-cell office:value-type="float" office:value="3.08548859090501">
            <text:p>3.08548859090501</text:p>
          </table:table-cell>
          <table:table-cell office:value-type="float" office:value="1.73283038016135">
            <text:p>1.73283038016135</text:p>
          </table:table-cell>
          <table:table-cell office:value-type="float" office:value="0.384615384615385">
            <text:p>0.384615384615385</text:p>
          </table:table-cell>
          <table:table-cell office:value-type="float" office:value="0">
            <text:p/>
          </table:table-cell>
          <table:table-cell office:value-type="float" office:value="0.117247724598957">
            <text:p>0.117247724598957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10824742268041">
            <text:p>0.610824742268041</text:p>
          </table:table-cell>
          <table:table-cell office:value-type="float" office:value="0.389175257731959">
            <text:p>0.389175257731959</text:p>
          </table:table-cell>
          <table:table-cell office:value-type="float" office:value="87.8233157933743">
            <text:p>87.8233157933743</text:p>
          </table:table-cell>
          <table:table-cell office:value-type="float" office:value="9.93904927398865">
            <text:p>9.93904927398865</text:p>
          </table:table-cell>
          <table:table-cell office:value-type="float" office:value="21.6866392416383">
            <text:p>21.6866392416383</text:p>
          </table:table-cell>
          <table:table-cell office:value-type="float" office:value="1">
            <text:p>1</text:p>
          </table:table-cell>
          <table:table-cell office:value-type="string">
            <text:p>strong exp decay in hf</text:p>
          </table:table-cell>
        </table:table-row>
        <table:table-row>
          <table:table-cell office:value-type="string">
            <text:p>652-1538-TREMOR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212765276432037">
            <text:p>-0.212765276432037</text:p>
          </table:table-cell>
          <table:table-cell office:value-type="float" office:value="0.817502412432617">
            <text:p>0.817502412432617</text:p>
          </table:table-cell>
          <table:table-cell office:value-type="float" office:value="0.70494790516462">
            <text:p>0.70494790516462</text:p>
          </table:table-cell>
          <table:table-cell office:value-type="float" office:value="0.254552535995866">
            <text:p>0.2545525359958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19494761315296">
            <text:p>0.719494761315296</text:p>
          </table:table-cell>
          <table:table-cell office:value-type="float" office:value="0.617406204335096">
            <text:p>0.617406204335096</text:p>
          </table:table-cell>
          <table:table-cell office:value-type="float" office:value="0.00617976887440519">
            <text:p>0.00617976887440519</text:p>
          </table:table-cell>
          <table:table-cell office:value-type="float" office:value="6.96161837515457">
            <text:p>6.96161837515457</text:p>
          </table:table-cell>
          <table:table-cell office:value-type="float" office:value="3.05974196042906">
            <text:p>3.05974196042906</text:p>
          </table:table-cell>
          <table:table-cell office:value-type="float" office:value="0.123711340206186">
            <text:p>0.123711340206186</text:p>
          </table:table-cell>
          <table:table-cell office:value-type="float" office:value="0">
            <text:p/>
          </table:table-cell>
          <table:table-cell office:value-type="float" office:value="0.30978263617299">
            <text:p>0.30978263617299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03333333333333">
            <text:p>0.803333333333333</text:p>
          </table:table-cell>
          <table:table-cell office:value-type="float" office:value="0.196666666666667">
            <text:p>0.196666666666667</text:p>
          </table:table-cell>
          <table:table-cell office:value-type="float" office:value="125.201309158917">
            <text:p>125.201309158917</text:p>
          </table:table-cell>
          <table:table-cell office:value-type="float" office:value="4.34270572648314">
            <text:p>4.34270572648314</text:p>
          </table:table-cell>
          <table:table-cell office:value-type="float" office:value="19.3412374523722">
            <text:p>19.34123745237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4-2124-TREMOR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01739525794983">
            <text:p>-1.01739525794983</text:p>
          </table:table-cell>
          <table:table-cell office:value-type="float" office:value="1.78500267598192">
            <text:p>1.78500267598192</text:p>
          </table:table-cell>
          <table:table-cell office:value-type="float" office:value="0.909960672962951">
            <text:p>0.909960672962951</text:p>
          </table:table-cell>
          <table:table-cell office:value-type="float" office:value="-0.163438022288072">
            <text:p>-0.163438022288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64779333451981">
            <text:p>0.764779333451981</text:p>
          </table:table-cell>
          <table:table-cell office:value-type="float" office:value="0.539065900294806">
            <text:p>0.539065900294806</text:p>
          </table:table-cell>
          <table:table-cell office:value-type="float" office:value="0.468403129829302">
            <text:p>0.468403129829302</text:p>
          </table:table-cell>
          <table:table-cell office:value-type="float" office:value="7.61089299234748">
            <text:p>7.61089299234748</text:p>
          </table:table-cell>
          <table:table-cell office:value-type="float" office:value="3.7824241605">
            <text:p>3.7824241605</text:p>
          </table:table-cell>
          <table:table-cell office:value-type="float" office:value="0.04">
            <text:p>0.04</text:p>
          </table:table-cell>
          <table:table-cell office:value-type="float" office:value="0">
            <text:p/>
          </table:table-cell>
          <table:table-cell office:value-type="float" office:value="0.148819044121951">
            <text:p>0.14881904412195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27184466019417">
            <text:p>0.927184466019417</text:p>
          </table:table-cell>
          <table:table-cell office:value-type="float" office:value="0.0728155339805825">
            <text:p>0.0728155339805825</text:p>
          </table:table-cell>
          <table:table-cell office:value-type="float" office:value="163.611444235052">
            <text:p>163.611444235052</text:p>
          </table:table-cell>
          <table:table-cell office:value-type="float" office:value="1.37975440371614">
            <text:p>1.37975440371614</text:p>
          </table:table-cell>
          <table:table-cell office:value-type="float" office:value="17.1111978669148">
            <text:p>17.111197866914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4-2248-tremor-then-beta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46270656585693">
            <text:p>0.746270656585693</text:p>
          </table:table-cell>
          <table:table-cell office:value-type="float" office:value="0.873407559817928">
            <text:p>0.873407559817928</text:p>
          </table:table-cell>
          <table:table-cell office:value-type="float" office:value="0.656871965835029">
            <text:p>0.656871965835029</text:p>
          </table:table-cell>
          <table:table-cell office:value-type="float" office:value="-0.0756053755434616">
            <text:p>-0.07560537554346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.380292841784188">
            <text:p>0.380292841784188</text:p>
          </table:table-cell>
          <table:table-cell office:value-type="float" office:value="0.355921071983161">
            <text:p>0.355921071983161</text:p>
          </table:table-cell>
          <table:table-cell office:value-type="float" office:value="4.00905114455557">
            <text:p>4.00905114455557</text:p>
          </table:table-cell>
          <table:table-cell office:value-type="float" office:value="1.84816441249354">
            <text:p>1.848164412493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6164383561644">
            <text:p>0.856164383561644</text:p>
          </table:table-cell>
          <table:table-cell office:value-type="float" office:value="0.143835616438356">
            <text:p>0.143835616438356</text:p>
          </table:table-cell>
          <table:table-cell office:value-type="float" office:value="124.843945068664">
            <text:p>124.843945068664</text:p>
          </table:table-cell>
          <table:table-cell office:value-type="float" office:value="3.11327887566157">
            <text:p>3.11327887566157</text:p>
          </table:table-cell>
          <table:table-cell office:value-type="float" office:value="18.8470996766302">
            <text:p>18.847099676630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5-744-TREMOR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23324227333069">
            <text:p>2.23324227333069</text:p>
          </table:table-cell>
          <table:table-cell office:value-type="float" office:value="0.958421130610591">
            <text:p>0.958421130610591</text:p>
          </table:table-cell>
          <table:table-cell office:value-type="float" office:value="0.789946286135806">
            <text:p>0.789946286135806</text:p>
          </table:table-cell>
          <table:table-cell office:value-type="float" office:value="0.321938320340016">
            <text:p>0.3219383203400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2483707745658">
            <text:p>0.292483707745658</text:p>
          </table:table-cell>
          <table:table-cell office:value-type="float" office:value="0.706699493703563">
            <text:p>0.706699493703563</text:p>
          </table:table-cell>
          <table:table-cell office:value-type="float" office:value="0.458949571761388">
            <text:p>0.458949571761388</text:p>
          </table:table-cell>
          <table:table-cell office:value-type="float" office:value="3.78142844935957">
            <text:p>3.78142844935957</text:p>
          </table:table-cell>
          <table:table-cell office:value-type="float" office:value="2.28806085469288">
            <text:p>2.288060854692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15334773218143">
            <text:p>0.815334773218143</text:p>
          </table:table-cell>
          <table:table-cell office:value-type="float" office:value="0.184665226781857">
            <text:p>0.184665226781857</text:p>
          </table:table-cell>
          <table:table-cell office:value-type="float" office:value="137.917176625322">
            <text:p>137.917176625322</text:p>
          </table:table-cell>
          <table:table-cell office:value-type="float" office:value="8.64356660853742">
            <text:p>8.64356660853742</text:p>
          </table:table-cell>
          <table:table-cell office:value-type="float" office:value="36.6619420535439">
            <text:p>36.66194205354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5-996-NOT-TREMOR</text:p>
          </table:table-cell>
          <table:table-cell office:value-type="float" office:value="655">
            <text:p>65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85824143886566">
            <text:p>1.85824143886566</text:p>
          </table:table-cell>
          <table:table-cell office:value-type="float" office:value="-0.219786059022317">
            <text:p>-0.219786059022317</text:p>
          </table:table-cell>
          <table:table-cell office:value-type="float" office:value="-0.202664738492807">
            <text:p>-0.202664738492807</text:p>
          </table:table-cell>
          <table:table-cell office:value-type="float" office:value="-0.286934606283478">
            <text:p>-0.2869346062834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.224599334464033">
            <text:p>0.224599334464033</text:p>
          </table:table-cell>
          <table:table-cell office:value-type="float" office:value="0.470066946394929">
            <text:p>0.470066946394929</text:p>
          </table:table-cell>
          <table:table-cell office:value-type="float" office:value="2.97025330453983">
            <text:p>2.97025330453983</text:p>
          </table:table-cell>
          <table:table-cell office:value-type="float" office:value="2.26261937744793">
            <text:p>2.262619377447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44245524296675">
            <text:p>0.744245524296675</text:p>
          </table:table-cell>
          <table:table-cell office:value-type="float" office:value="0.255754475703325">
            <text:p>0.255754475703325</text:p>
          </table:table-cell>
          <table:table-cell office:value-type="float" office:value="177.59062614427">
            <text:p>177.59062614427</text:p>
          </table:table-cell>
          <table:table-cell office:value-type="float" office:value="11.7027501462844">
            <text:p>11.7027501462844</text:p>
          </table:table-cell>
          <table:table-cell office:value-type="float" office:value="38.3950665776346">
            <text:p>38.395066577634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8-NOT-TREMOR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193920880556107">
            <text:p>0.193920880556107</text:p>
          </table:table-cell>
          <table:table-cell office:value-type="float" office:value="0.361673642993096">
            <text:p>0.361673642993096</text:p>
          </table:table-cell>
          <table:table-cell office:value-type="float" office:value="0.000120488506708915">
            <text:p>0.000120488506708915</text:p>
          </table:table-cell>
          <table:table-cell office:value-type="float" office:value="-0.374164399751632">
            <text:p>-0.3741643997516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63418510095682">
            <text:p>0.563418510095682</text:p>
          </table:table-cell>
          <table:table-cell office:value-type="float" office:value="0.901358154281097">
            <text:p>0.901358154281097</text:p>
          </table:table-cell>
          <table:table-cell office:value-type="float" office:value="0.941943623231561">
            <text:p>0.941943623231561</text:p>
          </table:table-cell>
          <table:table-cell office:value-type="float" office:value="4.24262279032293">
            <text:p>4.24262279032293</text:p>
          </table:table-cell>
          <table:table-cell office:value-type="float" office:value="3.00696853365046">
            <text:p>3.00696853365046</text:p>
          </table:table-cell>
          <table:table-cell office:value-type="float" office:value="0.186274509803922">
            <text:p>0.186274509803922</text:p>
          </table:table-cell>
          <table:table-cell office:value-type="float" office:value="0">
            <text:p/>
          </table:table-cell>
          <table:table-cell office:value-type="float" office:value="0.25978441303082">
            <text:p>0.25978441303082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78712871287129">
            <text:p>0.878712871287129</text:p>
          </table:table-cell>
          <table:table-cell office:value-type="float" office:value="0.121287128712871">
            <text:p>0.121287128712871</text:p>
          </table:table-cell>
          <table:table-cell office:value-type="float" office:value="73.0362506686417">
            <text:p>73.0362506686417</text:p>
          </table:table-cell>
          <table:table-cell office:value-type="float" office:value="3.14360500923835">
            <text:p>3.14360500923835</text:p>
          </table:table-cell>
          <table:table-cell office:value-type="float" office:value="19.7576267373507">
            <text:p>19.757626737350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645-NOT-TREMOR</text:p>
          </table:table-cell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50270855426788">
            <text:p>-1.50270855426788</text:p>
          </table:table-cell>
          <table:table-cell office:value-type="float" office:value="0.0318047028531904">
            <text:p>0.0318047028531904</text:p>
          </table:table-cell>
          <table:table-cell office:value-type="float" office:value="-0.0242716021686499">
            <text:p>-0.0242716021686499</text:p>
          </table:table-cell>
          <table:table-cell office:value-type="float" office:value="-0.158759102649806">
            <text:p>-0.1587591026498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.291449224633595">
            <text:p>0.291449224633595</text:p>
          </table:table-cell>
          <table:table-cell office:value-type="float" office:value="0.488683089557274">
            <text:p>0.488683089557274</text:p>
          </table:table-cell>
          <table:table-cell office:value-type="float" office:value="2.5259192015122">
            <text:p>2.5259192015122</text:p>
          </table:table-cell>
          <table:table-cell office:value-type="float" office:value="1.45852674259621">
            <text:p>1.458526742596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9022869022869">
            <text:p>0.69022869022869</text:p>
          </table:table-cell>
          <table:table-cell office:value-type="float" office:value="0.30977130977131">
            <text:p>0.30977130977131</text:p>
          </table:table-cell>
          <table:table-cell office:value-type="float" office:value="139.561474307237">
            <text:p>139.561474307237</text:p>
          </table:table-cell>
          <table:table-cell office:value-type="float" office:value="12.8266049612275">
            <text:p>12.8266049612275</text:p>
          </table:table-cell>
          <table:table-cell office:value-type="float" office:value="34.3685335711264">
            <text:p>34.368533571126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cell1</text:p>
          </table:table-cell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409434527158737">
            <text:p>0.409434527158737</text:p>
          </table:table-cell>
          <table:table-cell office:value-type="float" office:value="0.930782695609043">
            <text:p>0.930782695609043</text:p>
          </table:table-cell>
          <table:table-cell office:value-type="float" office:value="0.63756957330584">
            <text:p>0.63756957330584</text:p>
          </table:table-cell>
          <table:table-cell office:value-type="float" office:value="0.024234068395351">
            <text:p>0.024234068395351</text:p>
          </table:table-cell>
          <table:table-cell office:value-type="float" office:value="2.64986300468445">
            <text:p>2.64986300468445</text:p>
          </table:table-cell>
          <table:table-cell office:value-type="float" office:value="0.930782695609043">
            <text:p>0.930782695609043</text:p>
          </table:table-cell>
          <table:table-cell office:value-type="float" office:value="0.63756957330584">
            <text:p>0.63756957330584</text:p>
          </table:table-cell>
          <table:table-cell office:value-type="float" office:value="0.024234068395351">
            <text:p>0.024234068395351</text:p>
          </table:table-cell>
          <table:table-cell office:value-type="float" office:value="0.102745410672602">
            <text:p>0.102745410672602</text:p>
          </table:table-cell>
          <table:table-cell office:value-type="float" office:value="0.463945920837034">
            <text:p>0.463945920837034</text:p>
          </table:table-cell>
          <table:table-cell office:value-type="float" office:value="0.352416780460606">
            <text:p>0.352416780460606</text:p>
          </table:table-cell>
          <table:table-cell office:value-type="float" office:value="9.89211270480753">
            <text:p>9.89211270480753</text:p>
          </table:table-cell>
          <table:table-cell office:value-type="float" office:value="4.39827255617531">
            <text:p>4.398272556175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02745410672602">
            <text:p>0.102745410672602</text:p>
          </table:table-cell>
          <table:table-cell office:value-type="float" office:value="0.463945920837034">
            <text:p>0.463945920837034</text:p>
          </table:table-cell>
          <table:table-cell office:value-type="float" office:value="0.352416780460606">
            <text:p>0.352416780460606</text:p>
          </table:table-cell>
          <table:table-cell office:value-type="float" office:value="9.29295462223923">
            <text:p>9.29295462223923</text:p>
          </table:table-cell>
          <table:table-cell office:value-type="float" office:value="4.1079768606735">
            <text:p>4.1079768606735</text:p>
          </table:table-cell>
          <table:table-cell office:value-type="float" office:value="0.457831325301205">
            <text:p>0.457831325301205</text:p>
          </table:table-cell>
          <table:table-cell office:value-type="float" office:value="0">
            <text:p/>
          </table:table-cell>
          <table:table-cell office:value-type="float" office:value="2.9074087687071">
            <text:p>2.9074087687071</text:p>
          </table:table-cell>
          <table:table-cell office:value-type="float" office:value="0">
            <text:p/>
          </table:table-cell>
          <table:table-cell office:value-type="float" office:value="0.868369351669941">
            <text:p>0.868369351669941</text:p>
          </table:table-cell>
          <table:table-cell office:value-type="float" office:value="0.131630648330059">
            <text:p>0.131630648330059</text:p>
          </table:table-cell>
          <table:table-cell office:value-type="float" office:value="154.489276626681">
            <text:p>154.489276626681</text:p>
          </table:table-cell>
          <table:table-cell office:value-type="float" office:value="6.40755900692399">
            <text:p>6.40755900692399</text:p>
          </table:table-cell>
          <table:table-cell office:value-type="float" office:value="38.2205589062162">
            <text:p>38.220558906216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cell1-b</text:p>
          </table:table-cell>
          <table:table-cell office:value-type="float" office:value="664">
            <text:p>66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20679128170013">
            <text:p>0.820679128170013</text:p>
          </table:table-cell>
          <table:table-cell office:value-type="float" office:value="1.14656811988548">
            <text:p>1.14656811988548</text:p>
          </table:table-cell>
          <table:table-cell office:value-type="float" office:value="0.892089441447358">
            <text:p>0.892089441447358</text:p>
          </table:table-cell>
          <table:table-cell office:value-type="float" office:value="0.0616413013256017">
            <text:p>0.0616413013256017</text:p>
          </table:table-cell>
          <table:table-cell office:value-type="float" office:value="2.49413275718689">
            <text:p>2.49413275718689</text:p>
          </table:table-cell>
          <table:table-cell office:value-type="float" office:value="1.14656811988548">
            <text:p>1.14656811988548</text:p>
          </table:table-cell>
          <table:table-cell office:value-type="float" office:value="0.892089441447358">
            <text:p>0.892089441447358</text:p>
          </table:table-cell>
          <table:table-cell office:value-type="float" office:value="0.0616413013256017">
            <text:p>0.0616413013256017</text:p>
          </table:table-cell>
          <table:table-cell office:value-type="float" office:value="0.72879675103774">
            <text:p>0.72879675103774</text:p>
          </table:table-cell>
          <table:table-cell office:value-type="float" office:value="0.864204162925481">
            <text:p>0.864204162925481</text:p>
          </table:table-cell>
          <table:table-cell office:value-type="float" office:value="0.612532258101552">
            <text:p>0.612532258101552</text:p>
          </table:table-cell>
          <table:table-cell office:value-type="float" office:value="8.13225616071939">
            <text:p>8.13225616071939</text:p>
          </table:table-cell>
          <table:table-cell office:value-type="float" office:value="3.80896013215815">
            <text:p>3.80896013215815</text:p>
          </table:table-cell>
          <table:table-cell office:value-type="float" office:value="0.685714285714286">
            <text:p>0.685714285714286</text:p>
          </table:table-cell>
          <table:table-cell office:value-type="float" office:value="0">
            <text:p/>
          </table:table-cell>
          <table:table-cell office:value-type="float" office:value="3.74720706028315">
            <text:p>3.74720706028315</text:p>
          </table:table-cell>
          <table:table-cell office:value-type="float" office:value="0">
            <text:p/>
          </table:table-cell>
          <table:table-cell office:value-type="float" office:value="0.72879675103774">
            <text:p>0.72879675103774</text:p>
          </table:table-cell>
          <table:table-cell office:value-type="float" office:value="0.864204162925481">
            <text:p>0.864204162925481</text:p>
          </table:table-cell>
          <table:table-cell office:value-type="float" office:value="0.612532258101552">
            <text:p>0.612532258101552</text:p>
          </table:table-cell>
          <table:table-cell office:value-type="float" office:value="10.2533089592202">
            <text:p>10.2533089592202</text:p>
          </table:table-cell>
          <table:table-cell office:value-type="float" office:value="4.61085807756211">
            <text:p>4.61085807756211</text:p>
          </table:table-cell>
          <table:table-cell office:value-type="float" office:value="0.413793103448276">
            <text:p>0.413793103448276</text:p>
          </table:table-cell>
          <table:table-cell office:value-type="float" office:value="0">
            <text:p/>
          </table:table-cell>
          <table:table-cell office:value-type="float" office:value="3.74814580036834">
            <text:p>3.74814580036834</text:p>
          </table:table-cell>
          <table:table-cell office:value-type="float" office:value="0">
            <text:p/>
          </table:table-cell>
          <table:table-cell office:value-type="float" office:value="0.853174603174603">
            <text:p>0.853174603174603</text:p>
          </table:table-cell>
          <table:table-cell office:value-type="float" office:value="0.146825396825397">
            <text:p>0.146825396825397</text:p>
          </table:table-cell>
          <table:table-cell office:value-type="float" office:value="181.465226198515">
            <text:p>181.465226198515</text:p>
          </table:table-cell>
          <table:table-cell office:value-type="float" office:value="7.919249340776">
            <text:p>7.919249340776</text:p>
          </table:table-cell>
          <table:table-cell office:value-type="float" office:value="43.0257334863137">
            <text:p>43.02573348631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cell1-c</text:p>
          </table:table-cell>
          <table:table-cell office:value-type="float" office:value="664">
            <text:p>6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08786273002625">
            <text:p>0.808786273002625</text:p>
          </table:table-cell>
          <table:table-cell office:value-type="float" office:value="1.24466260307738">
            <text:p>1.24466260307738</text:p>
          </table:table-cell>
          <table:table-cell office:value-type="float" office:value="0.878616977927785">
            <text:p>0.878616977927785</text:p>
          </table:table-cell>
          <table:table-cell office:value-type="float" office:value="-0.0861099323917309">
            <text:p>-0.0861099323917309</text:p>
          </table:table-cell>
          <table:table-cell office:value-type="float" office:value="2.41492319107056">
            <text:p>2.41492319107056</text:p>
          </table:table-cell>
          <table:table-cell office:value-type="float" office:value="1.24466260307738">
            <text:p>1.24466260307738</text:p>
          </table:table-cell>
          <table:table-cell office:value-type="float" office:value="0.878616977927785">
            <text:p>0.878616977927785</text:p>
          </table:table-cell>
          <table:table-cell office:value-type="float" office:value="-0.0861099323917309">
            <text:p>-0.0861099323917309</text:p>
          </table:table-cell>
          <table:table-cell office:value-type="float" office:value="0.760980697391894">
            <text:p>0.760980697391894</text:p>
          </table:table-cell>
          <table:table-cell office:value-type="float" office:value="0.90627085934349">
            <text:p>0.90627085934349</text:p>
          </table:table-cell>
          <table:table-cell office:value-type="float" office:value="0.708594918457133">
            <text:p>0.708594918457133</text:p>
          </table:table-cell>
          <table:table-cell office:value-type="float" office:value="7.19072265474643">
            <text:p>7.19072265474643</text:p>
          </table:table-cell>
          <table:table-cell office:value-type="float" office:value="2.8657719603465">
            <text:p>2.8657719603465</text:p>
          </table:table-cell>
          <table:table-cell office:value-type="float" office:value="0.8">
            <text:p>0.8</text:p>
          </table:table-cell>
          <table:table-cell office:value-type="float" office:value="0">
            <text:p/>
          </table:table-cell>
          <table:table-cell office:value-type="float" office:value="3.31343590516816">
            <text:p>3.31343590516816</text:p>
          </table:table-cell>
          <table:table-cell office:value-type="float" office:value="0">
            <text:p/>
          </table:table-cell>
          <table:table-cell office:value-type="float" office:value="0.760980697391894">
            <text:p>0.760980697391894</text:p>
          </table:table-cell>
          <table:table-cell office:value-type="float" office:value="0.90627085934349">
            <text:p>0.90627085934349</text:p>
          </table:table-cell>
          <table:table-cell office:value-type="float" office:value="0.708594918457133">
            <text:p>0.708594918457133</text:p>
          </table:table-cell>
          <table:table-cell office:value-type="float" office:value="10.1858066802069">
            <text:p>10.1858066802069</text:p>
          </table:table-cell>
          <table:table-cell office:value-type="float" office:value="4.29000168426746">
            <text:p>4.29000168426746</text:p>
          </table:table-cell>
          <table:table-cell office:value-type="float" office:value="0.439024390243902">
            <text:p>0.439024390243902</text:p>
          </table:table-cell>
          <table:table-cell office:value-type="float" office:value="0">
            <text:p/>
          </table:table-cell>
          <table:table-cell office:value-type="float" office:value="3.7471442123921">
            <text:p>3.7471442123921</text:p>
          </table:table-cell>
          <table:table-cell office:value-type="float" office:value="0">
            <text:p/>
          </table:table-cell>
          <table:table-cell office:value-type="float" office:value="0.863013698630137">
            <text:p>0.863013698630137</text:p>
          </table:table-cell>
          <table:table-cell office:value-type="float" office:value="0.136986301369863">
            <text:p>0.136986301369863</text:p>
          </table:table-cell>
          <table:table-cell office:value-type="float" office:value="184.052664381427">
            <text:p>184.052664381427</text:p>
          </table:table-cell>
          <table:table-cell office:value-type="float" office:value="7.38508803024932">
            <text:p>7.38508803024932</text:p>
          </table:table-cell>
          <table:table-cell office:value-type="float" office:value="43.0329801615997">
            <text:p>43.032980161599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8-518-NOT-TREMOR</text:p>
          </table:table-cell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359638214111328">
            <text:p>-0.359638214111328</text:p>
          </table:table-cell>
          <table:table-cell office:value-type="float" office:value="0.484116793524215">
            <text:p>0.484116793524215</text:p>
          </table:table-cell>
          <table:table-cell office:value-type="float" office:value="0.584112287352965">
            <text:p>0.584112287352965</text:p>
          </table:table-cell>
          <table:table-cell office:value-type="float" office:value="0.328059377870552">
            <text:p>0.3280593778705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67321822498063">
            <text:p>0.467321822498063</text:p>
          </table:table-cell>
          <table:table-cell office:value-type="float" office:value="0.808283644828025">
            <text:p>0.808283644828025</text:p>
          </table:table-cell>
          <table:table-cell office:value-type="float" office:value="0.00651517073466212">
            <text:p>0.00651517073466212</text:p>
          </table:table-cell>
          <table:table-cell office:value-type="float" office:value="4.63858281861163">
            <text:p>4.63858281861163</text:p>
          </table:table-cell>
          <table:table-cell office:value-type="float" office:value="1.84487256830766">
            <text:p>1.84487256830766</text:p>
          </table:table-cell>
          <table:table-cell office:value-type="float" office:value="0.529411764705882">
            <text:p>0.529411764705882</text:p>
          </table:table-cell>
          <table:table-cell office:value-type="float" office:value="0">
            <text:p/>
          </table:table-cell>
          <table:table-cell office:value-type="float" office:value="0.956065188970573">
            <text:p>0.95606518897057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70776255707763">
            <text:p>0.570776255707763</text:p>
          </table:table-cell>
          <table:table-cell office:value-type="float" office:value="0.429223744292237">
            <text:p>0.429223744292237</text:p>
          </table:table-cell>
          <table:table-cell office:value-type="float" office:value="125.110096885259">
            <text:p>125.110096885259</text:p>
          </table:table-cell>
          <table:table-cell office:value-type="float" office:value="10.6337728626117">
            <text:p>10.6337728626117</text:p>
          </table:table-cell>
          <table:table-cell office:value-type="float" office:value="22.2586310636983">
            <text:p>22.258631063698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8-650</text:p>
          </table:table-cell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29748523235321">
            <text:p>1.29748523235321</text:p>
          </table:table-cell>
          <table:table-cell office:value-type="float" office:value="1.23258192725224">
            <text:p>1.23258192725224</text:p>
          </table:table-cell>
          <table:table-cell office:value-type="float" office:value="1.22094462809395">
            <text:p>1.22094462809395</text:p>
          </table:table-cell>
          <table:table-cell office:value-type="float" office:value="0.960725856332664">
            <text:p>0.960725856332664</text:p>
          </table:table-cell>
          <table:table-cell office:value-type="float" office:value="0.48346221446991">
            <text:p>0.48346221446991</text:p>
          </table:table-cell>
          <table:table-cell office:value-type="float" office:value="1.23258192725224">
            <text:p>1.23258192725224</text:p>
          </table:table-cell>
          <table:table-cell office:value-type="float" office:value="1.22094462809395">
            <text:p>1.22094462809395</text:p>
          </table:table-cell>
          <table:table-cell office:value-type="float" office:value="0.960725856332664">
            <text:p>0.960725856332664</text:p>
          </table:table-cell>
          <table:table-cell office:value-type="float" office:value="0.846389041264808">
            <text:p>0.846389041264808</text:p>
          </table:table-cell>
          <table:table-cell office:value-type="float" office:value="0.854823834448526">
            <text:p>0.854823834448526</text:p>
          </table:table-cell>
          <table:table-cell office:value-type="float" office:value="0.651256925829281">
            <text:p>0.651256925829281</text:p>
          </table:table-cell>
          <table:table-cell office:value-type="float" office:value="8.26401264919163">
            <text:p>8.26401264919163</text:p>
          </table:table-cell>
          <table:table-cell office:value-type="float" office:value="5.15848992702329">
            <text:p>5.15848992702329</text:p>
          </table:table-cell>
          <table:table-cell office:value-type="float" office:value="0.75">
            <text:p>0.75</text:p>
          </table:table-cell>
          <table:table-cell office:value-type="float" office:value="0">
            <text:p/>
          </table:table-cell>
          <table:table-cell office:value-type="float" office:value="4.73379558468687">
            <text:p>4.73379558468687</text:p>
          </table:table-cell>
          <table:table-cell office:value-type="float" office:value="0">
            <text:p/>
          </table:table-cell>
          <table:table-cell office:value-type="float" office:value="0.846389041264808">
            <text:p>0.846389041264808</text:p>
          </table:table-cell>
          <table:table-cell office:value-type="float" office:value="0.854823834448526">
            <text:p>0.854823834448526</text:p>
          </table:table-cell>
          <table:table-cell office:value-type="float" office:value="0.651256925829281">
            <text:p>0.651256925829281</text:p>
          </table:table-cell>
          <table:table-cell office:value-type="float" office:value="5.19585300544087">
            <text:p>5.19585300544087</text:p>
          </table:table-cell>
          <table:table-cell office:value-type="float" office:value="2.72178868993475">
            <text:p>2.7217886899347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3388635346475">
            <text:p>1.43388635346475</text:p>
          </table:table-cell>
          <table:table-cell office:value-type="float" office:value="0">
            <text:p/>
          </table:table-cell>
          <table:table-cell office:value-type="float" office:value="0.76027397260274">
            <text:p>0.76027397260274</text:p>
          </table:table-cell>
          <table:table-cell office:value-type="float" office:value="0.23972602739726">
            <text:p>0.23972602739726</text:p>
          </table:table-cell>
          <table:table-cell office:value-type="float" office:value="293.37139232477">
            <text:p>293.37139232477</text:p>
          </table:table-cell>
          <table:table-cell office:value-type="float" office:value="18.2086818995297">
            <text:p>18.2086818995297</text:p>
          </table:table-cell>
          <table:table-cell office:value-type="float" office:value="63.4639125067376">
            <text:p>63.463912506737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645-TREMOR-MOV-DESYNCH-TREMOR-REST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673325479030609">
            <text:p>0.673325479030609</text:p>
          </table:table-cell>
          <table:table-cell office:value-type="float" office:value="1.52357759720762">
            <text:p>1.52357759720762</text:p>
          </table:table-cell>
          <table:table-cell office:value-type="float" office:value="1.28704218967236">
            <text:p>1.28704218967236</text:p>
          </table:table-cell>
          <table:table-cell office:value-type="float" office:value="0.0522402004291814">
            <text:p>0.05224020042918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88748181268114">
            <text:p>0.788748181268114</text:p>
          </table:table-cell>
          <table:table-cell office:value-type="float" office:value="0.810412695890211">
            <text:p>0.810412695890211</text:p>
          </table:table-cell>
          <table:table-cell office:value-type="float" office:value="0.249300949403802">
            <text:p>0.249300949403802</text:p>
          </table:table-cell>
          <table:table-cell office:value-type="float" office:value="6.12831598225406">
            <text:p>6.12831598225406</text:p>
          </table:table-cell>
          <table:table-cell office:value-type="float" office:value="2.04996741636831">
            <text:p>2.04996741636831</text:p>
          </table:table-cell>
          <table:table-cell office:value-type="float" office:value="0.443548387096774">
            <text:p>0.443548387096774</text:p>
          </table:table-cell>
          <table:table-cell office:value-type="float" office:value="0">
            <text:p/>
          </table:table-cell>
          <table:table-cell office:value-type="float" office:value="1.00094899495194">
            <text:p>1.00094899495194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13829787234043">
            <text:p>0.813829787234043</text:p>
          </table:table-cell>
          <table:table-cell office:value-type="float" office:value="0.186170212765957">
            <text:p>0.186170212765957</text:p>
          </table:table-cell>
          <table:table-cell office:value-type="float" office:value="154.007207134661">
            <text:p>154.007207134661</text:p>
          </table:table-cell>
          <table:table-cell office:value-type="float" office:value="9.64006742538588">
            <text:p>9.64006742538588</text:p>
          </table:table-cell>
          <table:table-cell office:value-type="float" office:value="40.6562085057978">
            <text:p>40.656208505797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689-NOT-TREMOR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12841928005219">
            <text:p>0.712841928005219</text:p>
          </table:table-cell>
          <table:table-cell office:value-type="float" office:value="-0.146268035386899">
            <text:p>-0.146268035386899</text:p>
          </table:table-cell>
          <table:table-cell office:value-type="float" office:value="-0.098250169704896">
            <text:p>-0.098250169704896</text:p>
          </table:table-cell>
          <table:table-cell office:value-type="float" office:value="0.0035691349570361">
            <text:p>0.00356913495703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66301427404489">
            <text:p>0.366301427404489</text:p>
          </table:table-cell>
          <table:table-cell office:value-type="float" office:value="0.284303665943005">
            <text:p>0.284303665943005</text:p>
          </table:table-cell>
          <table:table-cell office:value-type="float" office:value="0">
            <text:p/>
          </table:table-cell>
          <table:table-cell office:value-type="float" office:value="4.16401263727525">
            <text:p>4.16401263727525</text:p>
          </table:table-cell>
          <table:table-cell office:value-type="float" office:value="2.76398433243978">
            <text:p>2.76398433243978</text:p>
          </table:table-cell>
          <table:table-cell office:value-type="float" office:value="0.107142857142857">
            <text:p>0.107142857142857</text:p>
          </table:table-cell>
          <table:table-cell office:value-type="float" office:value="0">
            <text:p/>
          </table:table-cell>
          <table:table-cell office:value-type="float" office:value="0.0878381839819841">
            <text:p>0.087838183981984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96745562130177">
            <text:p>0.696745562130177</text:p>
          </table:table-cell>
          <table:table-cell office:value-type="float" office:value="0.303254437869822">
            <text:p>0.303254437869822</text:p>
          </table:table-cell>
          <table:table-cell office:value-type="float" office:value="125.661657986852">
            <text:p>125.661657986852</text:p>
          </table:table-cell>
          <table:table-cell office:value-type="float" office:value="8.45391502866908">
            <text:p>8.45391502866908</text:p>
          </table:table-cell>
          <table:table-cell office:value-type="float" office:value="24.1452026768315">
            <text:p>24.14520267683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cell2</text:p>
          </table:table-cell>
          <table:table-cell office:value-type="float" office:value="669">
            <text:p>6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88883090019226">
            <text:p>0.788883090019226</text:p>
          </table:table-cell>
          <table:table-cell office:value-type="float" office:value="1.89448172640707">
            <text:p>1.89448172640707</text:p>
          </table:table-cell>
          <table:table-cell office:value-type="float" office:value="1.76037378308325">
            <text:p>1.76037378308325</text:p>
          </table:table-cell>
          <table:table-cell office:value-type="float" office:value="0.808846981542625">
            <text:p>0.808846981542625</text:p>
          </table:table-cell>
          <table:table-cell office:value-type="float" office:value="2.27660703659058">
            <text:p>2.27660703659058</text:p>
          </table:table-cell>
          <table:table-cell office:value-type="float" office:value="1.89448172640707">
            <text:p>1.89448172640707</text:p>
          </table:table-cell>
          <table:table-cell office:value-type="float" office:value="1.76037378308325">
            <text:p>1.76037378308325</text:p>
          </table:table-cell>
          <table:table-cell office:value-type="float" office:value="0.808846981542625">
            <text:p>0.808846981542625</text:p>
          </table:table-cell>
          <table:table-cell office:value-type="float" office:value="0.977416346024443">
            <text:p>0.977416346024443</text:p>
          </table:table-cell>
          <table:table-cell office:value-type="float" office:value="0.965288684522143">
            <text:p>0.965288684522143</text:p>
          </table:table-cell>
          <table:table-cell office:value-type="float" office:value="0.574118388902441">
            <text:p>0.574118388902441</text:p>
          </table:table-cell>
          <table:table-cell office:value-type="float" office:value="6.36620161266251">
            <text:p>6.36620161266251</text:p>
          </table:table-cell>
          <table:table-cell office:value-type="float" office:value="1.62332199353704">
            <text:p>1.62332199353704</text:p>
          </table:table-cell>
          <table:table-cell office:value-type="float" office:value="0.511627906976744">
            <text:p>0.511627906976744</text:p>
          </table:table-cell>
          <table:table-cell office:value-type="float" office:value="0">
            <text:p/>
          </table:table-cell>
          <table:table-cell office:value-type="float" office:value="2.1714958859499">
            <text:p>2.1714958859499</text:p>
          </table:table-cell>
          <table:table-cell office:value-type="float" office:value="0">
            <text:p/>
          </table:table-cell>
          <table:table-cell office:value-type="float" office:value="0.977416346024443">
            <text:p>0.977416346024443</text:p>
          </table:table-cell>
          <table:table-cell office:value-type="float" office:value="0.965288684522143">
            <text:p>0.965288684522143</text:p>
          </table:table-cell>
          <table:table-cell office:value-type="float" office:value="0.574118388902441">
            <text:p>0.574118388902441</text:p>
          </table:table-cell>
          <table:table-cell office:value-type="float" office:value="9.84956472261481">
            <text:p>9.84956472261481</text:p>
          </table:table-cell>
          <table:table-cell office:value-type="float" office:value="3.16700943414687">
            <text:p>3.16700943414687</text:p>
          </table:table-cell>
          <table:table-cell office:value-type="float" office:value="0.285714285714286">
            <text:p>0.285714285714286</text:p>
          </table:table-cell>
          <table:table-cell office:value-type="float" office:value="0">
            <text:p/>
          </table:table-cell>
          <table:table-cell office:value-type="float" office:value="2.1924578883638">
            <text:p>2.1924578883638</text:p>
          </table:table-cell>
          <table:table-cell office:value-type="float" office:value="0">
            <text:p/>
          </table:table-cell>
          <table:table-cell office:value-type="float" office:value="0.832271762208068">
            <text:p>0.832271762208068</text:p>
          </table:table-cell>
          <table:table-cell office:value-type="float" office:value="0.167728237791932">
            <text:p>0.167728237791932</text:p>
          </table:table-cell>
          <table:table-cell office:value-type="float" office:value="191.018244191486">
            <text:p>191.018244191486</text:p>
          </table:table-cell>
          <table:table-cell office:value-type="float" office:value="11.6879120358863">
            <text:p>11.6879120358863</text:p>
          </table:table-cell>
          <table:table-cell office:value-type="float" office:value="53.4542086961259">
            <text:p>53.454208696125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1289-NOT-TREMOR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903514504432678">
            <text:p>0.903514504432678</text:p>
          </table:table-cell>
          <table:table-cell office:value-type="float" office:value="0.630529626434983">
            <text:p>0.630529626434983</text:p>
          </table:table-cell>
          <table:table-cell office:value-type="float" office:value="0.487877547026644">
            <text:p>0.487877547026644</text:p>
          </table:table-cell>
          <table:table-cell office:value-type="float" office:value="0.134044000754093">
            <text:p>0.134044000754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91760947577973">
            <text:p>0.491760947577973</text:p>
          </table:table-cell>
          <table:table-cell office:value-type="float" office:value="0.578393755094676">
            <text:p>0.578393755094676</text:p>
          </table:table-cell>
          <table:table-cell office:value-type="float" office:value="0.254095243549719">
            <text:p>0.254095243549719</text:p>
          </table:table-cell>
          <table:table-cell office:value-type="float" office:value="4.16031186424984">
            <text:p>4.16031186424984</text:p>
          </table:table-cell>
          <table:table-cell office:value-type="float" office:value="1.93727757503043">
            <text:p>1.93727757503043</text:p>
          </table:table-cell>
          <table:table-cell office:value-type="float" office:value="0.138888888888889">
            <text:p>0.138888888888889</text:p>
          </table:table-cell>
          <table:table-cell office:value-type="float" office:value="0">
            <text:p/>
          </table:table-cell>
          <table:table-cell office:value-type="float" office:value="0.200869800512376">
            <text:p>0.200869800512376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44341801385681">
            <text:p>0.644341801385681</text:p>
          </table:table-cell>
          <table:table-cell office:value-type="float" office:value="0.355658198614319">
            <text:p>0.355658198614319</text:p>
          </table:table-cell>
          <table:table-cell office:value-type="float" office:value="113.363021713691">
            <text:p>113.363021713691</text:p>
          </table:table-cell>
          <table:table-cell office:value-type="float" office:value="15.6817700441533">
            <text:p>15.6817700441533</text:p>
          </table:table-cell>
          <table:table-cell office:value-type="float" office:value="35.2564520121419">
            <text:p>35.256452012141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947</text:p>
          </table:table-cell>
          <table:table-cell office:value-type="float" office:value="671">
            <text:p>6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72839558124542">
            <text:p>1.72839558124542</text:p>
          </table:table-cell>
          <table:table-cell office:value-type="float" office:value="1.40751906265345">
            <text:p>1.40751906265345</text:p>
          </table:table-cell>
          <table:table-cell office:value-type="float" office:value="0.877138148020823">
            <text:p>0.877138148020823</text:p>
          </table:table-cell>
          <table:table-cell office:value-type="float" office:value="0.131571554776098">
            <text:p>0.131571554776098</text:p>
          </table:table-cell>
          <table:table-cell office:value-type="float" office:value="3.50875782966614">
            <text:p>3.50875782966614</text:p>
          </table:table-cell>
          <table:table-cell office:value-type="float" office:value="1.40751906265345">
            <text:p>1.40751906265345</text:p>
          </table:table-cell>
          <table:table-cell office:value-type="float" office:value="0.877138148020823">
            <text:p>0.877138148020823</text:p>
          </table:table-cell>
          <table:table-cell office:value-type="float" office:value="0.131571554776098">
            <text:p>0.131571554776098</text:p>
          </table:table-cell>
          <table:table-cell office:value-type="float" office:value="0.905534568027696">
            <text:p>0.905534568027696</text:p>
          </table:table-cell>
          <table:table-cell office:value-type="float" office:value="0.953223839419541">
            <text:p>0.953223839419541</text:p>
          </table:table-cell>
          <table:table-cell office:value-type="float" office:value="0.608784531769459">
            <text:p>0.608784531769459</text:p>
          </table:table-cell>
          <table:table-cell office:value-type="float" office:value="8.89298271726868">
            <text:p>8.89298271726868</text:p>
          </table:table-cell>
          <table:table-cell office:value-type="float" office:value="5.31352061171452">
            <text:p>5.313520611714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05534568027696">
            <text:p>0.905534568027696</text:p>
          </table:table-cell>
          <table:table-cell office:value-type="float" office:value="0.953223839419541">
            <text:p>0.953223839419541</text:p>
          </table:table-cell>
          <table:table-cell office:value-type="float" office:value="0.608784531769459">
            <text:p>0.608784531769459</text:p>
          </table:table-cell>
          <table:table-cell office:value-type="float" office:value="8.4952169334282">
            <text:p>8.4952169334282</text:p>
          </table:table-cell>
          <table:table-cell office:value-type="float" office:value="3.32898154543451">
            <text:p>3.32898154543451</text:p>
          </table:table-cell>
          <table:table-cell office:value-type="float" office:value="0.484848484848485">
            <text:p>0.484848484848485</text:p>
          </table:table-cell>
          <table:table-cell office:value-type="float" office:value="0">
            <text:p/>
          </table:table-cell>
          <table:table-cell office:value-type="float" office:value="4.07146941399351">
            <text:p>4.07146941399351</text:p>
          </table:table-cell>
          <table:table-cell office:value-type="float" office:value="0">
            <text:p/>
          </table:table-cell>
          <table:table-cell office:value-type="float" office:value="0.689320388349515">
            <text:p>0.689320388349515</text:p>
          </table:table-cell>
          <table:table-cell office:value-type="float" office:value="0.310679611650485">
            <text:p>0.310679611650485</text:p>
          </table:table-cell>
          <table:table-cell office:value-type="float" office:value="70.2803294266709">
            <text:p>70.2803294266709</text:p>
          </table:table-cell>
          <table:table-cell office:value-type="float" office:value="7.25360413455436">
            <text:p>7.25360413455436</text:p>
          </table:table-cell>
          <table:table-cell office:value-type="float" office:value="18.9972407891048">
            <text:p>18.997240789104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947-stim-off</text:p>
          </table:table-cell>
          <table:table-cell office:value-type="float" office:value="671">
            <text:p>6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64555513858795">
            <text:p>1.64555513858795</text:p>
          </table:table-cell>
          <table:table-cell office:value-type="float" office:value="1.72071311304543">
            <text:p>1.72071311304543</text:p>
          </table:table-cell>
          <table:table-cell office:value-type="float" office:value="1.29921702029725">
            <text:p>1.29921702029725</text:p>
          </table:table-cell>
          <table:table-cell office:value-type="float" office:value="0.496358804177581">
            <text:p>0.496358804177581</text:p>
          </table:table-cell>
          <table:table-cell office:value-type="float" office:value="3.49903845787048">
            <text:p>3.49903845787048</text:p>
          </table:table-cell>
          <table:table-cell office:value-type="float" office:value="1.72071311304543">
            <text:p>1.72071311304543</text:p>
          </table:table-cell>
          <table:table-cell office:value-type="float" office:value="1.29921702029725">
            <text:p>1.29921702029725</text:p>
          </table:table-cell>
          <table:table-cell office:value-type="float" office:value="0.496358804177581">
            <text:p>0.496358804177581</text:p>
          </table:table-cell>
          <table:table-cell office:value-type="float" office:value="0.915997687141199">
            <text:p>0.915997687141199</text:p>
          </table:table-cell>
          <table:table-cell office:value-type="float" office:value="0.94773627693137">
            <text:p>0.94773627693137</text:p>
          </table:table-cell>
          <table:table-cell office:value-type="float" office:value="0.431008580691258">
            <text:p>0.431008580691258</text:p>
          </table:table-cell>
          <table:table-cell office:value-type="float" office:value="6.56632698868507">
            <text:p>6.56632698868507</text:p>
          </table:table-cell>
          <table:table-cell office:value-type="float" office:value="2.70125330769296">
            <text:p>2.7012533076929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.98294947320665">
            <text:p>3.98294947320665</text:p>
          </table:table-cell>
          <table:table-cell office:value-type="float" office:value="0">
            <text:p/>
          </table:table-cell>
          <table:table-cell office:value-type="float" office:value="0.915997687141199">
            <text:p>0.915997687141199</text:p>
          </table:table-cell>
          <table:table-cell office:value-type="float" office:value="0.94773627693137">
            <text:p>0.94773627693137</text:p>
          </table:table-cell>
          <table:table-cell office:value-type="float" office:value="0.431008580691258">
            <text:p>0.431008580691258</text:p>
          </table:table-cell>
          <table:table-cell office:value-type="float" office:value="11.8632654851002">
            <text:p>11.8632654851002</text:p>
          </table:table-cell>
          <table:table-cell office:value-type="float" office:value="2.93615418361089">
            <text:p>2.93615418361089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4.78176935229343">
            <text:p>4.78176935229343</text:p>
          </table:table-cell>
          <table:table-cell office:value-type="float" office:value="0">
            <text:p/>
          </table:table-cell>
          <table:table-cell office:value-type="float" office:value="0.608974358974359">
            <text:p>0.608974358974359</text:p>
          </table:table-cell>
          <table:table-cell office:value-type="float" office:value="0.391025641025641">
            <text:p>0.391025641025641</text:p>
          </table:table-cell>
          <table:table-cell office:value-type="float" office:value="149.747793190416">
            <text:p>149.747793190416</text:p>
          </table:table-cell>
          <table:table-cell office:value-type="float" office:value="17.8831089638351">
            <text:p>17.8831089638351</text:p>
          </table:table-cell>
          <table:table-cell office:value-type="float" office:value="38.561936402468">
            <text:p>38.56193640246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1850-TREMOR-AND-ACC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42725133895874">
            <text:p>2.42725133895874</text:p>
          </table:table-cell>
          <table:table-cell office:value-type="float" office:value="1.8555432776871">
            <text:p>1.8555432776871</text:p>
          </table:table-cell>
          <table:table-cell office:value-type="float" office:value="1.18298845283917">
            <text:p>1.18298845283917</text:p>
          </table:table-cell>
          <table:table-cell office:value-type="float" office:value="0.246424798852493">
            <text:p>0.246424798852493</text:p>
          </table:table-cell>
          <table:table-cell office:value-type="float" office:value="2.95442652702332">
            <text:p>2.95442652702332</text:p>
          </table:table-cell>
          <table:table-cell office:value-type="float" office:value="1.8555432776871">
            <text:p>1.8555432776871</text:p>
          </table:table-cell>
          <table:table-cell office:value-type="float" office:value="1.18298845283917">
            <text:p>1.18298845283917</text:p>
          </table:table-cell>
          <table:table-cell office:value-type="float" office:value="0.246424798852493">
            <text:p>0.246424798852493</text:p>
          </table:table-cell>
          <table:table-cell office:value-type="float" office:value="0.918376987045665">
            <text:p>0.918376987045665</text:p>
          </table:table-cell>
          <table:table-cell office:value-type="float" office:value="0.950469574161002">
            <text:p>0.950469574161002</text:p>
          </table:table-cell>
          <table:table-cell office:value-type="float" office:value="0.605103121910364">
            <text:p>0.605103121910364</text:p>
          </table:table-cell>
          <table:table-cell office:value-type="float" office:value="6.05671093821576">
            <text:p>6.05671093821576</text:p>
          </table:table-cell>
          <table:table-cell office:value-type="float" office:value="2.44479136415278">
            <text:p>2.44479136415278</text:p>
          </table:table-cell>
          <table:table-cell office:value-type="float" office:value="0.514285714285714">
            <text:p>0.514285714285714</text:p>
          </table:table-cell>
          <table:table-cell office:value-type="float" office:value="0">
            <text:p/>
          </table:table-cell>
          <table:table-cell office:value-type="float" office:value="1.65484894620222">
            <text:p>1.65484894620222</text:p>
          </table:table-cell>
          <table:table-cell office:value-type="float" office:value="0">
            <text:p/>
          </table:table-cell>
          <table:table-cell office:value-type="float" office:value="0.918376987045665">
            <text:p>0.918376987045665</text:p>
          </table:table-cell>
          <table:table-cell office:value-type="float" office:value="0.950469574161002">
            <text:p>0.950469574161002</text:p>
          </table:table-cell>
          <table:table-cell office:value-type="float" office:value="0.605103121910364">
            <text:p>0.605103121910364</text:p>
          </table:table-cell>
          <table:table-cell office:value-type="float" office:value="8.38755800409487">
            <text:p>8.38755800409487</text:p>
          </table:table-cell>
          <table:table-cell office:value-type="float" office:value="3.29981299530438">
            <text:p>3.29981299530438</text:p>
          </table:table-cell>
          <table:table-cell office:value-type="float" office:value="0.338308457711443">
            <text:p>0.338308457711443</text:p>
          </table:table-cell>
          <table:table-cell office:value-type="float" office:value="0">
            <text:p/>
          </table:table-cell>
          <table:table-cell office:value-type="float" office:value="2.07063455817621">
            <text:p>2.07063455817621</text:p>
          </table:table-cell>
          <table:table-cell office:value-type="float" office:value="0">
            <text:p/>
          </table:table-cell>
          <table:table-cell office:value-type="float" office:value="0.705376344086021">
            <text:p>0.705376344086021</text:p>
          </table:table-cell>
          <table:table-cell office:value-type="float" office:value="0.294623655913978">
            <text:p>0.294623655913978</text:p>
          </table:table-cell>
          <table:table-cell office:value-type="float" office:value="145.736323890093">
            <text:p>145.736323890093</text:p>
          </table:table-cell>
          <table:table-cell office:value-type="float" office:value="11.1977140316348">
            <text:p>11.1977140316348</text:p>
          </table:table-cell>
          <table:table-cell office:value-type="float" office:value="32.1015541294335">
            <text:p>32.10155412943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1953-NOT-TREMOR</text:p>
          </table:table-cell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5">
            <text:p>1.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08537876605988">
            <text:p>1.08537876605988</text:p>
          </table:table-cell>
          <table:table-cell office:value-type="float" office:value="0.237917763036011">
            <text:p>0.237917763036011</text:p>
          </table:table-cell>
          <table:table-cell office:value-type="float" office:value="0.214545864729327">
            <text:p>0.214545864729327</text:p>
          </table:table-cell>
          <table:table-cell office:value-type="float" office:value="0.172487484121986">
            <text:p>0.1724874841219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.522957495700524">
            <text:p>0.522957495700524</text:p>
          </table:table-cell>
          <table:table-cell office:value-type="float" office:value="0.702450555016913">
            <text:p>0.702450555016913</text:p>
          </table:table-cell>
          <table:table-cell office:value-type="float" office:value="4.74625108542912">
            <text:p>4.74625108542912</text:p>
          </table:table-cell>
          <table:table-cell office:value-type="float" office:value="4.45124357394388">
            <text:p>4.45124357394388</text:p>
          </table:table-cell>
          <table:table-cell office:value-type="float" office:value="0.529411764705882">
            <text:p>0.529411764705882</text:p>
          </table:table-cell>
          <table:table-cell office:value-type="float" office:value="0">
            <text:p/>
          </table:table-cell>
          <table:table-cell office:value-type="float" office:value="0.359676665091194">
            <text:p>0.359676665091194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23008849557522">
            <text:p>0.823008849557522</text:p>
          </table:table-cell>
          <table:table-cell office:value-type="float" office:value="0.176991150442478">
            <text:p>0.176991150442478</text:p>
          </table:table-cell>
          <table:table-cell office:value-type="float" office:value="81.533174358255">
            <text:p>81.533174358255</text:p>
          </table:table-cell>
          <table:table-cell office:value-type="float" office:value="5.13304862023653">
            <text:p>5.13304862023653</text:p>
          </table:table-cell>
          <table:table-cell office:value-type="float" office:value="22.4341666401957">
            <text:p>22.434166640195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cell4</text:p>
          </table:table-cell>
          <table:table-cell office:value-type="float" office:value="676">
            <text:p>6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0583633184433">
            <text:p>1.0583633184433</text:p>
          </table:table-cell>
          <table:table-cell office:value-type="float" office:value="1.8879954673234">
            <text:p>1.8879954673234</text:p>
          </table:table-cell>
          <table:table-cell office:value-type="float" office:value="1.19715401541629">
            <text:p>1.19715401541629</text:p>
          </table:table-cell>
          <table:table-cell office:value-type="float" office:value="0.395841604889187">
            <text:p>0.395841604889187</text:p>
          </table:table-cell>
          <table:table-cell office:value-type="float" office:value="3.20219922065735">
            <text:p>3.20219922065735</text:p>
          </table:table-cell>
          <table:table-cell office:value-type="float" office:value="1.8879954673234">
            <text:p>1.8879954673234</text:p>
          </table:table-cell>
          <table:table-cell office:value-type="float" office:value="1.19715401541629">
            <text:p>1.19715401541629</text:p>
          </table:table-cell>
          <table:table-cell office:value-type="float" office:value="0.395841604889187">
            <text:p>0.395841604889187</text:p>
          </table:table-cell>
          <table:table-cell office:value-type="float" office:value="0.961108978109002">
            <text:p>0.961108978109002</text:p>
          </table:table-cell>
          <table:table-cell office:value-type="float" office:value="0.930835867210657">
            <text:p>0.930835867210657</text:p>
          </table:table-cell>
          <table:table-cell office:value-type="float" office:value="0">
            <text:p/>
          </table:table-cell>
          <table:table-cell office:value-type="float" office:value="8.15970212052437">
            <text:p>8.15970212052437</text:p>
          </table:table-cell>
          <table:table-cell office:value-type="float" office:value="5.30924831699306">
            <text:p>5.30924831699306</text:p>
          </table:table-cell>
          <table:table-cell office:value-type="float" office:value="0.236111111111111">
            <text:p>0.236111111111111</text:p>
          </table:table-cell>
          <table:table-cell office:value-type="float" office:value="0">
            <text:p/>
          </table:table-cell>
          <table:table-cell office:value-type="float" office:value="1.06766946326701">
            <text:p>1.06766946326701</text:p>
          </table:table-cell>
          <table:table-cell office:value-type="float" office:value="0">
            <text:p/>
          </table:table-cell>
          <table:table-cell office:value-type="float" office:value="0.961108978109002">
            <text:p>0.961108978109002</text:p>
          </table:table-cell>
          <table:table-cell office:value-type="float" office:value="0.930835867210657">
            <text:p>0.930835867210657</text:p>
          </table:table-cell>
          <table:table-cell office:value-type="float" office:value="0">
            <text:p/>
          </table:table-cell>
          <table:table-cell office:value-type="float" office:value="9.63737983909171">
            <text:p>9.63737983909171</text:p>
          </table:table-cell>
          <table:table-cell office:value-type="float" office:value="5.16681871279917">
            <text:p>5.16681871279917</text:p>
          </table:table-cell>
          <table:table-cell office:value-type="float" office:value="0.4">
            <text:p>0.4</text:p>
          </table:table-cell>
          <table:table-cell office:value-type="float" office:value="0">
            <text:p/>
          </table:table-cell>
          <table:table-cell office:value-type="float" office:value="3.75174579330238">
            <text:p>3.75174579330238</text:p>
          </table:table-cell>
          <table:table-cell office:value-type="float" office:value="0">
            <text:p/>
          </table:table-cell>
          <table:table-cell office:value-type="float" office:value="0.723926380368098">
            <text:p>0.723926380368098</text:p>
          </table:table-cell>
          <table:table-cell office:value-type="float" office:value="0.276073619631902">
            <text:p>0.276073619631902</text:p>
          </table:table-cell>
          <table:table-cell office:value-type="float" office:value="102.06199833933">
            <text:p>102.06199833933</text:p>
          </table:table-cell>
          <table:table-cell office:value-type="float" office:value="6.17317822651449">
            <text:p>6.17317822651449</text:p>
          </table:table-cell>
          <table:table-cell office:value-type="float" office:value="19.2996249005418">
            <text:p>19.29962490054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8-cell1</text:p>
          </table:table-cell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09921479225159">
            <text:p>2.09921479225159</text:p>
          </table:table-cell>
          <table:table-cell office:value-type="float" office:value="1.98793445460603">
            <text:p>1.98793445460603</text:p>
          </table:table-cell>
          <table:table-cell office:value-type="float" office:value="1.19768829885142">
            <text:p>1.19768829885142</text:p>
          </table:table-cell>
          <table:table-cell office:value-type="float" office:value="0.433421621515185">
            <text:p>0.433421621515185</text:p>
          </table:table-cell>
          <table:table-cell office:value-type="float" office:value="0.345665246248245">
            <text:p>0.345665246248245</text:p>
          </table:table-cell>
          <table:table-cell office:value-type="float" office:value="1.98793445460603">
            <text:p>1.98793445460603</text:p>
          </table:table-cell>
          <table:table-cell office:value-type="float" office:value="1.19768829885142">
            <text:p>1.19768829885142</text:p>
          </table:table-cell>
          <table:table-cell office:value-type="float" office:value="0.433421621515185">
            <text:p>0.433421621515185</text:p>
          </table:table-cell>
          <table:table-cell office:value-type="float" office:value="0.851055206258083">
            <text:p>0.851055206258083</text:p>
          </table:table-cell>
          <table:table-cell office:value-type="float" office:value="0.929038044551923">
            <text:p>0.929038044551923</text:p>
          </table:table-cell>
          <table:table-cell office:value-type="float" office:value="0.366847989729424">
            <text:p>0.366847989729424</text:p>
          </table:table-cell>
          <table:table-cell office:value-type="float" office:value="4.80490815660947">
            <text:p>4.80490815660947</text:p>
          </table:table-cell>
          <table:table-cell office:value-type="float" office:value="2.18575372662044">
            <text:p>2.185753726620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51055206258083">
            <text:p>0.851055206258083</text:p>
          </table:table-cell>
          <table:table-cell office:value-type="float" office:value="0.929038044551923">
            <text:p>0.929038044551923</text:p>
          </table:table-cell>
          <table:table-cell office:value-type="float" office:value="0.366847989729424">
            <text:p>0.366847989729424</text:p>
          </table:table-cell>
          <table:table-cell office:value-type="float" office:value="5.98637809042522">
            <text:p>5.98637809042522</text:p>
          </table:table-cell>
          <table:table-cell office:value-type="float" office:value="1.91893530605292">
            <text:p>1.91893530605292</text:p>
          </table:table-cell>
          <table:table-cell office:value-type="float" office:value="0.588235294117647">
            <text:p>0.588235294117647</text:p>
          </table:table-cell>
          <table:table-cell office:value-type="float" office:value="0">
            <text:p/>
          </table:table-cell>
          <table:table-cell office:value-type="float" office:value="1.41206919249301">
            <text:p>1.41206919249301</text:p>
          </table:table-cell>
          <table:table-cell office:value-type="float" office:value="0">
            <text:p/>
          </table:table-cell>
          <table:table-cell office:value-type="float" office:value="0.689814814814815">
            <text:p>0.689814814814815</text:p>
          </table:table-cell>
          <table:table-cell office:value-type="float" office:value="0.310185185185185">
            <text:p>0.310185185185185</text:p>
          </table:table-cell>
          <table:table-cell office:value-type="float" office:value="127.901387172092">
            <text:p>127.901387172092</text:p>
          </table:table-cell>
          <table:table-cell office:value-type="float" office:value="14.6965921454392">
            <text:p>14.6965921454392</text:p>
          </table:table-cell>
          <table:table-cell office:value-type="float" office:value="37.7369038966847">
            <text:p>37.736903896684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84-1018-TREMOR-in-and-out</text:p>
          </table:table-cell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43949925899506">
            <text:p>-1.43949925899506</text:p>
          </table:table-cell>
          <table:table-cell office:value-type="float" office:value="1.84586881041053">
            <text:p>1.84586881041053</text:p>
          </table:table-cell>
          <table:table-cell office:value-type="float" office:value="1.3402336034023">
            <text:p>1.3402336034023</text:p>
          </table:table-cell>
          <table:table-cell office:value-type="float" office:value="0.396012278907467">
            <text:p>0.396012278907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44360370982109">
            <text:p>0.544360370982109</text:p>
          </table:table-cell>
          <table:table-cell office:value-type="float" office:value="4.15301555484996">
            <text:p>4.15301555484996</text:p>
          </table:table-cell>
          <table:table-cell office:value-type="float" office:value="2.32816376704717">
            <text:p>2.328163767047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6592135697764">
            <text:p>0.856592135697764</text:p>
          </table:table-cell>
          <table:table-cell office:value-type="float" office:value="0.143407864302236">
            <text:p>0.143407864302236</text:p>
          </table:table-cell>
          <table:table-cell office:value-type="float" office:value="251.598818776383">
            <text:p>251.598818776383</text:p>
          </table:table-cell>
          <table:table-cell office:value-type="float" office:value="10.3498470893559">
            <text:p>10.3498470893559</text:p>
          </table:table-cell>
          <table:table-cell office:value-type="float" office:value="57.9353054267112">
            <text:p>57.93530542671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84-917-NOT-TREMOR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048590961843729">
            <text:p>0.048590961843729</text:p>
          </table:table-cell>
          <table:table-cell office:value-type="float" office:value="0.0879113117397074">
            <text:p>0.0879113117397074</text:p>
          </table:table-cell>
          <table:table-cell office:value-type="float" office:value="-0.0861825437223481">
            <text:p>-0.0861825437223481</text:p>
          </table:table-cell>
          <table:table-cell office:value-type="float" office:value="-0.113574300604562">
            <text:p>-0.113574300604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0428314738683">
            <text:p>0.30428314738683</text:p>
          </table:table-cell>
          <table:table-cell office:value-type="float" office:value="5.32151528416662">
            <text:p>5.32151528416662</text:p>
          </table:table-cell>
          <table:table-cell office:value-type="float" office:value="3.28946141658296">
            <text:p>3.28946141658296</text:p>
          </table:table-cell>
          <table:table-cell office:value-type="float" office:value="0.00903614457831325">
            <text:p>0.00903614457831325</text:p>
          </table:table-cell>
          <table:table-cell office:value-type="float" office:value="0">
            <text:p/>
          </table:table-cell>
          <table:table-cell office:value-type="float" office:value="0.0184370614726986">
            <text:p>0.0184370614726986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26616682286785">
            <text:p>0.826616682286785</text:p>
          </table:table-cell>
          <table:table-cell office:value-type="float" office:value="0.173383317713215">
            <text:p>0.173383317713215</text:p>
          </table:table-cell>
          <table:table-cell office:value-type="float" office:value="69.3078020782911">
            <text:p>69.3078020782911</text:p>
          </table:table-cell>
          <table:table-cell office:value-type="float" office:value="4.87586315955933">
            <text:p>4.87586315955933</text:p>
          </table:table-cell>
          <table:table-cell office:value-type="float" office:value="21.0587228506287">
            <text:p>21.058722850628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2-2188-b</text:p>
          </table:table-cell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>some filter was applied</text:p>
          </table:table-cell>
        </table:table-row>
        <table:table-row>
          <table:table-cell office:value-type="string">
            <text:p>642-2188-b-stim-on</text:p>
          </table:table-cell>
          <table:table-cell office:value-type="float" office:value="642">
            <text:p>64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33034884929657">
            <text:p>1.33034884929657</text:p>
          </table:table-cell>
          <table:table-cell office:value-type="float" office:value="0.92009256443285">
            <text:p>0.92009256443285</text:p>
          </table:table-cell>
          <table:table-cell office:value-type="float" office:value="1.40608606283301">
            <text:p>1.40608606283301</text:p>
          </table:table-cell>
          <table:table-cell office:value-type="float" office:value="0.157245704840185">
            <text:p>0.1572457048401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.662497051165842">
            <text:p>0.662497051165842</text:p>
          </table:table-cell>
          <table:table-cell office:value-type="float" office:value="0">
            <text:p/>
          </table:table-cell>
          <table:table-cell office:value-type="float" office:value="0.377785642860585">
            <text:p>0.377785642860585</text:p>
          </table:table-cell>
          <table:table-cell office:value-type="float" office:value="0.288467063179231">
            <text:p>0.2884670631792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8-TREMOR-WITH-ACCELEROMETER-AND-MOV-DESYNCH</text:p>
          </table:table-cell>
          <table:table-cell office:value-type="float" office:value="658">
            <text:p>65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>strong artifacts</text:p>
          </table:table-cell>
        </table:table-row>
        <table:table-row>
          <table:table-cell office:value-type="string">
            <text:p>664-cell1-c-stim-on</text:p>
          </table:table-cell>
          <table:table-cell office:value-type="float" office:value="664">
            <text:p>66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1.75">
            <text:p>1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78292274475098">
            <text:p>1.78292274475098</text:p>
          </table:table-cell>
          <table:table-cell office:value-type="float" office:value="-0.358720398031785">
            <text:p>-0.358720398031785</text:p>
          </table:table-cell>
          <table:table-cell office:value-type="float" office:value="-0.301104497733417">
            <text:p>-0.301104497733417</text:p>
          </table:table-cell>
          <table:table-cell office:value-type="float" office:value="-0.785957426760799">
            <text:p>-0.7859574267607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01855623606412">
            <text:p>0.701855623606412</text:p>
          </table:table-cell>
          <table:table-cell office:value-type="float" office:value="0.855601118300316">
            <text:p>0.855601118300316</text:p>
          </table:table-cell>
          <table:table-cell office:value-type="float" office:value="0.69923340364695">
            <text:p>0.69923340364695</text:p>
          </table:table-cell>
          <table:table-cell office:value-type="float" office:value="0.561874884089471">
            <text:p>0.561874884089471</text:p>
          </table:table-cell>
          <table:table-cell office:value-type="float" office:value="0.566699073726827">
            <text:p>0.5666990737268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cell2-stim-on</text:p>
          </table:table-cell>
          <table:table-cell office:value-type="float" office:value="669">
            <text:p>6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75">
            <text:p>1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231090903282166">
            <text:p>-0.231090903282166</text:p>
          </table:table-cell>
          <table:table-cell office:value-type="float" office:value="0.492308041306051">
            <text:p>0.492308041306051</text:p>
          </table:table-cell>
          <table:table-cell office:value-type="float" office:value="0.512861824754007">
            <text:p>0.512861824754007</text:p>
          </table:table-cell>
          <table:table-cell office:value-type="float" office:value="-0.0722236058121799">
            <text:p>-0.07222360581217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78222679783294">
            <text:p>0.1782226797832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05266407119138">
            <text:p>0.405266407119138</text:p>
          </table:table-cell>
          <table:table-cell office:value-type="float" office:value="0.290077559680174">
            <text:p>0.2900775596801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947-stim-on</text:p>
          </table:table-cell>
          <table:table-cell office:value-type="float" office:value="671">
            <text:p>67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5">
            <text:p>1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6902694702148">
            <text:p>1.56902694702148</text:p>
          </table:table-cell>
          <table:table-cell office:value-type="float" office:value="0.282747938156003">
            <text:p>0.282747938156003</text:p>
          </table:table-cell>
          <table:table-cell office:value-type="float" office:value="-0.180184736115919">
            <text:p>-0.180184736115919</text:p>
          </table:table-cell>
          <table:table-cell office:value-type="float" office:value="-0.0980894693499337">
            <text:p>-0.0980894693499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036326894413492">
            <text:p>0.00363268944134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43939392861245">
            <text:p>0.643939392861245</text:p>
          </table:table-cell>
          <table:table-cell office:value-type="float" office:value="0.500976113788721">
            <text:p>0.5009761137887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cell4-stim-on</text:p>
          </table:table-cell>
          <table:table-cell office:value-type="float" office:value="676">
            <text:p>67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1.65">
            <text:p>1.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185262426733971">
            <text:p>0.185262426733971</text:p>
          </table:table-cell>
          <table:table-cell office:value-type="float" office:value="-0.513277895132495">
            <text:p>-0.513277895132495</text:p>
          </table:table-cell>
          <table:table-cell office:value-type="float" office:value="-0.069954256535123">
            <text:p>-0.069954256535123</text:p>
          </table:table-cell>
          <table:table-cell office:value-type="float" office:value="0.223394119723184">
            <text:p>0.2233941197231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9774502797797">
            <text:p>0.389774502797797</text:p>
          </table:table-cell>
          <table:table-cell office:value-type="float" office:value="0.588256332625925">
            <text:p>0.588256332625925</text:p>
          </table:table-cell>
          <table:table-cell office:value-type="float" office:value="0.0233402275973155">
            <text:p>0.0233402275973155</text:p>
          </table:table-cell>
          <table:table-cell office:value-type="float" office:value="0.9378710317939">
            <text:p>0.9378710317939</text:p>
          </table:table-cell>
          <table:table-cell office:value-type="float" office:value="0.318678435180337">
            <text:p>0.3186784351803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